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Hei Pro" svg:font-family="LiHei Pro"/>
    <style:font-face style:name="Lucida Grande" svg:font-family="Lucida Grande"/>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5" style:family="text">
      <style:text-properties style:font-name="Apple Color Emoji"/>
    </style:style>
    <style:style style:name="T6"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7.03.30 11:47   |   <text:a xlink:type="simple" xlink:href="http://palinfo.habago.org/Entry?Command=Information_PrintForum&amp;iPage=174#FORUM35568"><text:span text:style-name="T2">#</text:span></text:a></text:p>
      <text:p text:style-name="P2">曾經有人問蕭伯納如何能成為一名作家？蕭伯納說方法有三：寫，寫，寫。三個寫字。也有人用同樣的問題詢問晚年的沈從文，他給的答案有二：<text:span text:style-name="T3"> <text:line-break/><text:line-break/></text:span>一，多寫少發表<text:span text:style-name="T3"><text:s/>(</text:span>當然，如果缺錢需稿費或需要讓履歷表好看點就另當別論<text:span text:style-name="T3">)</text:span>。<text:span text:style-name="T3"> <text:line-break/><text:line-break/></text:span>二，生活。<text:span text:style-name="T3"> <text:line-break/><text:line-break/></text:span>不管給出何種答案，應該沒有人會叫你上學去，畢竟這樣一些能力並非來自學堂。文學系大約是教你怎麼評論別人的文學作品，讓你成為一個文學評論家，而不是文學家，就如同哲學系並不是要培養你成為一名思想家或哲學家，而是教你怎麼評論他人的哲學作品，讓你成為一個整天評論<text:span text:style-name="T3"><text:s/>"</text:span>哲學評論家們的評論作品<text:span text:style-name="T3">" </text:span>的評論家，就彷彿閱讀一堆所謂影評人寫的<text:span text:style-name="T3"><text:s/>(</text:span>往往低能到爆的<text:span text:style-name="T3">) </text:span>所謂影評，然後對這些影評寫出更多<text:span text:style-name="T3"><text:s/>(</text:span>且往往更低能<text:span text:style-name="T3">) </text:span>的影評，大家互相評來評去。<text:span text:style-name="T3"> <text:line-break/><text:line-break/></text:span>可是，生活誰不會？這話可不然。大家都有大腦，都能思想，但並不是會思想就是思想家，會寫字也不等於作家；就如同哲學源自對尋常事物的驚奇與困惑，但並不是在每一件事或每一道命題的後面打問號就是哲學家。<text:span text:style-name="T3"> <text:line-break/><text:line-break/>"</text:span>評論<text:span text:style-name="T3">" </text:span>是可以教的，就像開飛機一樣，有著一套學習流程。就好比方說當醫生，上了學堂，讀個若干年，然後再實習個若干年，透過一定的方法，你就能依樣畫葫蘆，做出診斷與治療。學習知識或技術是不需要什麼智商的，差不多智商<text:span text:style-name="T3">95</text:span>以上應該就能勝任醫生或教授這類行業。<text:span text:style-name="T3"> <text:line-break/><text:line-break/></text:span>評論思想可以教，但思想本身卻無<text:span text:style-name="T3"><text:s/>sop </text:span>可循，只能回歸生活。當然不是說進學堂只是浪費生命，而是說，那得看你是在追求一些什麼而定。技巧或技術性的東西當然還是要學，但它就像學會英文<text:span text:style-name="T3">26</text:span>個字母、學會<text:span text:style-name="T3"><text:s/>"</text:span>寫字<text:span text:style-name="T3">" </text:span>一樣，離<text:span text:style-name="T3"><text:s/>"</text:span>寫作<text:span text:style-name="T3">" </text:span>還差了十萬八千光年。<text:span text:style-name="T3"> <text:line-break/><text:line-break/></text:span>我有時會去看一下<text:span text:style-name="T3"><text:s/>"</text:span>觀察者網<text:span text:style-name="T3">"</text:span>。台灣人這麼熱衷兩岸議題，特別是新一代綠油油的生物，更是三句不離統獨。但很奇怪，所謂知己知彼百戰百勝，你既然這麼熱衷，怎麼從來不去看看你的所謂<text:span text:style-name="T3"><text:s/>"</text:span>敵人<text:span text:style-name="T3">" </text:span>究竟長什麼樣。我相信你看了所謂<text:span text:style-name="T3"><text:s/>"</text:span>敵人<text:span text:style-name="T3">" </text:span>的媒體之後，應該就能明白你每天吃的這些台灣媒體垃圾有多麼污染了，低能，敗德，徹底封閉，在這樣一種環境中長大，腦子和心靈與人格能不生病才怪。<text:span text:style-name="T3"> <text:line-break/><text:line-break/></text:span>我在<text:span text:style-name="T3"><text:s/>"</text:span>觀察者網<text:span text:style-name="T3">" </text:span>上看到馬雲的湖畔大學，看到他的演講稿：<text:span text:style-name="T3"> <text:line-break/><text:line-break/>https://goo.gl/ktHj8G <text:line-break/><text:line-break/>https://goo.gl/mlyN8o <text:line-break/><text:line-break/></text:span>馬雲說，他們曾經指派一些優秀的員工去大學進修所謂<text:span text:style-name="T3"><text:s/>MBA</text:span>，他說，這些人原本都很聰明，上個<text:span text:style-name="T3"><text:s/>MBA</text:span>回來之後人就傻了。他覺得現行的那套方法無助於創新，於是乾脆自己辦個大學，說要掌握一套掌握未來的觀念，啟發靈感，成為產業界的<text:span text:style-name="T3"><text:s/>"</text:span>黃埔軍校<text:span text:style-name="T3">"</text:span>。據說想進這所<text:span text:style-name="T3"><text:s/>"</text:span>黃埔軍校<text:span text:style-name="T3">" </text:span>比進世界名校還難，是全世界錄取率最低的一所大學。在這所湖畔大學，凡是與商業有關的課程，全屬選修，反倒是那些他們平常根本不會去思考的東西，例如哲學、藝術、醫學與軍事等等，則列為強制必修課。馬雲的想法也許是對的，如果你只是要依樣畫葫蘆學習一套現行作法，進一般學堂就行了，但是假若你還會想到未來三十年、一百年，那你就得有能力看見那現在還看不見的。<text:span text:style-name="T3"> <text:line-break/><text:line-break/></text:span>看了湖畔大學這樣一個另類大學，讓我頓時興起一股衝動很想寫信給馬雲毛遂自薦當講師，但我的衝動很快就平息了。為什麼呢？因為：<text:span text:style-name="T3"> <text:line-break/><text:line-break/></text:span>第一，我很懷疑<text:span text:style-name="T3"><text:s/>"</text:span>眼光<text:span text:style-name="T3">" </text:span>或<text:span text:style-name="T3"><text:s/>"</text:span>思想<text:span text:style-name="T3">" </text:span>或<text:span text:style-name="T3"><text:s/>"</text:span>靈感<text:span text:style-name="T3">" </text:span>或<text:span text:style-name="T3"><text:s/>"</text:span>遠見<text:span text:style-name="T3">" </text:span>等等這類東西是否可以教。<text:span text:style-name="T3"> <text:line-break/><text:line-break/></text:span>你可以教別人各種知識和思想，但你如何教他用自己的大腦和心靈產生自己的思想？其實，我相信這東西多少還是可以教的，就像傳教士依然還是可以傳教一樣，但終究你會不會成為一名真正意義上的基督徒，卻全是生活，而生活只能由當事人自個兒去活而沒法教。我不可能教你比方說：<text:span text:style-name="T3">"</text:span>感受到沒有？現在空氣中有一種秋的氣息<text:span text:style-name="T3">"</text:span>、<text:span text:style-name="T3">"</text:span>看到沒有？醫院某個角落裏那個病人的眼神<text:span text:style-name="T3">"</text:span>、<text:span text:style-name="T3">"</text:span>聽到沒有？路邊那隻小狗正在講些什麼你聽不懂嗎？<text:span text:style-name="T3">"</text:span>、<text:span text:style-name="T3">"</text:span>來，看看這個人渣的嘴臉<text:span text:style-name="T3">"</text:span>、<text:span text:style-name="T3">"</text:span>來者啊，何不快快揚棄你所有的希望？但丁神曲你讀過嗎？張藝謀那部打怪獸、讓美國人很緊張中國式英雄文化入侵的電影你看過嗎？<text:span text:style-name="T3">"...</text:span>例子根本舉不完。而且，這全是我的生活而非你的，跟你說了其實也沒用，畢竟你不是我。<text:span text:style-name="T3"> <text:line-break/><text:line-break/></text:span>如果你以為我是因為讀了什麼或看了什麼或經歷了什麼，然後就會自動擁有了什麼思想或能力，那你就錯了。托爾斯泰去當兵的慘烈經驗也許有助於他寫出<text:span text:style-name="T3"><text:s/>"</text:span>戰爭與和平<text:span text:style-name="T3">"</text:span>，維根斯坦自願去戰場當炮灰的那段痛苦經驗，也許反倒幫助他寫出早期那本兩萬字小書<text:span text:style-name="T3"><text:s/>"Tractatus"</text:span>，但這些統統是他們的生活而不是你的，你可別因此跑去當兵或打仗。心靈的養份這東西是沒有個固定形式的，即便是一桶子大便都有可能成為營養豐富的肥料。<text:span text:style-name="T3"> <text:line-break/><text:line-break/></text:span>比方說維根斯坦幾乎從來不看學術期刊或市面上那一大堆學術書籍，但他卻看了很多小說<text:span text:style-name="T3"><text:s/>(</text:span>特別是偵探小說<text:span text:style-name="T3">)</text:span>、詩歌及電影，好的壞的都看；許多時候他覺得美國那些爛片反而帶給他更多啟發。他說，<text:span text:style-name="T3">"</text:span>智慧的青草往往生長在愚蠢之谷<text:span text:style-name="T3">"</text:span>，越蠢的東西反倒帶來更好的啟發，究竟什麼東西會成為養份是全然說不準的。我至今腦海常浮現五十年前那頭每天清晨站在路邊等著主人掏糞的大黃牛的那雙彷彿會說話的大眼睛，當所有人都去上學、上班了，就我一個人獨自在門口巷弄玩，與那頭牛對望。<text:span text:style-name="T3"> <text:line-break/><text:line-break/></text:span>第二，就算思想或眼光或靈感等等這些東西在某個程度上可以教，它也沒法刻意為之。就跟感情一樣，沒法勉強。刻意為之，甚至有害無益。就比方說我不相信湖畔大學強迫學員刻意去上一些哲學、藝術、醫學與軍事等等的課，就能看見未來，化為什麼思想的養份。<text:span text:style-name="T3"> <text:line-break/><text:line-break/></text:span>事實上，任何東西都能成為養份。當某個東西成為一種養份時，並不是說它本身就只是一種手段而非目的。這意思是說，如果你總是抱著想要達成什麼目標的心態，你恐怕什麼也學不來，你只能學到一些技術。托爾斯泰並不是為了寫出曠世鉅著才跑去打仗，維根斯坦也不是為了寫出<text:span text:style-name="T3"><text:s/>Tractstus</text:span>才跑去從軍，沈從文同樣也不是為了成為人類歷史上最偉大的作家而刻意去經歷生命中那一切顛沛流離與貧困。<text:span text:style-name="T3"> <text:line-break/><text:line-break/></text:span>所以，我的結論是：湖畔大學當成一種聯誼社，花前月下美麗的杭州湖畔旁大家隨意聊聊、交流一下經驗與感情可以，但若要說它志在千秋萬世引領中國乃至世界向著未來前進，我覺得真是想太多了。馬雲若需要一名哲學講師或哲學教材，我這堂沒什麼思想的思想課，倒是可以免費相送。</text:p>
      <text:p text:style-name="P3"/>
      <text:p text:style-name="P1"><text:span text:style-name="T1">鄭豐遠</text:span><text:s/>  |  2017.03.29 20:15   |   <text:a xlink:type="simple" xlink:href="http://palinfo.habago.org/Entry?Command=Information_PrintForum&amp;iPage=175#FORUM35567"><text:span text:style-name="T2">#</text:span></text:a></text:p>
      <text:p text:style-name="P2">尼安德塔人第一次被發現時，達爾文的《物種起源》都還沒有發表，各位可以想像，在演化論都還沒面世的時代，發現這樣一種化石會遭到人們怎樣的對待，那就是努力想撇清關係，無所不用其極從其外貌、生活習慣和使用的工具中找尋或詮釋出其<text:span text:style-name="T3">”</text:span>不是人類<text:span text:style-name="T3">”</text:span>的科學證據，以符合並維護人們當時出於各種理由心中對人<text:span text:style-name="T3">”</text:span>身而為人<text:span text:style-name="T3">”</text:span>的一種尊嚴。比如說什麼腦袋太扁啦，什麼會吃人啦，什麼工具不夠精美啦，什麼藝術創作不夠多啦，總之太笨太野蠻了，不能和我們智人比。於是尼安德塔人成了一種原始動物，一種智能不足未開化的象徵。後來時代變了，人權和平等觀念來了，人們又開始努力為他平反，找尋各種<text:span text:style-name="T3">”</text:span>他們也是人<text:span text:style-name="T3">”</text:span>的證據，企圖把尼安德塔人描繪成不輸給智人的另一種人類，甚至希望證明他們多少也算是我們的祖先，為我們貢獻了不少基因。總之，科學總是為政治服務，科學家總是帶著有色眼鏡找那些他想看見的東西，這學科這圈子從來就不是一種令人敬佩的東西。科學思維本身挺好的，但有個東西永遠在科學之上，過去是教庭，現在是財團和政府，講穿了就是政治。教堂和政府要什麼結論，你科學自然就會得出那方面的結論。<text:span text:style-name="T3"> <text:line-break/><text:line-break/></text:span>我自己是覺得尼安德塔人不管從什麼方面來說都挺好的，比如相貌敦厚善良，看起來就十分會照顧人，有一個尼媽媽或尼爸爸應該是件很幸福的事。考古學家說尼安德塔人會照顧老弱殘疾直到終老，還會收集很多不同的花為死者舉行葬禮，從這一點看應該是屬於性情中人，很富靈性。尼安德塔人身強體壯，不管幹啥一向真刀真槍幹，不像智人詭計多端專靠偷拐搶騙，這一點也比較令人欣賞。另外他們顯然不笨，還會烤魚燻魚喔，因為我是吃魚的，所以這一點也有加分。<text:span text:style-name="T3"> <text:line-break/><text:line-break/></text:span>至於社交能力不夠或是會吃人應該不是什麼大問題吧。社交技能本來就稱不上什麼優點我覺得，笨拙一點還是比較好。至於吃人，洪荒時代你得用上洪荒之力生存啊，吃個人算什麼<text:span text:style-name="T3">? </text:span>現代人吃牛吃馬吃羊吃豬吃雞吃魚，整天吃，殺人炸人姦人羞辱人更是毫不手軟，為了一己之慾什麼都幹得出來，弄得整個世界烏煙瘴氣，怎麼還好意思批評人家吃幾個人呢<text:span text:style-name="T3">? <text:line-break/><text:line-break/></text:span>總之聖經可能是對的，好人最後會上天堂的，尼安德塔人已經全在天國享福了，剩下我們智人還在這地獄受苦。耶穌時代沒有科學，不過就像這位講起話來意氣風發、似乎對身為智人沾沾自喜的袁碩先生的演講最後說的，我們這種<text:span text:style-name="T3">”</text:span>人<text:span text:style-name="T3">”</text:span>，不知是為什麼，生來就背上了這些像罪一般的可悲基因<text:span text:style-name="T3">: </text:span>狡猾、血腥、殘忍、貪心。<text:span text:style-name="T3"> <text:line-break/><text:line-break/></text:span>至於所謂文明曙光是否有照亮我們的路，科學、藝術、禮教是否真的能為我們提供救贖，我是十分悲觀的。對於個人而言或許是吧，對於人類而言恐怕有如螳臂擋車，終將失敗。<text:span text:style-name="T3"> </text:span></text:p>
      <text:p text:style-name="P1"><text:span text:style-name="T1">陳真</text:span><text:s/>  |  2017.03.29 10:34   |   <text:a xlink:type="simple" xlink:href="http://palinfo.habago.org/Entry?Command=Information_PrintForum&amp;iPage=175#FORUM35566"><text:span text:style-name="T2">#</text:span></text:a></text:p>
      <text:p text:style-name="P4">這是尼安德塔人的玉照，阿遠提供的：<text:span text:style-name="T3"> <text:line-break/><text:line-break/>https://goo.gl/QxCRQp <text:line-break/><text:line-break/>https://goo.gl/3bciKg <text:line-break/><text:line-break/></text:span>長得有點像馬英九。看起來很善良，溫良恭儉讓，也許是因為這樣才被奸詐狡滑的智人打敗。<text:span text:style-name="T3"> <text:line-break/><text:line-break/></text:span>阿遠說，尼安德塔人缺乏社交能力，所以才滅絕。我強烈懷疑我會不會是尼族後代？過兩天有空準備來給我的<text:span text:style-name="T3"><text:s/>Line</text:span>換個頭像，改換這位尼杯杯的肖像。原本是放一張我在澳洲拍的俄國某天文學家仰望星空的照片。<text:span text:style-name="T3">Gustave Flaubert </text:span>說：<text:span text:style-name="T3">"</text:span>一個人如果老仰望著天空，他遲早會長出翅膀來<text:span text:style-name="T3">"</text:span>，可我已經仰望千年，每天數星星，專幹些沒有競爭力的事，對於回到天空已不抱太大期望，決心要務實一點，在地面過活，多為活著的人打算。至於天空，將來死了靈魂就上了天，犯不著現在每天數星星。<text:span text:style-name="T3"> <text:line-break/><text:line-break/></text:span>這是豬哥亮，昨天看到的：<text:span text:style-name="T3"> <text:line-break/><text:line-break/>http://star.ettoday.net/news/893400 <text:line-break/><text:line-break/></text:span>看起來恐怕不行了。我的危機感也很重，希望能活久一點，把事情做完，多掙點錢。<text:span text:style-name="T3"> <text:line-break/><text:line-break/></text:span>學會數算自己的日子並不容易，生命就像一聲嘆息，轉眼成空，如飛而去。年少總想著永恆的事，年老了就只想著當下與前塵以及三尺遠的前方，受用了一朝，一朝便宜。<text:span text:style-name="T3"> <text:line-break/><text:line-break/></text:span>上星期，忍不住還是看了<text:span text:style-name="T3"><text:s/>Dolan </text:span>的另一部片<text:span text:style-name="T3"><text:s/>"</text:span>湯姆在農莊<text:span text:style-name="T3">"</text:span>，依然催淚。感謝世界上有這樣一個多情溫柔的天才，宛若天使一般，懂得你我的心。片頭有這樣一段告白：<text:span text:style-name="T3"> <text:line-break/><text:line-break/>"</text:span>今天，宛如一部分的我已然死去，而我卻無法哭泣，何不讓我遺忘所有〝哀傷〞的同義詞？如今，沒有你在左右，我能做的，唯有將你取代。<text:span text:style-name="T3">" <text:line-break/><text:line-break/></text:span>接著是這樣一首歌，你也許聽過，法國歌，叫做<text:span text:style-name="T3"><text:s/>"Les Moulins De Mon Coeur" (</text:span>你心中的磨坊<text:span text:style-name="T3">)</text:span>。<text:span text:style-name="T3"> <text:line-break/><text:line-break/>https://goo.gl/87miba <text:line-break/><text:line-break/>https://goo.gl/3IRHBY <text:line-break/><text:line-break/></text:span>務實，對某些物種來說其實是很艱難的一件事，因為生命藉以依靠的那珍貴事物竟是如此難以言喻，無實可務。縱有一身才華，你想歌唱，但誰來聆聽呢？<text:span text:style-name="T3"> <text:line-break/><text:line-break/>1991</text:span>年，我媽突然過世。她的離去，似乎也一併帶走了我所有的明天，宛若風中孤魂，從那一刻起，所有功名利祿地位成就與榮耀，乃至生命本身，世上再也沒有一項虛榮事物可以吸引我。<text:span text:style-name="T3"> <text:line-break/><text:line-break/></text:span>這歌約莫是這麼唱的：<text:span text:style-name="T3"> <text:line-break/><text:line-break/></text:span>就像丟在溪水上的石頭，留下一千個漣漪；就像月亮上的騎馬場，每一顆星星像馬一樣圍繞著它旋轉；就像土星的光環，嘉年華會上的氣球，彷彿無盡循環的永恆時光，妳讓我心中所有的磨坊，隨著妳的名字打轉。那天，在泉水旁，上天聽見了妳的承諾，沙灘上我倆的足跡卻已消失無蹤，如同雨滴下哭泣的靈魂，如同死去的歌曲，不再傳唱，如同秋葉，不再遇見湛藍的天空。妳的離去，讓世界染上妳頭髮的顏色，就像丟在溪水上的石頭，一千個漣漪，在那四季循環的風中，妳讓我心中所有的磨坊，隨著妳的名字打轉。</text:p>
      <text:p text:style-name="P1"><text:span text:style-name="T1">姚富康</text:span><text:s/>  |  2017.03.28 21:21   |   <text:a xlink:type="simple" xlink:href="http://palinfo.habago.org/Entry?Command=Information_PrintForum&amp;iPage=175#FORUM35565"><text:span text:style-name="T2">#</text:span></text:a></text:p>
      <text:p text:style-name="P2">再過幾天，挪威就要舉辦大規模的補鯨，數百條鯨魚，其中包含懷孕母鯨，大家快點點進去，連署呼籲終止這個殘忍的活動。<text:span text:style-name="T3"> <text:line-break/>https://secure.avaaz.org/campaign/ct/norway_save_the_whales_loc/?rc=fb&amp;;pv=156 <text:line-break/><text:line-break/></text:span>這個團體之前阻止過冰島和日本喔<text:span text:style-name="T3">~~</text:span>達到一定數量的聯署之後，這個組織<text:span text:style-name="T3">Avaaz</text:span>才有理由去推動歐洲關閉港口，證明全球有這麼多人反對這樣活動，所以應該關閉港口不讓挪威辦這個活動。這次他們要阻止挪威。其實這種行動要推動都滿困難的，但是不推動也不行，不過<text:span text:style-name="T3">Avaaz</text:span>有很多成功的例子<text:span text:style-name="T3">... <text:line-break/><text:line-break/></text:span>目前連署人數達<text:span text:style-name="T3">176</text:span>萬餘人，差<text:span text:style-name="T3">24</text:span>萬人就達標了，請大家加油，努力轉傳連署喔！</text:p>
      <text:p text:style-name="P1"><text:span text:style-name="T1">陳真</text:span><text:s/>  |  2017.03.28 20:43   |   <text:a xlink:type="simple" xlink:href="http://palinfo.habago.org/Entry?Command=Information_PrintForum&amp;iPage=175#FORUM35564"><text:span text:style-name="T2">#</text:span></text:a></text:p>
      <text:p text:style-name="P4">從小就很不喜歡<text:span text:style-name="T3">(</text:span>被人<text:span text:style-name="T3">)</text:span>上課，上久了，真是會要了我一條小命；因此，只要能溜、能翹課，絕對不會浪費一秒鐘在課堂。大學六年<text:span text:style-name="T3"><text:s/>(</text:span>實習那一年不算<text:span text:style-name="T3">)</text:span>，我走到海邊、走向荒野、走進電影院的時間，肯定遠遠超過我走進教室；不是因為我缺乏求知慾，而是因為台灣的教育實在很缺氧。許多課，真是聽得很痛苦，經常很想當場乾脆掐<text:span text:style-name="T3"><text:s/>LP </text:span>自我了斷算了。<text:span text:style-name="T3"> <text:line-break/><text:line-break/></text:span>大學畢業後還是一樣，凡是什麼研討會有的沒的，能免則免，不用算我一份。我不是說那些東西統統沒用，而只是說那些往往不是我的食物與養份，我的大腦和心靈更需要一點別的東西。來到國外後，方才覺得上課或研討會多少還是有點趣味。<text:span text:style-name="T3"> <text:line-break/><text:line-break/>"</text:span>為人師表<text:span text:style-name="T3">" </text:span>是很不容易的，像我就沒這本事，只能起到自娛、自慰<text:span text:style-name="T3">(</text:span>自我安慰<text:span text:style-name="T3">)</text:span>的作用而無法<text:span text:style-name="T3"><text:s/>"</text:span>娛人<text:span text:style-name="T3">"</text:span>。為什麼呢？原因有二：<text:span text:style-name="T3"> <text:line-break/><text:line-break/></text:span>第一點，你得有本事站到比聽眾高出很多很多的一個高度上才行。沒有這樣一個高度落差，<text:span text:style-name="T3">"</text:span>第二點<text:span text:style-name="T3">" </text:span>更重要的成份就無從產生，那就是趣味，簡單說就是一種帶有強烈熱情的啟發。光有高度不一定就有本事<text:span text:style-name="T3"><text:s/>"</text:span>娛人<text:span text:style-name="T3">"</text:span>，自娛基本上還是簡單些，至少不會有讓別人腦子缺氧壞死的風險。<text:span text:style-name="T3"> <text:line-break/><text:line-break/></text:span>梭羅說他也很不喜歡聽課或聽演講，太無趣了，他說，講者往往少了一個東西，我給它翻譯做<text:span text:style-name="T3"><text:s/>"</text:span>重劑量的我我我<text:span text:style-name="T3">"</text:span>。對此我亦深有同感。當然不是說講者要以<text:span text:style-name="T3"><text:s/>"</text:span>我<text:span text:style-name="T3">"</text:span>　為第一人稱，人家維根斯坦寫東西很少出現<text:span text:style-name="T3"><text:s/>"</text:span>我＂字，但他一生所寫的千萬言，就如他自己所說，不過就是一種痛苦的私人日記、個人告白。他甚至還說，除非你對<text:span text:style-name="T3"><text:s/>"</text:span>他＂這個<text:span text:style-name="T3"><text:s/>"</text:span>人<text:span text:style-name="T3">" </text:span>感興趣，要不然實在不值得閱讀；哪怕他談的是數學與邏輯也一樣，依然是個<text:span text:style-name="T3"><text:s/>"</text:span>我<text:span text:style-name="T3">" </text:span>字，只差沒把<text:span text:style-name="T3"><text:s/>"</text:span>我＂字給寫出來而已。<text:span text:style-name="T3"> <text:line-break/><text:line-break/></text:span>曾經在台大雲林分院工作時聽過一場外賓演講，倒是印象很深刻，完全有別於過去的各種聽課或聽講經驗。不過，講者名字我忘了，好像是中研院一位老學者，內容具體講些什麼我也沒法還原，只記得講者講到兩種人類，應該就是尼安德塔人和咱們的祖先<text:span text:style-name="T3"><text:s/>"</text:span>智人＂吧。講者提問說，為什麼前者腦子也很大，一點也不笨呀，而且勤奮賣力，打獵求生使用工具，各項技能皆備，生活相當務實，競爭力應該很夠，怎麼反倒消失了呢？<text:span text:style-name="T3"> <text:line-break/><text:line-break/></text:span>反觀咱們的祖先，各項考古證據顯示，生活似乎有點不太務實，某些所作所為的目的性似乎不是很強。套句管理學還是什麼學的專業用詞，也就是說，生活中有一部份的活動是沒有什麼<text:span text:style-name="T3"><text:s/>"</text:span>產能<text:span text:style-name="T3">" </text:span>的，更具體地說，根本就是在玩啦。那位演講者認為恰恰就是因為這樣一些<text:span text:style-name="T3"><text:s/>"</text:span>沒有用<text:span text:style-name="T3">" </text:span>的活動，對整個物種的生存起到一種關鍵性的作用；而那個很老實也很聰明但十分務實的尼安德塔人，因為太務實了，反倒失去應變環境變化的能力而滅絕。<text:span text:style-name="T3"> <text:line-break/><text:line-break/></text:span>講者原始內容鏗鏘有力擲地有聲，我這番轉述則屬我個人加油添醋的低俗抽象畫，多多少少扭曲了原意那是一定的，不過，給我的啟發大致上是這樣沒錯。如果有人對我經常浪費許多生命在沒有用的電影、小說或風花雪月上，乃至長時間的發呆，千萬不要過度指責，也許這些不具產能、<text:span text:style-name="T3"><text:s/>"</text:span>玩<text:span text:style-name="T3">" </text:span>的本事，恰恰有可能影響全人類的存活，至少它影響了我個人的存活。我若不是這樣活而是跟大家一樣務實地活，我的生命將不過是一團空洞的稻草。</text:p>
      <text:p text:style-name="P1"><text:span text:style-name="T1">楊宏</text:span><text:s/>  |  2017.03.28 08:06   |   <text:a xlink:type="simple" xlink:href="http://palinfo.habago.org/Entry?Command=Information_PrintForum&amp;iPage=175#FORUM35563"><text:span text:style-name="T2">#</text:span></text:a></text:p>
      <text:p text:style-name="P5"><text:span text:style-name="T1">看到一篇好文章，文圖並茂值得一讀</text:span> <text:line-break/><text:line-break/><text:span text:style-name="T1">古巨蜥好几吨重，但在我们智人祖先面前也是枉然</text:span><text:s/>&amp;;#124; <text:span text:style-name="T1">袁硕</text:span><text:s/><text:span text:style-name="T1">一席第</text:span>449<text:span text:style-name="T1">位讲者</text:span> <text:line-break/><text:line-break/><text:span text:style-name="T1">文章來源</text:span><text:s/>http://mp.weixin.qq.com/s/XFZn9sGg_hWu1QwE9MX2MQ <text:line-break/><text:line-break/>YOUTUBE<text:span text:style-name="T1">上也有影片</text:span> <text:line-break/><text:line-break/>https://www.youtube.com/watch?v=wWN0g1DSiKE <text:line-break/>https://www.youtube.com/watch?v=1EBAY_Ye_38 <text:line-break/>https://www.youtube.com/watch?v=M7XK__PKJ5Y <text:line-break/>...</text:p>
      <text:p text:style-name="P1"><text:span text:style-name="T1">陳真</text:span><text:s/>  |  2017.03.28 03:07   |   <text:a xlink:type="simple" xlink:href="http://palinfo.habago.org/Entry?Command=Information_PrintForum&amp;iPage=175#FORUM35562"><text:span text:style-name="T2">#</text:span></text:a></text:p>
      <text:p text:style-name="P4">在報上看到台灣農委會防檢局副局長馮海東說了底下這麼一段話，令我相當吃驚，我還反覆讀了幾遍，確定沒讀錯。語言竟然能夠<text:span text:style-name="T3"><text:s/>"</text:span>委婉<text:span text:style-name="T3">" </text:span>到這種地步，實在令人驚嘆，鳥事竟然也能說成<text:span text:style-name="T3"><text:s/>"</text:span>台灣之光<text:span text:style-name="T3">" </text:span>。他是這麼說的：<text:span text:style-name="T3"> <text:line-break/><text:line-break/>"</text:span>使用氟派瑞於茶葉，台灣是比全球還早完成試驗報告，歐盟、<text:span text:style-name="T3">CODEX</text:span>、日本等國統統沒有標準，僅有台灣有<text:span text:style-name="T3">6ppm</text:span>的標準。<text:span text:style-name="T3">" (CODEX </text:span>就是制定國際食品標準的<text:span text:style-name="T3"><text:s/>"</text:span>國際食品法典委員會<text:span text:style-name="T3">) <text:line-break/><text:line-break/></text:span>這話是什麼意思呢？看不太懂是吧？當你看了官方這段話，做為一個一般大眾，你心裏會怎麼想？應該是會覺得雖然看不太懂，但是聽起來好像是一件很了不起的事，又是<text:span text:style-name="T3"><text:s/>"</text:span>全球第一<text:span text:style-name="T3">"</text:span>，又是超日趕歐，領先全世界。<text:span text:style-name="T3"> <text:line-break/><text:line-break/></text:span>但實際上卻是這樣，所謂<text:span text:style-name="T3"><text:s/>"</text:span>全球第一<text:span text:style-name="T3">"</text:span>，就是台灣這個王八蛋政府竟然打算偷偷摸摸地<text:span text:style-name="T3"><text:s/>"</text:span>領先全球<text:span text:style-name="T3">"</text:span>，把氟派瑞<text:span text:style-name="T3"><text:s/>(FLUOPYRAM) </text:span>這個過去不允許用於茶葉的農藥開放使用；不但是<text:span text:style-name="T3"><text:s/>"</text:span>全世界第一個<text:span text:style-name="T3">" </text:span>把這農藥用於茶葉，而且檢驗標準之寬鬆更是獨步全球，高達<text:span text:style-name="T3"><text:s/>6ppm</text:span>，遠遠高於一般世界標準。比方說，就如底下這位顏醫師所指出，<text:span text:style-name="T3">"CODEX </text:span>針對氟派瑞用於馬鈴薯等歐美民眾常吃食品，則訂定<text:span text:style-name="T3">0.03ppm</text:span>的嚴格標準<text:span text:style-name="T3">"</text:span>，恰恰是兩百倍。<text:span text:style-name="T3"> <text:line-break/><text:line-break/></text:span>一些莫名其妙的所謂專家，卻說氟派瑞這東西很安全，而且說它是脂溶性，幾乎洗不掉，所以泡茶喝也只會溶出<text:span text:style-name="T3"><text:s/>"</text:span>一點點<text:span text:style-name="T3">" </text:span>而已，根本不用擔心。這就是鬼扯蛋。如果它那麼安全，一點問題都沒有，那根本就不需要檢驗了，隨便你愛吃多少就吃多少才對，幹嘛世界各國要對此農藥訂定如此嚴格的標準？何必計較那<text:span text:style-name="T3">0.01</text:span>、<text:span text:style-name="T3">0.02</text:span>？就連一直施壓要我們放寬有毒食品的日本鬼子，他們自己對於這個農藥同樣也管制得非常嚴格。<text:span text:style-name="T3"> <text:line-break/><text:line-break/></text:span>而且，你去日本厚生勞動省的官方網站查一下就知道。請搜尋<text:span text:style-name="T3"><text:s/>"</text:span>フルオピラム<text:span text:style-name="T3">" (</text:span>亦即氟派瑞<text:span text:style-name="T3">)</text:span>，你就能看到該農藥於去年九月修訂前後的不同標準：<text:span text:style-name="T3"> <text:line-break/><text:line-break/>https://goo.gl/uVlj8E <text:line-break/><text:line-break/></text:span>標準修訂前後，七十幾種使用該農藥的食物與蔬果中，只有牛和豬的腎臟及葡萄在修訂標準後是放寬的，其它都是大幅提高健康標準，修訂得更加嚴格。天底下會有什麼樣的政府竟然是偷偷摸摸反其道而行的？存心就是要接收別人的有毒或不合格產品，難道台灣人是鐵打的身體？難道台灣人是百毒不侵？還是我們的健康與生命，活該被這些人渣政客給拿來當成一種換取一黨政治利益及交換一己之私的政治籌碼？<text:span text:style-name="T3"> <text:line-break/><text:line-break/></text:span>天底下會有什麼樣的政府竟然會偷偷摸摸大幅降低食物的農藥管制標準？甚至是全世界第一個把該農藥拿來使用在茶葉上，卻又竟然能把它講成好像什麼獨步全球的偉大創舉。這些混蛋政客當然不是瘋了，而是良心給狗吃了，輕易就能以社會大眾的健康當成一種政治籌碼來取悅其主子，並換取一己之利一黨之私。<text:span text:style-name="T3"> <text:line-break/><text:line-break/></text:span>長年以來，在反中反華的挑撥族群仇恨之政治操弄下，台灣政治早已廢棄了現代社會的一種基本文明尺度，不惜以傷害人性為代價，謀取政治利益；只要顏色正確，只要綠油油，不管怎麼胡作非為，幾乎都會受到其支持者的瘋狂支持，但是，難道你真的會瘋狂到連傷害自己與家人的健康來成就人渣政客之個人政治利益亦在所不惜？難道連如此基本的是非利害也得臣服於那正確的顏色之下？<text:span text:style-name="T3"> <text:line-break/><text:line-break/></text:span>我當然不是說所有農藥標準都不能修訂，但是你難道真的會蠢到看不出來這裏頭的私心盤算與政治利益交換？並且是以社會大眾的生命健康做為利益交換的籌碼。難道你真的分不清敵友，完全看不出來誰一直在欺騙你、傷害你？<text:span text:style-name="T3"> <text:line-break/><text:line-break/></text:span>陳真<text:span text:style-name="T3"><text:s/>2017. 03. 27. <text:line-break/><text:line-break/>=========================== <text:line-break/></text:span>氟派瑞脂溶性農藥如何清洗？農委會答不出來<text:span text:style-name="T3"> <text:line-break/><text:line-break/></text:span>中國時報<text:span text:style-name="T3"> <text:line-break/><text:line-break/>2017</text:span>年<text:span text:style-name="T3">03</text:span>月<text:span text:style-name="T3">27</text:span>日<text:span text:style-name="T3"><text:s/></text:span>楊騰凱<text:span text:style-name="T3"> <text:line-break/><text:line-break/></text:span>氟派瑞開放用於茶葉的爭議持續延燒。立委質疑，專家既然認為氟派瑞是脂溶性，不會在水中溶出，那麼民眾水果該怎麼洗，才能避免把氟派瑞吃下肚。但在場農委官員會竟支支吾吾，回答不出來。<text:span text:style-name="T3"> <text:line-break/><text:line-break/></text:span>陳宜民指出，氟派瑞是首次放寬用於茶葉的農藥，殘留標準從<text:span text:style-name="T3">0ppm</text:span>直接變成<text:span text:style-name="T3">6ppm</text:span>，但同時另外還有一種農藥三氟派瑞準用於水果，此情形令人擔憂，因為三氟派瑞使用後分解也會產生氟派瑞。<text:span text:style-name="T3"> <text:line-break/><text:line-break/></text:span>陳宜民表示，農委會開專家會議時，有專家認為氟派瑞是脂溶性的農藥，泡茶不會溶出來，但他質疑，用熱水去燙豬皮還是會溶出豬油，只是量多寡而已，「說溶不出來是騙人」。他問現場農委會官員，三氟派瑞目前主用於水果，例如芒果，將來民眾清洗水果時，既然脂溶性的農藥清水洗不掉，那麼水果要怎麼清洗，民眾才能避免氟派瑞污染。<text:span text:style-name="T3"> <text:line-break/><text:line-break/></text:span>面對立委提問，在場農委會副主委黃金城及防檢局官員皆支支吾吾回答不出來。陳宜民只好自己解答，要用食用小蘇打粉泡在溫水裡面<text:span text:style-name="T3">3</text:span>到<text:span text:style-name="T3">5</text:span>分鐘，然後再用清水洗，才能洗掉脂溶性的農藥，告訴民眾怎麼清洗，應是農委會的職責，很多農藥標準，不是只看到毒物學而已，還要看民眾的生活習慣，何況台灣人愛好喝茶，「不知道怎麼洗，你們應該要下台」。<text:span text:style-name="T3"> <text:line-break/><text:line-break/>======================== <text:line-break/><text:line-break/></text:span>「用了不能外銷」<text:span text:style-name="T3"><text:s/></text:span>茶農也拒氟派瑞<text:span text:style-name="T3"> <text:line-break/><text:line-break/>2017</text:span>年<text:span text:style-name="T3">03</text:span>月<text:span text:style-name="T3">25</text:span>日<text:span text:style-name="T3"> <text:line-break/><text:line-break/></text:span>蘋果日報<text:span text:style-name="T3"> <text:line-break/><text:line-break/></text:span>過去未曾用於茶葉的農藥「氟派瑞」，自食藥署上周公告後，茶農原已可使用，但茶農顏先生昨說，即使有公告，若高於國際標準，或別國根本不用，那他也不會用，「用了就不能外銷了」。<text:span text:style-name="T3"> <text:line-break/><text:line-break/></text:span>美日澳皆禁用<text:span text:style-name="T3"> <text:line-break/><text:line-break/></text:span>顏先生說，相較於其他農產品，茶葉的病蟲害較少，如使用農藥，每次的用量也不會太多，所以就算有新農藥經公告可使用，他還是會看有沒有符合國際標準，以氟派瑞為例，容許量訂為<text:span text:style-name="T3">6ppm</text:span>，但在日本、美國、澳洲都還不能用，他也不會用，否則無法外銷。<text:span text:style-name="T3"> <text:line-break/><text:line-break/></text:span>台北榮總職業醫學與臨床毒物科主任楊振昌則說，氟派瑞是脂溶性農藥，非水溶性，無法溶於水，所以若把氟派瑞用於茶葉，多數會卡在茶葉的表面蠟質下，不會溶出；此外，農委會曾試驗，以使用氟派瑞的<text:span text:style-name="T3">6</text:span>公克茶乾浸泡<text:span text:style-name="T3">300c.c.</text:span>沸水中，經反覆多次，發現平均每次約有<text:span text:style-name="T3">0.005~0.019ppm</text:span>的殘留於水中，這也代表用過氟派瑞的茶葉，不管沖幾泡，仍會一直殘留於茶葉中，但殘留量低，民眾別太擔心。<text:span text:style-name="T3"> <text:line-break/><text:line-break/></text:span>楊振昌也說，多數的茶葉農藥為水溶性，所以用沸水沖第一泡後倒掉，即可溶出絕大部分的農藥，接著再喝便無問題。<text:span text:style-name="T3"> <text:line-break/><text:line-break/></text:span>記者黃仲丘<text:span text:style-name="T3"> <text:line-break/><text:line-break/>========================= <text:line-break/><text:line-break/></text:span>農藥標準放寬<text:span text:style-name="T3"><text:s/></text:span>下一步日本核食輸臺？<text:span text:style-name="T3"> <text:line-break/><text:line-break/>(</text:span>節錄。全文見：<text:span text:style-name="T3">http://www.cdnews.com.tw)</text:span>　<text:span text:style-name="T3"> <text:line-break/><text:line-break/></text:span>中央日報<text:span text:style-name="T3"><text:s/>2017-03-27 <text:line-break/><text:line-break/></text:span>衛福部這次發佈修正的<text:span text:style-name="T3">“</text:span>農藥殘留容許量標準<text:span text:style-name="T3">”</text:span>，修訂<text:span text:style-name="T3">22</text:span>種農藥在蔬果等農產品<text:span text:style-name="T3">128</text:span>項殘留容許量，其中開放氟派瑞成分使用於茶葉，殘留容許值定為<text:span text:style-name="T3">6ppm</text:span>；而達滅芬于結球萵苣的殘留容許量從<text:span text:style-name="T3">2.5ppm</text:span>調升至<text:span text:style-name="T3">10ppm</text:span>。基於健康因素，加上氟派瑞更是創用於茶葉的<text:span text:style-name="T3">“</text:span>全球首例<text:span text:style-name="T3">”</text:span>，<text:span text:style-name="T3">“</text:span>食藥署<text:span text:style-name="T3">”</text:span>慘遭朝野<text:span text:style-name="T3">“</text:span>立委<text:span text:style-name="T3">”</text:span>圍剿。<text:span text:style-name="T3"> <text:line-break/><text:line-break/></text:span>國民黨團召開記者會指出，台灣區制茶工業同業公會已發函給所有會員與公部門，要求不要貿然開放到<text:span text:style-name="T3">6ppm</text:span>，畢竟國際上在茶葉類都未訂出容許量，貿然開放恐怕反造成台灣茶葉出口困難。親民黨團幹事長陳怡潔也質疑，為何臺當局讓很多農產品的殘留標準比歐盟還高？<text:span text:style-name="T3"> <text:line-break/><text:line-break/></text:span>綠委羅致政等八名民進黨立委大陣仗地一同舉行記者會，質疑<text:span text:style-name="T3">“</text:span>藥署的政策有問題。綠委不滿，台灣人常喝茶，常人手一杯飲料，食藥署難道沒考慮健康風險？綠委陳曼麗更批評，這次的增修是海外農藥業者研發出新藥來台灣地區申請，<text:span text:style-name="T3">“</text:span>難道只要有農藥業者來敲門，我們就一定要開放嗎？<text:span text:style-name="T3">” <text:line-break/><text:line-break/></text:span>眼見立委難得立場一致，將炮火對準食藥署，痛批罔顧食安，食藥署搬出救兵，召開專家會議，有學者在會中指出氟派瑞是脂溶性農藥，非水溶性，不管衝幾泡，仍會一直殘留于茶葉中，但殘留量低，民眾可不必太擔心，食藥署意圖藉<text:span text:style-name="T3">“</text:span>專家背書<text:span text:style-name="T3">”</text:span>降低大眾恐慌<text:span text:style-name="T3"><text:s/></text:span>。<text:span text:style-name="T3"> <text:line-break/><text:line-break/></text:span>食藥署的如意算盤卻收到反效果，因為茶商比食藥署官員更具<text:span text:style-name="T3">“</text:span>國際觀<text:span text:style-name="T3">”</text:span>，認為開放氟派瑞若不合國際標準，造成外銷困難，對茶農反而有害，誰敢用氟派瑞呢？至此，不僅<text:span text:style-name="T3">“</text:span>立委<text:span text:style-name="T3">”</text:span>不買單，茶商及茶農更因此受害，這是典型的<text:span text:style-name="T3">“</text:span>政策殺人<text:span text:style-name="T3">”</text:span>。就在專家會議結論公佈數小時後，<text:span text:style-name="T3">“</text:span>食藥署<text:span text:style-name="T3">”</text:span>再次發佈消息，以重視民意，加強溝通，減少不必要的誤解為由，暫緩實施氟派瑞用於茶葉之殘留容許量。<text:span text:style-name="T3"> <text:line-break/><text:line-break/></text:span>媒體報導，決定暫緩公告的人正是衛福部長陳時中，因民進黨立委羅致政向行政院反應後，才決定重新評估。陳時中受訪時證實，臨時喊卡有三因素，包括<text:span text:style-name="T3">“</text:span>民眾不安心<text:span text:style-name="T3">”</text:span>、<text:span text:style-name="T3">“</text:span>可能衝擊茶葉內外銷<text:span text:style-name="T3">”</text:span>、<text:span text:style-name="T3">“</text:span>沒有實施急迫性<text:span text:style-name="T3">”</text:span>，但沒有來自<text:span text:style-name="T3">“</text:span>行政院<text:span text:style-name="T3">”</text:span>的壓力。<text:span text:style-name="T3"> <text:line-break/><text:line-break/></text:span>衛福部在面臨立法院及輿論排山倒海的反彈聲浪後，由陳時中出面拔除可能引發食安風暴的插銷。媒體在處理新聞時，把他和前任林奏延做比較，認為陳時中較有<text:span text:style-name="T3">guest</text:span>，不過這樣的比較對林奏延並不公平，去年<text:span text:style-name="T3">11</text:span>月，林正身處日本核食輸臺的暴風眼中，不像氟派瑞風波背後勢力是小咖的藥商，核食背後是日本以舉國之力，欲強行轟開台灣嚴格農業檢驗的銅墻鐵壁，而蔡英文對日本核食進口與否，態度模棱兩可，林奏延在無法探知上意風向，又在大咖日本壓境下，當時選擇神隱的無奈就可想而知了。<text:span text:style-name="T3"> <text:line-break/><text:line-break/></text:span>為何時隔五個多月，農藥殘留標準放寬會與日本核食挂勾？因為與農藥有關的農作物──茶葉，主管機關是農委會，亦即農委會主委也是<text:span text:style-name="T3">“</text:span>事主<text:span text:style-name="T3">”</text:span>，無法置身事外。掃到颱風尾的農委會主委林聰賢向媒體喊冤，<text:span text:style-name="T3"><text:s/>“</text:span>食藥署去年<text:span text:style-name="T3">12</text:span>月就預告了，我今年<text:span text:style-name="T3">2</text:span>月才來，跟我有什麼關係，農委會怎麼會是幕後黑手？<text:span text:style-name="T3">”</text:span>林聰賢所言不假，食藥署去年<text:span text:style-name="T3">12</text:span>月<text:span text:style-name="T3">13</text:span>日就發佈修正農藥殘留容許量標準<text:span text:style-name="T3">“</text:span>預告<text:span text:style-name="T3">”</text:span>，其中就有氟派瑞和達滅芬。<text:span text:style-name="T3"> <text:line-break/><text:line-break/></text:span>這就有趣了，莫非蔡英文因去年立法院反對核食進口，遭受挫折，無法向安倍晉三交代，於是改採<text:span text:style-name="T3">“</text:span>間接路線<text:span text:style-name="T3">”</text:span>，從修正放寬農藥殘留表準下手，企圖打出一個突破口，如此一來，日本核食輸臺的阻力有望降低。君不見，台灣駐日代表謝長廷日前受訪時，再度提到進口<text:span text:style-name="T3">“</text:span>核災區<text:span text:style-name="T3">”</text:span>食品，他說若不解決這問題，會影響台灣與日本談自由貿易，以及台灣的公信力。此外，時值氟派瑞風暴鬧得沸沸颺颺之際，日本總務省副大臣赤間二郎<text:span text:style-name="T3">3</text:span>月<text:span text:style-name="T3">25</text:span>日以日本現任官員身分訪台，在推廣日本觀光之餘，不忘對蔡英文喊話，應儘速開放台灣管制的核災區福島五縣食品。<text:span text:style-name="T3"> <text:line-break/><text:line-break/></text:span>謝長廷受訪時指出，日本曾禁止進口台灣的椪柑、棗子，但去年底、今年初就開放了。他說，科學根據、理性討論是世界規格，如果不遵循，可能對方也會報復。<text:span text:style-name="T3"> <text:line-break/><text:line-break/></text:span>謝長廷並強調，如果食品是無問題，合於標準的，日本會期待台灣開放，但此事如果一直拖，因為台灣的政治原因或不實報導，這樣對台灣的公信力跟形象影響很大。<text:span text:style-name="T3"> <text:line-break/><text:line-break/></text:span>很顯然的，從謝長廷的談話可以發現，他似乎有意無意間為核食輸臺說項。</text:p>
      <text:p text:style-name="P1"><text:span text:style-name="T1">陳真</text:span><text:s/>  |  2017.03.27 17:59   |   <text:a xlink:type="simple" xlink:href="http://palinfo.habago.org/Entry?Command=Information_PrintForum&amp;iPage=175#FORUM35561"><text:span text:style-name="T2">#</text:span></text:a></text:p>
      <text:p text:style-name="P2">這裏也有日本鬼子<text:span text:style-name="T3">,</text:span>旁邊還站著一個可恥的邱義仁<text:span text:style-name="T3">,</text:span>像個小丑似的<text:span text:style-name="T3">. <text:line-break/><text:line-break/>http://www.guancha.cn/local/2017_03_27_400714.shtml <text:line-break/><text:line-break/></text:span>我真想哪天當面問問他<text:span text:style-name="T3">,</text:span>這十多年來人渣黨的所作所為<text:span text:style-name="T3">,</text:span>就是你當初走入反對運動的目的嗎<text:span text:style-name="T3">? </text:span>這就是所謂革命<text:span text:style-name="T3">,</text:span>解放與國際正義<text:span text:style-name="T3">?</text:span></text:p>
      <text:p text:style-name="P1"><text:span text:style-name="T1">陳真</text:span><text:s/>  |  2017.03.27 17:49   |   <text:a xlink:type="simple" xlink:href="http://palinfo.habago.org/Entry?Command=Information_PrintForum&amp;iPage=175#FORUM35559"><text:span text:style-name="T2">#</text:span></text:a></text:p>
      <text:p text:style-name="P4">日本鬼子的嘴臉請看<text:span text:style-name="T3">: <text:line-break/><text:line-break/>https://goo.gl/YhGsp6 <text:line-break/><text:line-break/></text:span>漢奸人渣黨處心積慮就是要拿日本輻射食品來交換其政治利益<text:span text:style-name="T3">. </text:span>這些漢奸<text:span text:style-name="T3">,</text:span>長年以來很喜歡指控別人賣台<text:span text:style-name="T3">,</text:span>其實他們才是真正會出賣台灣人利益的漢奸走狗<text:span text:style-name="T3">. </text:span>你看<text:span text:style-name="T3">,</text:span>當他們處心積慮想出賣台灣人的健康當成一種政治籌碼換取個人政治利益時<text:span text:style-name="T3">,</text:span>就口口聲聲說什麼<text:span text:style-name="T3"><text:s/>"</text:span>科學<text:span text:style-name="T3">",</text:span>每天就一直聽這些人渣滿口科學科學科學<text:span text:style-name="T3">,</text:span>實在很齷齪<text:span text:style-name="T3">,</text:span>全是鬼話<text:span text:style-name="T3">. </text:span>其所謂<text:span text:style-name="T3"><text:s/>"</text:span>科學<text:span text:style-name="T3">",</text:span>意思就是只要我說安全就是安全<text:span text:style-name="T3">,</text:span>當某個事情不合我的利益時<text:span text:style-name="T3">,</text:span>我說它危險就是危險<text:span text:style-name="T3">,</text:span>這就是政客們的所謂<text:span text:style-name="T3"><text:s/>"</text:span>科學<text:span text:style-name="T3">". <text:line-break/><text:line-break/></text:span>至於真正的科學<text:span text:style-name="T3">,</text:span>也從來不可能含有任何規範性的<text:span text:style-name="T3">(normative)</text:span>成份<text:span text:style-name="T3">,</text:span>科學只能顯示某種可能性<text:span text:style-name="T3">,</text:span>但是<text:span text:style-name="T3">,</text:span>對於這個可能性<text:span text:style-name="T3"><text:s/>"</text:span>應該<text:span text:style-name="T3">" </text:span>採取什麼樣的作為<text:span text:style-name="T3">,</text:span>卻與科學無關<text:span text:style-name="T3">,</text:span>而是一種人為決策<text:span text:style-name="T3">. </text:span>科學本身不會含有<text:span text:style-name="T3"><text:s/>"</text:span>應該如何<text:span text:style-name="T3">" </text:span>的指導成份<text:span text:style-name="T3">. </text:span>比方說高雄每年車禍死幾百人<text:span text:style-name="T3">,</text:span>七萬多人輕重傷<text:span text:style-name="T3">,</text:span>按照這些科學事實<text:span text:style-name="T3">,</text:span>執政者是不是應該抓起來繩之以法才對<text:span text:style-name="T3">. </text:span>所謂<text:span text:style-name="T3"><text:s/>"</text:span>天行健君子以自強不息<text:span text:style-name="T3">" </text:span>只是一種比喻<text:span text:style-name="T3">,</text:span>天體運行再怎麼健<text:span text:style-name="T3">,</text:span>也不可能得出君子應不應該自強不息的結論<text:span text:style-name="T3">. <text:line-break/><text:line-break/></text:span>套句羅蘭夫人的名言<text:span text:style-name="T3">,"</text:span>科學科學<text:span text:style-name="T3">,</text:span>多少罪惡假汝之名以行之<text:span text:style-name="T3">." </text:span>全然不信科學是無腦<text:span text:style-name="T3">,</text:span>迷信科學卻是<text:span text:style-name="T3">half-witted,"</text:span>蠢一半<text:span text:style-name="T3">" </text:span>比<text:span text:style-name="T3"><text:s/>"</text:span>蠢全部<text:span text:style-name="T3">" </text:span>其實為害更大<text:span text:style-name="T3">. <text:line-break/><text:line-break/></text:span>台灣人<text:span text:style-name="T3">,</text:span>做為日本鬼子養的狗<text:span text:style-name="T3">,</text:span>逢迎諂媚到不行<text:span text:style-name="T3">. </text:span>特別是這十幾年<text:span text:style-name="T3">,</text:span>在人渣漢奸黨的大力推行下<text:span text:style-name="T3">,</text:span>到處都是對日本歌功頌德的各項敗行劣跡與歪曲史實<text:span text:style-name="T3">,</text:span>顛倒黑白<text:span text:style-name="T3">. </text:span>你若來到高雄捷運站<text:span text:style-name="T3">,</text:span>你會以為來到日本了<text:span text:style-name="T3">,</text:span>到處是日本風<text:span text:style-name="T3">,</text:span>廣播也是日語<text:span text:style-name="T3">. <text:line-break/><text:line-break/></text:span>對於日本鬼子<text:span text:style-name="T3">,</text:span>我的<text:span text:style-name="T3"><text:s/>"</text:span>科學<text:span text:style-name="T3">" </text:span>是這樣<text:span text:style-name="T3">: </text:span>只要對他們有利的事<text:span text:style-name="T3">,</text:span>我盡量不做<text:span text:style-name="T3">,</text:span>盡量不買日貨<text:span text:style-name="T3">,</text:span>盡量不吃日本進口食品<text:span text:style-name="T3">;</text:span>反之<text:span text:style-name="T3">,</text:span>只要有損於日本鬼子的事<text:span text:style-name="T3">,</text:span>我都非常樂觀其成<text:span text:style-name="T3">. </text:span>這個<text:span text:style-name="T3"><text:s/>"</text:span>壞事做絕不知恥字怎麼寫<text:span text:style-name="T3">" </text:span>的國家<text:span text:style-name="T3">,</text:span>不知道何時才會遭到應有的報應<text:span text:style-name="T3">,</text:span>才能知恥知錯<text:span text:style-name="T3">,</text:span>改過向善<text:span text:style-name="T3">. <text:line-break/><text:line-break/></text:span>陳真<text:span text:style-name="T3"><text:s/>2017. 03. 27. <text:line-break/><text:line-break/>===================== <text:line-break/></text:span>日總務副大臣訪台<text:span text:style-name="T3"><text:s/></text:span>盼開放福島食品<text:span text:style-name="T3"> <text:line-break/><text:line-break/></text:span>蘋果日報<text:span text:style-name="T3"> <text:line-break/><text:line-break/>2017</text:span>年<text:span text:style-name="T3">03</text:span>月<text:span text:style-name="T3">26</text:span>日<text:span text:style-name="T3"> <text:line-break/><text:line-break/></text:span>【陳培煌、林修卉、國際中心╱綜合報導】日本總務省副大臣赤間二郎昨出席日本台灣交流協會舉辦的「多彩日本」宣傳活動，這是台日自<text:span text:style-name="T3">1972</text:span>年斷交以來，日方現任官員訪台的最高層級。除推廣日本觀光，赤間二郎也提及，遭台管制的福島五縣食品，已有周全檢查，日本國內與國際都廣泛流通，不希望這些食品在台灣還不能吃，盼盡速開放。日媒普遍認為，赤間二郎來台料將引中國反彈。<text:span text:style-name="T3"> <text:line-break/><text:line-break/></text:span>亞東關係協會會長邱義仁昨說，赤間二郎這一趟台灣行走得並不輕鬆，台日都面對很多的困難，但也正因為有這些困難，更能看出台日的命運是多麼高度結合。至於面對什麼困難，是否有中國壓力？赤間二郎受訪時僅說：「需要考慮國際情勢」，日本與中國的關係很重要，這一點無庸置疑；而日本與台灣雖是非政府關係，卻有實質上的關係。<text:span text:style-name="T3"> <text:line-break/><text:line-break/></text:span>對於日方再次呼籲開放福島五縣食品，總統府發言人黃重諺表示，食品的進口管理，政府態度很清楚，也和所有國家一樣，確保每個消費者的健康權益，循著國際的專業規範，以科學證據為基礎，作為食品管理的依據。行政院發言人徐國勇說，現階段行政院並沒相關的會議討論。</text:p>
      <text:p text:style-name="P1"><text:span text:style-name="T1">楊宗和</text:span><text:s/>  |  2017.03.27 08:32   |   <text:a xlink:type="simple" xlink:href="http://palinfo.habago.org/Entry?Command=Information_PrintForum&amp;iPage=175#FORUM35558"><text:span text:style-name="T2">#</text:span></text:a></text:p>
      <text:p text:style-name="P2">比自然葬還要再自然一點。<text:span text:style-name="T3"> <text:line-break/><text:line-break/></text:span>前幾個星期看到這個<text:span text:style-name="T3"><text:s/>TED MED</text:span>，講者本身是殯葬業者，提到這種「有機分解」遺體的方式；和先火化相比，又少了一點空汙，少用了些能源；其餘的可結合目前北京的自然葬。我覺得聽起來也挺好的。<text:span text:style-name="T3"> <text:line-break/><text:line-break/>A burial practice that nourishes the planet <text:line-break/>https://youtu.be/aUmMFZkni5k </text:span></text:p>
      <text:p text:style-name="P1"><text:span text:style-name="T1">陳真</text:span><text:s/>  |  2017.03.26 22:04   |   <text:a xlink:type="simple" xlink:href="http://palinfo.habago.org/Entry?Command=Information_PrintForum&amp;iPage=175#FORUM35557"><text:span text:style-name="T2">#</text:span></text:a></text:p>
      <text:p text:style-name="P4"><text:span text:style-name="T3">(</text:span>續<text:span text:style-name="T3">) <text:line-break/><text:line-break/></text:span>台灣很小，見識小，眼界小，心眼小，所思所想什麼都很小，一點點鼻屎大的東西就能得意非凡，台灣之光，宇宙盛事，顧盼自雄。相反地，大陸卻什麼都很大，大戰略，大格局，大眼光，超英趕美，大江大海大國大民大氣魄，小河小川根本看不上。<text:span text:style-name="T3"> <text:line-break/><text:line-break/></text:span>但有個很重要的東西，不會寫進學經歷履歷表、不會列為國家政策發展目標的東西，比小還小，比大還大，微妙而難以量化；像空氣一樣，看不見，摸不著，但若少了它，生活就不好過。<text:span text:style-name="T3"> <text:line-break/><text:line-break/></text:span>最近又有些莫名其妙的什麼國際調查，一會兒說台灣是全世界大家最想移民的地方，一會兒又拿了個<text:span text:style-name="T3"><text:s/>"</text:span>人民最友善<text:span text:style-name="T3">" </text:span>的世界冠軍；這些年，政治上更炒作一個流行辭彙說什麼<text:span text:style-name="T3"><text:s/>"</text:span>台灣最美的風景是人<text:span text:style-name="T3">"</text:span>，那其實就好比方說<text:span text:style-name="T3"><text:s/>"</text:span>印度是全世界最乾淨的地方<text:span text:style-name="T3">" </text:span>一樣詭異。這是在反諷才對吧。<text:span text:style-name="T3"> <text:line-break/><text:line-break/></text:span>當然，如果你是洋人或日本鬼子或講話拉長尾音的韓國人，那麼，台灣肯定就是天堂了，何止友善，陪上床都搶著來呢。又或者，假若你是個所謂帥哥美女，衣著光鮮時尚，或是個大老闆派頭的人，台灣人對你肯定也會很友善。倘若你什麼都不是，甚至看起來跟我一樣卑微不起眼，顯然缺乏社會成就，那就保證有你受的了。萬一你又更低一級，看起來像個外勞，或是皮膚有點黑，疑似來自東南亞，泰國，越南，印尼，柬埔寨等等等，那麼，台灣絕對是你的地獄。如果你想體會人間疾苦，鍛鍊心志，培養堅忍不拔忍辱負重唾面自乾的高尚情操，那你肯定是來對地方了。<text:span text:style-name="T3"> <text:line-break/><text:line-break/></text:span>像個業務員一樣，每天在外東奔西跑，到處洽公洽私，看到<text:span text:style-name="T3"><text:s/>"</text:span>同胞<text:span text:style-name="T3">" </text:span>常感害怕，就連路邊買杯奶茶或看個病都常覺得很有壓力，因為不知對方是熊是虎，經常得事先想好台詞，在心裡多演練幾回，以免屆時講得不夠流利迅速簡明扼要，會給自己招來鄙夷不屑與刁難責罵。<text:span text:style-name="T3"> <text:line-break/><text:line-break/></text:span>有一天，去那個<text:span text:style-name="T3"><text:s/>"</text:span>外觀美侖美奐、但內在素質卻難以恭維<text:span text:style-name="T3">" </text:span>的高雄總圖辦理借書證。偌大的櫃台沒有半個顧客，櫃台裏頭僅剩兩個工作人員，玩手機，發呆，上網，閒閒沒事。我來到其中一個櫃台前，是個大約<text:span text:style-name="T3">20</text:span>歲出頭的女生，手機正看得入神，一邊看一邊還會對著手機發笑，一副杏臉含春，可能正在跟男朋友調情。如此溫馨浪漫的一刻，我居然說要辦借書證，真是太沒內涵了。對方一聽，果然立刻變臉，原本春意蕩漾在臉上，瞬間變成魔笛裏頭那個夜后，甩著下巴，指示方向，要我到隔壁櫃台辦理，而且用字措詞相當簡潔有力，冷冷地說：<text:span text:style-name="T3">"</text:span>到隔壁<text:span text:style-name="T3">"</text:span>。<text:span text:style-name="T3"> <text:line-break/><text:line-break/></text:span>我膽子小，立即受到驚嚇，自慚形穢之餘，趕緊依著對方下巴指示的方向轉問她鄰座的工作人員。這兩位工作人員彼此之間距離不到一公尺，應該可以聽到<text:span text:style-name="T3"><text:s/>"</text:span>到隔壁<text:span text:style-name="T3">" </text:span>這項鏗鏘有力的指令。不過，為了顯示內涵，我照樣先清一清喉嚨，盡量發出就像對老佛爺講話那般溫柔卑微的聲音，<text:span text:style-name="T3">"</text:span>請問，我想辦理借書證是不是來這邊辦？<text:span text:style-name="T3">" </text:span>我這一問其實是廢話，因為桌上就掛了個牌子寫個<text:span text:style-name="T3"><text:s/>"</text:span>辦理借書證<text:span text:style-name="T3">"</text:span>。<text:span text:style-name="T3"> <text:line-break/><text:line-break/></text:span>這回對方年紀更小了，可能連<text:span text:style-name="T3">20</text:span>歲都不到，也是個女的，雖然看起來閒閒沒事坐在那邊發呆，其實很可能內心正在澎湃洶湧地思索著人生哲理，我這一問，打斷了她深邃的思考，對方立即面露極度不悅神色。她並不打算浪費時間回答我的問話，而是直接說：<text:span text:style-name="T3">"</text:span>拿來<text:span text:style-name="T3">"</text:span>，用字遣詞同樣十分簡潔俐落；萬一惹得她更不高興，恐怕會只剩一個字<text:span text:style-name="T3"><text:s/>"</text:span>拿<text:span text:style-name="T3">"</text:span>。<text:span text:style-name="T3"> <text:line-break/><text:line-break/></text:span>我開始手心冒冷汗，膽怯地問說：<text:span text:style-name="T3">"</text:span>拿什麼？<text:span text:style-name="T3">" </text:span>這下她更不耐煩了，回說：<text:span text:style-name="T3">"</text:span>證件！<text:span text:style-name="T3">"</text:span>，音調瞬間提高了八度。我很害怕，很小聲地問說：<text:span text:style-name="T3">"</text:span>是身份證嗎？<text:span text:style-name="T3">" </text:span>這下她更火了，音調和分貝同時再加碼：<text:span text:style-name="T3">"</text:span>不然咧？<text:span text:style-name="T3">" </text:span>台灣人講這三個字縮寫的意思是：<text:span text:style-name="T3">"</text:span>廢話，看證件不是看身份證不然是要看什麼？你是存心要惹老娘不爽嗎？<text:span text:style-name="T3">" <text:line-break/><text:line-break/></text:span>但我之所以問哪一種證件是因為台灣證件有許多種，學生證，教師證，健保卡，駕照，什麼一卡通，戶籍謄本，戶口名簿，健保卡<text:span text:style-name="T3">....</text:span>等等等，而且，我來辦理借書證之前有先做過研究，需提供戶口名簿。<text:span text:style-name="T3"> <text:line-break/><text:line-break/></text:span>總之，我就趕緊把身份證給了她。她看了一眼就丟還給我，只差沒有當成飛鏢射過來，同時冷冷地指著遙遠的前方一排電腦說：<text:span text:style-name="T3">"</text:span>去那邊辦，辦完再過來<text:span text:style-name="T3">"</text:span>。我原本忍辱負重唾面自乾的修養，至此幾乎快要憋不住了，不過我趕緊默念著忍經，想著忍教的教條，硬是再度忍了下來。<text:span text:style-name="T3"> <text:line-break/><text:line-break/></text:span>我之所以差點忍不住是因為我事先都有做過功課，總圖辦理借書證有兩種方式，一種是從網上自己填資料，然後再去櫃台取證；當然，你也可以直接去櫃台請工作人員幫你填寫，直接辦證。我平常很不喜歡接觸電腦，加上電腦表格字體往往太小，很傷眼力，所以我就選擇人工辦證，但她卻硬是要叫我自己去網路辦<text:span text:style-name="T3"><text:s/>(</text:span>而且完全不做任何說明，就指著遠處的電腦說<text:span text:style-name="T3"><text:s/>"</text:span>自己去那邊辦<text:span text:style-name="T3">")</text:span>，那她來這邊工作領薪水是存心來納涼的嗎？今天假若我是一個不太懂得操作電腦的人呢，我是不是當場就慌了，不知所措了呢。<text:span text:style-name="T3"> <text:line-break/><text:line-break/></text:span>我那時心裏想，好吧，身為忍教教主，我就再忍你一次，等我填完網路資料後，妳若再繼續這樣態度惡劣，我也不打算再客氣了。不過很可惜，當我回到櫃台時，那兩個女的已經不見了，剩一個中年男子，態度還不錯。但我打算，以後若有需要再辦些什麼事時，我會盡量找那兩個女的來辦，讓她們有發揮專長的機會，然後我再請館方主管來處理這樣一種況狀，看看這樣的工作人員究竟適不適任。<text:span text:style-name="T3"> <text:line-break/><text:line-break/></text:span>在英國大大小小的圖書館，你就算再蠢再困難再瑣碎的疑問或要求，館員肯定也會盡其所能幫助你，就像你的書僮似的。我特別懷念那十年寒窗，經常在劍橋總圖<text:span text:style-name="T3"><text:s/>south wing </text:span>四樓專門存放哲學的那一帶樓層活動。每到黃昏，難得的一點夕陽灑落窗邊，非常淒美，泫然欲泣，太美了，要是這一刻就永遠這樣下去該有多好。<text:span text:style-name="T3"> <text:line-break/><text:line-break/></text:span>更多時候，窗外是灰暗蕭瑟的一片天空，特別孤獨，無邊無際的時空，彷彿自己一下就老了千年似的。劍橋這棟總圖，百年的古老建築，狹隘的空間，甚至桌上地上都塞滿了書，樓層間的小樓梯只夠一人通行，走起路來地板咯吱咯吱響。論硬體之美侖美奐，劍橋總圖跟高雄總圖根本不能比，太寒酸了，人家高雄總圖可是文化大建設的一個城市地標呢，金碧輝煌，只差牆壁和馬桶沒有鍍上<text:span text:style-name="T3">18K</text:span>金。可是，那樣的<text:span text:style-name="T3"><text:s/>"</text:span>大<text:span text:style-name="T3">" </text:span>是個重點嗎？光有其大，卻無其微，有意義嗎？<text:span text:style-name="T3"> <text:line-break/><text:line-break/></text:span>不過，書看不看無妨，死不了人，病可不一樣，事關重大。畢竟沒有人喜歡來醫院，就好像沒人喜歡上當鋪一樣，來者總有所求。<text:span text:style-name="T3"> <text:line-break/><text:line-break/></text:span>醫界算是我的原始地盤了。但我通常是微服出巡，盡一切可能不透露自己的醫生身份，因為我不喜歡成為特權，我希望人們待我一視同仁。但也因此經常在看病就診過程中飽受窩囊氣，例子講不完，要舉上一百個例都不是問題。<text:span text:style-name="T3"> <text:line-break/><text:line-break/></text:span>比方說有一天，做所謂新進員工體檢，來到<text:span text:style-name="T3">X</text:span>光室，正準備要進去報到時，我手上一堆證件和文件掉了，掉滿地，信用卡更是散落一地。我慌慌張張趕緊撿起來想放回皮夾，突然聽到一陣怒吼，就像部隊裏長官叫罵部屬那種怒吼：<text:span text:style-name="T3">"</text:span>進來！進來！<text:span text:style-name="T3">"</text:span>。我慌慌張張說<text:span text:style-name="T3"><text:s/>"</text:span>對不起，等我一下<text:span text:style-name="T3">"</text:span>，一邊忙著收拾散落一地的卡片、證件和醫療文件。對方立即再度提高音量怒吼著：<text:span text:style-name="T3">"</text:span>進來！進來！先進來！<text:span text:style-name="T3">" <text:line-break/><text:line-break/></text:span>我膽子小，又怕了，顧不得收拾手上一堆東西，趕緊進去報到。對方是個男的，差不多二、三十歲，看起來相當時尚、一點也不帥但應該自以為很帥的那一類型，二話不說，再度發號施令，像警方在命令搶匪一樣：<text:span text:style-name="T3">"</text:span>把包包放下<text:span text:style-name="T3">"</text:span>。我找個桌面趕緊把書包放著。書包裏東西多，重心稍微有點不穩，略微傾斜，但根本不礙事。不過，這位班長還是很不爽，罵說：<text:span text:style-name="T3">"</text:span>放好！放好！<text:span text:style-name="T3">" </text:span>明明已經放好了，我一頭霧水，不知道他到底是希望怎麼放才叫做<text:span text:style-name="T3"><text:s/>"</text:span>把包包放好<text:span text:style-name="T3">"</text:span>，但他也不多說，就光擺出一副<text:span text:style-name="T3"><text:s/>"</text:span>我真受不了你這個白癡<text:span text:style-name="T3">" </text:span>的那種極度不屑的表情。<text:span text:style-name="T3"> <text:line-break/><text:line-break/></text:span>然後，我就趕緊自行走到<text:span text:style-name="T3">X</text:span>光機前面，因為我是醫生，我知道照<text:span text:style-name="T3">X</text:span>光的各種角度，知道該怎麼擺出標準檢查姿勢，於是一站到機器前就自動擺好檢查姿勢。這下慘了！冒犯了他的專業了！他很生氣，很不屑地兩手插腰，站到我旁邊，不發一語，露出非常不屑、不耐煩的表情盯著我看。那個表情就是說：<text:span text:style-name="T3">"</text:span>你這個白癡到底是在幹什麼？！<text:span text:style-name="T3">" <text:line-break/><text:line-break/></text:span>我看他都不說話，就小聲問他，並且盡量用一種最卑微的聲音問說：<text:span text:style-name="T3">"</text:span>那我應該怎麼做呢？<text:span text:style-name="T3">" "</text:span>班長<text:span text:style-name="T3">" </text:span>還是不回答，依然維持兩手插腰的不屑姿勢說：<text:span text:style-name="T3">"</text:span>錯了！錯了！不是這樣！<text:span text:style-name="T3">" </text:span>我說，<text:span text:style-name="T3">"</text:span>那應該怎麼做呢？<text:span text:style-name="T3">" "</text:span>班長<text:span text:style-name="T3">" </text:span>還是不回答，反覆說<text:span text:style-name="T3"><text:s/>"</text:span>錯了！錯了！<text:span text:style-name="T3">"</text:span>。我趕緊自行揣摩上意，微調姿勢。他更不耐煩了，彷彿我是他的殺父仇人似的，充滿憤恨與厭惡。我很客氣地說，<text:span text:style-name="T3">"</text:span>那你要不要教我怎麼做？<text:span text:style-name="T3">" </text:span>不過他還是不說話也不做任何明確指示，始終就是維持一副<text:span text:style-name="T3"><text:s/>"</text:span>我真是受不了你這個白癡那種表情。<text:span text:style-name="T3">" </text:span>最後，他很不屑地說：<text:span text:style-name="T3">"</text:span>算了！就這樣！<text:span text:style-name="T3">" </text:span>這才結束一次<text:span text:style-name="T3"><text:s/>X</text:span>光檢查。<text:span text:style-name="T3"> <text:line-break/><text:line-break/></text:span>其實我又不是第一天出社會，我接觸過的人就算沒有百萬也有數十萬，我怎麼可能不知道這是什麼一回事，他其實就只是想作威作福羞辱你，隨便找個藉口，就是要讓你感覺你自己好像很差勁很糟糕很蠢很笨，耽誤了他寶貴的時間似的，也許從中可以得到某種滿足或身為權力者的快感吧。我發現，有些時候，越是基層，似乎越常有類似心態。<text:span text:style-name="T3"> <text:line-break/><text:line-break/></text:span>我被這<text:span text:style-name="T3"><text:s/>"</text:span>班長<text:span text:style-name="T3">" </text:span>就這樣一路罵到底，檢查完之後，我還鞠躬跟他說謝謝呢。但我心裏自然是很不痛快；不是因為我自己，而是因為他既然會對我這樣，肯定也會對別人這樣。這不會是第一次，也不會是最後一次。<text:span text:style-name="T3"> <text:line-break/><text:line-break/></text:span>從醫學中心到最偏遠最基層的醫療院所，我都曾經待過，每當看著醫院同事們對待病人的惡劣態度，心裏就特別沮喪，經常就像壓著一塊千斤巨石似的。不管去到哪工作，每個同事對我都非常照顧非常好，經常好到就像我媽似的，可是，每當看到她們對待病人那種不當一回事的隨意打發，或甚至是態度惡劣，我就心裏特別難受。<text:span text:style-name="T3"> <text:line-break/><text:line-break/></text:span>許多時候，常想當場糾正，但我知道這樣一種糾正其實是沒有多大意義的。我位階比他高，或是同樣都是醫生，糾正當然會很有效；特別是當我位階遠遠比對方高時，他甚至會感到害怕。這樣一種糾正，只能糾正一時的行為，但卻改不了由衷的那顆心。就比方說這位操作<text:span text:style-name="T3">X</text:span>光機的技術員，我若當場亮出身份說我是貴院即將上任的醫生哦，他肯定會很難堪。給人這樣一種因為<text:span text:style-name="T3"><text:s/>"</text:span>畏懼更高權威<text:span text:style-name="T3">" </text:span>的難堪，毫無意義。<text:span text:style-name="T3"> <text:line-break/><text:line-break/></text:span>曾經問一個護士，<text:span text:style-name="T3">"</text:span>為什麼我們醫院對待病人像對待仇人那樣？<text:span text:style-name="T3">" </text:span>她笑呵呵地說，<text:span text:style-name="T3">"</text:span>當然啊，這地區的病人都是一些窮人，老人，不識字的人，水準很低，有的耳朵聽不見，腦袋不清楚又常常亂問，有一些甚至很不講理，被他們煩久了之後，大家自然就很習慣罵病人<text:span text:style-name="T3">"</text:span>。<text:span text:style-name="T3"> <text:line-break/><text:line-break/></text:span>我光聽而沒回答，但我知道這不成理由。越是無助的，弱小的，無知的，貧病孤苦無依的，難道不是應該受到更好的協助與對待才對嗎？至於那些所謂不講理的病人，在這麼大的一個醫院裏頭，在醫病關係下，他還能不講理到什麼地步？再說，醫院不是法院，病人不是敵人，人在病痛中，焦急難免，家屬往往更是如此，醫護人員因此受點所謂委屈又如何？能傷得了你什麼？<text:span text:style-name="T3"> <text:line-break/><text:line-break/></text:span>當然，所謂包容，並不是包容那些純粹惡意使壞為所欲為耍流氓的狀況。精神科急診或門診常有一些酒癮、藥癮病人或精神病患，有時態度很不好，往往強人所難，就連我這麼卑微客氣的醫生都曾經好幾次面臨拳頭相向。比方說急紾來了病患，明明沒有病床讓他住院，我要幫他在其它醫院尋找病床，對方家屬卻不肯，硬是要住本院，於是就以為他可以用暴力威脅我就範，順其所願。類似狀況，屢見不鮮。<text:span text:style-name="T3"> <text:line-break/><text:line-break/></text:span>在台灣，民主意識往往變成<text:span text:style-name="T3"><text:s/>"</text:span>你爸我最大<text:span text:style-name="T3">" </text:span>的一種<text:span text:style-name="T3"><text:s/>"</text:span>唯我獨尊<text:span text:style-name="T3">" </text:span>意識，醫護人員確實很不好當。不過，不講理者畢竟是少數，絕大多數病人還是很客氣的。再說，當對方越是態度惡劣、越是不講理時，醫護人員難道不是更應該注意自己的態度？避免引起更大的衝突。否則，難道是要怎樣？硬碰硬打架對嗆嗎？<text:span text:style-name="T3"> <text:line-break/><text:line-break/></text:span>講一堆，無非只是想說：有個很重要很重要的東西，比原子小還小，比宇宙還大，微妙而難以量化。它像空氣一樣，看不見，摸不著，但若少了它，生活就不好過。可別說什麼天下烏鴉一般黑，我可是見識過其它社會的，我知道天底下有不一樣顏色的鳥，不是只有烏鴉。</text:p>
      <text:p text:style-name="P1"><text:span text:style-name="T1">楊宏</text:span><text:s/>  |  2017.03.26 07:27   |   <text:a xlink:type="simple" xlink:href="http://palinfo.habago.org/Entry?Command=Information_PrintForum&amp;iPage=175#FORUM35556"><text:span text:style-name="T2">#</text:span></text:a></text:p>
      <text:p text:style-name="P2">塵歸塵土歸土，還我本來面目，全其天真。喜歡。<text:span text:style-name="T3"> <text:line-break/>' <text:line-break/></text:span>北京晨報訊（首席記者<text:span text:style-name="T3"><text:s/></text:span>崔紅）昨天，本市首次舉行「自然葬」骨灰安放儀式，意味著自然葬<text:span text:style-name="T3">——</text:span>這一新的殯葬方式正式推出。<text:span text:style-name="T3">31</text:span>位逝者的骨灰被永久性安放在朝陽區長青園墓區，由於使用可降解骨灰罐，骨灰最終將融入土地。這種不保留骨灰的安葬方式費用全部由政府買單，市民無須付費。<text:span text:style-name="T3"> <text:line-break/><text:line-break/></text:span>　　自然葬，不同於一般的花葬、樹葬、草坪葬<text:span text:style-name="T3">——</text:span>留有骨灰，同時在小型紀念碑上刻有逝者名字。自然葬採用特殊木質的骨灰容器，大約半年內即可自然降解，骨灰隨之融入大地。整個葬區不建墓基、墓碑和硬質墓穴，只是一片草坪，前有楊柳，後有松柏，旁邊則是一片湖水。<text:span text:style-name="T3"> <text:line-break/><text:line-break/></text:span>　　自然葬區不設任何標識<text:span text:style-name="T3"> <text:line-break/><text:line-break/></text:span>　　昨天的安葬現場，安靜、肅穆、溫馨。著深綠色制服的禮賓人員捧著泛著白瓷光芒的骨灰罐穩穩前行，著黑色制服的工作人員打著黑傘一路陪伴。一行人來到葬區，現場已開闢好<text:span text:style-name="T3">31</text:span>個土穴，土穴的大小剛好能放入一個骨灰容器。禮賓人員單膝下跪，將骨灰罐緩緩放入大約深<text:span text:style-name="T3">2</text:span>米的土穴內，先撒幾把花瓣，再附上幾把黑土，然後用草坪封住。<text:span text:style-name="T3">31</text:span>份骨灰陸續放入土中，<text:span text:style-name="T3">100</text:span>多位逝者親屬手捧菊花，見證這神聖一刻，有人默默流淚，但沒有哭泣之聲。<text:span text:style-name="T3"> <text:line-break/><text:line-break/></text:span>　　骨灰落葬後，家屬並不清楚自己親人的骨灰具體安放在哪一處安葬點，整個自然葬區沒有任何標識留存，看上去跟普通一片大草坪沒什麼區別。家屬只知道「親人就葬在這片綠地中」。人們把手中的菊花拋向草地，有人則流連在草坪中，久久不願離去，做最後的告別。<text:span text:style-name="T3"> <text:line-break/><text:line-break/></text:span>　　家屬獲銅質紀念牌<text:span text:style-name="T3"> <text:line-break/><text:line-break/></text:span>　　禮畢後，家屬可以得到一塊銅質的二維碼紀念牌，標牌上寫有親人名字，二維碼配有原木盒子，盒蓋上雕有菊花。掃碼後，可看到逝者的生活照片、視頻集錦、人物傳記、親友圈、家譜樹、緬懷平台等。這個二維碼只為逝者家庭定制，人們可以在這份特殊的家族紀念平台上，與逝去的親人「說話」，給逝者奉上鮮花、點燃蠟燭等，健在的老人們甚至還可以通過這個平台，留下自己的遺囑，寫下墓誌銘，跟子女交代後事等等。<text:span text:style-name="T3"> <text:line-break/><text:line-break/></text:span>　　據相關工作人員介紹，<text:span text:style-name="T3">1</text:span>平方米的區域可安葬<text:span text:style-name="T3">10</text:span>名逝者骨灰，土地利用率是傳統墓地葬的<text:span text:style-name="T3">10</text:span>倍，這片草坪面積雖不大，但是可以安葬<text:span text:style-name="T3">1.5</text:span>萬份骨灰。由於這是本市首批骨灰自然葬，今後是以集體安葬方式統一下葬，還是逝者骨灰隨來隨葬尚未確定，「要根據市民的接受程度和業務量來確定。」相關工作人員告訴北京晨報記者。<text:span text:style-name="T3"> <text:line-break/><text:line-break/></text:span>　　安葬費由政府補貼<text:span text:style-name="T3"> <text:line-break/><text:line-break/></text:span>　　根據北京市相關規定，採用自然葬方式安放親人骨灰，市民不用掏一分錢，每份骨灰安葬成本價為<text:span text:style-name="T3">4000</text:span>元，全部由政府直接補貼給公墓，用於業務辦理、購置可降解骨灰容器，提供告別、安葬儀式、日常祭掃、共祭等禮儀和安葬服務。<text:span text:style-name="T3"> <text:line-break/>http://news.sina.com.cn/o/2017-03-26/doc-ifycspxn9872709.shtml?cre=sinapc&amp;;mod=g&amp;;loc=1&amp;;r=0&amp;;doct=0&amp;;rfunc=68&amp;;tj=none&amp;;s=0 </text:span></text:p>
      <text:p text:style-name="P3"/>
      <text:p text:style-name="P1"><text:span text:style-name="T1">陳真</text:span><text:s/>  |  2017.03.24 19:37   |   <text:a xlink:type="simple" xlink:href="http://palinfo.habago.org/Entry?Command=Information_PrintForum&amp;iPage=176#FORUM35554"><text:span text:style-name="T2">#</text:span></text:a></text:p>
      <text:p text:style-name="P2">幾年前，回去了一趟劍橋，每天待在圖書館，日月晨昏，由開館到閉館。有一天，突然聽到廣播說有火警，要求所有人立即疏散。我收拾書包，抱了一堆準備要借回家的書來到出口處，準備刷卡借書。<text:span text:style-name="T3"> <text:line-break/><text:line-break/></text:span>館員說，不用刷了，全部的書你就直接拿走吧，要我趕緊<text:span text:style-name="T3"><text:s/>"</text:span>逃命<text:span text:style-name="T3">"</text:span>。我有點訝異，因為現場狀況根本一點都不緊急，先去大個便、補個妝再來逃命肯定都還來得及，哪來的火啊？連個煙也沒看到，但英國人就是這樣，人命關天，一板一眼，就連珍貴古書它都可以統統不要了，你的命比較重要。說實話，我當時心裏其實是有點感動的。因為館員顯然根本不在乎我或其他人帶走多少書，而只是一味請大家儘快疏散。<text:span text:style-name="T3"> <text:line-break/><text:line-break/></text:span>後來，如我所預料，哪來什麼火警，不過就是某台機器散熱不好，冒了點煙。但在英國人眼裏，這可不得了了，所有緊急程序立即啟動，一點絕不馬虎。整個圖書館立即徹底淨空、封館，外頭一堆消防車救護車待命。<text:span text:style-name="T3"> <text:line-break/><text:line-break/></text:span>在英國住過學校宿舍的人應該都曾遇過，偌大的宿舍，學生多，所以常常在<text:span text:style-name="T3"><text:s/>"</text:span>火警<text:span text:style-name="T3">"</text:span>，其實哪來什麼火警，往往不過就是廚房火爐忘了關，燒焦食物，冒了點煙。但是英國人絕不會抱持一絲僥倖，每次都如臨大敵。即便天寒地凍的大半夜也一樣，宿舍所有人還是得立即疏散撤離，並且規定要在特定安全地點聚集，以便掌握人員疏散狀況，才知道可能還有誰沒<text:span text:style-name="T3"><text:s/>"</text:span>逃<text:span text:style-name="T3">" </text:span>出來。<text:span text:style-name="T3"> <text:line-break/><text:line-break/></text:span>我基本上也是個小題大作、力求完美的人，但是跟英國人比起來就小巫見大巫了。對英國人來講，事無大小，每一次都很認真，即便是第一千次一萬次，仍然彷彿是第一次遇到似的。這種認真、龜毛的程度，我還真是自嘆弗如。我認識的台灣人裏頭，大概只有一個陳定南是這樣一種認真、求完美的性格，一就一，二就二，絕不馬虎。<text:span text:style-name="T3"> <text:line-break/><text:line-break/></text:span>基本上來講，台灣人或華人全是胡適筆下的<text:span text:style-name="T3"><text:s/>"</text:span>差不多先生<text:span text:style-name="T3">"</text:span>，凡事差不多就好，頗有小聰明，卻沒有大智慧，知道如何省事、鑽營、走捷徑抄小路，但是，遇到真的出事時，卻又比誰更會議論紛紛，所有人立即變成檢討大師，很會檢討，指責這裏疏忽了，那裏漏掉了，少了這個步驟那個程序，講得頭頭是道，口沫橫飛。至於出了事<text:span text:style-name="T3"><text:s/>"</text:span>被<text:span text:style-name="T3">" </text:span>檢討的倒霉鬼，心裏大概也只能自認倒霉，大家都沒事，就我一個人倒霉，偏偏搞出事情來。<text:span text:style-name="T3"><text:line-break/><text:line-break/></text:span>比方說前些日子遊覽車翻覆，一口氣摔死三十幾條人命。你看，檢討聲浪如排山倒海一般壯觀，每天疲勞轟炸，彷彿全民運動。可是，何必自欺欺人呢？有個司機避著鏡頭，他不說了嗎，他說：<text:span text:style-name="T3">"</text:span>什麼驗車？騙鬼啦，全部都是假的啦！<text:span text:style-name="T3">"</text:span>。內行人都知道，這類驗車，想驗不過還真難，只要有點人脈，然後再撒點錢，保證你所有車輛都能通過檢驗合格。<text:span text:style-name="T3"> <text:line-break/><text:line-break/></text:span>可是，一旦出事檢討起來，就開始鉅細靡遺地找問題來檢討檢討，往往全民參與檢討，非常熱烈，什麼司機太累啦，車速太快啦，車頂不牢靠啦，座位不紮實啦<text:span text:style-name="T3">...</text:span>講得好像這些事都很罕見似的。可是，事實上這一切不就是分分秒秒不斷在發生或存在這島上的一種基本生活常態嗎？<text:span text:style-name="T3"> <text:line-break/><text:line-break/></text:span>台灣人很喜歡講什麼<text:span text:style-name="T3"><text:s/>SOP</text:span>，這個詞是我十年前在台大當公務員醫生時學來的一個官僚機構常用詞。在這之前，因為我人長年住在國外，從未聽過。回到台灣之後，看同事門個個朗朗上口，什麼<text:span text:style-name="T3"><text:s/>SOP SOP </text:span>地講不停，原本我還納悶大家幹嘛一直講肥皂肥皂。但我看大家講得那麼自然而專業，想必這詞裏頭有一番大家應該都要懂的大學問，所以我也不好意思發問。過了很長一段時間。我才慢慢自行摸索領悟出什麼是<text:span text:style-name="T3"><text:s/>SOP</text:span>，我原本還以為是<text:span text:style-name="T3"><text:s/>"</text:span>肥皂<text:span text:style-name="T3">" </text:span>的英文少拼了個<text:span text:style-name="T3"><text:s/>A </text:span>字。記得我還曾問過學姐有沒有聽過<text:span text:style-name="T3">SOP</text:span>這個詞，為什麼台大的同事們常常嘴上掛著這個奇怪的詞？她怎麼回答的我忘了。<text:span text:style-name="T3"> <text:line-break/><text:line-break/></text:span>記得剛到英國時，有一天，我住的學生宿舍入口階梯處來了兩、三個工人，低著頭圍一圈，大家盯著地上瞧，好像正在研究、協商地上有個什麼困難的工作似的。我原本以為發生什麼慘案或是什麼大工程要進行，結果不是啦，原來是那階梯<text:span text:style-name="T3">(</text:span>一共只有四階，我一步就能跨過<text:span text:style-name="T3">)</text:span>角落處有個小裂縫，掉了一小塊水泥，差不多是一個銅板大。他們若不說，我恐怕就算住一百年也不會去注意到那裏有個裂縫。這麼小的一個事，英國人果然又如臨大敵了，不趕緊補好怎麼行呢，人命關天啊。<text:span text:style-name="T3"> <text:line-break/><text:line-break/></text:span>台灣人卻是另一個極端。天大的事，只要不是我家的事，統統都是不重要的事。什麼<text:span text:style-name="T3">SOP</text:span>、法令規章一大堆，都講得很好聽，但是有人當真嗎？少之又少。那些都只是一種裝飾品，不能當真的。誰當真，誰就輸了。<text:span text:style-name="T3"> <text:line-break/><text:line-break/></text:span>今天發生了一件我幾乎每天平均會遇到十次的<text:span text:style-name="T3"><text:s/>"</text:span>小事<text:span text:style-name="T3">"</text:span>，簡單說就是各式各樣的不良駕駛。但是，這回比較特別，應該可以說是我開車二十年來所曾遇過最離譜的一次，一輛開往高雄的統聯客運<text:span text:style-name="T3"><text:s/>(</text:span>只看到車牌前三個字是<text:span text:style-name="T3">327)</text:span>，地點是在岡山和楠梓之間，時間是中午<text:span text:style-name="T3">12</text:span>點到<text:span text:style-name="T3">12</text:span>點<text:span text:style-name="T3">20</text:span>幾分之間。這輛統聯客運的司機，不知道是發神經還是喝醉酒，當然也可能是心理變態存心取樂，莫名其妙就黏在我的車子後面，車距很可能連<text:span text:style-name="T3">50</text:span>公分都不到，存心就是要表演特技，刻意製造各種千鈞一髮的驚險鏡頭。<text:span text:style-name="T3"> <text:line-break/><text:line-break/></text:span>這種事是台灣人的常態，越是大卡車或遊覽車往往就越惡劣，但是，這種常態通常是發生在對方想要趕路時，但是今天比較特別，這個司機顯然沒有趕路之意，他就這樣黏在我車子後面表演特技，前後長達十幾分鐘，玩得非常開心，一直玩到楠梓站，他的目的地到了，方才<text:span text:style-name="T3"><text:s/>"</text:span>依依不捨<text:span text:style-name="T3">" </text:span>地下交流道離去。<text:span text:style-name="T3"> <text:line-break/><text:line-break/></text:span>就像李雪蓮一樣，我今天一整個下午什麼事都不用做，就忙著打電話，打給統聯的楠梓站、建國路，打給它們的總機及什麼申訴專線，得到的回應竟然是：<text:span text:style-name="T3">"</text:span>我們公司車很多，沒法查<text:span text:style-name="T3">"</text:span>，但是，時間和到站地點都如此精確，在那十幾二十分鐘之內能有幾輛車牌有著<text:span text:style-name="T3"><text:s/>"327" </text:span>的車會到達楠梓站或建國路站？要不要查而已，怎麼可能查不到？<text:span text:style-name="T3"> <text:line-break/><text:line-break/></text:span>統聯說，要有完整車牌才行。但我說，這輛人渣開的車就黏在我背後，毫無間隙，我怎麼可能看得見完整車牌？<text:span text:style-name="T3"> <text:line-break/><text:line-break/></text:span>後來還是說不通，於是我就說我要去報案，並且打算提供行車記錄器給電視台舉發<text:span text:style-name="T3">(</text:span>後來發現我這機器根本沒有放入記憶卡<text:span text:style-name="T3">)</text:span>，指控你們公司危險駕駛。我不是開玩笑，而是真的這麼做。於是我就先打電話去兩個相關單位，什麼公路總局申訴電話以及什麼國道警察局，統統都說沒法查，說我應該直接找統聯。<text:span text:style-name="T3"> <text:line-break/><text:line-break/></text:span>可是，重點是，這樣一種發神經的危險駕駛，就在高速公路上長時間這樣一路拿著別人的命來玩，難道官方或警方都不需要去了解一下狀況？是不是每次都要等出了事死一堆人之後，然後才來全國官民比賽看誰最會檢討。<text:span text:style-name="T3"> <text:line-break/><text:line-break/></text:span>我拿他們沒辦法，後來只好打<text:span text:style-name="T3">110</text:span>報警。我說我要報案，但我說我這案子並不是因為我個人受了什麼傷，我不是為了自己來報案，而是我想向警方具名報備統聯公司有這麼一個恐怖司機的存在，我願意具名負責，請你們調閱路口監視器找出這個危險人物，了解一下他到底是怎麼了，怎麼會有這樣的客運司機，居然在高速公路上故意製造他人的生命危險狀況。<text:span text:style-name="T3"> <text:line-break/><text:line-break/></text:span>警察很客氣，但他還是不願受理，並且說我應該當場打電話給國道警察局，說現在報案太慢了。我說我當場若一個不小心就沒命了，怎麼可能還有機會找出手機來上網然後找出電話號碼當場報案？他說，那下次就要記得這麼做。我反問他說，開高速公路遇到這種狀況可以一邊開車一邊打手機報案嗎？他說，你當然要來到安全地方才打電話啊。我原本想說，<text:span text:style-name="T3">"</text:span>當我來到安全地方才打這通電話時，你卻又說我怎麼不<text:span text:style-name="T3"><text:s/>'</text:span>當場<text:span text:style-name="T3">' </text:span>打，怎麼不<text:span text:style-name="T3"><text:s/>'</text:span>馬上<text:span text:style-name="T3">' </text:span>找國道警察報案，<text:span text:style-name="T3">'</text:span>當場<text:span text:style-name="T3">' </text:span>把對方攔下？<text:span text:style-name="T3">" <text:line-break/><text:line-break/></text:span>警察很客氣，雖然不受理報案，也不準備做任何處理或了解，但我跟他要了一個他所建議的<text:span text:style-name="T3"><text:s/>"</text:span>當場報案用的<text:span text:style-name="T3">" </text:span>國道警察電話。電話是<text:span text:style-name="T3"><text:s/>6283156</text:span>，我說這電話號碼怎麼那麼短？前面要加<text:span text:style-name="T3">02</text:span>嗎？他說，正確的打法是<text:span text:style-name="T3"><text:s/>06283156</text:span>，前面加個<text:span text:style-name="T3">0</text:span>，但我還是覺得號碼太短，跟他再度確認兩次，他還是說<text:span text:style-name="T3">06283156</text:span>沒錯。<text:span text:style-name="T3"> <text:line-break/><text:line-break/></text:span>跟警察通完電話，我就再撥給他所推薦的這支<text:span text:style-name="T3"><text:s/>"</text:span>下次可以當場抓壞人<text:span text:style-name="T3">" </text:span>的國道警察電話，可是，居然是空號。<text:span text:style-name="T3"><text:line-break/><text:line-break/></text:span>不久之後，統聯可能看我來者不善，怕真惹出事來，於是這回又打電話來說有找到一輛<text:span text:style-name="T3"><text:s/>"</text:span>疑似<text:span text:style-name="T3">" </text:span>我所說的那輛車，要我稍候，等他們調閱行車記錄器查看當時情形再跟我回覆。<text:span text:style-name="T3"> <text:line-break/><text:line-break/></text:span>以上就是<text:span text:style-name="T3"><text:s/>"</text:span>陳雪蓮<text:span text:style-name="T3">" </text:span>今天一整個下午的告官記，難得今天有點空，原本想好好吃頓飯睡個覺的，結果卻四處告官。我想說的是，一個社會的文明程度，其實從它認真當真的態度就可以看得出來。<text:span text:style-name="T3"> <text:line-break/><text:line-break/></text:span>大家看過馮小剛的<text:span text:style-name="T3"><text:s/>"</text:span>我不是潘金蓮<text:span text:style-name="T3">" </text:span>吧，今天假若我是什麼狗官鳥立委，我敢保證警方或公路局或統聯處理的態度一定完全不一樣，一定非常積極超高效率。或者，今天假若這是一個社會矚目的事情，我也敢保證，警方或公路局或統聯處理的態度一定也會完全不一樣，一定非常積極超高效率。<text:span text:style-name="T3"> <text:line-break/><text:line-break/></text:span>我並不是要說官大官小或事大事小的問題，而是要說，一個社會的文明素質很重要，光有一大堆<text:span text:style-name="T3">SOP</text:span>是沒有用的，你得照章行事才算數啊；光是每次事後全民檢討得口號滿天飛，但實際生活卻又完全是另一回事，所有人都在混日子，所有人都在打馬虎眼，那麼所謂<text:span text:style-name="T3"><text:s/>"</text:span>檢討改進<text:span text:style-name="T3">" </text:span>又有什麼意義呢？</text:p>
      <text:p text:style-name="P1"><text:span text:style-name="T1">陳真</text:span><text:s/>  |  2017.03.24 09:40   |   <text:a xlink:type="simple" xlink:href="http://palinfo.habago.org/Entry?Command=Information_PrintForum&amp;iPage=176#FORUM35553"><text:span text:style-name="T2">#</text:span></text:a></text:p>
      <text:p text:style-name="P4">亞投行行長金立群：亞洲國家分享亞投行<text:span text:style-name="T3">75%</text:span>投票權<text:span text:style-name="T3"> <text:line-break/><text:line-break/>2017-03-21 <text:line-break/><text:line-break/></text:span>【觀察者網<text:span text:style-name="T3"><text:s/></text:span>綜合報道】<text:span text:style-name="T3">3</text:span>月<text:span text:style-name="T3">20</text:span>日，在國務院發展研究中心主辦的<text:span text:style-name="T3">“</text:span>中國發展高層論壇<text:span text:style-name="T3">2017</text:span>年會<text:span text:style-name="T3">”</text:span>上，亞洲基礎設施投資銀行（<text:span text:style-name="T3">AIIB</text:span>）行長金立群透露，亞投行中發展中國家的投票權占大多數，這是歷史上第一次有這樣的多邊開發銀行。<text:span text:style-name="T3"> <text:line-break/><text:line-break/>====================== <text:line-break/></text:span>亞投行會員數升至<text:span text:style-name="T3">70</text:span>個<text:span text:style-name="T3"> <text:line-break/><text:line-break/>2017-03-2 <text:line-break/><text:line-break/></text:span>【觀察者網<text:span text:style-name="T3"><text:s/></text:span>綜合報道】中國牽頭的亞洲基礎設施投資銀行（<text:span text:style-name="T3">AIIB</text:span>）批准<text:span text:style-name="T3">13</text:span>個新成員的加入申請，成員數量達到<text:span text:style-name="T3">70</text:span>個。<text:span text:style-name="T3"> <text:line-break/><text:line-break/></text:span>亞投行發言人表示，新成員加入後原成員份額和投票權將調整，仍然歡迎美國和日本加入亞投行。發言人還表示，亞投行<text:span text:style-name="T3">6</text:span>月在韓國濟州島舉行年會。<text:span text:style-name="T3"> <text:line-break/><text:line-break/></text:span>隨著亞投行成員的增多，中國在一些關鍵決策中的投票權將有所調整。根據英國金融時報今年稍早的報導，中國目前的投票比例爲<text:span text:style-name="T3">26%</text:span>，略高於一般組織中實際否決權所需比例，一般組織做出某些決策需要四分之三的投票比例。據悉，作爲擴大亞投行影響力的代價，中國願意放棄否決權。<text:span text:style-name="T3"> <text:line-break/><text:line-break/></text:span>據悉，在今年預計將有大約<text:span text:style-name="T3">25</text:span>個非洲、歐洲和南美國家加入亞投行，有幾個國家可能會在今年<text:span text:style-name="T3">6</text:span>月亞投行年會時加入。亞投行會員國增加的一個重要來源是非洲，目前只有埃及和南非加入。<text:span text:style-name="T3"> </text:span></text:p>
      <text:p text:style-name="P1"><text:span text:style-name="T1">陳真</text:span><text:s/>  |  2017.03.24 02:33   |   <text:a xlink:type="simple" xlink:href="http://palinfo.habago.org/Entry?Command=Information_PrintForum&amp;iPage=176#FORUM35552"><text:span text:style-name="T2">#</text:span></text:a></text:p>
      <text:p text:style-name="P2">農藥管制標準偷偷摸摸大幅放寬的事，我原本以為像這樣一種荒唐事理當人神共憤才對，沒想到連這樣居然也能護航，並且把反對者扣上政治鬥爭的藍帽子。早上出門吃早餐時不小心瞄到桌上的自由人渣報，顯然就是這麼幹的。這個人渣報，估計即便是殺老母姦老爸，我看只要是綠的，他都會一概護航。<text:span text:style-name="T3"> <text:line-break/><text:line-break/></text:span>當然不是說農藥管制標準絕不能改變，但是，任何有關健康方面的事，一定是越來越嚴謹，哪有人反而越改越寬鬆甚至毫無尺度突然莫名其妙大幅解放的道理？那不是發神經嗎？而且，竟然還說這是依據我們自己的什麼農業試驗所自行研究所得到的健康標準數據，實在有夠荒唐。這種事是可以關起門來自己研究出一套與眾不同的標準的嗎？現在卻又推給農藥商，說是回應農藥商的要求，所以才放寬標準。可是，人渣黨會這麼聽話嗎？農藥商叫他放寬他就放寬？背後施壓者，絕非來自內部，而是來自美、日。<text:span text:style-name="T3"> <text:line-break/><text:line-break/></text:span>當然不是說標準絕不能改變，但是，任何有關健康方面的事，一定是越來越嚴謹，哪有人反而越改越寬鬆甚至毫無尺度突然莫名其妙大幅放寬的道理？<text:span text:style-name="T3"> <text:line-break/><text:line-break/></text:span>就比方說醫院的各項安全衛生標準，包括院內感染控制、用藥管制與副作用的限制等等等，鉅細靡遺，非常複雜；相關標準一定是隨著生活水平的不斷提高而越來越趨嚴謹，絕不會莫名其妙突然偷偷大開文明倒車之理。<text:span text:style-name="T3"> <text:line-break/><text:line-break/></text:span>三十年前當醫生，跟三十年後當醫生差很多，以前很<text:span text:style-name="T3"><text:s/>"</text:span>自由<text:span text:style-name="T3">"</text:span>，醫生皇帝大，只要我喜歡，有什麼不可以？各項衛生安全與健康管制標準很低，但是，隨著時代進步，標準自然就會越來越高。當你要反其道而行來大幅降低衛生健康標準時，總該有個充份理由來說明為何被迫必須如此吧？<text:span text:style-name="T3"> <text:line-break/><text:line-break/></text:span>我看到的各種護航理由都是一些很北七的說法，北七到光是想到要去回應這種北七的聲音，我就很痛苦。媽的，到底智商是要多有彈性，到底是要把智商自行降到多低，才能夠和各種北七之聲產生共鳴，達成有效溝通？<text:span text:style-name="T3"> <text:line-break/><text:line-break/></text:span>我看到的各種護航理由大致上像這樣，歸類如下：<text:span text:style-name="T3"> <text:line-break/><text:line-break/>A: </text:span>一公克食物才零點零零幾個<text:span text:style-name="T3">ppm</text:span>，免驚啦，不會死啦，要死也得吃上幾公斤才會死啦。<text:span text:style-name="T3"> <text:line-break/><text:line-break/></text:span>可是，會不會馬上毒發身亡，難道是我們在考量衛生安全與健康的參考標準？只要不會立即口吐白沫抽筋暴斃，就都算是安全的？<text:span text:style-name="T3"> <text:line-break/><text:line-break/></text:span>過去連續劇常有吃安眠藥自殺的悲劇情節，為何如此？因為<text:span text:style-name="T3">(</text:span>誤以為<text:span text:style-name="T3">)</text:span>死得很安祥，不會太難看。其它死法往往都很慘，略過不表，惟有吞安眠藥而死似乎最浪漫唯美了。但是，隨著藥物研發的進步改良，這項<text:span text:style-name="T3"><text:s/>"</text:span>福利<text:span text:style-name="T3">" </text:span>早已不可得。<text:span text:style-name="T3"> <text:line-break/><text:line-break/></text:span>我常開玩笑跟病人說，你別企圖吞安眠藥自殺，因為你恐怕得至少吞上一個大水桶那麼多的安眠藥或許才會達到致死劑量。我這玩笑話自然有其根據，但你總不會以致死劑量來做為一種藥物使用的參考標準吧？難道你會跟病人說：一顆藥才幾毫克，免驚啦，盡量愛吃多少就吃多少，不會死啦，要死也得吃上三百公斤的藥才會死。<text:span text:style-name="T3"> <text:line-break/><text:line-break/>B. </text:span>鹽吃多了也會腎衰竭啊，那你為什麼還吃？<text:span text:style-name="T3"> <text:line-break/><text:line-break/></text:span>這真是相當有內涵的一種辯解，我有一種自動被打敗的感覺。可是，鹽是人體生存必需品，難道農藥也是你所需要的養份？它難道不是應該越低越好、最好是零嗎？<text:span text:style-name="T3"> <text:line-break/><text:line-break/>C: </text:span>農<text:span text:style-name="T3"><text:s/>"</text:span>藥<text:span text:style-name="T3">" </text:span>嚴格來說是一種藥，它不是毒，不能小題大作。<text:span text:style-name="T3"> <text:line-break/><text:line-break/></text:span>這回換修辭學原理的探討了。這一題算我認輸好了。<text:span text:style-name="T3"> <text:line-break/><text:line-break/>D. </text:span>我們每天都嘛在吃農藥，也沒聽說有誰因此得癌症啊，洗乾淨就好了嘛。<text:span text:style-name="T3"> <text:line-break/><text:line-break/></text:span>這一題也是算我輸。<text:span text:style-name="T3"> <text:line-break/><text:line-break/>E. </text:span>經過某種科學研究，我們曾經拿一堆農藥餵了好幾隻<text:span text:style-name="T3">(</text:span>可憐的<text:span text:style-name="T3">)</text:span>小老鼠，也沒看到牠們得癌症啊。安啦，儘管吃啦，不會有事啦，科學已經證明它是安全無虞的了。<text:span text:style-name="T3"> <text:line-break/><text:line-break/></text:span>這題水準相當高。有多高呢？大約幼稚園中班那麼高吧。<text:span text:style-name="T3"> <text:line-break/><text:line-break/></text:span>有一天，我去東部某個濱臨太平洋的港灣垂釣，媽的，釣半天，竟然連一隻吳郭魚也沒釣到，於是我得出一個結論：太平洋裏根本沒有魚。這是推論一。<text:span text:style-name="T3"> <text:line-break/><text:line-break/></text:span>推論二：我很想問的是，大便就算吃上三百公斤，我也敢保證絕對不會突然罹癌或馬上暴斃，難道你會因此而拿它來當食物配料？連大便這麼營養豐富的東西你都怕，更不用說農藥了不是嗎？<text:span text:style-name="T3"> <text:line-break/><text:line-break/></text:span>其它還有很多類型的精采辯論，我就不一一介紹了，因為我怕又會引起<text:span text:style-name="T3"><text:s/>"</text:span>熱烈<text:span text:style-name="T3">" </text:span>討論，我的智商彈性指數怕沒法跟上各位。<text:span text:style-name="T3"> <text:line-break/><text:line-break/></text:span>做為一個醫生，我肯定是屬於那一類<text:span text:style-name="T3"><text:s/>"</text:span>用藥劑量非常低<text:span text:style-name="T3">" </text:span>的醫生。為什麼呢？因為我怎麼給自己開藥，我就會怎麼開藥給別人，絕不會有任何差別待遇。我自己不喜歡吃<text:span text:style-name="T3"><text:s/>"</text:span>太多<text:span text:style-name="T3">" </text:span>藥物，所以，當我開藥給病人時，我也會盡可能不要開<text:span text:style-name="T3"><text:s/>"</text:span>太多<text:span text:style-name="T3">" </text:span>藥。如果一顆就有效，你幹嘛吃兩顆呢？你是怕藥廠錢賺太少嗎？<text:span text:style-name="T3"> <text:line-break/><text:line-break/></text:span>做為一個醫生，一生得讀上至少數以千計的科學論文，也算是半個科學家了吧，我常深深有個感覺，那就是：所謂科學，特別是牽涉巨大暴利的生技與自然科學，其實就跟政治幾乎一模一樣，有著極其類似的運作與生產模式，是一種受到各方利益團體極大操弄的東西。<text:span text:style-name="T3"> <text:line-break/><text:line-break/></text:span>簡單說，在利益極大化的原則下，這類牽扯暴利的所謂科學真相，其實是很可疑的。我並非說這裏頭有著一種陰謀，而是說它始終依循著一套陽謀，一套有利於呈現<text:span text:style-name="T3"><text:s/>"</text:span>有利真相<text:span text:style-name="T3">" </text:span>的模式來產生所謂科學知識。在這樣一套所謂科學知識的運作與生產模式中，它並非真的鼓勵你去發現真相，而是盡量引導你去發現<text:span text:style-name="T3"><text:s/>(</text:span>或者其實應該說<text:span text:style-name="T3"><text:s/>"</text:span>發明<text:span text:style-name="T3">") </text:span>有利於特定利益團體的所謂真相。<text:span text:style-name="T3"> <text:line-break/><text:line-break/></text:span>更根本的是，這樣一種<text:span text:style-name="T3"><text:s/>"</text:span>引導<text:span text:style-name="T3">"</text:span>，並非在個人唯心層面上運作，而是一種體制，一種結構，就像一部機器那樣，早已預設了這樣一種知識生產程式。<text:span text:style-name="T3"> <text:line-break/><text:line-break/></text:span>你當然依舊可以跑到機器外面追求真相，不會有人因此把你繩之以法打入黑牢，問題是，你很難跟機器<text:span text:style-name="T3"><text:s/>(</text:span>或者說體制<text:span text:style-name="T3">) </text:span>抗衡，為什麼呢？因為<text:span text:style-name="T3"><text:s/>"</text:span>世界<text:span text:style-name="T3">" </text:span>是這樣一種東西，<text:span text:style-name="T3">"</text:span>大家<text:span text:style-name="T3">" </text:span>說了算；就跟鈔票一樣，鈔票的價值並非實存於其內在本質，而是<text:span text:style-name="T3"><text:s/>"</text:span>大家<text:span text:style-name="T3">" </text:span>說了算，當<text:span text:style-name="T3"><text:s/>"</text:span>大家<text:span text:style-name="T3">" </text:span>說它價值一千就是一千，一百就是一百，哪怕千元紙鈔和百元鈔其實都不過只是一張同樣的紙，只是多個零少個零而已。<text:span text:style-name="T3"> <text:line-break/><text:line-break/></text:span>當<text:span text:style-name="T3"><text:s/>"</text:span>世界<text:span text:style-name="T3">" </text:span>恰恰就是這樣一種<text:span text:style-name="T3"><text:s/>"</text:span>大家說了算<text:span text:style-name="T3">" </text:span>的東西時，事實上它已預設了藉以呈現所謂真相的既定模式。你當然可以逃出體制外，乃至逆向而行，問題是，<text:span text:style-name="T3">"</text:span>大家<text:span text:style-name="T3">" </text:span>不會鳥你，因為<text:span text:style-name="T3"><text:s/>"</text:span>大家<text:span text:style-name="T3">" </text:span>是隸屬於這部機器的，接受其動員，因此，哪怕你所發現的真相如此顛撲不破，也往往不會產生多少漣漪。<text:span text:style-name="T3"> <text:line-break/><text:line-break/></text:span>聽起來好像很悲觀很絕望，其實也還好啦。耶穌都已經受難兩千多年了，耶穌國迄今不也連個影子也沒有。耶穌自己都不急了，也許我們也沒必要急。<text:span text:style-name="T3"> <text:line-break/><text:line-break/></text:span>你不妨把自己想像成一種<text:span text:style-name="T3"><text:s/>"</text:span>突變種<text:span text:style-name="T3">"</text:span>，突變種通常不會有善終，因為它往往無法存活於既有的世界。但是，突變種卻極其重要，為什麼呢？因為它提供了物種生生不息的一線生機，保存了一種可能性，使物種產生源源不絕的演化之可能，因之也較容易因應環境的驟然變化。<text:span text:style-name="T3"> <text:line-break/><text:line-break/></text:span>突變種就跟語言上的<text:span text:style-name="T3"><text:s/>"</text:span>異例<text:span text:style-name="T3">" </text:span>一樣，雖然它往往是錯的，但它很重要，很微妙，確保了語言之靈活與生生不息。譬如隱喻<text:span text:style-name="T3"><text:s/>(Metaphor)</text:span>之為物，往往違反了現行的一切文法規則，根本就是不合文法，但它也因此而彷彿站上了語言的風口浪尖，引領著語言的不斷演化與轉變，既豐富了內涵，同時也保留了外部意義上的無限擴張之可能。一切活物往往就是這樣活下來的，依靠的不是常態物種，而是異類。<text:span text:style-name="T3"> <text:line-break/><text:line-break/></text:span>成為異類往往不是出於一種選擇，而是一種命，一種與生俱來的天性。即便天才如梵谷，都曾吶喊<text:span text:style-name="T3"><text:s/>"</text:span>若我能有選擇，我絕不會選擇瘋狂<text:span text:style-name="T3">"</text:span>。異類與瘋狂基本上是走同一種命運的，唱的都是悲歌，輓歌，但他們卻帶來新生命的可能。</text:p>
      <text:p text:style-name="P1"><text:span text:style-name="T1">陳真</text:span><text:s/>  |  2017.03.23 14:20   |   <text:a xlink:type="simple" xlink:href="http://palinfo.habago.org/Entry?Command=Information_PrintForum&amp;iPage=176#FORUM35551"><text:span text:style-name="T2">#</text:span></text:a></text:p>
      <text:p text:style-name="P4">就姑且先不說道德方面是非對錯的事，就光說能力好壞吧。這十多年來，我密切關注著所謂中國崛起，關注祖國在內政、經濟與外交上的各種狀況，特別是與非洲、東協諸國的關係以及各項經濟戰略，例如大約<text:span text:style-name="T3">2010</text:span>年提出的<text:span text:style-name="T3"><text:s/>"</text:span>高鐵外交<text:span text:style-name="T3">"</text:span>，城鎮化計劃，以及隨後不久的滬自貿區、<text:span text:style-name="T3">RCEP</text:span>、亞投行及一帶一路等等等，當然還有每五年一次的<text:span text:style-name="T3"><text:s/>"</text:span>五年計劃<text:span text:style-name="T3">"</text:span>，現在都已經是第<text:span text:style-name="T3">13</text:span>個五年計劃了。這一切作為，往往讓我嘆為觀止，能力太強了！光是一帶一路就牽涉四、五十億的人口。所謂雄才大略，正是如此。<text:span text:style-name="T3"> <text:line-break/><text:line-break/></text:span>特別是中國這麼一大塊土地，長年以來每天面臨美國與西方各國往往無所不用其極、或明或暗的掣肘與破壞，竟然都還能挺住，而且持續迅速發展，實在很不簡單，這得需要多少人的智慧、毅力和努力才辦得到。<text:span text:style-name="T3"><text:line-break/><text:line-break/></text:span>反觀台灣這個綠油油的垃圾詐騙集團，如果你跟我一樣了解他們，你一定也會很吃驚，很焦慮，這樣一群品性不端而且沒有半點能力的阿貓阿狗，居然就這樣掌握了一整個國家。我敢說，隨便找幾個品性良好的工讀生來治理這個國家都絕對勝過他們；一來無能，二來根本心不在此，這些人渣哪裏是真的想治理好一個國家，他只是渴望權力與私人暴利，這才是這個黨一切作為的<text:span text:style-name="T3"><text:s/>"</text:span>中心思想<text:span text:style-name="T3">" </text:span>與<text:span text:style-name="T3"><text:s/>"</text:span>指導原則<text:span text:style-name="T3">"</text:span>，能撈就盡量撈，不撈白不撈，他怎麼可能會去思索什麼長治久安的台灣未來，這怎麼會是他們思考的重點。<text:span text:style-name="T3"> <text:line-break/><text:line-break/></text:span>因此，當你看到他們居然用兩、三天的時間，以一張像幼稚園小朋友的塗鴉作業那樣可笑的所謂前瞻計畫<text:span text:style-name="T3"><text:s/>(</text:span>真的就只是<text:span text:style-name="T3"><text:s/>"</text:span>一張<text:span text:style-name="T3">" </text:span>紙<text:span text:style-name="T3">)</text:span>，居然要花費將近一兆台幣。記者們問說，你拿這麼多錢究竟是要幹啥？居然沒有一個部會首長答得上來。最後，所謂行政院發言人才給出了答案，一共就九個字：<text:span text:style-name="T3">"</text:span>不缺水，不淹水，喝好水<text:span text:style-name="T3">"</text:span>。它媽的這樣的目標叫做前瞻計畫？就算是幼稚園小朋友辦家家酒也不至於這麼粗糙兒戲吧。<text:span text:style-name="T3"> <text:line-break/><text:line-break/></text:span>除了前朝既定的政策之外，這個人渣黨還做了些什麼正面的事請你告訴我。除了忙著違法亂紀瘋狂鬥爭國民黨、反蔣反中反華、捏造史實繼續洗腦與美化日本人之外，就是瘋狂撈錢、卡位、掠奪無數資源與職位，而且控制司法，企圖製造白色恐怖以鏟除異己、壓制反對者，並且用盡一切卑劣手段壟斷各行各界人事與資源，做為一種分贓工具，順我者昌逆我者亡，進一步鞏固一己之利與一黨之私。除此之外還不惜出賣眾人健康，處心積慮就是要開放美、日各種有毒食品的進口，連各種農藥標準居然也能因此而瘋狂解禁與近乎無限地放寬，完全不管國人死活。<text:span text:style-name="T3"> <text:line-break/><text:line-break/></text:span>你就姑且先忽略道德方面的評價，就光看能力就好，台灣這麼小的一個島居然也能搞得如此烏煙瘴氣要死不活，你不會覺得很荒唐嗎？花那麼多錢，養這麼一大群低能人渣來當我們的領導，不會太離譜嗎？而且，學生交作業時，就算再怎麼不樂意，好歹也會把報告弄出個不會太難看的樣子，但這個政治詐騙集團卻居然好像連應付一下都很懶得應付。<text:span text:style-name="T3"> <text:line-break/><text:line-break/></text:span>你能不能想像，對岸政府，所有高官排排坐，然後神神祕祕地拿出一張紙，上面隨手畫幾個小圈圈，寫上幾個字，不缺水不淹水喝好水，然後就要花個幾兆元，說這是宇宙第一偉大足以嚇死敵人、全世界都佩服的前瞻計畫，你能不能想像這樣一種兒戲與荒唐？<text:span text:style-name="T3"> <text:line-break/><text:line-break/></text:span>而且，你要知道，好笑歸好笑，這可都是你我辛苦賺來的血汗錢，而且，你我的親朋好友都住在這島上，如此胡搞瞎搞，你還會真的覺得很好玩、很有趣、很好笑嗎？<text:span text:style-name="T3"> <text:line-break/><text:line-break/></text:span>一個人要支持哪個黨當然是你的自由，重點是：你到底知不知道你所熱烈擁戴的那個黨每天究竟是在幹些什麼？你到底有沒有想過類似像這樣一些問題？這真的就是你所要的嗎？這就是所謂神聖偉大的民主自由？你曾經花一秒鐘去想過這些問題嗎？你若是個老師或比方說公司主管，當學生或職員展現這樣一種能力和品性時，你真的會感到很佩服很棒很偉大？就只因為對方顏色正確，其它就統統無所謂了？<text:span text:style-name="T3"> <text:line-break/><text:line-break/></text:span>而且，說完能力問題，更重要的還有道德問題，這部份就更是罄竹難書了。<text:span text:style-name="T3"> <text:line-break/><text:line-break/></text:span>比方說，不是說要建立什麼<text:span text:style-name="T3"><text:s/>"</text:span>兩國<text:span text:style-name="T3">" </text:span>關係監督條例嗎？否則就是賣台嗎？三年多了，怎麼不趕緊立法？<text:span text:style-name="T3"> <text:line-break/><text:line-break/></text:span>不是說什麼公投法多偉大多神聖，必須補正什麼鳥籠公投嗎？不是說什麼必須大幅降低公投成案的門檻而且必須可以改國號改領土範圍與重新制憲才是愛台灣愛人權，否則就是賣台就是違反人權嗎？現在大權在握了，怎麼不去做呢？<text:span text:style-name="T3"> <text:line-break/><text:line-break/></text:span>不是說只要是人就應該要廢除所有核電廠才是真正愛台灣嗎？怎麼不趕快廢呢？怎麼反而老是說要重啟已經停止運轉的幾座舊有的核電機組？林義雄應該趕緊出來喝斥這些人渣才對啊。<text:span text:style-name="T3"> <text:line-break/><text:line-break/></text:span>不是說要發動統獨公投，否則就是賣台嗎？趕快發動啊，怎麼不發動，還在等什麼呢？<text:span text:style-name="T3"> <text:line-break/><text:line-break/></text:span>不是說人民包圍政府、入侵與佔領政府機關是偉大的民主愛國運動嗎？怎麼現在連掛有刀片的恐怖拒馬都敢拿出來圍堵與攻擊偉大而且手無寸鐵的人民？<text:span text:style-name="T3"> <text:line-break/><text:line-break/></text:span>不是這麼說的嗎？人民抗議，不管多麼暴力或激烈，不但不應該有罪，而且應該媒體一致表揚與歌頌才對啊，怎麼連那些向來滿口神聖人民的綠色尾巴黨反而還跳出來譴責什麼暴民呢？對於沒事故意找事、真正的政治暴民竟給予表揚、神化與偶像化，對於真正基於義憤的反抗者卻給予妖魔化。甚至還會自編自導自演什麼<text:span text:style-name="T3"><text:s/>"</text:span>機關槍掃射暴民<text:span text:style-name="T3">" </text:span>的假圖片與假謠言來嫁禍給反抗者，自己捏造，自己拆穿，然後嫁禍給對方，使之污名化、爭議化，使人們失去對於反抗者的信任與支持。<text:span text:style-name="T3"> <text:line-break/><text:line-break/></text:span>種種敗行劣跡，罄竹難書，寫來真是滿紙污穢。</text:p>
      <text:p text:style-name="P1"><text:span text:style-name="T1">陳真</text:span><text:s/>  |  2017.03.23 03:28   |   <text:a xlink:type="simple" xlink:href="http://palinfo.habago.org/Entry?Command=Information_PrintForum&amp;iPage=176#FORUM35550"><text:span text:style-name="T2">#</text:span></text:a></text:p>
      <text:p text:style-name="P2">在巴勒網寫東西，許多時候就像在教幼稚園的小朋友那樣，很初級，但這也是沒有辦法的事，畢竟<text:span text:style-name="T3"><text:s/>"</text:span>世界<text:span text:style-name="T3">" </text:span>或<text:span text:style-name="T3"><text:s/>"</text:span>真理<text:span text:style-name="T3">"</text:span>、<text:span text:style-name="T3">"</text:span>真相<text:span text:style-name="T3">"</text:span>、<text:span text:style-name="T3">"</text:span>真實<text:span text:style-name="T3">" </text:span>並不是一種你可以直接拿出來給大家看的東西。套句維根斯坦的名言，在某個意義上，<text:span text:style-name="T3">"</text:span>它不可說，而只能被指出來<text:span text:style-name="T3">"</text:span>；就像你教小朋友一樣，<text:span text:style-name="T3">"</text:span>快來看哦，這是一頭牛，那是一顆蘋果，這是被風吹拂的天上一團白雲，那是蚯蚓走路一屈一折的模樣<text:span text:style-name="T3">"...</text:span>等等等。<text:span text:style-name="T3"> <text:line-break/><text:line-break/></text:span>大人是不需要教這些的。當然，小朋友好像也沒這麼幼稚，也許比較像在教一群住在古井裏頭的青蛙，每一隻肚子鼓得大大的，叫聲雄壯威武，顧盼自雄，抬頭看天，以為天就這麼一個小圈圈，以為普天之下惟本蛙獨尊。這時候，難道你能跟他辯？你能做的也只是想辦法吸引他自己探出頭來看看外面的世界。<text:span text:style-name="T3"> <text:line-break/><text:line-break/></text:span>過去長久以來，台灣人把大陸人看成垃圾，看成智障，看成土包子，看成醜八怪，對之充滿鄙夷，老說自己頭腦多機靈，創意多充沛，多美多帥氣，社會多開放，學術多厲害，科技多發達<text:span text:style-name="T3">...</text:span>等等等。<text:span text:style-name="T3">20</text:span>年前，我曾多次寫文章說，你光看大陸學生那種拼勁與聰明，再對比台灣學生那副自得意滿、吃喝玩樂的低能德性，不需研究推背圖你就能預知兩岸紀事了；勝負立判，一目了然。<text:span text:style-name="T3"> <text:line-break/><text:line-break/>20 </text:span>年前，你也許可以說那是一種預言，但在<text:span text:style-name="T3">20</text:span>年後的今天，若你還講這些，那你其實只是在陳述一種初級事實。而且，這樣一種差距更是持續飛速擴大中。不可思議的是，在這島上，井底之蛙卻反而越來越多。無奈之餘，你還能說什麼？難道你能把一個<text:span text:style-name="T3"><text:s/>"</text:span>世界<text:span text:style-name="T3">" </text:span>擺到青蛙們面前讓他們看見？<text:span text:style-name="T3"> <text:line-break/><text:line-break/></text:span>臨床精神醫學裏頭，對於精神病人有個評估項目就叫做<text:span text:style-name="T3"><text:s/>"</text:span>現實感<text:span text:style-name="T3">"</text:span>，分析病患對於現實的掌握程度以知病情輕重。此現實當然非彼現實，跟我們現在講的這樣一種<text:span text:style-name="T3"><text:s/>"</text:span>現實感<text:span text:style-name="T3">" </text:span>不一樣，不過類比意義上仍然是一致的。偶偶打打手槍自我安慰一番，做點無傷大雅的白日夢，沒什麼不好，但你可別一概當真整天玩這一套啊，認清現實還是很重要的，畢竟時光難以倒流，人生只有一回。眼前路縱有千萬條，鐘鼎山林各有天性，但是，唯有以現實為基礎的夢才叫夢，脫離現實的夢不過就是妄想或幻想，有害無益。<text:span text:style-name="T3"> <text:line-break/><text:line-break/></text:span>個人如此，社會亦然。在島內，經常可以聽到各種自吹自擂，總覺得很訝異，難道你是從未見過古井外的世界嗎？怎麼連這麼一點大的皮毛也能吹成一番宇宙輝煌？明明是個極端封閉的單一世界，卻竟然以為這是一個全世界最開放最多元最自由的地方。<text:span text:style-name="T3"> <text:line-break/><text:line-break/></text:span>舉個比較極端而且不太恰當的實例，這例子不太能說明我想說的<text:span text:style-name="T3"><text:s/>"</text:span>缺乏現實感<text:span text:style-name="T3">"</text:span>，不過還是說說無妨。前兩年曾有個哈日哈韓的護士問我哪個國家讓我印象最深刻<text:span text:style-name="T3"><text:s/>(</text:span>護士們通常熱愛旅遊，所以老問我這類問題<text:span text:style-name="T3">)</text:span>？我回答印度。她很不解，問說印度有什麼好？<text:span text:style-name="T3">"</text:span>印度有帥哥嗎？<text:span text:style-name="T3">" </text:span>護士看似很正經地問道。我無言，乾笑兩聲以對。<text:span text:style-name="T3"> <text:line-break/><text:line-break/></text:span>護士接著問：<text:span text:style-name="T3">"</text:span>沒有帥哥，去印度要看什麼？<text:span text:style-name="T3">" </text:span>隨即跟我推薦一定要去日本玩，說日本多麼古典多麼美日本人多麼好等等等。我說我去過日本。我說，東京就像一個比較大的台北西們町差不多，燈紅酒綠的，沒什麼文化。我還加碼回應說，日本人通常是表面上跟你客氣有禮，背後卻嘲笑、說壞話。<text:span text:style-name="T3"> <text:line-break/><text:line-break/></text:span>護士聽了不服氣，就說<text:span text:style-name="T3"><text:s/>"</text:span>那麼印度有什麼好？<text:span text:style-name="T3">" </text:span>此時我已失去談話的興趣，於是就轉個方向回答說：<text:span text:style-name="T3">"</text:span>印度也不好啊，很窮，滿街乞丐，火車鐵軌上隨時可以看見一大堆老鼠開運動會跑來跑去；很多兒童就住在街頭，到處撿垃圾吃，營養不良得很厲害。<text:span text:style-name="T3">" <text:line-break/><text:line-break/></text:span>護士一聽，興趣又來了，問說：<text:span text:style-name="T3">"</text:span>哦，是嗎？印度原來這麼窮啊？有多窮？會不會比大陸還窮？<text:span text:style-name="T3">" <text:line-break/><text:line-break/></text:span>我一聽，很無言，真的很想乾脆自己掐<text:span text:style-name="T3"><text:s/>LP </text:span>自殺算了。但她持續逼問我，<text:span text:style-name="T3">"</text:span>印度會不會比<text:span text:style-name="T3"><text:s/>(</text:span>天下第一窮的<text:span text:style-name="T3">) </text:span>大陸還窮？<text:span text:style-name="T3">" </text:span>我只好回答說，<text:span text:style-name="T3">"</text:span>大陸貧富不均很嚴重，但它脫貧的速度很快，而且富裕的城市發展得很可怕，像上海，到處是摩天大樓<text:span text:style-name="T3">"</text:span>。護士一聽，這下換她無言了；所謂話不投機三句多，我們的談話就突然到此打住。<text:span text:style-name="T3"> <text:line-break/><text:line-break/></text:span>結束看診時，她彷彿經過一番思索，終於看穿我的陰謀似的，臨走前丟下一句顯然不需要我回答的話說：<text:span text:style-name="T3">"</text:span>陳醫師，你是不是藍的？<text:span text:style-name="T3">" </text:span>我本來想說：<text:span text:style-name="T3">"</text:span>不是，我是紅的<text:span text:style-name="T3">"</text:span>，但我硬是把這句幾乎已到嘴邊的話給吞了回去，笑而不答，因為我知道沒必要去講什麼紅藍綠，我只是在陳述一些基本事實。問題是，許多基本事實卻從這島上徹底消失、扭曲了。<text:span text:style-name="T3"> <text:line-break/><text:line-break/>"</text:span>無知<text:span text:style-name="T3">" </text:span>通常是來自於大對小或強對弱，比方說有個英國小女孩問說：<text:span text:style-name="T3">"</text:span>台灣有冰箱嗎？<text:span text:style-name="T3">" </text:span>她顯然以為我跟魯濱遜一樣，來自一個荒島，不曾見過冰箱。但是兩岸卻很奇怪，<text:span text:style-name="T3">"</text:span>無知<text:span text:style-name="T3">" </text:span>卻來自於小對大，弱對強。大陸這麼大，目標如此顯著，但是許多台灣人卻好像一直住在不見天日的古井裏頭，顧盼自雄，不知今夕何夕。<text:span text:style-name="T3"> <text:line-break/><text:line-break/></text:span>不過，注意聽哦，我的推背圖又來了，我始終相信，不出三、五年來，台灣人會越來越<text:span text:style-name="T3"><text:s/>"</text:span>哈陸<text:span text:style-name="T3">"</text:span>，以祖國為榮，這是必然的趨勢。</text:p>
      <text:p text:style-name="P1"><text:span text:style-name="T1">陳真</text:span><text:s/>  |  2017.03.22 11:20   |   <text:a xlink:type="simple" xlink:href="http://palinfo.habago.org/Entry?Command=Information_PrintForum&amp;iPage=176#FORUM35549"><text:span text:style-name="T2">#</text:span></text:a></text:p>
      <text:p text:style-name="P4">請看：<text:span text:style-name="T3">https://goo.gl/q3HjaD <text:line-break/><text:line-break/>56</text:span>分至<text:span text:style-name="T3"><text:s/>1</text:span>小時處是談農藥的大幅放寬，<text:span text:style-name="T3">1</text:span>小時至<text:span text:style-name="T3"><text:s/>1</text:span>小時<text:span text:style-name="T3">10</text:span>分是談什麼碗糕前瞻計畫。<text:span text:style-name="T3"> <text:line-break/><text:line-break/></text:span>一個所謂政府，提出上兆元的天文數字預算，一下子打算把國家舉債空間整個用完，究竟是什麼樣的建設如此緊急而龐大？究竟是什麼建設如此<text:span text:style-name="T3"><text:s/>"</text:span>前瞻<text:span text:style-name="T3">"</text:span>，必須花光所有儲蓄並且一口氣借光所有能借的錢來做這樣一場豪賭？對此，所有部會首長一字排開，開起記者會來，結果呢？卻比小學生上台報告還不如，完全沒有資料，不知所云，內容一片空白。一問三不知之後竟然說，<text:span text:style-name="T3">"</text:span>沒關係，我們回去研究一下，三天後再來重新開一次記者會。<text:span text:style-name="T3">" <text:line-break/><text:line-break/></text:span>這當然不是什麼碗糕計劃，而是一種台灣政治的老把戲，簡單說就是慷納稅人之慨，政策買票，撒錢固樁，因為選舉兩年後又要到了，趕緊創造一種可以讓<text:span text:style-name="T3"><text:s/>"</text:span>自己人<text:span text:style-name="T3">" </text:span>上下其手污錢搞權的機會，並且製造一種假象來討好選民，然後呢？然後我的選票版圖就會穩固而且持續壯大。這其實就是長期以來台灣政治人物之所以從政的一個最重要目的與手法。<text:span text:style-name="T3"> <text:line-break/><text:line-break/></text:span>這些人就跟賊完全沒兩樣，光天化日下就是這樣從國庫任意搬錢撒錢撈錢，掏空整個國家。台灣人會有反應嗎？當然不會。只要是綠色人渣幹的事，台灣人都會說好棒，真了不起，真是愛台灣。我實在非常納悶，這麼一片綠油油的島，這樣一些綠油油的島民，那些基於顏色、毫無意義的各種詐騙術語言行，什麼反中啦、去蔣啦，砍銅像啦，台獨萬歲啦等等等，真的對你如此重要嗎？重要到讓你願意接受一切無法無天的污穢惡搞統統都無所謂？難道你家是在印鈔票？賺錢不辛苦，就算破產也沒關係，鈔票再自己印就有？難道你真的很想打仗，很想當日本人和美國人的炮灰，把台灣弄成一種軍事基地？飛彈密度世界第二還不夠，還要拼世界第一？動轍花幾千億你我辛苦賺的錢買一大堆自欺欺人的破銅爛鐵，真的對你很重要？<text:span text:style-name="T3"> <text:line-break/><text:line-break/></text:span>難道你是鐵人鐵肝鐵腎鐵肺鐵睪丸鐵卵巢，不怕毒不怕輻射不怕任何污染？難道你只是來台一日遊，隔天就要走了，所以你不用在乎它的教育問題、失業與薪資問題、工作環境問題、各種污染問題、社會安全問題以及司法獨立問題等等等，隨便讓一群人渣去怎麼惡搞都沒關係，只要你確定他是綠色的就忠心追隨，並且隨時為他掃除障礙打擊敵人？怎麼會有這麼無腦的人民，實在很難想像。許多時候我真是懷疑自己是不是在做夢。長年以來，這群人渣，幹這麼多荒腔走板的惡事醜事，你真的一點都不在乎？就只因為你很綠，效忠於綠，只要是綠的，就算是人渣也是你的英雄偶像？難道你不知道你只是在給自己以及你的親人挖墳墓？<text:span text:style-name="T3"> <text:line-break/><text:line-break/></text:span>大陸同胞肯定沒辦法體會這樣一種偉大的民主生活吧？實在痛苦不堪。只要反覆用同樣的幾句騙術咒語反覆洗腦，控制了一大群白癡，過了半數，你就贏了，隨便你怎麼惡搞怎麼污錢搞權都沒關係。<text:span text:style-name="T3"> <text:line-break/><text:line-break/></text:span>我能理解對岸的政府應該是很樂意見到這樣一種荒唐離譜污穢齷齪的不良政治所帶來的必然衰敗後果。我若住在對岸，說不定也會跟許多大陸同胞的反應一樣，很開心，覺得很好玩，每天都能看荒腔走板的醜劇荒謬劇，親眼見證這個島嶼的自我滅亡。可當你住在此岸而非彼岸，當你的身家財產與親朋好友大多住在這裏時，你就不會覺得好玩了。<text:span text:style-name="T3"> <text:line-break/><text:line-break/></text:span>陳真<text:span text:style-name="T3"><text:s/>2017. 03. 22. <text:line-break/><text:line-break/>========================= <text:line-break/><text:line-break/>2</text:span>張紙花<text:span text:style-name="T3">1</text:span>兆元<text:span text:style-name="T3"><text:s/></text:span>藍質疑前瞻計畫選舉綁樁<text:span text:style-name="T3"> <text:line-break/><text:line-break/>2017-03-21 <text:line-break/><text:line-break/></text:span>中央社<text:span text:style-name="T3"><text:s/></text:span>台北<text:span text:style-name="T3">21</text:span>日電<text:span text:style-name="T3"> <text:line-break/><text:line-break/></text:span>中國國民黨文化傳播委員會副主委洪孟楷今天表示，行政院前瞻基礎建設計畫就是兩張紙，要花人民<text:span text:style-name="T3">1</text:span>兆元納稅錢；前瞻計畫是假、撒錢是真，合理懷疑根本是為<text:span text:style-name="T3">2018</text:span>年選舉綁樁。<text:span text:style-name="T3"> <text:line-break/><text:line-break/></text:span>行政院昨天公布第<text:span text:style-name="T3">1</text:span>波前瞻基礎建設計畫內容，政府將投入新台幣<text:span text:style-name="T3">2750</text:span>億元特別預算經費，投入水環境及綠能建設。<text:span text:style-name="T3"> <text:line-break/><text:line-break/></text:span>洪孟楷上午在國民黨舉行記者會表示，昨天行政院記者會，在官員說明後，有記者直白的說「根本聽不懂官員在講什麼」；行政院發言人徐國勇回應，簡要言之就是「不淹水、不缺水、喝好水」。<text:span text:style-name="T3"> <text:line-break/><text:line-break/></text:span>洪孟楷說，台灣是第三世界開發中國家嗎？過去的政府難道都在睡覺？現在告訴人民花國家<text:span text:style-name="T3">1</text:span>年總預算的費用來讓人民喝水？這樣的政府根本與人民活在平行時空，凸顯無中心思想，前瞻計畫根本是假。<text:span text:style-name="T3"> <text:line-break/><text:line-break/></text:span>他說，所謂前瞻計畫就是<text:span text:style-name="T3">2</text:span>張紙，這<text:span text:style-name="T3">2</text:span>張紙要花人民<text:span text:style-name="T3">1</text:span>兆元納稅錢。前瞻計畫應該像過去十大建設，主事者有前瞻性跟眼光，找出台灣未來的發展，但現在卻連官員都沒能說清楚，還提到要讓地方政府報計畫上來，所以前瞻是假、撒錢是真。<text:span text:style-name="T3"> <text:line-break/><text:line-break/></text:span>洪孟楷表示，中央政府沒有施政中心思想，只為了挪用預算給地方使用，<text:span text:style-name="T3">2018</text:span>年選舉馬上就到，合理懷疑根本是綁樁。<text:span text:style-name="T3"> <text:line-break/><text:line-break/></text:span>他並質疑，漫天喊價的前瞻計畫，根本就是「錢」瞻計畫。政府一方面說財政困難、要砍軍公教年金，一方面撒錢不手軟，並且集中在綠營執政縣市，為了<text:span text:style-name="T3">2018</text:span>年選舉意圖明顯。<text:span text:style-name="T3"> <text:line-break/><text:line-break/>======================= <text:line-break/></text:span>國民黨團<text:span text:style-name="T3">:</text:span>前瞻計畫根本是「錢」瞻基礎建設計畫<text:span text:style-name="T3"> <text:line-break/><text:line-break/>2017-03-21 <text:line-break/><text:line-break/></text:span>聯合報<text:span text:style-name="T3"><text:s/></text:span>記者徐偉真╱即時報導<text:span text:style-name="T3"> <text:line-break/><text:line-break/></text:span>行政院推動前瞻基礎建設計畫，國民黨立法院黨團今天批評，昨天官員一字排開對於計劃說不清楚，但這個計畫是要撒大錢綁樁可是清清楚楚，國民黨立委李彥秀說，政府拿國家的錢綁樁，沒有把錢花在刀口上；國民黨立委曾銘宗說，政府目前的舉債空間約一兆，結果民進黨政府要花約八千億到一兆的綁樁，說這個計畫根本可以更名為「錢」瞻基礎建設計畫。<text:span text:style-name="T3"> <text:line-break/><text:line-break/></text:span>曾銘宗說，不應該這麼短時間花這麼多錢，過去莫拉克風災花了<text:span text:style-name="T3">1162</text:span>億，<text:span text:style-name="T3">921</text:span>地震花了一千億，政府不該一下就把不要把舉債空間用完，若有天災恐無法因應；國民黨立委王育敏說，這個計畫一點前瞻性都沒有，該把前瞻兩字拿掉，要求政府計畫不可分藍綠，該是全面性的、要有配套性作法，這樣拼裝式且急就章的計畫絕不是台灣人要的。<text:span text:style-name="T3"> <text:line-break/><text:line-break/></text:span>國民黨立委蔣萬安說，這根本就是政府撒錢讓綠營執政縣市雨露均霑，完全看不到成本評估效益，也看不到政府對國家經濟建設的主軸，未來預算的特別條例送到立法院，絕對會強力監督。<text:span text:style-name="T3"> <text:line-break/><text:line-break/></text:span>國民黨立委陳雪生說，他昨天到基隆問很多民眾、市議員，大家都不知道輕軌是什麼，連官員也說不出來，他說一項重大建設，不僅要規劃，應該由下而上，但之前率行的中央直接宣布，完全不夠審慎。國民黨立委許毓仁說，民進黨政府完全執政、完全荒唐，年輕人完全被邊緣化，國家沒有幫年輕人建設未來，只是滿腦子選舉。</text:p>
      <text:p text:style-name="P1"><text:span text:style-name="T1">陳真</text:span><text:s/>  |  2017.03.22 02:58   |   <text:a xlink:type="simple" xlink:href="http://palinfo.habago.org/Entry?Command=Information_PrintForum&amp;iPage=176#FORUM35548"><text:span text:style-name="T2">#</text:span></text:a></text:p>
      <text:p text:style-name="P2">底下施明德的事是幾年前的<text:span text:style-name="T3"><text:s/>"</text:span>新聞<text:span text:style-name="T3">"</text:span>。我常納悶，台灣人不知道是健忘還是無感，好像根本記不住事情，即便天大的事，幾分鐘就忘了，要不就是完全沒有感覺，毫無反應，不管政治如何齷齪，好像永遠都無法擁有自己的真實感受與見解，永遠等著主流媒體及主流政治勢力來告訴我們應該高興還是應該憤怒，應該關注還是應該忽而略之，應該火大還是應該一笑置之。<text:span text:style-name="T3"> <text:line-break/><text:line-break/></text:span>林義雄常用這樣一個對比來形容台灣的政治：<text:span text:style-name="T3">"</text:span>無恥政客<text:span text:style-name="T3"><text:s/>VS.</text:span>善良人民<text:span text:style-name="T3">"</text:span>。但我覺得這樣一種圖像的呈現無法切合真實。在我看來，台灣的政治比較像是長這樣：<text:span text:style-name="T3">"</text:span>好一點的政客<text:span text:style-name="T3"><text:s/>VS. </text:span>人渣政客<text:span text:style-name="T3">"</text:span>，至於<text:span text:style-name="T3"><text:s/>"(</text:span>台灣<text:span text:style-name="T3">)</text:span>人民<text:span text:style-name="T3">"</text:span>，其實是不存在的，它只是一種旁觀者，一種被動員的工具，棋局之中並無所謂<text:span text:style-name="T3"><text:s/>"</text:span>人民<text:span text:style-name="T3">" </text:span>的一席之地。在這種情況下，兩種類型的政客進行鬥爭，誰將勝出，不言可喻。<text:span text:style-name="T3"> <text:line-break/><text:line-break/></text:span>所謂邪不勝正，此理並非不證自明，而是有個前提要件，那就是它只會發生在一種<text:span text:style-name="T3"><text:s/>"</text:span>在乎正邪<text:span text:style-name="T3">" </text:span>的社會裏頭，<text:span text:style-name="T3">"</text:span>正<text:span text:style-name="T3">" </text:span>才有可能在一種實質的意義上打贏<text:span text:style-name="T3"><text:s/>"</text:span>邪<text:span text:style-name="T3">"</text:span>，而使得社會朝一個好的方向進化，反之則<text:span text:style-name="T3"><text:s/>"</text:span>反淘汰<text:span text:style-name="T3">"</text:span>；越是人渣，越容易當道，整個社會便也越來越不堪。<text:span text:style-name="T3"> <text:line-break/><text:line-break/></text:span>倘若我所謂的<text:span text:style-name="T3"><text:s/>"</text:span>好一點的政客<text:span text:style-name="T3"><text:s/>VS. </text:span>人渣政客<text:span text:style-name="T3">" </text:span>這樣一種政治圖像確實比較合乎真實，那麼，這樣一種政治，它基本上根本不是所謂藍綠之爭，而是一種<text:span text:style-name="T3"><text:s/>"</text:span>正不勝邪<text:span text:style-name="T3">"</text:span>、<text:span text:style-name="T3">"</text:span>人渣不斷茁壯、不斷成功消滅好人<text:span text:style-name="T3">" </text:span>的一種反淘汰過程。在這歷史過程中，你可以清楚看到，所謂<text:span text:style-name="T3"><text:s/>"</text:span>人民<text:span text:style-name="T3">" </text:span>事實上是沒有任何決策與發言權的，它只是主流一方藉以操弄動員的工具。不管哪一面旗子當家其實都不是重點，重點是，<text:span text:style-name="T3">"</text:span>人民<text:span text:style-name="T3">" </text:span>永遠效忠於主流得勢的那一方。<text:span text:style-name="T3"> <text:line-break/><text:line-break/></text:span>在這歷史過程中，你也可以清楚看到，表面上的藍綠政治立場或所謂統獨，其實同樣也只是一種手段，而非目的本身。哪一種手段容易使得開，容易使得狠，使得具有最大殺傷力，此一手段就會逐漸成為主流。這也是為什麼早在<text:span text:style-name="T3">30</text:span>年前當台獨就咱那小貓兩三隻時我就能預見有一天台獨很有可能會有壓倒性的支持度，因為不管從主客觀哪一種因素來看，其實都早已預設了這樣的結果。<text:span text:style-name="T3"> <text:line-break/><text:line-break/></text:span>至於往後如何演變，姑且略過不表。在此我只是想說，表面上旗子換了顏色，政黨輪替了，但骨子裏其實什麼也沒變，與其說藍敗綠勝，不如說陰暗邪惡的那一套思維與作法乃至原班人馬，始終都是贏家，根本什麼也沒變。國、民兩黨中，各自擁有的人渣勢力不斷聚攏、融合、交配，演化成為一個新興勢力。在這個意義上，它確實是<text:span text:style-name="T3"><text:s/>"</text:span>新<text:span text:style-name="T3">" </text:span>的，因其前所未見；但在善惡是非的意義上，它卻完全是舊的，玩的全是陰暗邪門的老把戲：憑藉各種謊言與暴力以及權力與資源，進行斂財，擴權，威嚇利誘，乃至無法無天。<text:span text:style-name="T3"> <text:line-break/><text:line-break/></text:span>這有點像癌細胞的擴散與轉移那樣，當<text:span text:style-name="T3"><text:s/>"</text:span>好細胞<text:span text:style-name="T3">" </text:span>根本打不過<text:span text:style-name="T3"><text:s/>"</text:span>壞細胞<text:span text:style-name="T3">"</text:span>，壞細胞就會加速擴散蔓延，吸引更多的壞細胞加入或使好細胞也跟著產生病變。<text:span text:style-name="T3"> <text:line-break/><text:line-break/></text:span>這個人渣詐騙集團全方位騙得所有權力不過也才十個月，幾乎日行一惡，為惡與擴散速度之快，若非親歷其中，實難想像；依此速度，台灣很快就會走入癌症末期。讓我更覺得不可思議的是：這個根本不存在任何具體意義的所謂<text:span text:style-name="T3"><text:s/>"</text:span>台灣人民<text:span text:style-name="T3">"</text:span>，不管人渣如何惡搞，居然完全視而不見，聽而不聞。<text:span text:style-name="T3"> <text:line-break/><text:line-break/></text:span>有時我都很納悶，台灣又不是我的小孩，好壞全歸我家的事。既然它不是<text:span text:style-name="T3"><text:s/>"</text:span>我的<text:span text:style-name="T3">" </text:span>小孩，既然你也一樣身處其中，深受其害，怎麼我的整個生活周遭幾乎完完全全看不見半個人影呢？幾乎沒有一個在乎的。我能理解各方清高空靈之士眼界之高，品味之深，關注的全是大格局、大國際，親近的全是高藝術、高文化，在乎那彷彿意味著千秋萬世的概念世界與靈魂志業，根本不屑於確實十分猥瑣而卑微的島內政治現實；台灣即便整個沉到海底，事實上對於整個大世界，的確一點影響也沒有。問題是，事情大或小往往得看你身處何處而定。一千公里外的一團大便你也許不需要在乎，但你家若一屋子全是大便，而你卻說你只關心宇宙與地球的永續生存，那不是很奇怪嗎？而且，在你心胸很大之前，你總該<text:span text:style-name="T3"><text:s/>"</text:span>先<text:span text:style-name="T3">" </text:span>關注那所謂小的吧？一個人有可能不在乎他眼前的饑荒餓莩，卻在乎一萬公里外的糧食短缺嗎？<text:span text:style-name="T3"> <text:line-break/><text:line-break/></text:span>再說，你也許可以很清高，不屑政治，但你總該屑一下你和你家人的基本健康吧？你不知道人渣黨這兩天竟然偷偷摸摸、莫名其妙、荒天下之大唐地放寬一百多項農產品的農藥管制標準嗎？甚至由零檢出一舉放寬到超標數十倍，保證讓你得肝癌、卵巢癌、腎衰竭，保證讓你不孕、神經受損<text:span text:style-name="T3">...</text:span>等等等。<text:span text:style-name="T3"> <text:line-break/><text:line-break/></text:span>從來只聽過食品安全標準與各項環境安全檢測指標是隨著生活水平的提高而越來越進步，越來越嚴格，怎麼可能會有人不但大開健康與文明倒車，對毒物如此不設限，這樣你以後還敢喝茶還敢買蔬菜水果吃嗎？這個人渣黨是瘋了嗎？但我可以很負責任地跟你說，他們不但沒有瘋，而且為一己謀取暴利的算盤打得比過去更精更猛了。人渣黨之所以如此積極而且完全是偷偷摸摸地、先斬後奏地幹這種人神共憤的怪事，無非就是為了給往後開放各種外國有毒食品進口先開一道方便門，不惜出賣眾人的基本生命健康。其中最主要的<text:span text:style-name="T3"><text:s/>"</text:span>外國<text:span text:style-name="T3">"</text:span>，當然就是日本和美國。也就是說，正是人渣黨的主子要他們這麼做，往後再毒的東西統統都可以輕易進口，因為當你訂出這樣一個有訂等於沒有訂的無限寬廣的檢驗標準時，任何有毒食品都很難不合格。<text:span text:style-name="T3"> <text:line-break/><text:line-break/></text:span>如果連這樣你還是不生氣不在乎無所謂沒感覺，甚至懶得知道發生什麼事，那我真心覺得很無言。長年困居島上，跟這樣一群人當同胞，實在是有夠痛苦而且非常危險，因為你等於是被迫得把自己的命運交到這樣一群低能無感到很難想像的同胞手裏，就只因為無腦的人數遠遠比有腦子的多，就得被迫陪葬。我沒法想像世界上怎麼會洗腦出這樣一群人，從舊國民黨到人渣黨，半個多世紀來整天喊民主，自我歌頌，得意非凡，但他其實連一丁點的腦子和心靈也沒有。<text:span text:style-name="T3"> <text:line-break/><text:line-break/></text:span>我知道綠油油的生物又要叫罵些什麼了，全屬固定台詞，例如：<text:span text:style-name="T3">"</text:span>過不慣台灣寶島的民主生活，那就滾回專制獨裁的中國去！<text:span text:style-name="T3">"</text:span>。老實說，有點辦法的老早一個個全滾到全世界各地了，台灣將會逐漸凋零，剩下一些想不開的，要不就是一些老弱殘兵，連台積電都準備遠走異鄉了你不知道嗎？我要是張董，老早腳底抹油，因為白癡也看得出來台灣的將來之衰敗。它的禍患根本完全不是外來的，而是自己內部產生了癌細胞迅速蔓延。<text:span text:style-name="T3"> <text:line-break/><text:line-break/></text:span>也許你會說，<text:span text:style-name="T3">"</text:span>我很在乎，我很生氣，但我不知道該怎麼做<text:span text:style-name="T3">"</text:span>。很簡單，這年頭不需要再拋頭顱灑熱血了，你可以這樣做，比方說打電話或寫信去罵這些狗官狗立委以及這個人渣黨，常常罵，經常罵。一個人罵當然不會有太大作用，但是，倘若有十萬、八萬個人或三千、五千個人常常打電話或寫信去開罵，很多時候還是會有用的。我看西方人很直接，他們的人民不爽，常常就拿起電話或寫信去對政府官員開罵。我能理解那樣一種<text:span text:style-name="T3"><text:s/>"</text:span>人民<text:span text:style-name="T3">" </text:span>之於所謂<text:span text:style-name="T3"><text:s/>"</text:span>民主<text:span text:style-name="T3">" </text:span>的對應意涵，我能想像那樣一種社會很有可能會逐漸朝著一個更好的方向走去，但我不相信一群幾乎完全被政治人物給牽著鼻子走的生物會讓社會逐漸改良；我倒是能預期它的迅速衰敗，這其實不需要什麼敏銳的心靈與見識也能看得出來這個趨勢。<text:span text:style-name="T3"> <text:line-break/><text:line-break/></text:span>陳真<text:span text:style-name="T3"><text:s/>2017. 03. 22. <text:line-break/><text:line-break/>=================== <text:line-break/><text:line-break/></text:span>施明德懷疑：美麗島律師<text:span text:style-name="T3"><text:s/></text:span>不只謝長廷臥底<text:span text:style-name="T3"> <text:line-break/><text:line-break/></text:span>【聯合報╱記者林政忠／專訪】<text:span text:style-name="T3"><text:s/>2010.04.16 <text:line-break/><text:line-break/></text:span>民進黨前主席施明德在美麗島大審屆三十年前夕出新書，他昨天接受本報專訪，質疑美麗島律師團如何組成與運作，把砲口指向前總統陳水扁、前行政院長謝長廷、蘇貞昌、張俊雄等當年律師團成員。<text:span text:style-name="T3"> <text:line-break/><text:line-break/></text:span>記者盧振昇／攝影<text:span text:style-name="T3"> <text:line-break/><text:line-break/></text:span>明天是美麗島軍法大審宣判卅年周年，當事人施明德至今不解，當年十五位「美麗島律師團」如何組成、運作？成員陳水扁、謝長廷、蘇貞昌、張俊雄後來當到總統、閣揆，為何不公開美麗島檔案？施明德說，「我合理懷疑，他們都有問題！」<text:span text:style-name="T3"> <text:line-break/><text:line-break/></text:span>施明德說，「謝長廷確定是調查局的特務、幹部」，他曾罵謝長廷是「台奸」，謝長廷都可以提告，他願意一對一上電視和謝對話，他有幾個問題一直想問謝，當年律師團成員都沒有反對運動背景，如何快速結合？如何運作？<text:span text:style-name="T3"> <text:line-break/><text:line-break/></text:span>「辯護律師一定有特務、臥底，不可能只有謝長廷一人」，施明德坦言，世人只看到律師團成員陳水扁、謝長廷、蘇貞昌、張俊雄，從選立委、縣市長、總統，當閣揆、黨主席，卅年來永遠手握鐮刀，不斷收割，但民進黨執政八年，真相和解與轉型正義一點都不做。<text:span text:style-name="T3"> <text:line-break/><text:line-break/></text:span>他說，美麗島大審時代，正是蔣家特務統治極盛時，辯護律師團一定有蔣家「奸細」臥底，美麗島大審不可能是化外之地、特務真空，「被告們是赤裸裸的，辯護律師呢？」<text:span text:style-name="T3"> <text:line-break/><text:line-break/></text:span>「我心中充滿疑惑」，過了卅年，施明德仍深深質疑，林義雄家滅門血案和陳文成命案真相為何？民進黨執政八年，為何轉型正義寸步不進，誰最怕真相揭露？不一定只有國民黨，是不是還有些人更怕？他曾當面要求陳水扁組真相調查委員會，也沒下落。<text:span text:style-name="T3"> <text:line-break/><text:line-break/></text:span>施明德明天將重返美麗島大審的「第一法庭」，舉辦「叛亂‧遺囑」新書發表會。他強調，幾位美麗島當事人本來就懷疑當年律師團是如何組成，驚聞謝長廷是當年調查局派來臥底的國民黨特務後，讓他對當年美麗島律師團更加起疑。<text:span text:style-name="T3"> <text:line-break/><text:line-break/></text:span>施明德太太陳嘉君在新書序文指出，戒嚴時期，任何人聽到懲治叛亂條例可處死刑的「二條一」，無不雙腳癱軟，余登發案的吳泰安在法庭求饒，謝東閔郵包爆炸案王幸男被捕後向情治人員下跪哭求饒恕，隨後吞滾水，假自殺真求生，並全盤供出台獨聯盟的機密換取免死，但大家都能同情、憐憫，未予斥責。<text:span text:style-name="T3"> <text:line-break/><text:line-break/></text:span>她說，美麗島八名被告遭「二條一」起訴後，無人求饒，時窮節乃見。<text:span text:style-name="T3"> <text:line-break/><text:line-break/>================= <text:line-break/></text:span>「菜洗久一點」蔡政府放寬農藥殘留<text:span text:style-name="T3">20</text:span>倍<text:span text:style-name="T3"> <text:line-break/><text:line-break/>2017</text:span>年<text:span text:style-name="T3">03</text:span>月<text:span text:style-name="T3">21</text:span>日<text:span text:style-name="T3"> <text:line-break/><text:line-break/></text:span>中國時報<text:span text:style-name="T3"> <text:line-break/></text:span>鄭郁蓁／台北報導<text:span text:style-name="T3"> <text:line-break/><text:line-break/></text:span>衛福部食藥署逕自公告放寬共<text:span text:style-name="T3">128</text:span>項蔬果植物的農藥殘留容許量。<text:span text:style-name="T3"> <text:line-break/><text:line-break/></text:span>吃蔬菜配農藥？衛福部食藥署上周三逕自公告放寬共<text:span text:style-name="T3">128</text:span>項蔬果植物等農產品的農藥殘留容許量，包含萵苣從過去的不得殘留，放寬到<text:span text:style-name="T3"><text:s/>10PPM</text:span>，國民黨立委陳宜民痛批「放寬達<text:span text:style-name="T3">20</text:span>倍！」食安、藥安連環爆，「難道我們新政府解決食安問題，就是提高農藥的殘留標準嗎？」<text:span text:style-name="T3"> <text:line-break/><text:line-break/></text:span>食藥署<text:span text:style-name="T3">3</text:span>月<text:span text:style-name="T3">15</text:span>日公布最新「農藥殘留容許量標準」，修正內容共修改<text:span text:style-name="T3">22</text:span>種農藥於各類蔬果植物等農產品<text:span text:style-name="T3">128</text:span>項殘留容許量，並增訂小米、藜於雜糧類，落葵、麻薏等小葉菜類，該草案將進行為期<text:span text:style-name="T3">60</text:span>天的預告評論期。<text:span text:style-name="T3"><text:line-break/><text:line-break/></text:span>衛福部長陳時中昨天出席立法院衛環委員會，進行「食安、藥安連環爆─食安五環破功？藥品履歷制度建立規畫」專案報告。立委陳宜民指出，食藥署上周三默默逕行對外公告，將提高農產品農藥殘留量，罔顧人民健康。<text:span text:style-name="T3"> <text:line-break/><text:line-break/></text:span>陳宜民舉高麗菜、大白菜、青江菜等葉菜類可使用的「達滅芬」為例，已故的林口長庚醫院臨床毒物科主任林杰樑就曾提醒，因葉菜表面積比番茄、葡萄等水果還大，若沒有正確使用農藥，殘留量與風險都會比較高。<text:span text:style-name="T3"> <text:line-break/><text:line-break/></text:span>陳宜民說，菜農常用達滅芬，原先標準規定不得驗出，但<text:span text:style-name="T3">2009</text:span>年改<text:span text:style-name="T3">0.5ppm</text:span>，<text:span text:style-name="T3">2012</text:span>年又放寬為<text:span text:style-name="T3">2.5 ppm</text:span>，現在甚至放寬到<text:span text:style-name="T3">10ppm</text:span>，完全無視滅達芬的毒性，有危害人體健康疑慮，恐造成生殖、神經系統的損害，甚至導致不孕，如果長期攝取累積過量，會對肝臟和腎臟造成傷害。<text:span text:style-name="T3"> <text:line-break/><text:line-break/></text:span>另外包含澳洲、日本茶葉根本不能使用「氟派瑞（<text:span text:style-name="T3">Fluopyram</text:span>）」，其他水果如香蕉只有<text:span text:style-name="T3">0.1</text:span>，台灣卻一口氣放寬到<text:span text:style-name="T3">6ppm</text:span>，尤其生菜沙拉的萵苣，「通常商家只會簡單清洗就直接給客人吃，無良一點甚至不洗，每天吃真的沒有問題嗎」？建議民眾，為求自保，以後「菜一定要洗久一點」。<text:span text:style-name="T3"> <text:line-break/><text:line-break/>=================== <text:line-break/></text:span>傷肝腎的農藥　政府竟放寬殘留標準到<text:span text:style-name="T3">20</text:span>倍<text:span text:style-name="T3"> <text:line-break/><text:line-break/>2017/03/21 <text:line-break/><text:line-break/></text:span>三立新聞<text:span text:style-name="T3"> <text:line-break/><text:line-break/></text:span>政治中心／綜合報導<text:span text:style-name="T3"> <text:line-break/><text:line-break/></text:span>「以後的菜要洗久一點了嗎？」本月<text:span text:style-name="T3">15</text:span>日衛生福利部發佈了「農藥殘留容許量標準」修正內容，裡頭增修訂<text:span text:style-name="T3">22</text:span>種農藥在蔬果等農產品<text:span text:style-name="T3">128</text:span>項殘留容許量，其中曾被已故毒物專家林杰樑點名會對肝、腎造成傷害的「達滅芬（<text:span text:style-name="T3">Dimethomorph</text:span>）」，此次竟一口氣放寬到<text:span text:style-name="T3">20</text:span>倍，從原本的不得殘留到現在可殘留<text:span text:style-name="T3">10PPM</text:span>；對此，國民黨立委陳宜民忍不住痛批政府「農藥殘留標準『毒』步全球」外，也質疑負責把關食安的部門未經評估，根本就是狀況外。<text:span text:style-name="T3"> <text:line-break/><text:line-break/></text:span>達滅芬（<text:span text:style-name="T3">Dimethomorph</text:span>）在半結球與不結球萵苣之殘留標準一口氣放寬到<text:span text:style-name="T3">20</text:span>倍。（示意圖／資料照）<text:span text:style-name="T3"> <text:line-break/><text:line-break/></text:span>針對衛福部所公告的「農藥殘留容許量標準」修正，陳宜民認為這樣放寬標準根本是毒害國民健康，他點出，像是原本規定不得殘留的達滅芬（<text:span text:style-name="T3">Dimethomorph</text:span>），在<text:span text:style-name="T3">2009</text:span>年提高可殘留為<text:span text:style-name="T3">0.5PPM</text:span>，接著<text:span text:style-name="T3">2012</text:span>年時又放寬為<text:span text:style-name="T3">2.5PPM</text:span>，不過現在政府卻一口氣提高到可殘留量<text:span text:style-name="T3">10PPM</text:span>，直接放寬<text:span text:style-name="T3">20</text:span>倍的量。更重要的是，在<text:span text:style-name="T3">2014</text:span>年的國際研究期刊中就載明道，新興農藥氟派瑞（<text:span text:style-name="T3">Fluopyram</text:span>）在老鼠實驗中發現，可能會造成甲狀腺及肝臟腫瘤，但政府這次卻一口氣開放到<text:span text:style-name="T3">6PPM</text:span>，而且還是沒有經過實驗研究的狀況下，讓陳宜民匪夷所思，忍不住質疑：「是否降低對食品安全標準就是解決食安問題的方法？」<text:span text:style-name="T3"> <text:line-break/><text:line-break/></text:span>不僅如此，陳宜民更補充表示，農藥氟派瑞在很多國家上都是不被容許殘留的，就算可殘留量也相當的小，像是美國就分成<text:span text:style-name="T3">dried</text:span>和<text:span text:style-name="T3">instant</text:span>，而<text:span text:style-name="T3">dried</text:span>就是只容許<text:span text:style-name="T3"><text:s/>1.0PPM</text:span>，至於日本、澳洲等國，在茶葉上是完全要求不得使用農藥氟派瑞，而歐盟與<text:span text:style-name="T3">WTO</text:span>對茶葉纇的標準則是設定<text:span text:style-name="T3"><text:s/>0.05PPM</text:span>。反觀台灣一開放就是<text:span text:style-name="T3"><text:s/>6 PPM</text:span>。</text:p>
      <text:p text:style-name="P1"><text:span text:style-name="T1">宋兆理</text:span><text:s/>  |  2017.03.20 22:12   |   <text:a xlink:type="simple" xlink:href="http://palinfo.habago.org/Entry?Command=Information_PrintForum&amp;iPage=176#FORUM35547"><text:span text:style-name="T2">#</text:span></text:a></text:p>
      <text:p text:style-name="P4">看到陳醫生舉的「一個恐怖的姑娘」我就想到下面這個案例。<text:span text:style-name="T3"> <text:line-break/><text:line-break/>http://news.pts.org.tw/article/225387?NEENO=225387 <text:line-break/><text:line-break/></text:span>施明德曾經為了寫回憶錄，跟當時是民進黨執政下的行政院研考會調閱資料，結果發現很多重要資訊都被遮掩了，嘿<text:span text:style-name="T4">⋯</text:span>現在已經不是萬惡黨國時期不是應該多曝光讓這個該死的黨國死無葬身之地？<text:span text:style-name="T3"> <text:line-break/><text:line-break/></text:span>無獨有偶的是中研院的研究員綠得不能再綠的一個人，在談<text:span text:style-name="T3">228</text:span>史料時居然說「不能詳細公布史料，因為怕為中國國民黨洗罪」，這到底是在說什麼外星語言實在看不懂，公開資訊讓大家來檢視不就是你們要的真相？<text:span text:style-name="T3"> <text:line-break/><text:line-break/></text:span>還是說太多的案例是跟張七郎事件一樣，被自己本省人惡意檢舉害死的案例太多了不敢拿出來？<text:span text:style-name="T3"> <text:line-break/><text:line-break/></text:span>這讓我很難不聯想到施明德拿到塗掉重要資訊的檔案是不是也一樣見不得光？</text:p>
      <text:p text:style-name="P1"><text:span text:style-name="T1">陳真</text:span><text:s/>  |  2017.03.19 22:53   |   <text:a xlink:type="simple" xlink:href="http://palinfo.habago.org/Entry?Command=Information_PrintForum&amp;iPage=176#FORUM35546"><text:span text:style-name="T2">#</text:span></text:a></text:p>
      <text:p text:style-name="P2">淮安，<text:span text:style-name="T3"> <text:line-break/><text:line-break/></text:span>你的評論很奇怪，顛倒黑白了。以規模及影響力來講，全世界最不公正的政治傳聲筒，就是華盛頓郵報和紐約時報等等這些專門為特定利益與當權者造謠生事敲邊鼓的美國主流媒體。但是，你所稱讚的這位所謂<text:span text:style-name="T3"><text:s/>" </text:span>自由派<text:span text:style-name="T3">" </text:span>大法官<text:span text:style-name="T3"><text:s/>Ruth Bader Ginsburg</text:span>，卻竟然特別點名這兩家齷齪媒體，說他們什麼<text:span text:style-name="T3"><text:s/>"</text:span>努力報導真實<text:span text:style-name="T3">"</text:span>，說他們<text:span text:style-name="T3"><text:s/>"</text:span>表現優秀<text:span text:style-name="T3">"</text:span>，所以她天天都要讀。這種報紙如果天天讀，就會像台灣人天天讀自由人渣報一樣，很快就會腦袋進水了，因為它們要不是配合官方，扭曲渲染說謊與造謠，要不就是扭曲真實。<text:span text:style-name="T3"> <text:line-break/><text:line-break/></text:span>很多年前，三、四十年應該有了吧，<text:span text:style-name="T3">Noam Chomsky </text:span>有一回去看牙醫，醫生說他牙齒因為不當外力施壓，磨損得很厲害，要他回去請太太夜裏注意一下是否會磨牙。<text:span text:style-name="T3">Chomsky </text:span>說他後來找到磨牙的病因，原來是他每次看紐約時報都會看得咬牙切齒，太卑鄙了。當然，正所謂一山還有一山高，一報還有一報爛，還好<text:span text:style-name="T3"><text:s/>Chomsky </text:span>不是讀自由時報，要不然我看他何止磨牙，恐怕連磨刀殺人的心都會有的。<text:span text:style-name="T3"> <text:line-break/><text:line-break/></text:span>但是，你看，無恥下流、以扭曲事實與真實為能事的華盛頓郵報，當他們所熱烈吹捧的妖女希拉蕊落選、川普上台後，這個爛報竟然在它自己的網站上、報社名稱的下方寫著<text:span text:style-name="T3"><text:s/>"Democracy Dies in Darkness" (</text:span>民主在黑暗中死去<text:span text:style-name="T3">)</text:span>：<text:span text:style-name="T3"> <text:line-break/><text:line-break/>https://goo.gl/dXy7il <text:line-break/><text:line-break/></text:span>實在是有夠好笑。這報紙也會在乎什麼民主？在乎什麼光明與黑暗？它們自己就是不折不扣的所謂<text:span text:style-name="T3"><text:s/>"</text:span>民主自由<text:span text:style-name="T3">" </text:span>的劊子手。川普能夠在美國主流勢力空前大團結的瘋狂抹黑下，居然還能當選，或多或少體現了某種彷彿一瞬間的所謂民主力量，也就是說，主流勢力過去長期洗腦的對象產生了一種反叛，不想再被<text:span text:style-name="T3"><text:s/>"</text:span>代言<text:span text:style-name="T3">" </text:span>了，不想再言聽計從了，於是就鬧一回脾氣，選出川普。<text:span text:style-name="T3"> <text:line-break/><text:line-break/></text:span>不管怎麼說，川普指控美國主流媒體長年造謠抹黑，<text:span text:style-name="T3">"</text:span>根本就是全民公敵<text:span text:style-name="T3">"</text:span>。這樣一種指控，不過是一種普通常識。川普的一個優點是，他比起其他政治人物都還要誠實許多。比方說，他最近兩天和德國總理梅克爾碰面，在記者會上，他手指著梅克爾說，<text:span text:style-name="T3">"</text:span>她被歐巴馬監聽了<text:span text:style-name="T3">"</text:span>，接著又說：<text:span text:style-name="T3">"</text:span>我和她之間總算有了一項共同點<text:span text:style-name="T3">"</text:span>。<text:span text:style-name="T3"> <text:line-break/><text:line-break/></text:span>當然，把這兩家西方主流媒體拿來和台灣的自由人渣報<text:span text:style-name="T3"><text:s/>(</text:span>即所謂自由時報<text:span text:style-name="T3">) </text:span>對比，對它們其實是很不公平的。那兩家媒體的某些言論或報導依然有其可觀之處，但<text:span text:style-name="T3"><text:s/>"</text:span>自由人渣報<text:span text:style-name="T3">" </text:span>卻是根本連看一眼都不值得看的一種毫無意義的骯髒垃圾，可信度是零，邪惡程度滿分破表。<text:span text:style-name="T3"> <text:line-break/><text:line-break/></text:span>至於你說的這位所謂自由派大法官<text:span text:style-name="T3"><text:s/>Ruth Bader Ginsburg</text:span>，在美國非常主流，主流到成為一種會被人印製在<text:span text:style-name="T3"><text:s/>T shirt </text:span>上的酷炫商品。各位知道美國女演員<text:span text:style-name="T3">Natalie Portman </text:span>吧，演而優則導，正準備自導自演一部傳記電影，主人翁就是這位大法官<text:span text:style-name="T3"><text:s/>Ginsburg</text:span>。我並不清楚這位大法官之為人，但是，光憑她所謂<text:span text:style-name="T3"><text:s/>"</text:span>對抗川普<text:span text:style-name="T3">"</text:span>、以及歌頌主流媒體的諸多言行，就能看出她大概擁有著什麼樣的一種思維與品味。<text:span text:style-name="T3">Natalie Portman </text:span>的電影還沒上映，我不用看也能猜得出來會演些什麼，一定是好正面、好有勇氣哦，爭取女權、熱愛民主自由哦<text:span text:style-name="T3">...</text:span>等等這一套。<text:span text:style-name="T3"> <text:line-break/><text:line-break/></text:span>台灣那位捲入中研院院長貪污炒股案的大財團尹衍樑，不是以極高的鉅額獎金創立了一個什麼<text:span text:style-name="T3"><text:s/>"</text:span>唐獎<text:span text:style-name="T3">" </text:span>嗎？自然科學類的得獎人我沒意見，但<text:span text:style-name="T3"><text:s/>"</text:span>人文與思想<text:span text:style-name="T3">" </text:span>類別，卻似乎都是一些實在看不出來有什麼思想與人文精神體現的人。不過，主辦單位卻買下一整個電視時段，高分貝地歌頌讚揚。<text:span text:style-name="T3"> <text:line-break/><text:line-break/></text:span>這些獲獎者有個共同特色就是名利雙收，名也有，利也有，而且位高權重；至於其所謂偉大理想或偉大作為，不外就是一些非常主流的事情。比方說，前一任唐獎得主就是反六四、反中共、大力歌頌太陽花的余英時。我倒不是因為他的這些荒唐言行而批評他，而是的確實在完全看不出來這樣一個人在思想上有什麼高深之處，相當平庸，但他在西方世界卻非常吃香，儼然大師，實在荒唐。<text:span text:style-name="T3"> <text:line-break/><text:line-break/></text:span>至於這一任唐獎得主叫<text:span text:style-name="T3">Louise Arbour</text:span>。有一天我不小心打開電視，正巧看見唐獎主辦單位正在歌頌她，而她幹過所謂偉大的事之一，居然是起訴米洛塞維奇。米洛塞維奇就跟海珊一樣，原本是美國所抬舉的一個<text:span text:style-name="T3"><text:s/>"</text:span>民主友人<text:span text:style-name="T3">"</text:span>，後來，在美國既定的侵略政策下，被西方媒體以一種非常不可思議的方式妖魔化，顛倒是非黑白，無限誇大米氏之罪行；緊接著就是科索沃戰爭，美國和北約<text:span text:style-name="T3"><text:s/>(NATO) </text:span>出兵，狂轟濫炸，製造無數死傷，連幼稚園娃娃車也炸，因為懷疑裏面有恐怖份子<text:span text:style-name="T3"><text:s/>(</text:span>美國和北約當然會說是誤炸<text:span text:style-name="T3">)</text:span>。<text:span text:style-name="T3"> <text:line-break/><text:line-break/></text:span>後來，就如同海珊一樣，米洛塞維奇在英美的政治運作下，移送海牙國際法庭，最後，竟神祕地死於獄中，至今連究竟怎麼死的都不知道。這場以人道為侵略藉口的科索沃戰爭發生在<text:span text:style-name="T3">1999</text:span>年，我那時候剛到英國不久，每天看著西方媒體完全一面倒地抹黑塞爾維亞人及米洛塞維奇；就跟<text:span text:style-name="T3">Chomsky</text:span>一樣，真是看得咬牙切齒。<text:span text:style-name="T3"> <text:line-break/><text:line-break/></text:span>北約發射飛彈的第一天，我和學姐於是就拿了兩塊厚紙板，寫了一句標語：<text:span text:style-name="T3">"Give peace a chance" (</text:span>給和平一個機會<text:span text:style-name="T3">)</text:span>。那也是我生平第一次因為戰爭而站上街頭。我至今清楚記得<text:span text:style-name="T3">1999</text:span>年的那個三月天，寒風刺骨的劍橋街頭。我們兩個黃皮膚的華人，舉著反戰標語牌站在市場邊，相當引人側目，許多過往行人與遊客似乎很不以為然，認為我們是在支持所謂獨裁者。<text:span text:style-name="T3"> <text:line-break/><text:line-break/></text:span>事實上，我那時候腦袋還不是很清楚，那時候還不至於<text:span text:style-name="T3"><text:s/>"</text:span>反美<text:span text:style-name="T3">" (</text:span>剛萌牙而已<text:span text:style-name="T3">)</text:span>，對於國際情勢更是一知半解。但是，即便是在那樣一種腦子混沌的矇昧狀態下，連我都能看得出來西方媒體之<text:span text:style-name="T3"><text:s/>"</text:span>欲加之罪，何患無詞<text:span text:style-name="T3">"</text:span>；闡揚所謂人道，誇大所謂罪行的同時，目的卻是發動血腥侵略，藉以謀求政治利益，不惜製造千百倍的人道災難。<text:span text:style-name="T3"> <text:line-break/><text:line-break/></text:span>回到上述這位唐獎得主<text:span text:style-name="T3"><text:s/>Louise Arbour</text:span>，我只是想說，起訴、逮捕進而害死米洛塞維奇，怎麼會是什麼正義之舉？做為一個國際法庭檢察官，妳應該去逮捕柯林頓才對啊，他才是當時真正天字第一號、殺害數百萬人的戰爭罪犯，怎麼反過頭來接受天字第一號戰爭罪犯及其同流合污之共犯<text:span text:style-name="T3">--</text:span>西方主流媒體與西方主流勢力<text:span text:style-name="T3">--</text:span>之指揮與表揚？<text:span text:style-name="T3"> <text:line-break/><text:line-break/></text:span>我不是說<text:span text:style-name="T3">Louise Arbour</text:span>是壞人，而只是說其作為只是迎合主流利益與勢力，絕不會因此招來任何麻煩，而只會贏得掌聲及各種前途、利益與獎賞。不管早期之藍或現在之綠，都有著一群類似像這樣的<text:span text:style-name="T3"><text:s/>"</text:span>理想家<text:span text:style-name="T3">"(</text:span>不過，品性當然是更加卑劣千萬倍了<text:span text:style-name="T3">)</text:span>，包括各種所謂社運或學運，所作所為亦是如此，迎合當下主流政治勢力的利益與思維。<text:span text:style-name="T3"> <text:line-break/><text:line-break/></text:span>有一部鮮為人知的德國電影，英文片名叫<text:span text:style-name="T3"><text:s/>"The Nasty Girl"</text:span>，台灣翻譯<text:span text:style-name="T3"><text:s/>"</text:span>我不是壞女孩<text:span text:style-name="T3">"</text:span>，若依原始德文，我會把它翻做<text:span text:style-name="T3"><text:s/>"</text:span>一個恐怖姑娘<text:span text:style-name="T3">"</text:span>。這位導演似乎一生就只拍了這樣一部電影，導演的姓名我甚至記不起來了。這片大約拍於<text:span text:style-name="T3">1990</text:span>年，根據真人真事改編。我只看過一遍，時隔至少<text:span text:style-name="T3">25</text:span>年，內容細節有些忘了，若有說錯請別介意，畢竟全憑記憶。但是，主要情節基本上都還記得，特別是對於最後那位恐怖姑娘好像是逃到一棵樹上躲著眾人的那個驚懼的眼神，十分震撼。<text:span text:style-name="T3"> <text:line-break/><text:line-break/></text:span>故事是說，二戰後德國某個小鎮，有個高中女生，天真浪漫，個性單純而熱情。有一天，學校指派作業，她自己挑了個論文題目，打算研究納粹期間該小鎮上究竟發生了一些什麼事，於是她就跑到許多機關單位及圖書館尋找、調閱資料，過程中遇到各種阻撓。恐怖姑娘脾氣很硬，不退縮，於是不光招來阻撓，更是招來更大的威脅甚至人身安全攻擊。<text:span text:style-name="T3"> <text:line-break/><text:line-break/></text:span>對於小姑娘此一遭遇，我倒是頗能體會。我當時<text:span text:style-name="T3">1988</text:span>年寫台灣兒童人權報告，四處查找資料，竟然連情治單位都因此跑去施壓高醫的老師和同學，使得他們都不敢再借錢給我吃飯了<text:span text:style-name="T3">(</text:span>我大學七年餓得皮包骨，體重一度只有剩四十幾公斤<text:span text:style-name="T3">)</text:span>。情治單位跟他們警告說，誰敢借錢給陳真，就是存心要資助他做那些破壞社會的壞事，嚇得大家都不敢再借錢給我；至於已經借的，竟然要我連夜還錢。高雄警方某位警官，甚至在半夜和凌晨還屢次自己打匿名電話來威脅說要對我施暴，說要讓我好看。我之所以知道威脅者是誰是因為我音感很好，你曾經在某個場合跟我講過幾句話，我就能認得你的聲音及語調之抑揚頓挫了。題外話。<text:span text:style-name="T3"> <text:line-break/><text:line-break/></text:span>總之，不管來自鎮上居民及各行政機關的何種人身安全威脅，這個天真浪漫的恐怖姑娘一點都不退縮，反倒越戰越勇。後來，她好像是上了大學，有了心上人，結婚了，還生了個小孩，但她高中時那篇研究論文卻還沒研究完。大家原本以為她現在都當媽了，柴米油鹽忙都忙死了，再加上老公的反彈，非常反對她研究什麼納粹，於是大家都很放心，以為從此天下太平了。沒想到，這位恐怖小姑娘一邊當媽，一邊卻還是要研究。人們打壓她也根本沒用，甚至後來朝她家丟了一顆炸彈也沒炸死，依然不屈不撓。<text:span text:style-name="T3"> <text:line-break/><text:line-break/></text:span>你知道大家為什麼那麼害怕這位恐怖小姑娘嗎？因為她若繼續研究下去，將會發現讓大家難堪的真相。真相是什麼呢？真相是：當下大家爭相痛罵<text:span text:style-name="T3"><text:s/>"</text:span>國民黨<text:span text:style-name="T3">" (</text:span>也就是痛罵當年的納粹<text:span text:style-name="T3">)</text:span>，爭相反什麼威權，個個義正詞嚴。但事實上，這小鎮上的人幾乎全是當年納粹的幫凶爪牙，特別是那些有頭有臉混得很好的，更是當年的納粹走狗，根本沒有一個是反納粹的。這一切，跟她從小所聽到的以及被教導的所謂偉大的反納粹爭自由事蹟，居然完全不一樣。但是，這些人現在卻個個變成當年反納粹<text:span text:style-name="T3"><text:s/>(</text:span>反國民黨<text:span text:style-name="T3">) </text:span>的英雄了。<text:span text:style-name="T3"> <text:line-break/><text:line-break/></text:span>你懂我意思吧。原來大家在過往年代全是幫凶爪牙，要不就是窩囊順民，配合納粹幹了許多醜事壞事，但是，現在納粹倒台了，被打成過街老鼠了，當年所有幫凶爪牙及走狗順民們，竟然現在卻搖身一變，成為什麼民主自由與人權的鬥士了。<text:span text:style-name="T3"> <text:line-break/><text:line-break/></text:span>故事很長。總之，最後恐怖小姑娘贏了，好像是法院判決她有權取得相關資料吧，官方不得藉故阻撓。<text:span text:style-name="T3"> <text:line-break/><text:line-break/></text:span>如果你以為人間世上的事就此完美結束，善惡各自歸位，那你就錯了。故事接著是這樣：大家原本打壓妳打不成，眼看著妳逐漸獲得各方關注，成為名人，成為一種正面的象徵，好炫哦，於是大家就又開始轉風向，爭相跑來跟小姑娘祝賀，巴結，套關係，讚美恐怖小姑娘真是好有勇氣哦，熱愛民主自由與人權，真是值得吾人效法。整個小鎮開始稱讚這位小姑娘，而且稱讚者竟然還包括那些理當感到羞愧的即得利益者，連老公都讚美起她的作為來了。我記得小鎮居民甚至還給這位小姑娘立了個銅像，表彰她對民主自由與人權的貢獻。<text:span text:style-name="T3"> <text:line-break/><text:line-break/></text:span>最後的結局是：小姑娘在眾人異口眾聲的簇擁抬舉中，感到一陣驚懼，抱著小孩，逃之夭夭，逃離人群，逃離老公，逃到一片曠野，揹著小孩爬上一棵大樹上躲藏，透過繁茂樹葉的縫隙，驚懼地注視著外面這個可怕而卑鄙的世界。<text:span text:style-name="T3"> <text:line-break/><text:line-break/></text:span>哪一天，如果我從各個光鮮亮麗的團體獲得這個獎那個獎，隨便在誠品或什麼碗糕思沙龍辦個什麼演講或座談，聽眾爭相報名參加，一位難求，市面上到處都能看到我的演講海報與旗幟；我的母校肯定會頒給我<text:span text:style-name="T3"><text:s/>"</text:span>傑出校友<text:span text:style-name="T3">" </text:span>的頭銜；大家一講起我，全是推崇，是人格者，是理想家，是聖人，是革命志士，是思想家、社運家、政治家、行動家、革命家<text:span text:style-name="T3">...</text:span>等等等；電視上畢恭畢敬找來美女懷著仰慕的眼神、嬌滴滴地為我進行深度名人訪談；不管走到哪，到處都有人要我的簽名與合照，對我揮手招呼與稱讚；不管什麼議題，我只要放個屁，說上兩句蠢話，隔天媒體就會大幅報導，說我震怒了，說我發出呼籲，說我一針見血等等等<text:span text:style-name="T3">...</text:span>倘若有那麼一天<text:span text:style-name="T3"><text:s/>(</text:span>當然那是絕對不可能發生的事<text:span text:style-name="T3">)</text:span>，那意味著什麼呢？意味著我事實上就是個跟共犯主流結構沆瀣一氣的無恥既得利益者。<text:span text:style-name="T3"> <text:line-break/><text:line-break/></text:span>我不是說榮譽不該來，而是說，這類型的榮耀與桂冠，絕不會發生在你生前；倘若它必須來，肯定也會是在你死掉甚至千百年之後才會來。為什麼呢？因為我沒法想像有一天，耶穌國突然降臨地面，現實世界突然迅速發展成為一個公義高舉的主流世界。即便是臨終前群眾簇擁歡迎返鄉的伏爾泰，倘若讓他再多活個幾天，我估計他還是會繼續闖禍，成為叛徒。因為，一個真正的叛徒，永遠都會是叛徒，他不可能突然哪一天油頭粉面光鮮亮麗起來。</text:p>
      <text:p text:style-name="P1"><text:span text:style-name="T1">李念淨</text:span><text:s/>  |  2017.03.19 22:17   |   <text:a xlink:type="simple" xlink:href="http://palinfo.habago.org/Entry?Command=Information_PrintForum&amp;iPage=176#FORUM35545"><text:span text:style-name="T2">#</text:span></text:a></text:p>
      <text:p text:style-name="P4"><text:span text:style-name="T3">"</text:span>很有意思，幾乎和川普痛批美國媒體同時，寶島貌似也有意走回鉗制人權與言論的老路。不同的是，美國大法官堅守捍衛自由立場勇於發聲；此間別說大法官，就是法界頭臉學者，也沒見幾個斧正推出這些無厘頭法案的學生。難道向以左派自詡的法律人濫竽充數、假貨贗品居多？<text:span text:style-name="T3"><text:s/>" <text:line-break/><text:line-break/>"</text:span>美國大法官堅守捍衛自由立場勇於發聲<text:span text:style-name="T3">"</text:span>真的是這樣嗎？還是美國的司法系統以及傳媒充當民主黨的政治打手讓川普政令不出白宮？<text:span text:style-name="T3"> <text:line-break/><text:line-break/></text:span>雖然說傳媒都是垃圾，但是看台灣的傳媒一片綠油油、美國的傳媒一片藍<text:span text:style-name="T3">(</text:span>民主黨<text:span text:style-name="T3">)</text:span>，有思考的能力的人恐怕不應該順著他們引導的方向走下去。</text:p>
      <text:p text:style-name="P1">Ethan   |  2017.03.19 11:27   |   <text:a xlink:type="simple" xlink:href="http://palinfo.habago.org/Entry?Command=Information_PrintForum&amp;iPage=176#FORUM35544"><text:span text:style-name="T2">#</text:span></text:a></text:p>
      <text:p text:style-name="P2">舉一個新聞混肴的範例。<text:span text:style-name="T3"> <text:line-break/><text:line-break/></text:span>當初我看到新聞說大巨蛋花了幾百億，但沒有經過認證就施工，可能不能用來打棒球。<text:span text:style-name="T3"><text:s/></text:span>我一聽當下覺得很扯，幾百億花下去確有可能蓋出不能打球的場館，這不是太誇張嗎？？所以我決定搜尋一下這是什麼情況。<text:span text:style-name="T3"> <text:line-break/><text:line-break/></text:span>很多地方都是一面倒的跟我之前的直覺一樣覺得很扯，然後開罵。<text:span text:style-name="T3"> <text:line-break/><text:line-break/></text:span>後來我發現有個地方有正反兩方提出不同看法。<text:span text:style-name="T3"><text:s/></text:span>有人直接說跟本沒有所謂需要取得認證這件事情。<text:span text:style-name="T3"><text:s/></text:span>場地的建造必然有其運動項目的尺寸規範，但並沒有先取得國際認証這個程序。<text:span text:style-name="T3"><text:s/></text:span>這個老實說我並不清楚，不過如果本來就沒有取得認証的程序，以沒有取得程序來入罪批評則沒有道理。<text:span text:style-name="T3"><text:s/></text:span>但我發現原來批評的人並沒有接受這樣的說法，也沒有正面回應，要罵的繼續罵。令我感到困惑。<text:span text:style-name="T3"> <text:line-break/><text:line-break/></text:span>有沒有需要事先認証這件事情不是一個很單純可以查證的事實嗎？？根據這個沒有摩寧兩可的事實就可以對這個評論來釐清嗎？<text:span text:style-name="T3"> <text:line-break/><text:line-break/></text:span>我後來就找到一則新聞標題是說大巨蛋無認証。但看到後面實際內文已經說明並無認証這件事情。這是我找到比較正式的新聞提到其實無需認証。<text:span text:style-name="T3"><text:s/></text:span>但可以看到標題有意無意寫無認証。<text:span text:style-name="T3"> <text:line-break/><text:line-break/></text:span>我之前在留言欄看到有人質疑記者的作法，該記者還有出來說明，大意是說標題是上面決定的。<text:span text:style-name="T3"> <text:line-break/><text:line-break/></text:span>但我現在看剩下的留言已經沒有我之前看到的。只有看到都是批評的意見，我懷疑這些人有看內文嗎？？當初比較能還原真相的留言也被刪掉了。<text:span text:style-name="T3"> <text:line-break/><text:line-break/></text:span>這麼簡單的事實可以被查證能澄清的觀點都無法取得共識，這是我對這個社會悲觀的原因。<text:span text:style-name="T3"> <text:line-break/><text:line-break/></text:span>下面的連結我看是可以連的到這。<text:span text:style-name="T3"> <text:line-break/><text:line-break/></text:span>大巨蛋無<text:span text:style-name="T3">IBAF</text:span>認證<text:span text:style-name="T3"><text:s/></text:span>能否辦國際賽還要測量<text:span text:style-name="T3"> <text:line-break/><text:line-break/>http://m.ltn.com.tw/news/life/breakingnews/1080935</text:span></text:p>
      <text:p text:style-name="P3"/>
      <text:p text:style-name="P1"><text:span text:style-name="T1">周淮安</text:span><text:s/>  |  2017.03.19 05:00   |   <text:a xlink:type="simple" xlink:href="http://palinfo.habago.org/Entry?Command=Information_PrintForum&amp;iPage=177#FORUM35543"><text:span text:style-name="T2">#</text:span></text:a></text:p>
      <text:p text:style-name="P2">川普痛批媒體報導不實<text:span text:style-name="T3"><text:s/></text:span>美大法官：新聞自由不可或缺<text:span text:style-name="T3"> <text:line-break/><text:line-break/>http://m.ltn.com.tw/news/world/breakingnews/1984981 <text:line-break/>—— <text:line-break/></text:span>很有意思，幾乎和川普痛批美國媒體同時，寶島貌似也有意走回鉗制人權與言論的老路。不同的是，美國大法官堅守捍衛自由立場勇於發聲；此間別說大法官，就是法界頭臉學者，也沒見幾個斧正推出這些無厘頭法案的學生。難道向以左派自詡的法律人濫竽充數、假貨贗品居多？<text:span text:style-name="T3"> <text:line-break/><text:line-break/></text:span>回憶兒時，一度為愧負雙親期待，因水土不服而返台的小留學生。於「放洋孩子」的歲月裡，接觸那個時代島內基本尚屬禁忌的資訊，結果是離鄉時語言不通，返國後又得重新適應。印象中曾帶黨外雜誌去學校看而吃排頭，也因海報寫簡字而遭同學排擠、斥為「匪諜」；幸好不旋踵戒嚴與動員戡亂相繼走入歷史，被視為「細作」的苦日子才沒過太久。依憲政體制，就是戰時，也只有軍檢與軍法官才能指揮憲警，限制人身自由、財產與言論等權；敢情是敝人眼睛業障重？很難想像解嚴後近卅年的承平時期，有立委居然力挺調查局推出權力大於檢察官的保防草案！<text:span text:style-name="T3"> <text:line-break/><text:line-break/></text:span>一旦類似法案通過，用膝蓋想，也能預期我國人權將空前「返祖」：你對政府推一例一休、同婚與廢死、年金改革，乃至都更國賠、環評結果有異見？是不是阿共仔派你來亂的？你家陸配是不是匪諜，還是你被她吸收成為匪諜？你三等親內有無台商台幹？你們這些台商、台幹乃至旅遊團登陸作啥？哪兒不去，偏要赴「祖國」營生、觀光、探親，美其名為出差商務考察，實際上給我當「爪耙仔」？通通給我事先核備，事後至調查局排隊拉正、仔細交代！<text:span text:style-name="T3"> <text:line-break/><text:line-break/></text:span>和你常期不睦的長官，可能因你一句玩笑話，告你匪諜；一旦你被抓走，他可以少一筆資遣費與退休金支出。有嫌隙的職場同事，可能因你無心抱怨政府的一句話，私下致電保防員逮人，這樣他們就可以少了一位加薪升官分紅的「分母」。商場上口蜜腹劍的小人對手，也可照貓畫虎、輕易掃除你這競爭者。至於你的眾多情敵嘛<text:span text:style-name="T3">……</text:span>所謂殺父之仇、奪妻之恨，不共戴天；那還不競相指認你就是匪諜，讓你下半生在火燒島好好撿肥皂？<text:span text:style-name="T3"> <text:line-break/><text:line-break/></text:span>這真是個美麗新世界啊<text:span text:style-name="T3">~~</text:span><text:span text:style-name="T5">😓</text:span><text:span text:style-name="T3"> <text:line-break/><text:line-break/>http://m.ltn.com.tw/news/life/breakingnews/2004506</text:span></text:p>
      <text:p text:style-name="P1"><text:span text:style-name="T1">陳真</text:span><text:s/>  |  2017.03.18 21:55   |   <text:a xlink:type="simple" xlink:href="http://palinfo.habago.org/Entry?Command=Information_PrintForum&amp;iPage=177#FORUM35542"><text:span text:style-name="T2">#</text:span></text:a></text:p>
      <text:p text:style-name="P4">家裏有<text:span text:style-name="T3"><text:s/>MOD </text:span>的，告訴你一個好消息<text:span text:style-name="T3">(</text:span>或者壞消息<text:span text:style-name="T3">)</text:span>，<text:span text:style-name="T3">Xavier Dolan </text:span>的<text:span text:style-name="T3"><text:s/>"</text:span>不過就是世界末日<text:span text:style-name="T3">" </text:span>在<text:span text:style-name="T3">MOD</text:span>上映了。而且，連同他先前幾部電影也都有。<text:span text:style-name="T3"> <text:line-break/><text:line-break/></text:span>我只看過<text:span text:style-name="T3"><text:s/>"</text:span>不過就是世界末日<text:span text:style-name="T3">"</text:span>，但是，光憑著這部電影，我就相信了，相信這個人是個天才。這電影我看了兩次，全是看大螢幕，事實上這樣一部電影是不適合看電視那種小螢幕的。<text:span text:style-name="T3"> <text:line-break/><text:line-break/></text:span>生命如此痛苦，痛苦到有時讓人不免渴望時鐘快快走到生命盡頭的那一天，因此，我們需要一種治療，需要一種理解和安慰。<text:span text:style-name="T3">"</text:span>不過就是世界末日<text:span text:style-name="T3">" </text:span>也許就是這樣一個藥方，說起來自然是一個好消息，但它或許同時也帶來一種悲劇，畢竟渾渾噩噩也是過一天，藝術卻使人清醒過來，憑添惆悵。<text:span text:style-name="T3"> <text:line-break/><text:line-break/></text:span>我很猶豫該不該看這位溫柔天才導演的其它電影。它們就在眼前了，我該打開電視，自願跳入火坑嗎？就像我三十年來始終不敢再看沈從文的小說一樣，我只看過幾篇就不敢再看其它，因為活著需要一種冷血，一種殘酷，一種剛強，一種無情與淡忘，要是我們因為詩歌而變得溫柔多情了，我不知道生命該怎麼活，該怎麼面對這樣一個世界。</text:p>
      <text:p text:style-name="P1"><text:span text:style-name="T1">陳真</text:span><text:s/>  |  2017.03.18 20:51   |   <text:a xlink:type="simple" xlink:href="http://palinfo.habago.org/Entry?Command=Information_PrintForum&amp;iPage=177#FORUM35541"><text:span text:style-name="T2">#</text:span></text:a></text:p>
      <text:p text:style-name="P2">你提供的連結都是無效的，所以我給刪了，看你要不要重新找到有效連結再貼。</text:p>
      <text:p text:style-name="P1">Ethan   |  2017.03.18 10:24   |   <text:a xlink:type="simple" xlink:href="http://palinfo.habago.org/Entry?Command=Information_PrintForum&amp;iPage=177#FORUM35539"><text:span text:style-name="T2">#</text:span></text:a></text:p>
      <text:p text:style-name="P4">幾年前柯<text:span text:style-name="T3">p</text:span>選台北市長，光那段時間就一大堆假新聞出籠。我還特別記了一下。<text:span text:style-name="T3"> <text:line-break/><text:line-break/></text:span>連勝文吃地瓜抹黑事件<text:span text:style-name="T3"> <text:line-break/></text:span>柯<text:span text:style-name="T3">p</text:span>老鼠尾竊聽門事件<text:span text:style-name="T3"> <text:line-break/></text:span>山老鼠盜木事件<text:span text:style-name="T3"> <text:line-break/></text:span>大巨蛋無國際認證抹黑事件（記者留言對話中有答案）<text:span text:style-name="T3"> <text:line-break/><text:line-break/>(</text:span>無效連結<text:span text:style-name="T3">) <text:line-break/><text:line-break/></text:span>想想論壇，另一個市長參選人趙衍慶的故事（完全沒訪問，故事自己腦補成自己想說的）<text:span text:style-name="T3"> <text:line-break/><text:line-break/><text:line-break/></text:span>王定宇<text:span text:style-name="T3">1200</text:span>億資本額的錯誤<text:span text:style-name="T3"> <text:line-break/><text:line-break/>(</text:span>無效連結<text:span text:style-name="T3">) <text:line-break/><text:line-break/></text:span>名嘴攻擊慈濟投資軍火（委託的專業基金中有波音股成分就算買賣軍火？<text:span text:style-name="T3">) <text:line-break/><text:line-break/></text:span>柯<text:span text:style-name="T3">p</text:span>嘆財產公文被銷毀（實際上公車道路是鋪面不列清單）<text:span text:style-name="T3"> <text:line-break/><text:line-break/></text:span>總統府憲兵配鎮暴槍站哨<text:span text:style-name="T3"> <text:line-break/><text:line-break/></text:span>周玉寇三億男事件，說國安高層透露的消息（結果被當事人否認，很扯的故事）<text:span text:style-name="T3"> <text:line-break/><text:line-break/></text:span>柯<text:span text:style-name="T3">p </text:span>的殖民進步論，說是媒體翻譯錯誤。<text:span text:style-name="T3">(</text:span>後來被錄音打臉）</text:p>
      <text:p text:style-name="P1"><text:span text:style-name="T1">陳真</text:span><text:s/>  |  2017.03.18 03:39   |   <text:a xlink:type="simple" xlink:href="http://palinfo.habago.org/Entry?Command=Information_PrintForum&amp;iPage=177#FORUM35538"><text:span text:style-name="T2">#</text:span></text:a></text:p>
      <text:p text:style-name="P2">這個垃圾人渣黨，幾十年來，不管是打選戰或攻擊異己，最大的一個法寶就是：造謠抹黑，誇大渲染，剪接扭曲，乃至自導自演，栽贓嫁禍，完全不擇手段，無所不用其極。長年以來，它就是依靠無數詐欺手段奪取權力，賺取私人暴利。這樣一個政治詐騙集團，居然打算建立什麼<text:span text:style-name="T3"><text:s/>"</text:span>真實查核機制<text:span text:style-name="T3">" </text:span>來打擊什麼假新聞，並且企圖以刑責懲罰不順其意者。<text:span text:style-name="T3"> <text:line-break/><text:line-break/></text:span>沒有人會反對事實<text:span text:style-name="T3">(fact)</text:span>或真實<text:span text:style-name="T3">(reality)</text:span>在公眾事務上的基本重要性，但這樣一種基本誠信價值，不就是被這樣一個長年以來以造謠撒謊抹黑扭曲為手段的政治詐騙集團給徹底摧毀的嗎？特別是當它一次又一次地鼓動群眾攻擊異己或政治對手時，所發起的每一次所謂運動，幾乎沒有一句話是真的，完全就是赤裸裸地訴諸造謠來進行動員，比如反<text:span text:style-name="T3"><text:s/>ECFA </text:span>及反服貿，就連反核也一樣，藉著造謠來遂行其政治目的。一般議題尚且如此，更不用說短兵相接的選戰了，造謠抹黑歪曲基本事實，不就是這個黨所最擅長的一招嗎。<text:span text:style-name="T3"> <text:line-break/><text:line-break/></text:span>這樣一個政治詐騙集團，自然深知塑造輿論與抹黑造謠的巨大威力。特別是在這個只問藍綠不問是非黑白的小島上，言論與思想之虛構扭曲與渲染，更是威力無窮。因此，當人渣黨大權在握時，當然就更會想要更進一步控制言論；以打假之名，行管制言論之實，並輔以刑責威脅，深化寒蟬效應。<text:span text:style-name="T3"> <text:line-break/><text:line-break/></text:span>也許有些人會說，何必害怕政治詐騙集團？反正<text:span text:style-name="T3"><text:s/>"</text:span>真理越辯越明，公道自在人心<text:span text:style-name="T3">"</text:span>。這話也許是對的，但是，當多年過後，當真理顯現，當真相大白時，往往也屍骨已寒，人恐怕都不知道死多久了。<text:span text:style-name="T3"> <text:line-break/><text:line-break/></text:span>至於公道是否自在人心，我是不相信的，至少在這島上我從來不曾感受到人們對於公義與是非善惡的一丁點真實熱情；所感受到的，往往只是一種任由主流媒體輕易便可炒作得十分瘋狂、完全不分青紅皂白的蠢血沸騰。<text:span text:style-name="T3"> <text:line-break/><text:line-break/></text:span>當然不是說真理無用，真實與真相是多餘的，而是說，光是呈現真實、指出真相並沒有用，事實或真實之所以能具有力量，前提是其受眾必須<text:span text:style-name="T3"><text:s/>"</text:span>在乎<text:span text:style-name="T3">"</text:span>。但是，在長年無數的惡質化選舉中，誰造謠誰耍奧步賤招，誰就能輕易獲勝；在長年以造謠抹黑對手、虛構美化一己形象便可壯大的政治文化中，誰比較會做秀表演，誰就能成為政治明星乃至成為神；在無恥下流完全憑藉抹黑造謠與扭曲來攻擊異己以謀取私利的主流媒體文化中，整個主流媒體根本沒有幾句真話，完全脫離了真實，在這樣一個島上，人們早已喪失對於是非對錯的基本熱情，更不用說在乎什麼<text:span text:style-name="T3"><text:s/>"</text:span>真實<text:span text:style-name="T3">" </text:span>與<text:span text:style-name="T3"><text:s/>"</text:span>事實<text:span text:style-name="T3">" </text:span>如此純粹的東西了。<text:span text:style-name="T3"> <text:line-break/><text:line-break/></text:span>我並不是說，既然如此，那就算了，大家根本不用再多說什麼了，就由它去吧。我是說，指出事實很容易，呈現真實也不難，但是要讓這島上這樣一群人民在乎真實與真相卻很難，特別是當麥當克風完全掌握在一群詐騙集團手上時，更是幾乎不可能的任務。<text:span text:style-name="T3"> <text:line-break/><text:line-break/></text:span>為什麼呢？因為真實與真相基本上就跟知識的產生與傳遞是一樣的，一般人沒法型塑<text:span text:style-name="T3"><text:s/>"</text:span>真實<text:span text:style-name="T3">"</text:span>，也往往無從查驗真相，更不可能查驗所有的真相，因此，就跟每一個從事知識活動的人一樣，我們得採取這樣一種態度，那就是我得相信<text:span text:style-name="T3">(</text:span>其它<text:span text:style-name="T3">)</text:span>專家，哪怕我自己也是個專家，我還是得依靠其它專家所提供的各種<text:span text:style-name="T3"><text:s/>"</text:span>證詞<text:span text:style-name="T3">"(TESTIMONY)</text:span>，從而拼湊或型塑出一個有關<text:span text:style-name="T3"><text:s/>"</text:span>真實<text:span text:style-name="T3">" </text:span>的輪廓。<text:span text:style-name="T3"> <text:line-break/><text:line-break/></text:span>知識比較難以壟斷或刻意塑造，因為它究竟是如何一種樣貌，不必然有利於任何一方勢力，因此它多多少少也因此具有了一種內在的開放性本質，再加上某些所謂<text:span text:style-name="T3"><text:s/>"</text:span>硬科學<text:span text:style-name="T3">" (HARD SCIENCE) </text:span>的知識本身<text:span text:style-name="T3">(</text:span>例如物理、數學與邏輯<text:span text:style-name="T3">)</text:span>，具有一種<text:span text:style-name="T3"><text:s/>"</text:span>先驗性<text:span text:style-name="T3">"</text:span>，先於人們的經驗，先於各方利益，對錯與否自有一套客觀的檢驗標準，知識於是就更難壟斷了。<text:span text:style-name="T3"> <text:line-break/><text:line-break/></text:span>但是，存在於生活之中、建立在各種局部經驗之上的事實與真實，在其型塑與傳遞的過程中卻很容易遭人上下其手；掌握麥克風的主流一方，很容易就能掩蓋、扭曲或虛構事實，從而塑造出他所希望的<text:span text:style-name="T3"><text:s/>"</text:span>真實<text:span text:style-name="T3">"</text:span>；而他所創造的那樣一種<text:span text:style-name="T3"><text:s/>"</text:span>真實<text:span text:style-name="T3">" (</text:span>例如<text:span text:style-name="T3"><text:s/>"</text:span>中國沒人權<text:span text:style-name="T3">"</text:span>、<text:span text:style-name="T3">"</text:span>美國好民主<text:span text:style-name="T3">"</text:span>、<text:span text:style-name="T3">"</text:span>台灣主權很神聖<text:span text:style-name="T3">"</text:span>、<text:span text:style-name="T3">"</text:span>民進黨很清廉<text:span text:style-name="T3">"</text:span>、<text:span text:style-name="T3">"</text:span>台獨是我們唯一的活路，是我們必須追求的偉大目標<text:span text:style-name="T3">"...</text:span>等等等<text:span text:style-name="T3">)</text:span>往往一點也不真實。<text:span text:style-name="T3"> <text:line-break/><text:line-break/></text:span>也許你也會納悶，人渣黨藉著搞什麼<text:span text:style-name="T3"><text:s/>"</text:span>打假新聞<text:span text:style-name="T3">" </text:span>能有什麼用？當然很有用。比方說寒蟬效應，這不用說也知道，台灣人向來普遍膽小窩囊，殺雞儆猴或製造威脅感往往是很有用的。另外很重要的一個效應就是這三個字：<text:span text:style-name="T3">"</text:span>爭議化<text:span text:style-name="T3">"</text:span>。一個藉著造謠取得的政權、奠基在無數的謊言基礎上，他自然不希望有人訴說真實或指出真相，但他要如何消滅這樣一種藉由<text:span text:style-name="T3"><text:s/>"</text:span>真實<text:span text:style-name="T3">" </text:span>之呈現而取得有效力量的實質威脅呢？把人抓來打抓來關當然也是一個方法，簡單說就是用各種方法封殺他的嘴巴，使之滅口，使之噤聲，使之有話不敢說，敢怒不敢言。<text:span text:style-name="T3"> <text:line-break/><text:line-break/></text:span>除此之外，更微妙而厲害而且十分簡便的消滅方法是什麼呢？那就是使之<text:span text:style-name="T3"><text:s/>"</text:span>爭議化<text:span text:style-name="T3">"</text:span>，包括其人其言都盡量使之成為一種彷彿極具爭議、彷彿別有用心，彷彿其人品不端言論如何可信，彷彿偏激而非公道，彷彿見仁見智等等等，這就是所謂<text:span text:style-name="T3"><text:s/>"</text:span>使之爭議化<text:span text:style-name="T3">"</text:span>，於是，原本極具殺傷力的真理或真實之呈現，也將會因此而失去人們的十足信任。<text:span text:style-name="T3"> <text:line-break/><text:line-break/></text:span>除了以上這兩個效應之外，還有一個就是盡量把你隔絕在外，逐出鎂光燈之外，當做彷彿沒這回事，簡單說就是使之瑣碎化。<text:span text:style-name="T3"> <text:line-break/><text:line-break/></text:span>在科學知識中，你很難把一道具有強大真理意涵的命題給隔絕在鎂光燈之外，使之彷彿微不足道。但是，在植基於生活事務、<text:span text:style-name="T3"><text:s/>"</text:span>活生生的<text:span text:style-name="T3">" </text:span>經驗事物上，凡是不合主流利益的意見或事實，卻很容易就能輕易排除。於是就產生了這樣一種後果：受眾稀少，即便讓你持續存在亦無妨，因為在廣大人們的視線裏，你是根本不存在的。就算有人不小心遇見你，驚為天人，他其實也很難看重你，畢竟你的確不為整個主流社會所看重。<text:span text:style-name="T3"> <text:line-break/><text:line-break/></text:span>換句話說，人們心裏會這麼想：<text:span text:style-name="T3">Yes, maybe, maybe you are right; but you are simply right in a somewhat trivial sense. </text:span>也許吧，也許你真的是對的，但你只是在一種或多或少相當瑣碎的層面上正確而已。若非如此，你怎麼可能沒有像誰誰誰那樣鎂光燈加身，成為動見觀瞻的名人或社會的意見領袖呢？<text:span text:style-name="T3"> <text:line-break/><text:line-break/></text:span>你看台灣的媒體，經常三天兩頭就大肆報導一些<text:span text:style-name="T3"><text:s/>(</text:span>在我看來跟智障沒兩樣<text:span text:style-name="T3">)</text:span>的名人言論，明明全是一些低能到爆、毫無營養的蠢話，但是台灣主流媒體卻三天兩頭報導、引用個不停，而且經常是什麼<text:span text:style-name="T3"><text:s/>"</text:span>最多人瀏覽<text:span text:style-name="T3">" </text:span>的新聞。<text:span text:style-name="T3"> <text:line-break/><text:line-break/></text:span>相反地，光是巴勒網大家就寫了<text:span text:style-name="T3">14</text:span>年了，千百萬字，你看過台灣哪個主流媒體曾引用或報導過一個字嗎？怎麼差這麼多？人家花幾秒鐘寫幾句蠢話，媒體天天報導不停，咱們講幾十年，寫千百萬字，卻連一句也不曾被提起。咱們的言論品質與思想內涵有這麼低劣不堪不值得聞問嗎？當然不是。<text:span text:style-name="T3"> <text:line-break/><text:line-break/></text:span>雖然巴勒網的言論與思想水平確實也沒有什麼值得特別關注之處，但是，那些如雷灌耳的名人名嘴言論，卻是根本與垃圾無異。這樣一種巨大的差別待遇，當然不是一種偶然，而是主流社會型塑<text:span text:style-name="T3"><text:s/>"</text:span>世界<text:span text:style-name="T3">" </text:span>之所必然。<text:span text:style-name="T3"> <text:line-break/><text:line-break/></text:span>哪一天，巴勒網如果成為主流媒體的焦點，連我今天小了幾次便都會被普遍報導與引用時，巴勒網其實也就不值得存在了。這道理有點弔詭，一個人事物的價值，往往就在於它還未被看見時；一旦哪天如雷灌耳，它的存在價值其實也就消失了。題外話。<text:span text:style-name="T3"> <text:line-break/><text:line-break/></text:span>陳真<text:span text:style-name="T3"><text:s/>2017. 03. 18. <text:line-break/><text:line-break/>=================== <text:line-break/></text:span>防網路假新聞不立法<text:span text:style-name="T3"><text:s/></text:span>唐鳳協調設「真實查核機制」<text:span text:style-name="T3"> <text:line-break/><text:line-break/>Yahoo!</text:span>奇摩<text:span text:style-name="T3"><text:s/>2017</text:span>年<text:span text:style-name="T3">3</text:span>月<text:span text:style-name="T3">16</text:span>日<text:span text:style-name="T3"> <text:line-break/><text:line-break/></text:span>行政院發言人徐國勇今天表示，為防範網路假新聞，將由政委唐鳳協調網路平台建制「真實查核機制」，未來網友貼文前，將會收到假新聞提示，提供貼文判斷。<text:span text:style-name="T3"> <text:line-break/><text:line-break/></text:span>行政院上午舉行院會，徐國勇說，林全也認為不能輕忽網路假新聞的影響力，將由唐鳳協調網路業者及第三方團體建立「真實查核機制」；另外請政委吳政忠督導各部會，提出防止假新聞、降低後續效應的具體做法與配套，於<text:span text:style-name="T3">2</text:span>個月內提出報告。<text:span text:style-name="T3"> <text:line-break/><text:line-break/></text:span>徐國勇說明，所謂真實查核機制，就是當有網友想要從網路平台貼文時，會透過關鍵字查核機制，跳出警告訊息，提醒網友該則新聞是假新聞。若網友仍認為他要貼的訊息是正確的，或是有新的證據，還是可以貼文，因此並不會造成侵犯言論自由的問題。<text:span text:style-name="T3"> <text:line-break/><text:line-break/></text:span>徐國勇表示，若網路平台已經警告是假新聞，網友仍執意要散布轉貼假新聞，後續就可能會面臨相關法律問題。<text:span text:style-name="T3"> <text:line-break/><text:line-break/></text:span>媒體詢問，真實查核機制預計要跟哪些網路平台結合？是否包括臉書、推特或是<text:span text:style-name="T3">PTT</text:span>等平台？徐國勇說，這部分由唐鳳處理中，目前尚未確認，應在<text:span text:style-name="T3">2</text:span>個月內會提出相關說明。</text:p>
      <text:p text:style-name="P1"><text:span text:style-name="T1">陳真</text:span><text:s/>  |  2017.03.17 21:16   |   <text:a xlink:type="simple" xlink:href="http://palinfo.habago.org/Entry?Command=Information_PrintForum&amp;iPage=177#FORUM35537"><text:span text:style-name="T2">#</text:span></text:a></text:p>
      <text:p text:style-name="P4">不是<text:span text:style-name="T3">ISIS </text:span>哦，這是神出鬼沒的<text:span text:style-name="T3"><text:s/>"</text:span>菜刀大隊<text:span text:style-name="T3">" </text:span>英勇愛台的真實演出：<text:span text:style-name="T3"> <text:line-break/><text:line-break/>http://www.ettoday.net/news/20170315/884959.htm <text:line-break/><text:line-break/></text:span>我想建議，看有沒有人想投資？或是由垃圾人渣黨發起一項愛國運動也行，在各地公園廣設蔣公、媽祖、關公、孔子、孫悟空、屈原及嫦娥等含有中國毒素的銅像，現場備有鋸子或菜刀，供人斬首。斬一個收費五百，買二送一，斬三個算你一千就行。一來充實國庫收入，二來又可宣揚愛台灣國意識，培養愛台灣國情操，建立正確台灣國歷史觀，促進轉型正義的落實，而且又能強身報國；所謂全民皆兵，屆時匪軍膽敢入侵，神出鬼沒的菜刀游擊隊隨時伺候，匪軍必定聞風喪膽。</text:p>
      <text:p text:style-name="P1"><text:span text:style-name="T1">陳真</text:span><text:s/>  |  2017.03.17 13:33   |   <text:a xlink:type="simple" xlink:href="http://palinfo.habago.org/Entry?Command=Information_PrintForum&amp;iPage=177#FORUM35536"><text:span text:style-name="T2">#</text:span></text:a></text:p>
      <text:p text:style-name="P2">國父在民權主義第三講中，依據聰明才智把人分成三等，他說：<text:span text:style-name="T3">"</text:span>我從前發明過一個道理，那就是世界人類其得之天賦者，約分三種：有先知先覺者，有後知後覺者，有不知不覺者。<text:span text:style-name="T3">" </text:span>你覺得你自己是第幾等人？當第一等人比較難，你得有很高的天賦和智慧才行，不過，參考第一等人的見識與眼光，考個第二等應該一點也不難。<text:span text:style-name="T3"> <text:line-break/><text:line-break/></text:span>這兩天，澳洲首位駐華大使傑拉德<text:span text:style-name="T3"><text:s/>(Stephen Fitz Gerald) </text:span>在一場公開演講中說，<text:span text:style-name="T3">"</text:span>歐美領導世界的時代行將結束，我們活在中國世界裏<text:span text:style-name="T3">"</text:span>。歐美崩落，中國崛起，他認為這樣一種趨勢已屬必然，而且發展速度將會越來越快。這就如同范光棣所說，中國用<text:span text:style-name="T3">30</text:span>年的時間，趕上西方<text:span text:style-name="T3">300</text:span>年的發展；<text:span text:style-name="T3">"</text:span>東風壓倒西風<text:span text:style-name="T3">"</text:span>，中國取代歐美，看來是<text:span text:style-name="T3"><text:s/>"</text:span>已成定局<text:span text:style-name="T3">"</text:span>。<text:span text:style-name="T3"> <text:line-break/><text:line-break/></text:span>范光棣在五、六十年前就能看見中國共產黨的革命與領導，<text:span text:style-name="T3">"</text:span>既是中國的將來，也確定會是世界的將來<text:span text:style-name="T3">"</text:span>。我不得不佩服這樣一種遠見，就如同我經常對周恩來與鄧小平那樣一種眼光和見識感到驚訝讚嘆。<text:span text:style-name="T3"> <text:line-break/><text:line-break/></text:span>我也佩服毛澤東。我的偶像法國導演高達是個毛派，他讚美毛澤東是<text:span text:style-name="T3"><text:s/>"</text:span>世界上最偉大的廚師<text:span text:style-name="T3">"</text:span>，因為毛在一種幾乎不可能的狀況下，<text:span text:style-name="T3">"</text:span>餵飽了幾億人<text:span text:style-name="T3">"</text:span>。但我對於毛澤東的佩服，主要還是在於他非凡的詩歌才情及革命勇氣，但他帝王般的無情與殺戮，始終讓我難以釋懷，不過這是題外話，而且這類個人主觀評價放在某個大架構底下來看，似已無足輕重。<text:span text:style-name="T3"> <text:line-break/><text:line-break/></text:span>至於這位傑拉德，他所引發國際熱議的那一番話，當然不是一種預言，而僅僅只是一種對於事實的描述。第二等人很難在八字都還沒一撇的時候預見未來，可是，你總不該<text:span text:style-name="T3"><text:s/>"</text:span>不知不覺<text:span text:style-name="T3">" </text:span>到當事實都來到眼前時，你還在那邊反共抗俄吧。當然，人渣黨的反共抗俄完全就是假的，這意思是說，他們之所以當美國人和日本人的狗，並非出於某種意識形態或政治立場，而是出於一種私利與權力，不惜以台灣眾人的福祉為籌碼與祭品，從中謀取一己之利一黨之私。<text:span text:style-name="T3"> <text:line-break/><text:line-break/></text:span>問題是，大多數台灣人卻相信了這一套反共抗俄的戲碼。演員演假的，觀眾卻當真了，似乎完全看不見就在眼前的各種巨大事實，更不用說預見未來了。為今之計，就是希望能有更多不知不覺的第三等人，能夠至少進一級，跳到後知後覺這個等級來。這其實很重要，因為我常覺得，所謂改變世界，不過就是改變人們看待世界的眼光，當這樣一種眼光，當這樣一種認知上基本命題的改變，世界其實也就改變了。<text:span text:style-name="T3"> <text:line-break/><text:line-break/></text:span>這樣一種眼光上的改變，絕不是一種枝枝節節上的議論與細節，而是涉及基本利害與是非善惡的一種根本認知，你應該至少要想清楚誰是你的朋友與家人，誰才是你的敵人，並且認清整體人事物的基本是非善惡，而不是傻到好像沒有半點智能似的。你看，台灣最近還出現了一批非常勇敢的<text:span text:style-name="T3"><text:s/>"</text:span>敢死隊<text:span text:style-name="T3">" </text:span>和<text:span text:style-name="T3"><text:s/>"</text:span>游擊隊<text:span text:style-name="T3">"</text:span>，揚言要<text:span text:style-name="T3"><text:s/>"</text:span>遍地烽火<text:span text:style-name="T3">"</text:span>，四處<text:span text:style-name="T3"><text:s/>"</text:span>斬首<text:span text:style-name="T3">" </text:span>蔣介石銅像。<text:span text:style-name="T3"> <text:line-break/><text:line-break/></text:span>據悉，目前已經有兩位蔣公，遭到愛台敢死隊的正義攻擊，不幸遇難了。你我的幸福、正義與安全的將來，以及台灣的前途，就拜託各位勇士們繼續懲凶除奸來幫我們爭取了。砍完蔣公，建議接著砍孔子，砍完再砍媽祖和關公，這個島真是太多中國思想毒素了。<text:span text:style-name="T3"> <text:line-break/><text:line-break/></text:span>陳真<text:span text:style-name="T3">2017. 03. 17. <text:line-break/><text:line-break/>================== <text:line-break/>https://goo.gl/8cIDmL <text:line-break/><text:line-break/></text:span>澳首任駐華大使呼籲向中國靠攏：歐美領導行將結束<text:span text:style-name="T3"><text:s/></text:span>我們生活在中國世界<text:span text:style-name="T3"> <text:line-break/><text:line-break/>2017-03-17 <text:line-break/></text:span>來源：觀察者網<text:span text:style-name="T3"> <text:line-break/><text:line-break/></text:span>【觀察者網<text:span text:style-name="T3"><text:s/></text:span>綜合外媒報導】美國總統特朗普上月跟澳大利亞總理特恩布林通了一次電話，被美國媒體報導稱為<text:span text:style-name="T3">“</text:span>極不愉快<text:span text:style-name="T3">”</text:span>，原定<text:span text:style-name="T3">1</text:span>小時的通話被特朗普在<text:span text:style-name="T3">25</text:span>分鐘時挂斷。加上特朗普拒絕接受跨太平洋夥伴關係貿易協定（<text:span text:style-name="T3">TPP</text:span>），讓許多澳大利亞人想知道是否到了該減少關心美國、與中國更多地接觸的時候了。<text:span text:style-name="T3"> <text:line-break/><text:line-break/></text:span>據美國紐約時報今天（<text:span text:style-name="T3">17</text:span>日）報導，澳大利亞的首位駐華大使斯蒂芬<text:span text:style-name="T3">·</text:span>菲茨傑拉德（即費思芬，<text:span text:style-name="T3">Stephen Fitz Gerald</text:span>）日前在西悉尼大學發表的演講，進一步擴大了這場辯論，認為世界上一個由歐洲和美國領導的時代已行將結束，他呼籲澳大利亞把中國作為其外交和經濟政策的主要焦點，並<text:span text:style-name="T3">“</text:span>在我們的教育中注入中國問題研究和中文課程<text:span text:style-name="T3">”</text:span>。<text:span text:style-name="T3"> <text:line-break/><text:line-break/></text:span>紐約時報：向中國靠攏的呼聲在澳大利亞日漸高漲<text:span text:style-name="T3"> <text:line-break/><text:line-break/></text:span>這個名為<text:span text:style-name="T3">“</text:span>高夫<text:span text:style-name="T3">·</text:span>惠特拉姆演說<text:span text:style-name="T3">”(Gough Whitlam Oration)</text:span>的講座系列以澳大利亞前總理的名字命名，正是這位前總理在<text:span text:style-name="T3">1973</text:span>年將菲茨傑拉德任命為駐華大使。<text:span text:style-name="T3">1973</text:span>年，毛澤東、周恩來和惠特拉姆等中澳老一輩政治家以非凡的政治智慧和戰略勇氣，作出了兩國正式建立外交關係的重大抉擇。<text:span text:style-name="T3"> <text:line-break/><text:line-break/></text:span>澳大利亞《悉尼先驅晨報》<text:span text:style-name="T3">3</text:span>月<text:span text:style-name="T3">16</text:span>日刊登了菲茨傑拉德的這篇名為《澳大利亞有必要鄭重反思我們對待盟友的方式》的演講摘錄，引起廣泛關注。<text:span text:style-name="T3"> <text:line-break/><text:line-break/>“</text:span>我們生活在中國的世界裏<text:span text:style-name="T3">” <text:line-break/><text:line-break/></text:span>紐約時報稱，菲茨傑拉德的話反映了近年來，特別是自從特朗普大選獲勝以來，在澳大利亞越來越流行的一種觀點。<text:span text:style-name="T3"> <text:line-break/><text:line-break/></text:span>菲茨傑拉德是一位受澳大利亞人尊敬的人，人們密切注意他發表的關於中國的言論，他似乎尤其積極地抓住了特朗普崛起的機會，來爭辯轉移關注點的問題。<text:span text:style-name="T3"> <text:line-break/><text:line-break/></text:span>他在演講中說，特朗普既對舊秩序構成威脅，也為澳大利亞提供了一個讓其變得更加獨立於美國的<text:span text:style-name="T3">“</text:span>機會時刻<text:span text:style-name="T3">”</text:span>，澳大利亞可以利用這個時刻發展讓其能夠緩和中國在該地區行為的那種與中國的關係。<text:span text:style-name="T3"> <text:line-break/><text:line-break/></text:span>菲茨傑拉德說，在亞洲，我們開始邁入一個新的時代，它或許可被稱為<text:span text:style-name="T3">“</text:span>中國時代<text:span text:style-name="T3">”</text:span>。這個事實不僅涉及中國的財富和權力，還有影響<text:span text:style-name="T3">——</text:span>政治和社會的，不僅僅是經濟的。中國融資、修建和獲得基礎設施的影響力；中國遊客、商人、學生和移民的影響<text:span text:style-name="T3">;</text:span>龐大的資金外流的影響；中國人帶來的文化，包括商業文化的影響；中國國家主導的活動及其尋求重新激發華人的中國意識，對我們國內社會的影響。<text:span text:style-name="T3"> <text:line-break/><text:line-break/></text:span>他認為，現在這種影響大多數是友善的，對澳大利亞有益和受歡迎的。但<text:span text:style-name="T3">“</text:span>澳大利亞政界似乎對此沒有做好準備，他們往往拒絕承認中國的影響力<text:span text:style-name="T3">”</text:span>。<text:span text:style-name="T3"> <text:line-break/><text:line-break/></text:span>菲茨傑拉德建議，<text:span text:style-name="T3">“</text:span>現在，我們必須甩掉依賴美國的精神包袱，才能看清楚中國，從我們的國家利益角度理解中國，按照我們的條件與之打交道。現在是我們而非美國活在<text:span text:style-name="T3">‘</text:span>中國世界<text:span text:style-name="T3">’</text:span>裏，是我們不得不設法應對其帶來的衝擊。<text:span text:style-name="T3">” <text:line-break/><text:line-break/></text:span>澳學者：迄今為止最為強烈的表達<text:span text:style-name="T3">——</text:span>接受一個中國領導的亞洲秩序<text:span text:style-name="T3"> <text:line-break/><text:line-break/></text:span>在演講中，菲茨傑拉德也批評了中國的<text:span text:style-name="T3">“</text:span>反民主傾向<text:span text:style-name="T3">”</text:span>，尤其是中國通過投資和競選捐款來影響澳大利亞政治的做法等等。菲茨傑拉德堅持認為，對付這個問題的方法只有一種：就是通過<text:span text:style-name="T3">“</text:span>足夠密切的關係，讓澳大利亞在中國有聲音和影響力<text:span text:style-name="T3">”</text:span>。<text:span text:style-name="T3"> <text:line-break/><text:line-break/>“</text:span>這些言論是澳大利亞辯論的一個方面迄今為止最強烈的表達，即我們應該接受一種中國領導下的亞洲秩序，<text:span text:style-name="T3">”</text:span>澳大利亞國立大學國家安全學院院長羅裏<text:span text:style-name="T3">·</text:span>梅卡福（<text:span text:style-name="T3">Rory Medcalf</text:span>）教授說。<text:span text:style-name="T3">“</text:span>但在澳大利亞內部也有相反的堅定觀點。針對中國勢力和影響，澳大利亞如何保護其自身利益和主權？<text:span text:style-name="T3">”</text:span></text:p>
      <text:p text:style-name="P1"><text:span text:style-name="T1">陳真</text:span><text:s/>  |  2017.03.16 13:02   |   <text:a xlink:type="simple" xlink:href="http://palinfo.habago.org/Entry?Command=Information_PrintForum&amp;iPage=177#FORUM35535"><text:span text:style-name="T2">#</text:span></text:a></text:p>
      <text:p text:style-name="P4">今天（<text:span text:style-name="T3">3</text:span>月<text:span text:style-name="T3">16</text:span>號）是若雪失去生命十四周年。我們在此紀念著她，紀念她的善良與正直，紀念她的勇氣與純情。或許有一天，後人看著這千萬言，同樣也會懷念著我們。<text:span text:style-name="T3"> <text:line-break/><text:line-break/></text:span>若雪不光是一個人，更是生命走過這個世界的一個跡象，一種腳印<text:span text:style-name="T3">, </text:span>綿延不絕。生命如花似雪，飄忽而逝，再美麗的花朵，青春燦爛如火，終究還是會凋落成泥。死去或活著，在某個意義上是沒有多大差別的，千年一瞬，倏忽即過，惟有真情長存。</text:p>
      <text:p text:style-name="P1"><text:span text:style-name="T1">陳真</text:span><text:s/>  |  2017.03.16 11:26   |   <text:a xlink:type="simple" xlink:href="http://palinfo.habago.org/Entry?Command=Information_PrintForum&amp;iPage=177#FORUM35534"><text:span text:style-name="T2">#</text:span></text:a></text:p>
      <text:p text:style-name="P2"><text:span text:style-name="T3">(</text:span>續<text:span text:style-name="T3">) <text:line-break/><text:line-break/></text:span>范光棣那篇中立宣言裏頭提到，台灣若<text:span text:style-name="T3">(</text:span>統一後<text:span text:style-name="T3">)</text:span>而成為中立非軍事區，中國應該會很樂意，但美國人會不爽，因為沒法再勒索鉅額軍火費了，但不爽也沒辦法。范光棣說，總不能因為不給錢就派美軍打過來吧。這聽起來，彷彿意味著這個中立選項是沒有什麼障礙的，但我想他少講了一個最大的實質障礙，那就是當下這個藉著操弄統獨與妖魔化共產黨以謀利的綠色政權。台灣倘若在一個中國的政治架構下成為中立非軍事區，這個無恥下流的政治詐騙集團要吃什麼呢？他就沒得吃沒得撈，沒法再繼續騙了。<text:span text:style-name="T3"> <text:line-break/><text:line-break/></text:span>范的想法與主張其實早有各種類似版本，比方說洪秀柱的兩岸和平協議，但你看，那樣溫和、有利的一種主張，竟遭到來自綠色詐騙集團極其可怕的猛烈攻擊與抹黑，就連馬英九最近在美國提到<text:span text:style-name="T3"><text:s/>"</text:span>統一選項不應該排除<text:span text:style-name="T3">" </text:span>這樣一句廢話，馬上也被指控通匪，說他<text:span text:style-name="T3"><text:s/>"</text:span>狐狸尾巴終於露出來了<text:span text:style-name="T3">"</text:span>。過去這二十年來，在這島上，只要有誰膽敢稍微表示對於中國任何人事物的友善與好感，馬上就會萬箭穿心，被打成敵人，透過暴民、網軍及各種政治陰暗手段來傷害你。<text:span text:style-name="T3"> <text:line-break/><text:line-break/></text:span>這樣還不夠，現在綠色政客人渣所有大權一手在握，竟然推出人類近代史上最不可思議的東廠錦衣衛法條，任何人只要被錦衣衛<text:span text:style-name="T3">(</text:span>所謂保防員<text:span text:style-name="T3">)</text:span>認定有親共嫌疑，那他就可以對你及你的身家財產甚至對你的家人為所欲為，而且旁人還依法不得聲援。<text:span text:style-name="T3"> <text:line-break/><text:line-break/></text:span>台灣的時間所剩無幾了，基本上我是很悲觀的。並不是因為這個窩囊沒出息的綠色人渣兼美國走狗很強大<text:span text:style-name="T3">(</text:span>這群廢物，除了撈錢之外，他還真能敢幹些什麼威權統治與綠色恐怖嗎？別笑死我了<text:span text:style-name="T3">)</text:span>，我的悲觀是因為台灣人長期以來，從舊國民黨開始洗腦，接著換人渣黨繼續洗，中國的妖魔化形象早已深入人心，特別是過去這三、五年，相當可怕，就跟發瘋失去基本理智完全沒兩樣，但台灣社會不但沒有半點病識感，反倒歌頌這樣一種瘋狂的反中反華。<text:span text:style-name="T3"> <text:line-break/><text:line-break/></text:span>台灣有些人喜歡自稱左派，甚至就連許多綠油油、極右到不行的人竟然也很喜歡說自己是左派或什麼中間偏左，但其實全是鬼扯蛋。另外，台灣也有極少數人約略顯露在台灣被視為禁忌的某種<text:span text:style-name="T3"><text:s/>"</text:span>親中反美<text:span text:style-name="T3">" </text:span>心態，但終歸也只是一種無從驗證的心態而已，而非具體行動或實質言論。不過，范光棣很不一樣，他半個多世紀來的親中、親共與反美以及嚮往共產主義或社會主義<text:span text:style-name="T3">(</text:span>就跟維根斯坦一樣<text:span text:style-name="T3">)</text:span>，卻十足是一種具體行動。<text:span text:style-name="T3"> <text:line-break/><text:line-break/></text:span>我的書房雖然很小，書卻很多很亂，但亂中有序，幾千本書中的哪一本書放在哪個角落，我都知道，我有我自己的一套分類原則。原則之一是，我把我最喜歡或最常用到的，放在離我書桌最近處，方便我垂手可得。除此之外，我也會把一些我所特別尊敬的人的書或相關物品放在我手邊，也許我很少會去翻閱，但這僅僅是為了表示我心裏頭的敬意。<text:span text:style-name="T3"> <text:line-break/><text:line-break/></text:span>離我最近的當然就是維根斯坦的所有著作，但你知道嗎，這一堆維根斯坦的書裏頭，緊接著就是范光棣的四本書以及<text:span text:style-name="T3">19</text:span>年前他送我的一份手稿，之所以送我是因為，那份手稿裏頭提到一個學生，說這學生讓他彷彿恐龍消失般消失於哲學界三十年之後又重現人間，那個學生就是我。<text:span text:style-name="T3"> <text:line-break/><text:line-break/></text:span>范光棣國際知名，在西方哲學界可說早已是一種傳奇以及研究維根斯坦的先驅，但你知道嗎，他其實還編輯了一本較不為人所知的書，厚達四百頁，書名叫<text:span text:style-name="T3"><text:s/>"Readings in U.S. Imperialism"(</text:span>閱讀美國帝國主義<text:span text:style-name="T3">)</text:span>，從概念上探究美軍在世界各地的軍事、政治、經濟乃至文化上的帝國主義侵略。你知道是誰給這本書寫<text:span text:style-name="T3"><text:s/>"</text:span>前言<text:span text:style-name="T3">" </text:span>的嗎？就是羅素。羅素的<text:span text:style-name="T3"><text:s/>"</text:span>前言<text:span text:style-name="T3">" </text:span>寫得很長，哪天我有空再把它翻譯出來。羅素給范光棣這本書寫的序言結論只有一句再淺顯也不過的話：<text:span text:style-name="T3">"</text:span>讓我們團結起來，反抗美國帝國主義！<text:span text:style-name="T3">" <text:line-break/><text:line-break/></text:span>除了羅素寫的前言，這本書也有一篇很長的<text:span text:style-name="T3"><text:s/>"</text:span>編者序<text:span text:style-name="T3">"</text:span>，同樣是等我哪天有空再翻譯。范光棣在自序一開頭便寫道他為何要編輯出版這本書。他說：<text:span text:style-name="T3"> <text:line-break/><text:line-break/>"</text:span>越戰<text:span text:style-name="T3">(</text:span>如今換成在印支半島發動戰爭<text:span text:style-name="T3">)</text:span>讓很多美國人明白，原來這一系列所謂外交政策上的<text:span text:style-name="T3"><text:s/>'</text:span>錯誤<text:span text:style-name="T3">' </text:span>事實上根本不是錯誤，而是美國長久以來為了鞏固帝國的一種基本政策。指控美國是個帝國主義，你沒法說它只是一種空洞的修辭，或說它只是共產黨的宣傳戰。<text:span text:style-name="T3">...</text:span>反戰運動亟需這樣一種對於美國帝國主義之操作方式的清楚認識。<text:span text:style-name="T3">...</text:span>本書雖然著重於美帝在經濟層面上的入侵，但同時也著墨於美國在政治、軍事及文化上的帝國主義行徑<text:span text:style-name="T3">"</text:span>。<text:span text:style-name="T3"> <text:line-break/><text:line-break/></text:span>最後他寫道：<text:span text:style-name="T3"> <text:line-break/><text:line-break/>"</text:span>在本書的結論章節裏頭，我們特別提到，不光是在美國內部，更是來自世界各地對於美國帝國主義侵略的反抗。其中，東南亞和拉丁美洲是目前世界上兩個主要地區，美帝透過軍事力量介入，藉以維護美國跨國公司的全球經濟利益。我們應謹記在心的是，中國和古巴因為遭受美國的抵制與禁運而深受其害，而美軍的太平洋鑑隊不斷在台灣海峽巡航，目的就是為了要讓中國的一個省份<text:span text:style-name="T3">--</text:span>台灣持續和中國大陸隔絕。換句話說，反抗美國帝國主義若要能成功，光是著眼於越南及高棉與寮國的侵略戰爭是不夠的<text:span text:style-name="T3">...</text:span>我們應想出一整套務實且有效的方法，才有可能糾正這些政策上的所謂<text:span text:style-name="T3"><text:s/>'</text:span>錯誤<text:span text:style-name="T3">' <text:line-break/><text:line-break/></text:span>范光棣及<text:span text:style-name="T3">Donald C. Hodges</text:span>，謹識於<text:span text:style-name="T3"><text:s/>'</text:span>美國佛羅里達社會哲學中心<text:span text:style-name="T3">', 1970</text:span>年<text:span text:style-name="T3"><text:s/>6</text:span>月<text:span text:style-name="T3">21</text:span>號<text:span text:style-name="T3">"</text:span>。<text:span text:style-name="T3"> <text:line-break/><text:line-break/></text:span>以下是范光棣去年四月寫的一篇文字。我想，范光棣不光是維根斯坦哲學的先驅，同時也是在兩岸議題上以及在美國各種帝國主義侵略上最具有遠見的人之一。有些想法，我可能跟他不一樣，比方說對於文革的評價，比方說極左的可行性，但大致上是認同的，對其即知即行的勇氣和熱血，更是由衷佩服。當然，有關政治方面這一切，都是我後來才慢慢知道；最早認識他時，純粹只是仰慕他對維根斯坦哲學先驅式的解讀。<text:span text:style-name="T3"> <text:line-break/><text:line-break/></text:span>陳真<text:span text:style-name="T3"><text:s/>2017. 03. 16. <text:line-break/><text:line-break/>========================= <text:line-break/></text:span>我是中國人<text:span text:style-name="T3"> <text:line-break/><text:line-break/></text:span>范光棣<text:span text:style-name="T3"><text:s/>2016</text:span>年<text:span text:style-name="T3">4</text:span>月<text:span text:style-name="T3">1</text:span>日<text:span text:style-name="T3"> <text:line-break/><text:line-break/></text:span>我在中學時代最關心的是政治問題，尤其從出生到<text:span text:style-name="T3">18</text:span>歲出國之前經過日治時代，二次世界大戰，國民黨統治時代，及中國內戰以後兩岸分裂狀況。我那時一心要救國救民，在日記上寫：<text:span text:style-name="T3">“</text:span>我的思考單位，最小是國家<text:span text:style-name="T3">”</text:span>，我的意思是中國。如何使中國強大，恢復以前的光輝，是我的最大課題。<text:span text:style-name="T3"> <text:line-break/><text:line-break/></text:span>在出國前<text:span text:style-name="T3"><text:s/>(</text:span>陳真按：范光棣<text:span text:style-name="T3">1966</text:span>年出國讀書<text:span text:style-name="T3">) </text:span>我心裡已經支持共產黨。出國後第一件事就是去美國大學圖書館找毛澤東的著作及有關中國共產革命的書。念了<text:span text:style-name="T3">Edgar Snow</text:span>的<text:span text:style-name="T3">“Red Star over China”</text:span>及毛澤東選集。不但覺得共產革命是中國的將來，也確定是世界的將來。我在英語還沒學好之前就先選俄語，因為我打算在美國念完大學後去蘇聯念研究所後回大陸參加中國共產黨革命。我的思想歷程在<text:span text:style-name="T3">“</text:span>超越馬克思及維根斯坦<text:span text:style-name="T3">”</text:span>一文中有詳述。<text:span text:style-name="T3"> <text:line-break/><text:line-break/>1972</text:span>年，尼克森去訪中國前，加拿大已經跟北京先建交，我寫了好幾次信去駐加中國大使館，表示希望能去訪問，但一直沒回應。尼克森去後不久，我就接到來信，叫我去辦簽證。我一個人坐飛機到香港，再坐火車到廣州，路上火車在深圳入境，那時深圳是個小村莊，全是稻田。從廣州又坐火車兩天一夜，一路黑漆漆的到了北京。<text:span text:style-name="T3"> <text:line-break/><text:line-break/></text:span>來火車站接我的是一位台籍幹部。我來時路過東京去看我四哥，他說他以前有一個臺灣同鄉朋友，<text:span text:style-name="T3">20</text:span>年前去大陸，不知下落，他寫下這人名字叫我去大陸時問一問。這位幹部自我介紹是台灣人，叫李平，我就拿出哥哥的紙條問他聽過這人嗎（紙條上是<text:span text:style-name="T3">“</text:span>呂<text:span text:style-name="T3">”</text:span>什麼的）？他說，就是我！他是台灣同胞聯誼會副會長，他負責接待我。那時正好有一個美國台灣人組成的<text:span text:style-name="T3">“</text:span>保釣團<text:span text:style-name="T3">”</text:span>來訪北京，有十幾個人，都是在美國左派的台灣學者。他們把我放入這一團一起招待，以後三週的活動都是台聯安排的。其中最重要的是周恩來總理接見了我們。<text:span text:style-name="T3"> <text:line-break/><text:line-break/></text:span>有一天晚上，我們正要睡覺前，突然接到通知，要我們立刻去人民大會堂有重要領導要見我們。十二點半大家在一會客廳坐好，周恩來從旁門走進來。我發現我被安排坐在他旁邊，大概是因為我年紀最大（<text:span text:style-name="T3">35</text:span>歲），又是教授，別的團員都是年輕的碩士或新博士。周恩來很平易近人，跟我們像朋友之間聊天一樣，一點沒架子，有問必答，一直談到四點半，他太太鄧穎超才出來叫他去睡覺。他說他只要睡<text:span text:style-name="T3">3</text:span>個鐘頭就夠了。<text:span text:style-name="T3"> <text:line-break/><text:line-break/>1972</text:span>年是文化大革命的中後期，那年的兩件大事，一個是尼克森來訪，另一個是林彪事件。外面只知道林彪出了事，中共還沒對外公佈。周恩來先向我們說明了林彪事件，再談了很多很多事，詳情我在我當時剛創刊的國際季刊<text:span text:style-name="T3">“Social Praxis”</text:span>第一期中以筆名<text:span text:style-name="T3">Sanford Lee</text:span>發表了<text:span text:style-name="T3">“Conversations with Premier Chou En Lai”.</text:span>有些那裡沒報導，現在想起來還是有意思的，現在報告一下。<text:span text:style-name="T3"> <text:line-break/><text:line-break/></text:span>那時我很驚訝他對老蔣的評價很高。他說，蔣介石是個愛國者，他雖然靠美國但他不相信美國，你看他一輩子不敢去美國，他兒子就比較笨，去了美國一趟差點被殺掉<text:span text:style-name="T3">(</text:span>陳真按：指黃文雄的刺蔣案<text:span text:style-name="T3">)</text:span>。美國在培養親美派搞台獨，要把臺灣從中國分裂出去（吳國楨事件及孫立人事件），韓戰時把第七艦隊放在台海想把台灣與大陸隔開，勸蔣介石從金門馬祖撤軍，他不但不撤，反而把台灣最重要軍隊放在金門，明知我們不會打他。我們之間有默契，隔天炮打，這是做給美國看的，表示雙方都主張一個中國，內戰還沒結束！<text:span text:style-name="T3"> <text:line-break/><text:line-break/></text:span>台獨之到今天還不可能，以後也更不可能，就是周恩來跟老蔣那時安排的！我本來以為，他說的<text:span text:style-name="T3">“</text:span>默契<text:span text:style-name="T3">”</text:span>是互相不言而喻的瞭解，最近才發現報導，那時他們真的有互派使者在香港談好。那時我才知道，政治上表面看到的聽到的跟幕後當權者的操作是有很大距離的。我們普通人只有被利用，最好不要受騙去賣力。<text:span text:style-name="T3"> <text:line-break/><text:line-break/></text:span>文革時，大陸一直在鼓吹要解放台灣，有一位年輕激進的臺灣團員就說：國民黨是紙老虎，怎麼不用武力解放台灣？周恩來說：你們年輕人沒經過戰爭，我們經過的人知道戰爭多可怕，打臺灣是打得下，但雙方要死多少人呀！台灣經濟又會完全破壞，不能隨便考慮。<text:span text:style-name="T3"> <text:line-break/><text:line-break/></text:span>四個鐘頭內我們談了很多事情，現在突然想到一件事覺得很諷刺。他說中國發達以後絕對不發展私人轎車，他說我們會繼續用腳踏車，有健康又環保！坐在他另一邊的陳永貴副總理，他插入說：我最近剛從考察法國回來，我在巴黎看到一街都塞滿了車，空氣不好，比我們用腳踏車還慢！他是個農夫，在西北偏區把一個窮村莊在他帶領下轉變成模範公社，<text:span text:style-name="T3">“</text:span>農業學大寨<text:span text:style-name="T3">”</text:span>是文革時的三大紅旗之一，其他兩個是大戾及紅旗渠，三個地方我都去過，大寨還去了兩次！陳永貴當了副總理，還穿著西北農夫的衣服，那個時代真的農人工人直接參與國家最高層政治，假如這種人還在中央，中國應該是完全不同的中國。<text:span text:style-name="T3"> <text:line-break/><text:line-break/></text:span>我們這一團的左派青年都是支持共產運動的，有好幾個，包括我自己，向周總理表示，我們想回中國服務。結果，我們之中有幾位留下來了。過了幾天，周恩來傳話給我，他很實在也很坦白，他說，你的情況比較不同，首先，你的專業是哲學，我們需要的是科學方面的人才；第二，你已經有家庭，你的太太又是美國人，你太太跟孩子在中國生活可能不會適應得來；第三，你是大學哲學教授，以你的身份，你留在西方對我們比較有用。<text:span text:style-name="T3"> <text:line-break/><text:line-break/></text:span>真謝謝周總理給我的務實分析，若我那時回祖國，以我那時的極左思維，我的後果應該會跟四人幫一樣。之後周恩來見了一次，是他最後在公開場合出現時，應該是<text:span text:style-name="T3">1975</text:span>年國慶在人民大會堂國宴上，每桌上已經有他的致詞稿，他由人扶他上主席桌後，由別人替他念稿，之後在大家掌聲之下扶他出場，大家都知道他是來向大家告別的，過不久他就去世了。<text:span text:style-name="T3"> <text:line-break/><text:line-break/></text:span>第一次訪中之後幾年中，每一兩年會去大陸一次，都是政府邀請的。每次去差不多三星期，到處去看，各種公社，幹部學校，普通學校，工廠，古蹟，革命聖地（如延安），少數民族區（如延邊朝鮮族自治區及西藏），參加國慶等等。也見到其他領導人，如四人幫及鄧小平。四人幫沒跟他們談，但鄧小平見了兩次都有座談。第一次是周恩來去世後毛主席叫他回來主持政務。他跟我們的談話重點是報告文革的成果，也向我們保證，他絕對不會向文革翻案！<text:span text:style-name="T3"> <text:line-break/><text:line-break/></text:span>這個談話我也以我那時的筆名<text:span text:style-name="T3">“</text:span>范瀾<text:span text:style-name="T3">”</text:span>在香港左派週刊<text:span text:style-name="T3">“</text:span>七十年代<text:span text:style-name="T3">”</text:span>發表。我在那期間照了很多照片，錄了很多談話，除了寫文章之外，也常上電視及到處演講，放錄影片，宣傳文化大革命。也編輯了兩本<text:span text:style-name="T3">Anchor Books, ”Mao and Lin Biao”</text:span>及<text:span text:style-name="T3">”From the Other Side of the River: Self Portrait of China Today”</text:span>。<text:span text:style-name="T3"> <text:line-break/><text:line-break/></text:span>文化大革命現在大家都在罵，但我的看法不一樣，<text:span text:style-name="T3">I know better! </text:span>我在文革後期去了好幾次，親眼看到的不但不像以後說的那麼糟，而且很好！雖然最後失敗了，但失敗不等於不對。歷史是勝利者寫的，修正主義復辟資本主義後當然要醜化前朝。其實是全體人民辛苦建設起來的經濟基礎，正要起飛的時候，被少數人搶走了。<text:span text:style-name="T3"> <text:line-break/><text:line-break/></text:span>毛澤東之偉大說不完，偉大的軍事家、政治家、哲學家、詩人、書法家，有史以來世界上有比他偉大的嗎？<text:span text:style-name="T3"><text:s/></text:span>但他最偉大的是革命成功後，可坐享其成之時，在晚年還不忘初衷，想在有生之年實現共產主義。雖然太急了，手下人的程度不夠，失敗了。但資本主義走到末路時，如果世界沒被毀滅，人類還是會走社會主義的路才有救。</text:p>
      <text:p text:style-name="P1"><text:span text:style-name="T1">楊世主</text:span><text:s/>  |  2017.03.16 09:53   |   <text:a xlink:type="simple" xlink:href="http://palinfo.habago.org/Entry?Command=Information_PrintForum&amp;iPage=177#FORUM35533"><text:span text:style-name="T2">#</text:span></text:a></text:p>
      <text:p text:style-name="P4">三月<text:span text:style-name="T3">16</text:span>日，早上滑手機時不小心按到巴勒網旁邊的<text:span text:style-name="T3">“</text:span>伊拉克淪陷記實<text:span text:style-name="T3">”</text:span>下載，便從頭到尾再讀一遍，感覺雖然沒有第一次讀時那麼激動，但手指還是在銀幕前一直抖著。今天敘利亞戰爭邁入第七年，<text:span text:style-name="T3">“</text:span>敘利亞淪陷記實<text:span text:style-name="T3">”</text:span>正在歷史上血淋淋寫著，未完。我在想，明日的<text:span text:style-name="T3">“</text:span>臺灣淪陷記實<text:span text:style-name="T3">”</text:span>何時開場？戰火從過去向未來蔓延，轉瞬間彷彿已從遠方廢墟焚燒到自家門口，我們真的對這些真真實實發生的恐怖戰爭視而不見嗎？還是人心其實比戰爭還恐怖墮落？懷著憂傷和敬意，謝謝巴勒網在七年前的今天，為我們整理記下了一個全面戰爭的恐怖，願警醒永遠不會太晚，和平幸福眼前。</text:p>
      <text:p text:style-name="P1"><text:span text:style-name="T1">陳真</text:span><text:s/>  |  2017.03.16 01:09   |   <text:a xlink:type="simple" xlink:href="http://palinfo.habago.org/Entry?Command=Information_PrintForum&amp;iPage=177#FORUM35532"><text:span text:style-name="T2">#</text:span></text:a></text:p>
      <text:p text:style-name="P2">范光棣講的一些論點與觀察，差不多也就是我一直在講的。這樣一些領悟，如此顯而易見，理應所有台灣人都應該得出同樣或類似的結論才對，但事實上卻不然，於是就顯得彷彿真知灼見似的。<text:span text:style-name="T3"> <text:line-break/><text:line-break/></text:span>不過，范光棣的這篇宣言中，很顯然刻意迴避或刻意模糊化了一個問題，那就是統獨的不可迴避性。簡單說，你要中立很好，但是，你究竟是以一種什麼樣的身份中立？總得說清楚，總不可能非省非國吧？<text:span text:style-name="T3"> <text:line-break/><text:line-break/></text:span>宣言中很清楚地表明，台獨不可能，必須放棄；如宣言所說，中國崛起得如此神速，壓倒美國只是時間問題，所以維持現狀當然也不可能。那麼，其實也只剩一條路，那就是統一。<text:span text:style-name="T3"> <text:line-break/><text:line-break/></text:span>宣言中說，中共遇獨必打，但它不會反對台灣中立。這話若要能成立，僅有一個可能，那就是在一個中國的架構下保持中立，成為一種非軍事區。也就是說，先尋求統一，然後成為一種非軍事區，最好是像香港那樣，發展民生經濟，不涉軍事，並且保持一定程度的自主，但在名義上仍屬於一個中國。<text:span text:style-name="T3"> <text:line-break/><text:line-break/></text:span>我一直在鼓吹的也正是這個意思。兩大國相爭，世上能多一塊中立淨土就多一塊，何必牽扯軍事？何必每年花費鉅款買一大堆毫無意義的武器，無非只是養肥美國人而已。台灣的飛彈密度世界第二，僅次於以色列，那就好像一個窮光蛋家裏買了一屋子手榴彈機關槍一樣，難道你不覺得荒唐？<text:span text:style-name="T3"> <text:line-break/><text:line-break/></text:span>如果上述的解讀合理，那麼，這篇宣言與其說是一種中立宣言，不如說是一種刻意模糊了的統一宣言，或是類似洪秀柱所提倡的兩岸和平協議。它之所以有可能成立的一個前提要件仍然還是統一，統一在一個中國的政治架構底下；一如宣言所說，台灣從此不再發展國防與外交，永保中立與和平。<text:span text:style-name="T3"> <text:line-break/><text:line-break/></text:span>倘若不是這樣，倘若中立是以瑞士為榜樣，是以做為一個<text:span text:style-name="T3"><text:s/>"</text:span>獨立國家<text:span text:style-name="T3">" </text:span>那樣的一種中立，那不就是台獨嗎？宣言中不也清楚表明台獨是不可能的，兩岸勢必立即烽火漫天；而且，戰爭過後，結局依然還是統一，而且將會是最為不幸與長年血腥動亂的一種統一方式，台灣島將永無寧日。<text:span text:style-name="T3"> <text:line-break/><text:line-break/></text:span>宣言中說，美國對於沒法再讓台灣購買武器會很不爽，但不爽又如何？范光棣說，總不會因為不再花大錢跟美國人買武器他就打過來吧。依我看，當然不會打過來，但我也不相信美國人會放過台灣，肯定會想方設法在台灣培植親美反中勢力，盡其所能製造動亂，給中國添麻煩。不過，這些事是統一之後祖國應該去煩惱的事，只要中國越是富足強大，這類在敵人後院放火生事的騷亂就會越發顯得微不足道。<text:span text:style-name="T3"> <text:line-break/><text:line-break/></text:span>台灣的前途，就跟火車開在鐵軌上一樣，不管你如何九彎十八拐，最終抵達的目的地都是一樣的<text:span text:style-name="T3"><text:s/>"</text:span>統一站<text:span text:style-name="T3">"</text:span>，差別只是在於：<text:span text:style-name="T3"> <text:line-break/><text:line-break/></text:span>一，以什麼樣的方法到達同樣的終點站。<text:span text:style-name="T3"> <text:line-break/><text:line-break/></text:span>二，到站之後以什麼樣的方式安身立命。<text:span text:style-name="T3"> <text:line-break/><text:line-break/></text:span>一個聰明的人理應知道應該怎麼為自己打算盤。當火車越開越快，終點站已在不遠處，台灣人能藉以談判的籌碼與時間，事實上早已在島內各種基於政客私利的內鬥與政治詐欺中迅速流逝。<text:span text:style-name="T3"> <text:line-break/><text:line-break/></text:span>范光棣說得對，最好的政治談判時間點是在<text:span text:style-name="T3">20</text:span>年前，但他相信台灣仍然還有幾年的時間可以掌握。我也認為如此，往後這至多三、五年，應該就是台灣人最後的一點機會了；籌碼所剩無幾，但仍可多少掌握一點自己的命運。不是掌握方向盤，而是掌握這輛早已千瘡百孔的<text:span text:style-name="T3"><text:s/>"</text:span>台灣號<text:span text:style-name="T3">" </text:span>列車到站的時間與方式。<text:span text:style-name="T3"> <text:line-break/><text:line-break/></text:span>鐵軌既定，不可違逆，你總不會想要火車脫軌翻車吧？最好的一個方式就是順應不可違逆的諸多現實，在現實中求得一個最為安和樂利與世無爭的長久未來，那就是成為在一個中國架構下的非軍事化中立區，台灣人大可從此專心去發展金融、學術、藝術與科技。生命所求何事？不過幸福平安四個字。世上土地，皆應如此，不是嗎？島嶼事務，縱千言萬語，無非也只是想說這樣一個理應沒有人會反對的事。</text:p>
      <text:p text:style-name="P3"/>
      <text:p text:style-name="P1"><text:span text:style-name="T1">陳真</text:span><text:s/>  |  2017.03.15 20:53   |   <text:a xlink:type="simple" xlink:href="http://palinfo.habago.org/Entry?Command=Information_PrintForum&amp;iPage=178#FORUM35531"><text:span text:style-name="T2">#</text:span></text:a></text:p>
      <text:p text:style-name="P2">曾經在某醫院，某一位穿戴妖嬌美麗思想進步時髦經常旅遊的護士有一天問我說：陳醫師，你一定去過不少國家，有沒有你特別喜歡的？<text:span text:style-name="T3"> <text:line-break/><text:line-break/></text:span>我說：這要看所謂的喜歡是指哪些方面？<text:span text:style-name="T3"> <text:line-break/><text:line-break/></text:span>護士說：就是比方說很有氣氛很浪漫的地方像巴黎啊。<text:span text:style-name="T3"> <text:line-break/><text:line-break/></text:span>我：巴黎？巴黎感覺很亂。<text:span text:style-name="T3"> <text:line-break/><text:line-break/></text:span>護士：怎麼會？大家不是都說巴黎最浪漫嗎？<text:span text:style-name="T3"> <text:line-break/><text:line-break/></text:span>我：那可能是台灣人的偏見。<text:span text:style-name="T3"> <text:line-break/><text:line-break/></text:span>護士：那你有沒有覺得哪個國家特別好的？<text:span text:style-name="T3"> <text:line-break/><text:line-break/></text:span>我本來想說中國，但依據我多年來對台灣人的理解，我估計這樣一種穿戴妖嬌美麗思想進步時髦經常旅遊的護士很可能是大腸花一族，為了避免無謂的麻煩，我就不說祖國了，而是說捷克、奧地利。<text:span text:style-name="T3"> <text:line-break/><text:line-break/></text:span>護士不解，問道：他們有什麼好<text:span text:style-name="T3">? <text:line-break/><text:line-break/></text:span>我說<text:span text:style-name="T3">: </text:span>感覺很好啊，古色古香，很多幾百年前的建築，拍古裝電影都不用再搭布景了。<text:span text:style-name="T3"> <text:line-break/><text:line-break/></text:span>護士聽了粉興奮，說：哇！好棒！對對對對對！這個最適合我，藝術，古典，古色古香，我最喜歡這一類，還有沒有那種好像回到古代的感覺的城市？<text:span text:style-name="T3"> <text:line-break/><text:line-break/></text:span>我：古代？那就是劍橋啦，每天陰森森的像鬧鬼一樣，一堆古堡老街千年教堂<text:span text:style-name="T3">... <text:line-break/><text:line-break/></text:span>護士更興奮了，說：對對對對對！<text:span text:style-name="T3"><text:s/></text:span>我就是喜歡這一種。還有沒有？<text:span text:style-name="T3"> <text:line-break/><text:line-break/></text:span>我：妳是說還要更古老的嗎<text:span text:style-name="T3">? </text:span>有啊，印度啊。<text:span text:style-name="T3"> <text:line-break/><text:line-break/></text:span>護士一聽，突然發出<text:span text:style-name="T3"><text:s/>"</text:span>噁<text:span text:style-name="T3">" </text:span>的一聲！我才不要，印度人醜死了。<text:span text:style-name="T3"> <text:line-break/><text:line-break/></text:span>我一聽，心裏就想，那我還是實話實說好了。<text:span text:style-name="T3"> <text:line-break/><text:line-break/></text:span>護士：其他還有呢<text:span text:style-name="T3">? </text:span>趕快跟我說，我跟我男朋友下個月有休假想出國去玩。<text:span text:style-name="T3"> <text:line-break/><text:line-break/></text:span>我；第一推薦當然就是去大陸啊。好山好水文化遺跡一大堆根本看不完。<text:span text:style-name="T3"> <text:line-break/><text:line-break/></text:span>當我說這話時心裏已經可以預料到她會有什麼反應。果然，這位穿戴妖嬌美麗思想進步時髦經常旅遊的護士說：啥咪！大陸？我瘋了我，死我也不要去，我最痛恨這些死阿陸了，恨死大陸，整天欺負我們。<text:span text:style-name="T3"> <text:line-break/><text:line-break/></text:span>我們的對話差不多就到此結束。但是，最後我問了她一句：妳不是好像常常出國？妳都是去哪裡？<text:span text:style-name="T3"> <text:line-break/><text:line-break/></text:span>我這話其實是明知故問。<text:span text:style-name="T3">100</text:span>個護士，<text:span text:style-name="T3">99</text:span>個一定會說日本好棒哦，韓國人好帥哦。果然，她說她每次都是去日本，一年至少去一次，已經去了五六次，而且還拼命對我鼓吹說：陳醫師，你一定要去日本，你去了就會深深愛上日本。<text:span text:style-name="T3"> <text:line-break/><text:line-break/></text:span>我說，我二、三十年前就去過一次，之後就沒打算再去，因為感覺就像一個比較大的台北。我說我去了東京、大阪、淺草、名古屋及京都，感覺很悶很彆扭很無聊，後來幾天就乾脆不想出門了，等著回台灣。<text:span text:style-name="T3"> <text:line-break/><text:line-break/></text:span>說完之後，我們就在診間相看兩無言，無聲勝有聲。<text:span text:style-name="T3"> <text:line-break/><text:line-break/></text:span>原音重現這段真實對話的目的是什麼呢？當然就是做為一種例子，<text:span text:style-name="T3">a case. But a case of what</text:span>？重點是這個<text:span text:style-name="T3"><text:s/>what</text:span>。我想，它多多少少表明了這島上相當數量的一種主流聲音及時尚傾向：日本好棒！大陸好爛！印度好爛！每個當事人一定會以為喜歡這個厭惡那個是一種自我的自由認知與選擇，但我要說的是，它當然不是自由認知下的產物，而是一種極高度類型化的政治洗腦結果。<text:span text:style-name="T3"> <text:line-break/><text:line-break/></text:span>又來了，我又得被迫做腦殘聲明了：我當然不是說每一個人<text:span text:style-name="T3">"</text:span>都是<text:span text:style-name="T3">" </text:span>被洗腦，所以才如此愛慕日本崇拜日本並且鄙視大陸。<text:span text:style-name="T3"> <text:line-break/><text:line-break/></text:span>在台灣，如果你是一個稍微具有一點社交敏感度的人，你一定會像我一樣，為了避免雙方的尷尬和不愉快，你會刻意迴避說出你心裏最真實的想法，避免去提到大陸，因為周遭肯定是一片綠油油。即使對方經常去大陸玩，他還是會在言談中儘可能表示他對大陸這地方的風土人情與文化的諸多不屑。你想，如此的一面倒，年輕女生通常都一面倒地愛死日本，不屑大陸，這會是一種自由認知下應有的結果嗎？<text:span text:style-name="T3"> <text:line-break/><text:line-break/></text:span>政治之滲透力，其實往往超乎我們的想像，就像這位穿戴妖嬌美麗思想進步時髦經常旅遊的護士，其實她對政治完全不關心，並且以此自豪。但事實上，這樣一個自認為<text:span text:style-name="T3"><text:s/>"</text:span>完全去政治化<text:span text:style-name="T3">" </text:span>的人，她連如何評價這個世界，都是被政治所型塑。<text:span text:style-name="T3"> <text:line-break/><text:line-break/>"</text:span>政治<text:span text:style-name="T3">" </text:span>二字如果太刺耳，你也可以說它其實就是一種流行，一種時尚，一種廣告；藉著把自己和美好的東西拉近距離，並且拒斥或斥責醜陋的東西，人們從中獲得一種榮耀與滿足。重點是：就連善惡美醜這樣一些極其主觀的東西，都不是你獨立思考或認知體驗的個人產物，而是主流勢力加諸於你的一種既定的政治命題，但所有當事人卻渾然不覺。<text:span text:style-name="T3"> <text:line-break/><text:line-break/></text:span>世界和平絕不是只有依靠飛彈，思想工作還是很重要，我是說做點<text:span text:style-name="T3"><text:s/>"</text:span>廣告<text:span text:style-name="T3">" </text:span>是必要的。可是，你不是反對洗腦嗎？這可沒有哦。我並不反對洗腦，也從不認為在一個社會中獨立思考是每個人所能發展出來的一種普遍能力，特別是當你的敵人<text:span text:style-name="T3"><text:s/>"</text:span>打廣告<text:span text:style-name="T3">" </text:span>打得這麼凶這麼思想入骨時，你不多少做點<text:span text:style-name="T3"><text:s/>"</text:span>廣告<text:span text:style-name="T3">"</text:span>，豈非坐以待斃？市場法則就是這麼一回事。祖國在這一點上，幾乎繳了白卷，吃了無數啞巴虧。</text:p>
      <text:p text:style-name="P1"><text:span text:style-name="T1">甄力民</text:span><text:s/>  |  2017.03.15 19:44   |   <text:a xlink:type="simple" xlink:href="http://palinfo.habago.org/Entry?Command=Information_PrintForum&amp;iPage=178#FORUM35530"><text:span text:style-name="T2">#</text:span></text:a></text:p>
      <text:p text:style-name="P4">很認同范光棣教授，雖然台灣中立去軍事化這條路漫漫無期<text:span text:style-name="T3">(</text:span>除非民進黨宣布獨立加速統一<text:span text:style-name="T3">)</text:span>，但總是一個正確的方向，其中的最大阻礙絕對會是美國，可以想像的到美國一定會有各種手段阻攔，例如媒體宣傳或暗中政治遊說之類的。<text:span text:style-name="T3"> <text:line-break/><text:line-break/>============================ <text:line-break/></text:span>大家一起來做臺灣夢<text:span text:style-name="T3">---</text:span>臺灣島中立運動宣言<text:span text:style-name="T3"> <text:line-break/><text:line-break/></text:span>發起人：范光棣<text:span text:style-name="T3"> <text:line-break/><text:line-break/></text:span>我是<text:span text:style-name="T3"><text:s/>80 </text:span>歲的退休哲學教授。自退休以後決定不管政治，在我自己打造的『拇指園』過著現代陶淵明的生活。最近，家裡增加了一個可愛的孫子，更應過著含飴弄孫、不問政事的日子。但天天看著對我微笑的孫子，不禁開始關心他的將來。<text:span text:style-name="T3"> <text:line-break/><text:line-break/></text:span>二十多年來，臺灣自由民主的生活方式有所深化，這是一大成就。但統獨之爭及兩黨惡鬥造成現在有目共睹的困境：國內經濟不振，國際上漸漸被邊緣化。<text:span text:style-name="T3"> <text:line-break/><text:line-break/></text:span>台灣大部分人現在對大方向的共識是：不想統、不敢獨、保持現狀。前兩項沒問題，<text:span text:style-name="T3">“</text:span>保持現狀<text:span text:style-name="T3">” </text:span>問題很大，因為現狀隨時會變。幸虧目前中、美、台三方都主張保持現狀，但三者各作各夢！中方很清楚：現狀是<text:span text:style-name="T3">“</text:span>不獨<text:span text:style-name="T3">”</text:span>，你獨我打，最後要統一，何時統一？等何時東風壓倒西風。美方也很清楚：我已承認一中，但你不能武統，統一前我要繼續賣武器給台灣，能賣多久就賣多久。台灣人民想保持的現狀是自由民主的生活方式，重點是<text:span text:style-name="T3">“</text:span>自主<text:span text:style-name="T3">”</text:span>。<text:span text:style-name="T3"> <text:line-break/><text:line-break/></text:span>現狀在變，關鍵是時間，時間對我們有利還是不利，要有正確的判斷。很多主張台獨的人士的口號是<text:span text:style-name="T3">“</text:span>以時間換取空間<text:span text:style-name="T3">”</text:span>，但這判斷是錯的。<text:span text:style-name="T3"><text:s/></text:span>國際上最重要現狀是：中國的快速崛起與相對的美國世界霸主地位的衰退。基本上，中國以<text:span text:style-name="T3"><text:s/>30 </text:span>年的時間趕上歐美<text:span text:style-name="T3"><text:s/>300 </text:span>年的發展，而正在一些重大科技上開始超過美國，例如<text:span text:style-name="T3">: </text:span>去年成功發射量子衛星，啟用世界最大天文望遠鏡，以及中微子與石墨烯研究的突破等等。東風壓倒西風似乎已成定局。在這大局勢之下，台灣能如何保持<text:span text:style-name="T3">“</text:span>自主<text:span text:style-name="T3">”</text:span>的現狀，是我們該面對的課題。<text:span text:style-name="T3"> <text:line-break/><text:line-break/></text:span>現在這個歷史時間點，對台灣來說，夾在兩霸之間，是個大危機也是個大契機。我們要思考在這夾縫中我們如何找出一條自己可以自主生存之路，不能靠別人而要做些自己能做的事，打造出自己的夢想，使全世界刮目相看。最不好的是站在一方（尤其是正在衰退的一方），敵視另一方。我們應該<text:span text:style-name="T3">“</text:span>中立<text:span text:style-name="T3">”</text:span>，對雙方都友好。對同文化的鄰居大國應該特別友好。<text:span text:style-name="T3"> <text:line-break/><text:line-break/></text:span>再來，台灣應該<text:span text:style-name="T3">“</text:span>非軍事化<text:span text:style-name="T3">”</text:span>。大家都公認臺灣打不過中國，那麼，我們花那麼多錢去準備打敗仗做什麼？首先可以立即停止軍購，年年省下多少錢可以去照顧人民。台灣的外匯存底是世界第五名，僅次於中國、日本、瑞士及沙烏地阿拉伯！錢送給美國當保護金，但有用嗎？美國早在與中共建交時已經出賣臺灣了。<text:span text:style-name="T3">“</text:span>台灣關係法<text:span text:style-name="T3">”</text:span>只說可以賣給台灣自衛的武器，沒說要保衛台灣。現在中國已經與美國平起平坐，再過些日子美國很可能以停售臺灣武器來與中國交換一些利益。臺灣依賴美國是完全錯誤的。<text:span text:style-name="T3"> <text:line-break/></text:span>台灣<text:span text:style-name="T3">“</text:span>非軍事化<text:span text:style-name="T3">”</text:span>後可把國軍漸漸轉化為建設台灣成為大同世界和平島的隊伍。有錢、有人，這個夢是實際上可以做到的，不是空想。我在此呼籲大家為自己為子孫一起來做這個夢，且積極推進這理念成為全民共識。我們要擺脫統獨之爭與兩黨惡鬥，不結社、不組黨，以民運方式在網路上發起這個革命，在台灣建立一個世界獨一無二的大同世界和平島！<text:span text:style-name="T3"> <text:line-break/><text:line-break/></text:span>中立、非軍事化及建立大同世界和平島，這三項訴求的好處是，我們自己可以做，不必與任何其他國家先商討的有利台灣的動作。<text:span text:style-name="T3"><text:s/>. <text:line-break/><text:line-break/></text:span>大家會問，中國與美國會接受嗎？中國應該會歡迎，因為我們若承認九二共識，而中立的實質效果是停止軍購，恢復及加強兩岸友好關係。也許有人會問，非軍事化後若中共來侵呢？中共早已說過，不獨不打，就是希望不必打。中共現下正全力與美爭霸，步步有計劃的實現中國夢。在這過程中，中國要保持的形象是世界和平的維護者，若同屬一國的台灣島成為和平島，中共可能攻打台灣嗎？中共推出的<text:span text:style-name="T3">“</text:span>一國兩制<text:span text:style-name="T3">”</text:span>政策，其實是現階段保護中國人民面子的做法，即只要承認兩岸同屬一國，什麼都好談。其實與中共談判最好的時間點是二十年前，現在還有一點時間（幾年而不是幾十年），過了這時間點，東風壓倒西風之後，就沒什麼好談的了。也就在這段時間，臺灣還能做些自己可以做的事。<text:span text:style-name="T3"> <text:line-break/><text:line-break/></text:span>至於美國的軍火商，倒是一個問題，但不買你的軍火也不至於打我們吧！何況今不如昔，美國已不像以前那麼強大，不但在中東失控，連長期殖民地菲律賓也管不了啦。台灣成為和平島，全世界都會歡迎，而且可以成為很多小國的模範。世界輿論與美國人民也不允許美國政府對我們作出任何惡質動作。<text:span text:style-name="T3"> <text:line-break/><text:line-break/></text:span>希望台灣人民會響應我這個台灣島中立化的號召，也希望藍綠雙方放下歷史包袱與意識形態，務實理性地面對課題及順應歷史大潮流，支持這唯一可以永續保持臺灣自主的方案。<text:span text:style-name="T3"> <text:line-break/><text:line-break/></text:span>首先，向綠營的朋友們喊話：現在我們已經兩次選上主張台獨的總統，臺灣還是不能獨立，表示獨立是不可能的。我們要的是實質自主，唯有中立，非軍事化，才能達到這個目的。呂秀蓮很有遠見，曾主張臺灣像瑞士一樣中立，但因她受制於民進黨的台獨黨綱，主張先建國，以致於她的主張得不到廣大響應。現在時局不同了，民進黨應該採納她的主張，但要放棄台獨黨綱。<text:span text:style-name="T3"> <text:line-break/><text:line-break/></text:span>其次，向藍營的朋友們喊話：現在三民主義中的民族與民權主義都已實現，國民黨的黨歌中有<text:span text:style-name="T3">“</text:span>三民主義，吾黨所宗，以建民國，以進大同<text:span text:style-name="T3">“</text:span>。民國已經建立了一百多年，我們的目標是以進大同<text:span text:style-name="T3">!</text:span>怎麼國民黨中沒人提倡台灣應該進入大同世界呢？希望藍營人士支持三民主義的終極目的：建設大同世界在台灣。<text:span text:style-name="T3"> <text:line-break/><text:line-break/></text:span>向全台灣人民喊話：現在是網路時代，一切都變了，政治也變了，不可能成為可能，台灣柯<text:span text:style-name="T3"><text:s/>P </text:span>及美國川普的當選就是最明顯的例子。人民可以不靠政黨，直接參與政治，改變國家的方向。任何人，只要有利國利民的好主意，都可在網路上發布，若得到夠多人的贊同就可以變成力量。臺灣這小島很不簡單，現在外匯存底還是世界排名第五，我們有的是錢<text:span text:style-name="T3">! </text:span>但政府一直喊沒錢，還想盡辨法減軍公教人員的退休金，因為數十年來台灣每年國防經費占總預算的<text:span text:style-name="T3">l5</text:span>一<text:span text:style-name="T3">20%</text:span>。我們的訴求很簡單，我們要把這筆經費省下，用來照顧台灣人民，建立一個大同和平島，成為世界的典範。<text:span text:style-name="T3"> <text:line-break/><text:line-break/></text:span>請賛成的朋友按讃及分享出去，賛成的人多我們就是一股力量，可以改變我們的將來<text:span text:style-name="T3">!</text:span></text:p>
      <text:p text:style-name="P1"><text:span text:style-name="T1">王修亮</text:span><text:s/>  |  2017.03.15 17:40   |   <text:a xlink:type="simple" xlink:href="http://palinfo.habago.org/Entry?Command=Information_PrintForum&amp;iPage=178#FORUM35529"><text:span text:style-name="T2">#</text:span></text:a></text:p>
      <text:p text:style-name="P2">本能與選擇<text:span text:style-name="T3"> <text:line-break/><text:line-break/></text:span>「原始本能」是因為生存而存在的，餓了要吃渴了要喝冷了要穿。但是「嬰兒式本能」沒這個能力，一切依賴於人，餓了哭渴了哭冷了也哭，全憑別人幫他處理。長的大些了，學會往四周觀察、思考、判斷，進入「原始本能」，我知道哪裡有放吃的，餓了就去抓來吃，我知道這東西「好吃」，即使不餓我也去偷來吃。<text:span text:style-name="T3"><text:line-break/></text:span>到了成人，學會群體規則，知道別人家的東西不能吃，因為如何如何，餓了不能吃太飽，好吃的不能一下吃太多，因為對健康如何如何。所以這時候「本能」已經經過學習，成為「啟蒙」的狀態，自己有能力用心靈意志控制本能，進行觀察判斷，合宜的說話做事，該說才說、該拿才拿、該爭取才爭取，該憤怒才憤怒。<text:span text:style-name="T3"> <text:line-break/></text:span>一個有能力克制自己的成人，因為同時具有自我和群體意識，不再受原始本能的控制，這是真正的「自由人」。<text:span text:style-name="T3"> <text:line-break/></text:span>這種人才有權利要求自由與民主。<text:span text:style-name="T3"> <text:line-break/><text:line-break/></text:span>我是小學教師，學生如果說：「他很壞，他拿我的東西。」<text:span text:style-name="T3"> <text:line-break/></text:span>我會花許多時間帶學生釐清「為甚麼他拿你的東西，你們之前有甚麼對話嗎？這些對話有甚麼說明或承諾？」<text:span text:style-name="T3"> <text:line-break/></text:span>「你為甚麼認為自己可以拿他的東西？」<text:span text:style-name="T3"> <text:line-break/></text:span>「物品為甚麼有歸屬權？一定有嗎？」<text:span text:style-name="T3"> <text:line-break/></text:span>「為甚麼有人無法擁有更多自己想要的東西？」<text:span text:style-name="T3"> <text:line-break/></text:span>「想要和需要相同嗎？」<text:span text:style-name="T3"> <text:line-break/></text:span>「一個群體，如何了解每個人自我的想要和需要？其他人的感覺，你想要了解嗎？需要了解嗎？」<text:span text:style-name="T3"> <text:line-break/></text:span>「在群體中，如何適當的處理個人與他人的想要與需要？」<text:span text:style-name="T3"> <text:line-break/><text:line-break/></text:span>這當然不是一節課或一個學期教完的，這是人格價值觀，必須從「家教」打好基礎，然後到學校依序漸進。<text:span text:style-name="T3"><text:line-break/></text:span>從一年級學習「我的想法，我的存在感，我的想要與需要」。<text:span text:style-name="T3"> <text:line-break/></text:span>二年級「這世界上我不是唯一的王，四周的人都認為自己和我一樣重要，都是獨立的個體，都需要自己的存在感與價值觀」。<text:span text:style-name="T3"> <text:line-break/></text:span>三年級「我活在這個群體，如何與每個不同的人相處？不論我討厭或喜歡的人」。<text:span text:style-name="T3"> <text:line-break/></text:span>四年級「同質性小團體的組織合作與分工」。<text:span text:style-name="T3"> <text:line-break/></text:span>五年級「不同的小團體之間的互動方式與技巧能力」。<text:span text:style-name="T3"> <text:line-break/></text:span>六年級「小團體組合的大團體，從各家到各國的關係與互動」。<text:span text:style-name="T3"> <text:line-break/></text:span>國小將自我與群的概念完成後，國中以後注重知識與技能的建構。<text:span text:style-name="T3"> <text:line-break/><text:line-break/></text:span>這些學習非常重要的基礎能力就是「格物、致知、誠意、正心、修身」。<text:span text:style-name="T3"> <text:line-break/></text:span>換成白話就是「會仔細觀察、能整理歸納觀察到的事事物物、<text:span text:style-name="T3"> <text:line-break/></text:span>清楚認知自己有甚麼感受，以及為甚麼會有這些感受、<text:span text:style-name="T3"> <text:line-break/></text:span>不論我感受到的情緒如何，在這個群體中我能怎樣表達別人才能懂？才能接受或和我討論？<text:span text:style-name="T3"> <text:line-break/></text:span>所以我思考過了、討論過了到底該在生活中如何實踐？」<text:span text:style-name="T3"> <text:line-break/><text:line-break/></text:span>我的人格教育走到哪一個階段？<text:span text:style-name="T3"> <text:line-break/><text:line-break/></text:span>是停留在「嬰兒本能式」，只會哭等別人給你需要的，完全無能思考無能分辨這個需要的和自我、群體，在現今真實環境中如何而來如何而去？<text:span text:style-name="T3"> <text:line-break/><text:line-break/></text:span>還是我只有「原始本能」，只有自我視野，和我一樣想法的才是人，才能和我一起享受我們自定義的多重標準民主，其他的都是「豬」！其他的生命燒死打死都活該和我不相干甚至我爽？放縱情緒「爽」就是自由？<text:span text:style-name="T3"><text:line-break/><text:line-break/></text:span>「自我控制」是一個人自由的狀態下反省後的行為，而不是「因為他比我強會打我、因為他會保護我給我利益、因為他有錢我需要巴結他、因為他比較帥比較美比較有名，我和他做朋友好像我也變成帥哥美女偉大的人」等等等不得不的自我強迫約束行為。<text:span text:style-name="T3"> <text:line-break/></text:span>當然我們會斟酌利害關係而在某些情境對某些人物說謊或虛與委蛇，但我得「自知自覺」，而不是「欺騙自己真心這麼認為」。<text:span text:style-name="T3"> <text:line-break/><text:line-break/></text:span>「真心這麼認為」的分辨，是一個人是否成熟的表現。<text:span text:style-name="T3"> <text:line-break/></text:span>最會影響真心的，是社會流行。會受社會影響，當然是因為各種原因，我希望和大家一樣得到群體認同，我想要和大家一樣來撈點好處等等等。這原因有的合宜，有的有助自我或他人，有的會傷害自我或他人。<text:span text:style-name="T3"> <text:line-break/></text:span>自由的人有能力思考與判斷自己的真心。不自由的人只懂跟隨主流與政治正確，真心的人不論是自私或仁慈，至少是自覺的、真誠的、有心的，基本上，他至少還懂得某種程度的愛。<text:span text:style-name="T3"> <text:line-break/><text:line-break/></text:span>因為社會流行，所以我不要真實的祖先與歷史，不論我父母祖父母曾祖父母與前代祖宗留下來多少回憶。這連心都不見了，當然「我」也不見了，只剩下「社會跟隨」，真實對這種東西來說是沒有意義的，他自己已經不是真實的存在。<text:span text:style-name="T3"> <text:line-break/></text:span>人是由肉體和心靈所組合而成的，失去任何一種都失去了完整的真實。<text:span text:style-name="T3"> <text:line-break/><text:line-break/></text:span>祖先和歷史是真實的嗎？<text:span text:style-name="T3"> <text:line-break/></text:span>「真實存在」是能由自己的「想要或需要」以及「主流流行」就能承認或否認的嗎？<text:span text:style-name="T3"> <text:line-break/><text:line-break/></text:span>其他動物有想過自己「想要或需要祖先存在」的嗎？他們或許無知無想，但「事實存在」於血肉基因中，不是嗎？<text:span text:style-name="T3"> <text:line-break/></text:span>我可以「不認同我是中國某某政黨的人」，但是，我無法「否認我是中國血統的人」，原住民和移民等等當然不是，那也是事實，他們有自己的選擇與批判，我無權干預。<text:span text:style-name="T3"> <text:line-break/></text:span>中國當然是我的故國，我的故鄉，我情懷之所希望，別人也無權干預。<text:span text:style-name="T3"> <text:line-break/><text:line-break/></text:span>成熟的人，已經可以理性的解析這一切。<text:span text:style-name="T3"> <text:line-break/></text:span>本能不見了嗎？當然不可能，人心所組合，身心都無可切割，心的本能是一切情感的根源，我怎麼可能失去原始的情感！<text:span text:style-name="T3"> <text:line-break/></text:span>如果父母欺凌虐待你，我沒話說，你可以恨不得否定自我的一切血緣感情，你也可以慎思明辨做其他的選擇。<text:span text:style-name="T3"> <text:line-break/></text:span>如果父母愛你，你怎麼可能不愛他的祖國，不愛他的故鄉？你怎麼可能不承認自己的血緣？<text:span text:style-name="T3"> <text:line-break/></text:span>這和共產黨或國民黨、民進黨當然不相干！政黨可以和土地相提並論嗎？可以和血緣相提並論嗎？人類的組織是一種虛擬的人工產物，不可能滲入大自然的山川之中，不可能滲入血肉的基因之中！<text:span text:style-name="T3"> <text:line-break/></text:span>本能的情愛使我深刻的愛父母家人、祖先、故國、故鄉。<text:span text:style-name="T3"> <text:line-break/></text:span>不論那土地山川之上，在千年一瞬的此刻剎那，哪一個政黨組織暫時居留！我的祖先與血緣的情懷遠比政黨久遠！<text:span text:style-name="T3"> <text:line-break/><text:line-break/></text:span>政黨只是一種人工的選擇，為了使真實生活更美好的自我選擇。我不可能愛國民黨、民進黨或共產黨，甚至在某種狀況下，我不可能愛國，誰使我自由平等，誰使我家庭幸福，誰使我的朋友、族群安居樂業，誰使這個我所居住的地球更和平，我就選擇誰。<text:span text:style-name="T3"> <text:line-break/><text:line-break/></text:span>這只是自我的反省，沒有想和誰辯論，自己做的自己承受，自己的選擇自己承受，成人的本能應該只剩下並保有這最真摯的情感，愛與美的心之情感，其餘皆是理性冷靜的選擇與實踐。<text:span text:style-name="T3"> <text:line-break/>2017/3/15 <text:line-break/></text:span>附註<text:span text:style-name="T3"> <text:line-break/></text:span>最近國事如「糊」，我不是敏於政治的人，向來也沒有能力評論政治。但是從教育的角度來看，許多政府政策與行事、推動的風氣，怎麼看怎麼不對，全都是負面教材。<text:span text:style-name="T3"> <text:line-break/></text:span>我是中華民國人，人民選出來的總統，我不能否認，否認就不如革命去了！我又不善於評論，但至少我該從教育角度進行自我反省。<text:span text:style-name="T3"> <text:line-break/></text:span>至於這些反省是否合於主流？是否政治正確？我沒這種智慧判斷，言所當言而已。</text:p>
      <text:p text:style-name="P1"><text:span text:style-name="T1">陳真</text:span><text:s/>  |  2017.03.15 17:17   |   <text:a xlink:type="simple" xlink:href="http://palinfo.habago.org/Entry?Command=Information_PrintForum&amp;iPage=178#FORUM35528"><text:span text:style-name="T2">#</text:span></text:a></text:p>
      <text:p text:style-name="P4">謝謝唐玉<text:span text:style-name="T3">.</text:span>你說得沒錯啊<text:span text:style-name="T3">,</text:span>民主需要一些前提<text:span text:style-name="T3">,</text:span>就跟我家阿憨想要狗主自由一樣<text:span text:style-name="T3">,</text:span>我看還早咧<text:span text:style-name="T3">,</text:span>除非牠能克制牠的各種不良衝動<text:span text:style-name="T3">, </text:span>比方說別一看到別的狗就想要衝上去<text:span text:style-name="T3">,</text:span>這樣很容易就會被車給撞了<text:span text:style-name="T3">,</text:span>因此<text:span text:style-name="T3">,</text:span>為了避免慘劇<text:span text:style-name="T3">,</text:span>我也只好對牠實施威權統治與開明專制<text:span text:style-name="T3">. <text:line-break/><text:line-break/></text:span>台灣人也<text:span text:style-name="T3"><text:s/></text:span>一樣<text:span text:style-name="T3">, </text:span>一個人倘若無法自律<text:span text:style-name="T3">,</text:span>加上他律的缺乏<text:span text:style-name="T3">,</text:span>那麼<text:span text:style-name="T3">, </text:span>所謂自由便是一種災難<text:span text:style-name="T3">. </text:span>不過<text:span text:style-name="T3">,</text:span>若要說起<text:span text:style-name="T3"><text:s/>"</text:span>民智<text:span text:style-name="T3">",</text:span>蔣家年代就跟現在的北韓差不多<text:span text:style-name="T3">,</text:span>人民對於世界幾乎完全一無所知<text:span text:style-name="T3">, </text:span>一片空白<text:span text:style-name="T3">. </text:span>別說世界<text:span text:style-name="T3">,</text:span>就連對於國內狀況及自己的政府之所作所為也是一樣<text:span text:style-name="T3">,</text:span>完全一無所知<text:span text:style-name="T3">,</text:span>人家怎麼洗腦子<text:span text:style-name="T3">,</text:span>人民就怎麼信<text:span text:style-name="T3">, </text:span>政治低能程度<text:span text:style-name="T3">,</text:span>事實上跟現在的台灣並沒有什麼本質上的差別<text:span text:style-name="T3">,</text:span>甚或有過之無不及<text:span text:style-name="T3">. <text:line-break/><text:line-break/></text:span>唯一的差別可能是外部因素<text:span text:style-name="T3">,</text:span>當時的大陸鬧文革<text:span text:style-name="T3">,</text:span>文革後很長一段時間依然一窮二白<text:span text:style-name="T3">,</text:span>而當時的台灣在美國眼中卻極具戰略價值<text:span text:style-name="T3">,</text:span>因此給了台灣一個很大的經濟發展空間和機會<text:span text:style-name="T3">, </text:span>若說過去和現在的差別<text:span text:style-name="T3">,</text:span>就是這樣而已<text:span text:style-name="T3">,</text:span>一種經濟發展上的偶然<text:span text:style-name="T3">,</text:span>而非政治上的必然<text:span text:style-name="T3">,</text:span>並不存在你所說的<text:span text:style-name="T3"><text:s/>"</text:span>過去民智大開<text:span text:style-name="T3">,</text:span>而現在的台灣人卻反倒愚昧迷信<text:span text:style-name="T3">" </text:span>那樣的一種對比<text:span text:style-name="T3">. <text:line-break/><text:line-break/></text:span>事實上剛好相反<text:span text:style-name="T3">,</text:span>過去的台灣社會對於世界一無所知<text:span text:style-name="T3">,</text:span>你說的那些所謂迷信恐怕更是盛行<text:span text:style-name="T3">,</text:span>完全就是一種封建高壓的愚民社會<text:span text:style-name="T3">, </text:span>而現在的台灣<text:span text:style-name="T3">,</text:span>對於世界雖然同樣一無所知<text:span text:style-name="T3">, </text:span>但是你說的那類迷信已經相對減少許多<text:span text:style-name="T3">,</text:span>幾乎已經不存在了<text:span text:style-name="T3">,</text:span>至少是沒有任何現實意義的<text:span text:style-name="T3">,</text:span>更是沒法用來解釋任何政治現象<text:span text:style-name="T3">. </text:span>比方說拜石頭公<text:span text:style-name="T3">,</text:span>就跟我以後也會教我的小孩要尊敬月亮一樣<text:span text:style-name="T3">,</text:span>不要對著月亮指指點點不禮貌<text:span text:style-name="T3">,</text:span>小心被月娘割耳朵<text:span text:style-name="T3">,</text:span>其中道理是一樣的<text:span text:style-name="T3">,</text:span>跟政治智慧扯不上絲毫關係<text:span text:style-name="T3">,</text:span>反倒是那些不迷信的<text:span text:style-name="T3">,</text:span>時髦的<text:span text:style-name="T3">,</text:span>主流的<text:span text:style-name="T3">,</text:span>喜歡論述的<text:span text:style-name="T3">,</text:span>恐怕還綠油油得更厲害<text:span text:style-name="T3">. <text:line-break/><text:line-break/></text:span>時下台灣人的愚昧並不是因為他書念得比過去的人少<text:span text:style-name="T3">,</text:span>當然更不是因為他學經歷不夠或迷信鬼神<text:span text:style-name="T3">. </text:span>這樣的觀察<text:span text:style-name="T3">,</text:span>離事實太遠<text:span text:style-name="T3">. <text:line-break/><text:line-break/></text:span>過去台灣人想要留學哪有那麼容易<text:span text:style-name="T3">,</text:span>連想出國去玩都很困難<text:span text:style-name="T3">. </text:span>但是現在卻有各種長短期留學獎助及交換學生計畫<text:span text:style-name="T3">,</text:span>台灣人出國旅遊早已是一種生活常態<text:span text:style-name="T3">. </text:span>所謂<text:span text:style-name="T3"><text:s/>"</text:span>民智<text:span text:style-name="T3">",</text:span>恐怕更是過去台灣社會的千百倍以上的開放<text:span text:style-name="T3">, </text:span>但是這跟時下台灣人在政治上的瘋狂愚昧卻扯不上一點關係<text:span text:style-name="T3">.</text:span></text:p>
      <text:p text:style-name="P1"><text:span text:style-name="T1">陳真</text:span><text:s/>  |  2017.03.15 13:18   |   <text:a xlink:type="simple" xlink:href="http://palinfo.habago.org/Entry?Command=Information_PrintForum&amp;iPage=178#FORUM35527"><text:span text:style-name="T2">#</text:span></text:a></text:p>
      <text:p text:style-name="P2"><text:span text:style-name="T3">(</text:span>續<text:span text:style-name="T3">) <text:line-break/><text:line-break/></text:span>台灣長年以來可悲之處在於，所有道理或理想都只是一種藉口，一種鬥爭工具。一個人事物的後果並不是看是非，而是看權力大小，看關係，看風向。比方說阿扁的兒子和媳婦至今逍遙法外，為什麼？他們所犯全屬重罪，不是應該坐穿牢底嗎？當然不會。為什麼？因為這是綠營的天下。你看，綠營高層的人是怎麼說的，他們公開說：來啊！來抓啊！有種來抓陳致中啊！有種來抓阿扁啊！並且放話說以後看哪個法官或檢察官敢辦綠營的人，你有種就給我試試看。<text:span text:style-name="T3"> <text:line-break/><text:line-break/></text:span>今天倘若是馬英九一家人貪污而且貪污到那樣一種無法無天的地步，然後藍營的高層得意地公開放話說：<text:span text:style-name="T3">"</text:span>來啊！來抓啊！有種來抓啊！<text:span text:style-name="T3">" </text:span>並且放話說，<text:span text:style-name="T3">"</text:span>以後看哪個法官或檢察官敢辦藍營的人，你有種就給我試試看。<text:span text:style-name="T3">" </text:span>你能想像這種事嗎？不可能發生對不對。為什麼，因為這是綠營的天下，整個島一片綠油油，台灣人向來不會在乎什麼是非公義。當然，你也許會說你很在乎，但是，在乎在你心裏頭，根本無人知曉，有意義嗎？<text:span text:style-name="T3"> <text:line-break/><text:line-break/></text:span>我當年罪行罄竹難書，為什麼沒去坐牢？為什麼？是因為法官真的發現我是清白的嗎？當然不是，而是因為從<text:span text:style-name="T3">1990</text:span>年起就開始吹起綠色風潮了，法官自然不敢真的抓我去坐黑牢。但是，案子都辦了怎麼下台？沒關係，話是由人說的，想怎麼瞎掰就怎麼瞎掰。你知道我為何最後沒罪嗎？法院公文書上這麼寫的：因為陳君<text:span text:style-name="T3">(</text:span>就是我啦<text:span text:style-name="T3">)</text:span>所支持的台獨候選人落選了，顯見台獨已為台灣社會所一致唾棄，因此不構成叛亂。<text:span text:style-name="T3"> <text:line-break/><text:line-break/></text:span>很好笑吧。這就是台灣的法律。馬英九當家那八年，台灣法律大概是台灣歷史上有史以來最乾淨最公正最不受政治操控的一段黃金年代，如今，司法將又會再度成為政治工具。過去李登輝及蔣家年代，法院是國民黨開的，現在換老闆了，變成人渣黨開的。<text:span text:style-name="T3"> <text:line-break/><text:line-break/></text:span>台灣幾十年來就這樣在所謂民主自由的騙術下，不斷內耗，空轉，內鬥，惡搞，洗腦，抹黑，造謠，卡位，撈錢，爭權奪利，對外則一味充當美國人和日本人的狗，而且似乎看不到這一切折磨會有結束的那一天。各位真的都不覺得累、不覺得沮喪與絕望嗎？</text:p>
      <text:p text:style-name="P1"><text:span text:style-name="T1">唐玉</text:span><text:s/>  |  2017.03.15 12:49   |   <text:a xlink:type="simple" xlink:href="http://palinfo.habago.org/Entry?Command=Information_PrintForum&amp;iPage=178#FORUM35526"><text:span text:style-name="T2">#</text:span></text:a></text:p>
      <text:p text:style-name="P4">陈真先生。<text:span text:style-name="T3"> <text:line-break/></text:span>我的意思是说在台湾这样一个信奉各种怪力乱神的社会里，搞民主就是灾难。蒋经国时期实际上是精英治理，在强有力的中央政府下，不断改革开放，发展教育，让民众睁眼看世界开启民智，台湾这一二十年折腾的就是当时攒下的本钱。后来民主了，在选票政治下政客唯一要做的就是迎合选民，而民主政治的前提是民众在总体上是理智的，台湾当时并不具备这一条件，由此开始恶性循环。<text:span text:style-name="T3"> <text:line-break/></text:span>迷信并不代表不聪明，这两者没有必然关系。一个人可以智商不高，情商也不高，但只要有基本的常识和逻辑，即使被聪明人骗也只会被骗一次。台湾这<text:span text:style-name="T3">20</text:span>多年在民主政治里沉沦并不是民众不聪明而是失去了基本的认知和判断能力。<text:span text:style-name="T3"> <text:line-break/></text:span>另外我想说的是很多人一提到毛泽东就条件反射式的想到文革，文革犯了很大错，当时的民众也失去了常识和逻辑，整个社会付出了惨重代价，这是毋庸置疑的。但文革只有十年，共产党在建国后的很多举措是正确的，是影响深远的，土地改革、剿灭上百万土匪、让全国的妓女学习文化知识将她们改造成劳动人民，等等等等。而在一个乌烟瘴气的环境中，想通过小修小补来改良是无济于事的，现在的国民党就是这样，温温吞吞客客气气，什么也成不了。<text:span text:style-name="T3"> <text:line-break/></text:span>最后提到印度，我想说一个我近来意识到的一个问题：知识分子尤其是偏文科的文化知识分子要小心不自觉的唯心主义。举个例子，这几年大陆刮起了<text:span text:style-name="T3">“</text:span>民国热<text:span text:style-name="T3">”</text:span>，不少人尤其知识分子鼓吹那个大师辈出、风花雪月才子佳人的时代。可深究一下，当时念完小学的人都很少，一个人要是念完大学那当然鹤立鸡群被人崇拜，现在大学生满地走优越感自然没了。另外才子佳人那是当时的达官显贵，你我要穿越回去，更可能是占绝大多数的贫苦农民，也许给才子佳人当佣人呢。当今的一个例子是一些人反对开发农村和落后地区，说破坏了那里的山清水秀，污染了那里的纯洁，可深究一下，一个城里人周末去度假当然想看看原始的山清水秀，但是要你在那常住呢？当地人也想享受现代化生活啊。我最近看了一个关于俄罗斯的帖子<text:span text:style-name="T3">——</text:span>腐烂的熊爪<text:span text:style-name="T3">(https://tieba.baidu.com/p/4176044170)</text:span>，我们要是去俄罗斯，那里的大城市包括远东的一些城市，城市里都是人民彬彬有礼生活祥和，可城外广大的农村呢，事实是苏联解体后大量的农村破产，土地和山林被官僚和寡头勾结所垄断，大量的人没有工作进而酗酒早死，许多人逃入森林成为野人，远东除了少数城市其它地区完全被放弃被遗忘。最后回归到印度，您说佩服印度深厚的宗教文化和他们的虔诚，这我完全赞同，但他们就像俄罗斯那些星星点点的城市，在他们的边缘存在大量的宗教糟粕。<text:span text:style-name="T3"> <text:line-break/></text:span>有些话可能不够礼貌，请谅解。</text:p>
      <text:p text:style-name="P1"><text:span text:style-name="T1">陳真</text:span><text:s/>  |  2017.03.15 12:00   |   <text:a xlink:type="simple" xlink:href="http://palinfo.habago.org/Entry?Command=Information_PrintForum&amp;iPage=178#FORUM35525"><text:span text:style-name="T2">#</text:span></text:a></text:p>
      <text:p text:style-name="P2">倘若有一天，一群歹徒搶銀行，劫財劫色，無法無天。你趕緊叫人打電話報警，結果，搶劫強姦的統統沒事，民主自由有福同享有錢大家撈嘛，但是，打電話報警的卻已經被抓去關了。為什麼？因為他侵犯了歹徒的隱私權，他竟然把搶劫的事通報警方，這不是侵犯人權，什麼是侵犯人權？！<text:span text:style-name="T3"> <text:line-break/><text:line-break/></text:span>接著，那個叫人趕緊打電話報警的民眾，雖然沒有直接侵犯搶匪的人權，但顯然還是間接侵犯了，叫唆他人洩露了歹徒搶銀行的隱私權及名譽權，所以也是有罪，應該繩之以法。這個民眾，就叫做馬英九。這時候，你還想要<text:span text:style-name="T3"><text:s/>"</text:span>證明<text:span text:style-name="T3">" </text:span>自己的<text:span text:style-name="T3"><text:s/>"</text:span>清白<text:span text:style-name="T3">" </text:span>嗎？證明你沒有侵犯歹徒犯案的隱私權及名譽權？蠢也不要蠢成這樣啊。<text:span text:style-name="T3"> <text:line-break/><text:line-break/>1989</text:span>年，我被國民黨以煽惑內亂罪移送法辦，而且還被限制出境，原本想一畢業就出國留學，這下也留不成了，連醫生也差點當不成，只能靠四處借錢維生。當時，美國學界一些台灣人，請人偷偷傳話，問我有無意願偷渡出境，尋求政治庇護？他們還說，如果我想在海外繼續念書，從事研究，他們在學費上及申請學校方面都可幫忙。我想起了蘇格拉底，所以連想都沒想就拒絕了。<text:span text:style-name="T3"> <text:line-break/><text:line-break/></text:span>但是，另一方面，就算自願從容就義的蘇格拉底，也不至於笨到想在法庭上<text:span text:style-name="T3"><text:s/>"</text:span>證明<text:span text:style-name="T3">" </text:span>自己的<text:span text:style-name="T3"><text:s/>"</text:span>清白<text:span text:style-name="T3">"</text:span>吧，證明他的確沒有蠱惑人心、沒有不敬神明？我的案子也一樣，不但罪證確鑿，而且<text:span text:style-name="T3"><text:s/>"</text:span>犯罪<text:span text:style-name="T3">" </text:span>事實簡直罄竹難書。比方說，我在選舉台上為當時首次推出的<text:span text:style-name="T3"><text:s/>"</text:span>新國家連線<text:span text:style-name="T3">" </text:span>立委候選人助選，我說，大家應該用選票讓國民黨下台。這犯了什麼罪你知道嗎？這叫做<text:span text:style-name="T3"><text:s/>"</text:span>企圖推翻政府<text:span text:style-name="T3">"</text:span>。可是，企圖用選票推翻政府倘若是一種罪，那何必選舉？選舉不就是有可能更換政府嗎？<text:span text:style-name="T3"> <text:line-break/><text:line-break/></text:span>我的犯罪事實真是很可怕，數都數不清，天理難容，比方說我寫的<text:span text:style-name="T3"><text:s/>"</text:span>台灣兒童人權報告<text:span text:style-name="T3">" </text:span>講到台灣雛妓等販賣人口問題十分嚴重，台灣的小孩生病家長沒錢醫，一年因此死五千人，被聯合國的一篇報告所引用，這犯了什麼罪你知道嗎？這叫做<text:span text:style-name="T3"><text:s/>"</text:span>挑撥政府與人民的感情，破壞國家形象<text:span text:style-name="T3">"</text:span>。<text:span text:style-name="T3"> <text:line-break/><text:line-break/></text:span>至於主張台獨，這就不用說了，這是得槍斃的，罪名叫<text:span text:style-name="T3"><text:s/>"</text:span>企圖分裂國土<text:span text:style-name="T3">"</text:span>。林林總總一堆犯罪事實，那我該怎麼做呢？上法院<text:span text:style-name="T3"><text:s/>"</text:span>證明<text:span text:style-name="T3">" </text:span>我的<text:span text:style-name="T3"><text:s/>"</text:span>清白<text:span text:style-name="T3">" </text:span>嗎？陳菊當時叫我一定要出庭受審，不要抵抗<text:span text:style-name="T3">(</text:span>那時很多黨外<text:span text:style-name="T3"><text:s/>"</text:span>同志<text:span text:style-name="T3">" </text:span>好像很期待我步上剛自焚不久的鄭南榕的腳步<text:span text:style-name="T3">)</text:span>。她說，我應該主張這些都只是言論自由，意思是說，就跟法官說我只是說說而已，不能當真。我跟陳菊說，我不可能出庭，而且我也不是在行使什麼言論自由，我說的每一句話全都是當真的。<text:span text:style-name="T3"> <text:line-break/><text:line-break/></text:span>那時候，我已經開始在醫院當實習醫師，好長一段時間經常後面都有人跟著，製造一種準備隨時拘提的恐怖氣氛。後來看威脅不成，就改成談條件，情治單位經常打電話來醫院找我說，只要我願意出庭，願意給他們一個面子，他們保證會對我很禮遇，而且保證不會有事。你很難想像吧，這還像個司法嗎？這是黑社會的幹法吧，什麼<text:span text:style-name="T3"><text:s/>"</text:span>給個面子<text:span text:style-name="T3">"</text:span>。<text:span text:style-name="T3"> <text:line-break/><text:line-break/></text:span>我不勝其擾，於是就在黨外雜誌上寫了一篇聲明，標題是<text:span text:style-name="T3"><text:s/>"</text:span>向不義的政權叛亂，是一個正直公民應盡的義務<text:span text:style-name="T3">"</text:span>，我在聲明書中說，我已經做了我應該做的，這案子對我來說已經結束，至於統治者想要對我做些什麼就儘管做，但不要期待我會陪著玩那樣一種自欺欺人的司法遊戲。<text:span text:style-name="T3"> <text:line-break/><text:line-break/></text:span>所謂民主自由與人權等等這些東西，不但很容易拿來利用，當成打擊異己的工具，而且很脆弱，一個不注意，就會回到原點。現在恐怕不只回到原點，而是打算回到東廠錦衣衛的年代了。<text:span text:style-name="T3"> <text:line-break/><text:line-break/></text:span>我始終相信我當年被列為叛國犯罪事實的一段演講，我曾經在一場演講中跟台下群眾說：<text:span text:style-name="T3">"</text:span>對於一個不義的政權叛亂，是一個正直公民應盡的義務<text:span text:style-name="T3">"</text:span>。你不要以為那些所謂良善的東西就長在樹上，想吃就能吃，或是自己會從天上掉下來。那是不可能的，就跟麵包不會從天上掉下來一樣。而且，你也不該總是期待別人來替你做你自己應該做的事。</text:p>
      <text:p text:style-name="P1"><text:span text:style-name="T1">陳真</text:span><text:s/>  |  2017.03.15 10:05   |   <text:a xlink:type="simple" xlink:href="http://palinfo.habago.org/Entry?Command=Information_PrintForum&amp;iPage=178#FORUM35524"><text:span text:style-name="T2">#</text:span></text:a></text:p>
      <text:p text:style-name="P4">我常覺得，國民黨或許多藍營的人，是不是腦袋進水了？否則怎麼老是跟人渣黨婆婆媽媽講道理。難道你不知道這些人渣只是在胡扯？難道你不知道這些人渣是把你當成敵人看<text:span text:style-name="T3">(</text:span>凡是擋其財路的都是敵人<text:span text:style-name="T3">)</text:span>，想盡辦法要傷害你？這時候，你還跟他分析那些根本就是存心胡扯的鬼話，那不是頭殼壞去了嗎？<text:span text:style-name="T3"> <text:line-break/><text:line-break/></text:span>這就比方說，你的敵人或一群歹徒，抹黑你指著一隻正在偷吃食物的蟑螂大喊說<text:span text:style-name="T3"><text:s/>"</text:span>有蟑螂<text:span text:style-name="T3">"</text:span>，說你把蟑螂給嚇到了，因此必須繩之以法，以確保蟑螂的動物權，於是就把你給抓來了，準備送進監牢。這時候，你的朋友們卻開始闡釋動保法，辯論說你只是大喊<text:span text:style-name="T3"><text:s/>"</text:span>有蟑螂<text:span text:style-name="T3">"</text:span>，不至於侵犯蟑螂的隱私權，因為大家都知道這是一隻蟑螂，而且，為了保護食物的衛生與安全，不得不喊。<text:span text:style-name="T3"> <text:line-break/><text:line-break/></text:span>這就是馬英九目前的處境。蟑螂就是人渣黨那位超級大貪官柯建銘。結果，蟑螂照樣橫行無阻，而且越吃越大隻，從來都沒事，但是，喊了一聲有蟑螂的人卻侵犯了蟑螂的隱私權。這不是我瞎掰，起訴書上就是這麼寫的，寫說：<text:span text:style-name="T3">2009</text:span>年馬英九簽署批准人權兩公約中「公民與政治權利國際公約」，其中明文規定「任何人之私生活、家庭、住宅或通信，不得無理或非法侵擾，其名譽及信用，亦不得非法破壞」。<text:span text:style-name="T3"> <text:line-break/><text:line-break/></text:span>你一定會覺得很好笑吧，人渣黨什麼時候居然如此重視什麼隱私權！連現行犯的犯罪行為，總統即便知道了也不能跟任何人說，否則就是侵犯他人的隱私權。它媽的，這種擺明胡扯瞎掰的邏輯你也有辦法跟他討論？人渣黨老早就打算動用各種黑暗無恥的手段來把馬英九以及往後一干人等打入黑牢，難道你會笨到連這個普通常識都不知道？難道你是剛出社會？連人渣黨長期以來的作風如何都不知道？<text:span text:style-name="T3"> <text:line-break/><text:line-break/></text:span>人渣黨所擬定的什麼保防法、反滲透法，不折不扣就是你根本在人類歷史上除了納粹之外恐怕都找不到的一種東廠法律，回到帝制時代，但你知道嗎？人渣黨說，立這些法的目的就是要抓出害蟲，以保障<text:span text:style-name="T3">2300</text:span>萬台灣同胞的人權。<text:span text:style-name="T3">x</text:span>它媽的這些人渣，真是什麼話都敢講。<text:span text:style-name="T3"> <text:line-break/><text:line-break/></text:span>如果哪一天，台灣可以有個公正不窩囊、不向當權者諂媚的司法體系，能夠把任何貪婪橫行無法無天的人渣統統繩之以法，那該多好。但我知道這一天很難實現，為什麼？因為人渣是這樣一種超強生物，不管怎麼改朝換代，他都永遠有辦法到處覓食而絕對不會有事，反倒是那些膽敢正直行事的人通常會倒大霉。<text:span text:style-name="T3"> <text:line-break/><text:line-break/></text:span>對於這個人渣黨，自從他們上台後之種種荒唐行徑，我深深有個心得，那就是你應該把他們當成敵人來看待，而不是當成一種競爭對象或說理的對象，因為他們正是以這樣一種<text:span text:style-name="T3"><text:s/>"</text:span>敵我關係<text:span text:style-name="T3">" </text:span>來打擊敵人的。人渣黨操控下的台灣，事實上就是一個戰場，進行的是一種表面上不見血的內戰，重點是，敵我雙方勢力差不多是三百萬比一，而這也恰恰反映出台灣人<text:span text:style-name="T3"><text:s/>"</text:span>西瓜偎大邊<text:span text:style-name="T3">" </text:span>的自私窩囊性格。</text:p>
      <text:p text:style-name="P1"><text:span text:style-name="T1">陳真</text:span><text:s/>  |  2017.03.15 03:33   |   <text:a xlink:type="simple" xlink:href="http://palinfo.habago.org/Entry?Command=Information_PrintForum&amp;iPage=178#FORUM35521"><text:span text:style-name="T2">#</text:span></text:a></text:p>
      <text:p text:style-name="P2">唐玉的回應，給了我一道艱鉅的功課，讓我突然感到有點語塞，啞口無言，因為我和唐玉在這方面的想法不但不同，而且恰恰相反。我這大半生寫過千萬言，所思所慕無非就是唐玉所指為愚昧、迷信的那樣一種世界。這道功課之所以無比艱難是因為，我總不可能把已經講過千百次的千萬言從頭再講一遍千萬言。<text:span text:style-name="T3"> <text:line-break/><text:line-break/></text:span>更為艱難的是，有些東西似乎很難讓人理解。對此，我基本上是已經沒什麼信心了，只求或許潛藏在某個時空中能有個知音知我心。之所以沒有信心，一部份當然是因為我拙劣的表達能力，一部份則是因為我所要說的東西本身之微妙抽象而難以言喻。<text:span text:style-name="T3"> <text:line-break/><text:line-break/></text:span>二十年前，曾經有位劍橋某科系的學生，有一天打電話問我有關<text:span text:style-name="T3">Willard Van Orman Quine</text:span>以及一些有關<text:span text:style-name="T3"><text:s/>Realism (</text:span>實在論<text:span text:style-name="T3">) </text:span>的問題。他的疑問很簡單，只是一些很初級的概念問題。我講解了老半天有關<text:span text:style-name="T3"><text:s/>realism </text:span>及<text:span text:style-name="T3"><text:s/>anti-realism</text:span>，看對方唯唯諾諾頻頻說是是是，我還以為講解得很成功。沒想到就在掛斷電話時，他突然插播一句：<text:span text:style-name="T3">"</text:span>我想再確認一下，<text:span text:style-name="T3">realism </text:span>是不是已經被證明是錯的了？<text:span text:style-name="T3">" </text:span>我聽了，整個人瞬間無言了，我這才發現，他其實完全聽不懂我講的。而且，這樣一種<text:span text:style-name="T3"><text:s/>"</text:span>不懂<text:span text:style-name="T3">"</text:span>，並不是某一部份知識上的誤解，而是更為根本的，無藥可救的，是在根本層面上、本質上誤解了我所說的一切。簡單說，他顯然沒法理解什麼是哲學，他把哲學當成一種社會學理論或甚至科學理論了。<text:span text:style-name="T3"> <text:line-break/><text:line-break/></text:span>謝謝牧宜的回答。你說的，我倒是很能認同。你說得很對，一個人，或一個民族，倘若沒有一點點宗教精神或浪漫情懷，沒有一點點超越世俗的渴望與嚮往，他怎麼可能做出一些對一己不利的事情來？<text:span text:style-name="T3"> <text:line-break/><text:line-break/></text:span>回到唐玉的說法上。台灣人的問題恐怕不是你說的那樣一種愚昧，而是恰恰相反，台灣人太精明了，個個都是打算盤的高手，盤算的全是一己利益。除了實質利益，更可怕的是虛榮。所謂廟小妖風大，水淺王八多，台灣這個淺碟子，造就了一種井底之蛙的奇特現象，種種毫無意義的一點點連成就都根本談不上的東西，在這小島上，卻往往能自我膨漲成宇宙那般巨大，而且眾人仰慕得不得了，當事人更是得意非凡到彷彿像個宇宙國王似的。<text:span text:style-name="T3"> <text:line-break/><text:line-break/></text:span>比方說台大，特別是台大醫科，天啊，那種自我膨漲，恐怕一百個宇宙也裝不下。幾年前有一天，聆聽這種自我催眠與自我膨漲，讓我聆聽到實在受不了，我就在院內一個全院群組上公開發言說，台大排名世界一兩百名，竟然也能得意成這副德性，這不會太好笑嗎？俺倒是從沒聽過考前三名的那些大學如此自我得意，哪有人考兩百名卻膨漲得像個什麼宇宙智慧之王似的；眼光不但短淺可笑，而且極度單元；台灣人是根本不會相信什麼多元價值的。台灣人不會相信有人會有著跟他不一樣的心思和夢想，總是以為大家都跟他一樣追逐著同樣的那些又夯又炫的無聊事。<text:span text:style-name="T3"> <text:line-break/><text:line-break/></text:span>台灣人很著迷兩個字，一個叫<text:span text:style-name="T3"><text:s/>"</text:span>夯<text:span text:style-name="T3">"</text:span>，另一個叫<text:span text:style-name="T3"><text:s/>"</text:span>炫<text:span text:style-name="T3">"</text:span>，夯了就有得炫，簡單說就是追逐流行；誰主流，誰就神氣；誰權位高，誰就跩，幾乎人人攀而附之，趨之若騖。用台灣話來講叫做<text:span text:style-name="T3"><text:s/>"</text:span>西瓜偎大邊<text:span text:style-name="T3">"</text:span>，哪邊權高勢大，大家就爭先恐後地靠攏，並且努力追逐之。你看，就連所謂社運或各種笑死人的所謂學運也一樣，當主流媒體大加歌頌稱讚時，哇！天啊，整個校園都要沸騰了，大半夜連夜搶著要趕緊去救國。當鎂光燈一撤，當奪權鬥爭的目的已經達成，大家立即做鳥獸散，日後即便對同樣一個議題也絲毫提不起任何興趣。為什麼？因為已經不夯不炫了。<text:span text:style-name="T3"> <text:line-break/><text:line-break/></text:span>台灣人的問題當然說不完，但是跟唐玉說的什麼宗教與迷信不但扯不上關係，而且恰恰相反，台灣社會可以說完全沒有半點宗教性，尤其所謂民間宗教，大概就是一些保佑我賺大錢，保佑我升官發財，保佑我考上宇宙最高學府台大之類。至於勢力龐大的長老教會，差不多就像民進黨的宗教支部，膜拜的神明名叫<text:span text:style-name="T3"><text:s/>"</text:span>反中<text:span text:style-name="T3">"</text:span>。<text:span text:style-name="T3"> <text:line-break/><text:line-break/></text:span>又來了！我又被迫得做無聊聲明了，我當然不是說<text:span text:style-name="T3"><text:s/>"</text:span>每一個<text:span text:style-name="T3">" </text:span>台灣人<text:span text:style-name="T3"><text:s/>"</text:span>都<text:span text:style-name="T3">" </text:span>這樣，而只是說，台灣社會<text:span text:style-name="T3"><text:s/>"</text:span>普遍而言<text:span text:style-name="T3">"</text:span>，並沒有什麼宗教性格；台灣有很多廟，很多教堂教會，但我看不出宗教在哪。<text:span text:style-name="T3"> <text:line-break/><text:line-break/></text:span>我去過不少國家，常有人問我對哪個國家最有感覺，我的答案是印度。它的文化深厚，它的宗教性之強烈，讓我很感動，很震撼，甚至在路邊都能看到很多非常虔誠的苦修信徒。那種虔誠是我完全可望不可及的，只能心嚮往。<text:span text:style-name="T3"> <text:line-break/><text:line-break/></text:span>我知道一定會有人說，那你難道贊成活人祭神？贊成膜拜太陽、膜拜到故意盯著太陽看以便讓自己的眼睛瞎掉，因為唯有讓自己全盲，才有可能真正<text:span text:style-name="T3"><text:s/>"</text:span>看見<text:span text:style-name="T3">" </text:span>那神聖的世界？你難道贊成這些事？對此質疑，我很無言，因為我若要把這些說清楚，無異等於必須把我講過千百遍的千萬言從頭再講一遍千萬言。其中有個癥結就是：我並不是在講一種行為主義式的想法，我並不是在指陳任何表面行為的良莠，因為行為<text:span text:style-name="T3"><text:s/>"</text:span>本身<text:span text:style-name="T3">" </text:span>是不含價值的。<text:span text:style-name="T3"> <text:line-break/><text:line-break/></text:span>大家知道<text:span text:style-name="T3"><text:s/>"The Golden Bough" (</text:span>金枝<text:span text:style-name="T3">) </text:span>這本書吧？作者<text:span text:style-name="T3">James George Frazer</text:span>。很有趣的一本人類學聖經，全講一些怪力亂神。雖然有趣，但作者<text:span text:style-name="T3"><text:s/>"</text:span>科學兮兮<text:span text:style-name="T3">" </text:span>的眼光卻是十分荒唐我覺得。維根斯坦曾經很罕見地大肆批評這本書。維根斯坦向來很少批評別人寫的東西，頂多三言兩語帶過，比方說他提到叔本華就說思想較淺薄，提到康德就說思想比較深刻，但他卻罕見地<text:span text:style-name="T3"><text:s/>"</text:span>大罵<text:span text:style-name="T3">" The Golden Bough </text:span>這本書。為什麼呢？因為它觸犯了維根斯坦最在乎的一個東西。那個東西簡單說，就是跟所謂<text:span text:style-name="T3"><text:s/>"</text:span>科學主義精神<text:span text:style-name="T3">" </text:span>完全背道而馳。他說，他這一生的思想，無非就是要跟這樣一種科學潮流對抗。他認為，世界上跟他一樣呼吸著這樣一種<text:span text:style-name="T3"><text:s/>"</text:span>反科學精神<text:span text:style-name="T3">" </text:span>的空氣者，寥寥無幾，但他恰恰就是想為這樣一些人寫作。<text:span text:style-name="T3"> <text:line-break/><text:line-break/></text:span>維根斯坦對於<text:span text:style-name="T3"><text:s/>"</text:span>金枝<text:span text:style-name="T3">" </text:span>的批評，在他死後很多年，他生前極少數最要好最親近的朋友之一<text:span text:style-name="T3">Rush Rhees (</text:span>一個共產主義者，也是一位著名哲學家<text:span text:style-name="T3">) </text:span>把它集結成一本小書。那麼，究竟維根斯坦是如何批評<text:span text:style-name="T3"><text:s/>Frazer </text:span>的<text:span text:style-name="T3"><text:s/>"</text:span>金枝<text:span text:style-name="T3">" </text:span>呢？這就說來話長了。我的<text:span text:style-name="T3"><text:s/>"</text:span>倉庫<text:span text:style-name="T3">" </text:span>裏光是這部份的筆記就有好幾萬字，一言難盡。簡單這麼說吧，<text:span text:style-name="T3">Frazer </text:span>認為那些什麼活人祭啊、跳祈雨舞啊，或是什麼唯有找到一個可以殺死自己的人、才能繼承祭司王位的各種<text:span text:style-name="T3"><text:s/>"</text:span>野蠻<text:span text:style-name="T3">" </text:span>巫術風俗啦<text:span text:style-name="T3">....</text:span>等等等，似乎都出於一種<text:span text:style-name="T3"><text:s/>"</text:span>錯誤<text:span text:style-name="T3">" </text:span>的因果關係信念，因為實在太可笑太蠢了，所以<text:span text:style-name="T3">Frazer</text:span>說這些人不但是一種<text:span text:style-name="T3"><text:s/>"</text:span>爛科學家<text:span text:style-name="T3">"</text:span>，而且十分落後而野蠻。<text:span text:style-name="T3"> <text:line-break/><text:line-break/></text:span>維根斯坦<text:span text:style-name="T3"><text:s/>"</text:span>罵<text:span text:style-name="T3">" </text:span>說，<text:span text:style-name="T3">Frazer</text:span>顯然比這些他書中所謂的野蠻人還野蠻，比這些他書中所謂的蠢蛋還蠢，比這些他書中所謂的迷信還迷信，迷信於一種<text:span text:style-name="T3"><text:s/>"</text:span>科學解釋<text:span text:style-name="T3">" (scientific explanation)</text:span>。他說，那些原始部落或原始民族之各種風俗儀式並非出於一種所謂愚蠢的因果關係信念。維根斯坦舉例說，例如你的愛人死了，你拿起愛人的照片親吻，你之所以這麼做，並非因為你想要對死者造成什麼因果效應，你只不過就是想這麼做，如此而已。<text:span text:style-name="T3"> <text:line-break/><text:line-break/></text:span>維根斯坦還舉了個例，比方說你搭計程車趕路，你坐在後座，身體卻一直往前傾，手不斷對著前座椅背施力，彷彿這樣做可以讓車子開得更快似的。但是，我們實際上都知道一點基本物理學，知道這樣做並無助於增加車速，但我們還是這樣做，這裏頭其實並沒有任何愚蠢或錯誤的科學因果關係的信念存在。<text:span text:style-name="T3"> <text:line-break/><text:line-break/></text:span>古羅馬詩人<text:span text:style-name="T3">Virgil</text:span>的長篇史詩<text:span text:style-name="T3"><text:s/>"Aeneis"</text:span>，描寫主角<text:span text:style-name="T3"><text:s/>Aeneis</text:span>因為特洛伊戰敗陷落，一路揹著父親逃亡。逃亡途中父親不堪顛沛流離而身亡，<text:span text:style-name="T3">Aeneis </text:span>很痛苦，想進冥府尋找父親亡靈，地獄守門人不讓進，在一位女預言家或女神的協助下，折了一節樹枝獻給冥府守衛，終於見到父親亡靈，並且預知自己的命運，一個羅馬帝國的誕生。我歷史從小考不及格，屬印象派，若有說錯，就當做我在講故事吧。至於這節樹枝，就是<text:span text:style-name="T3"><text:s/>"</text:span>金枝<text:span text:style-name="T3">"</text:span>。<text:span text:style-name="T3"> <text:line-break/><text:line-break/></text:span>同樣也是在古羅馬，有著這樣一個奇怪的地方風俗，話說在意大利美麗的<text:span text:style-name="T3"><text:s/>Nemi </text:span>湖畔森林中，有一座黛安娜神廟，神廟祭司儼然君王，掌管整座森林，森林中有一棵聖樹，任何人只要能夠從聖樹上折下一節樹枝，便可與祭司決鬥；若能殺死祭司，便能取而代之。祭司的任務之一就是守候著這樣一個繼任者的到來。<text:span text:style-name="T3"> <text:line-break/><text:line-break/></text:span>總之，我個人是完全站在維根斯坦這一邊。當祭司找到他的接棒人，然後犧牲自己的生命在對方手下時，維根斯坦說，也許有些人從中感受到的並不是愚蠢可笑，而是一種說不上來的感動。<text:span text:style-name="T3"> <text:line-break/><text:line-break/></text:span>總之，台灣完全不是這樣一種<text:span text:style-name="T3"><text:s/>"</text:span>迷信的<text:span text:style-name="T3">" </text:span>社會，台灣人精明到爆，怎麼會<text:span text:style-name="T3"><text:s/>"</text:span>迷信<text:span text:style-name="T3">"</text:span>？台灣社會的瘋狂與淺薄，跟你說的那樣一種<text:span text:style-name="T3"><text:s/>"</text:span>宗教迷信<text:span text:style-name="T3">" </text:span>恰好南轅北轍。而且，台灣其實恰恰就是你所期待的、就像毛澤東時期文革式的那樣一種蠢血沸騰，高舉政治教條，追逐政治時尚，顛覆一切既有的傳統與良善事物；只要和中國或中華有關，一概都是毒，只要是綠的，不管怎麼貪贓枉法胡作非為都是偉大的，時尚的，愛台灣的。你看，我說得沒錯吧，對付完蔣公銅像，最近幾天開始整肅<text:span text:style-name="T3"><text:s/>"</text:span>中國來的<text:span text:style-name="T3">" </text:span>孔子，接下來關公、媽祖、嫦娥、屈原和孫悟空等等等中國人、中國神都得給我小心點。<text:span text:style-name="T3"> <text:line-break/><text:line-break/>p.s.: <text:line-break/><text:line-break/></text:span>這是<text:span text:style-name="T3"><text:s/>Virgil</text:span>的史詩<text:span text:style-name="T3"><text:s/>"Aeneis" </text:span>場景，由十八、十九世紀英國畫家<text:span text:style-name="T3"><text:s/>Joseph Mallord William Turner </text:span>所畫之聖樹金枝。<text:span text:style-name="T3"> <text:line-break/><text:line-break/>https://goo.gl/G2nY3a <text:line-break/><text:line-break/></text:span>這就是<text:span text:style-name="T3"><text:s/>Nemi </text:span>湖：<text:span text:style-name="T3"> <text:line-break/><text:line-break/>https://goo.gl/mqKMWG <text:line-break/><text:line-break/></text:span>森林依舊，湖面依舊，但祭司與戴安娜女神可還健在？</text:p>
      <text:p text:style-name="P1"><text:span text:style-name="T1">牧宜</text:span><text:s/>  |  2017.03.14 21:17   |   <text:a xlink:type="simple" xlink:href="http://palinfo.habago.org/Entry?Command=Information_PrintForum&amp;iPage=178#FORUM35520"><text:span text:style-name="T2">#</text:span></text:a></text:p>
      <text:p text:style-name="P4"><text:span text:style-name="T3">TO</text:span>唐玉先生<text:span text:style-name="T3"> <text:line-break/><text:line-break/></text:span>我倒是不覺得台灣的問題在於宗教信仰。<text:span text:style-name="T3"> <text:line-break/><text:line-break/></text:span>如果台灣人真的對於道教或佛教或任何一種宗教有心信奉，就至少會相信一個很基本的道理，那就是種什麼因，得什麼果。或者，其實跟宗教也沒什麼關係，如果多數台灣人還有一點基本的理智，那就會相信，種什麼因，得什麼果。<text:span text:style-name="T3"> <text:line-break/><text:line-break/></text:span>我覺得問題比較像是，有一部份的台灣人比較像是一群單細胞生物，基本上只看得到自身附近<text:span text:style-name="T3">5</text:span>公尺以內的利害關係，趨<text:span text:style-name="T3">(</text:span>短<text:span text:style-name="T3">)</text:span>利避<text:span text:style-name="T3">(</text:span>短<text:span text:style-name="T3">)</text:span>害的神經敏感度很健全，但是對於如何大家一起坐下來，好好從長計議解決一個問題，或是好好一起做一件事，卻是不太有人願意起個頭。大家都不願意去碰觸那盤根錯節的利益關係，也不想要去說服一群「怒氣沖沖，對於有不同意見的人殺氣騰騰」的憤怒網民<text:span text:style-name="T3">/</text:span>酸民，費力氣去犯眾怒辦實事，沒這個必要；至於自己進到群眾當中發洩發洩情緒，倒是不少台灣人樂於參與的一種休閒運動。大家都知道這樣下去，將來必定大禍臨頭。但是，看起來似乎許多台灣人都打算繼續這樣生活下去，看起來似乎並不相信，種什麼因，得什麼果。<text:span text:style-name="T3"> <text:line-break/><text:line-break/></text:span>這跟宗教信仰大概沒什麼關係。反而比較像是一群既沒有宗教信仰，也沒有俗世盼望，連因果關係都混淆的人，長期而集體陷入一種癱瘓狀態，過著「過一天算一天，過得爽就好的單細胞生活。」這群單細胞也沒有什麼組織可言，就像一盤沙。<text:span text:style-name="T3"> <text:line-break/><text:line-break/></text:span>我想是有一些人為了自己的利益，樂於見到這盤沙繼續是一盤沙，加點水，就能隨意捏來捏去，像是泥巴一樣。也許每一粒沙都有自己的形狀，好像都有一點點個性，但是集體而言，有心人想要怎麼捏，就能怎麼捏。好心人就會把它捏成好形狀，壞心人就把它捏成尿壺撒尿。但基本上沙子自己沒有辦法集體決定自己的形狀。<text:span text:style-name="T3"> <text:line-break/><text:line-break/></text:span>這樣一群人，我實在不覺得有什麼宗教性可言。連迷信也談不上。基本上跟一群醉漢沒兩樣。<text:span text:style-name="T3"> <text:line-break/><text:line-break/></text:span>至於建國時的共產黨，我感覺到卻是充滿著一種宗教性<text:span text:style-name="T3">(</text:span>至少，從我看過的中國連續劇中看，是這樣宣傳的。<text:span text:style-name="T3">)</text:span>如果一個人沒有一點超越俗世的盼望，沒有一點宗教情感，我想是不會為了一種政治理想而放棄生命的<text:span text:style-name="T3">(</text:span>對共產黨人而言，政治理想就是馬克思主義<text:span text:style-name="T3">)</text:span>。<text:span text:style-name="T3"> <text:line-break/><text:line-break/></text:span>以上只是我的個人感想。如果版主覺得不適宜，刪除也沒關係。因為，我並不太確定，我自己寫這些東西，是不是<text:span text:style-name="T3">OK</text:span>的，純粹有感而發。而且從我個人的素行看來，我其實也是沒什麼出息的一粒沙。<text:span text:style-name="T3"> </text:span></text:p>
      <text:p text:style-name="P1"><text:span text:style-name="T1">周淮安</text:span><text:s/>  |  2017.03.14 19:45   |   <text:a xlink:type="simple" xlink:href="http://palinfo.habago.org/Entry?Command=Information_PrintForum&amp;iPage=178#FORUM35519"><text:span text:style-name="T2">#</text:span></text:a></text:p>
      <text:p text:style-name="P2">內容經重新繕打完備，前帖請版主刪文<text:span text:style-name="T3"> <text:line-break/>—— <text:line-break/>http://opinion.chinatimes.com/20170313005131-262103 <text:line-break/><text:line-break/></text:span>因家嚴曾有承攬公家業務，被調查局請喝咖啡的不愉快回憶，故對保防法、反滲透法等架空司法權，給行政權開限制人身自由、侵奪個人財產的空白支票十分感冒。僅管最終沒事，但過程那種三不五時被約談，「待罪之身」朝不保夕、惶惶不可終日的感受，一般人不能理解，然相信不少早期的黨外、現在高踞廟堂的執政黨諸公應能體會。一封匿名黑函，幾通外部競爭對手，或內部「分贓」喬不攏的烏龍爆料，就夠你準備<text:span text:style-name="T3">on call</text:span>「隨傳隨到」、沒心情幹其它正事了，真的是遇到才知道厲害。以人權奮鬥起家者，怎能扛者紅旗反紅旗，換屁股換腦袋到這種程度？著實不可思議。如真能具體數明五千共諜，代表現行法律已足「一切都在掌握中」，如文評逮捕就是，而非搞個現代版的三廠一衛<text:span text:style-name="T3">(</text:span>東、西、內廠<text:span text:style-name="T3">+</text:span>錦衣衛<text:span text:style-name="T3">)</text:span>。退萬步言，真欲堅壁清野，也還有限制陸客陸配陸生來台，縮小乃至中止三通等優先選項不是？捨此不由，硬推加強版的人二復辟，幾乎可以預見，難免成為社會公報私仇、挾怨報復的後門快車道，且還無法提司法救濟。回到「偶語詩書者，棄市；以古非今者，族」，一個可輕易以謀逆造反構陷他人，自己也隨時可能因同樣理由被陷害的文字獄時代，這真是我們要的嗎？</text:p>
      <text:p text:style-name="P3"/>
      <text:p text:style-name="P1"><text:span text:style-name="T1">唐玉</text:span><text:s/>  |  2017.03.14 18:26   |   <text:a xlink:type="simple" xlink:href="http://palinfo.habago.org/Entry?Command=Information_PrintForum&amp;iPage=179#FORUM35517"><text:span text:style-name="T2">#</text:span></text:a></text:p>
      <text:p text:style-name="P2">陈真先生您好。<text:span text:style-name="T3"> <text:line-break/></text:span>看了您的留言，我感觉台湾政治的腐败与混乱可能确实与台湾的社会土壤有关，不说别的，我今天看到一篇文章<text:span text:style-name="T3">(http://www.guancha.cn/yanmo/2017_03_14_398613.shtml)</text:span>，尽管以前也有所耳闻，但其中说到台湾人的宗教信仰实在是令人叹为观止，有拜妈祖、拜济公的，给母猪、女子鬼魂建庙，拜火炮、拜石头<text:span text:style-name="T3">(</text:span>长的像男性生殖器<text:span text:style-name="T3">)</text:span>，诸如此类，不胜枚举。台湾有<text:span text:style-name="T3">44%</text:span>的人信道教，<text:span text:style-name="T3">21%</text:span>的人信佛教。听说新中国建国后被清除的一贯道在台湾还影响不小。试想一下，在这样一个乌烟瘴气充满宗教迷信的社会里，靠民主选举，选出来的会是些什么人。<text:span text:style-name="T3"> <text:line-break/></text:span>这么说也许有些不合适，我觉得台湾是把中国的封建糟粕完整保留了，它需要一个毛泽东，需要一个建国时的共产党，需要轰轰烈烈的社会运动把这些垃圾思想清除。不仅台湾需要，印度也需要，看看这个<text:span text:style-name="T3">(http://www.guancha.cn/Neighbors/2017_03_08_397684.shtml)</text:span>，印度的很多地方还处于中世纪。</text:p>
      <text:p text:style-name="P1"><text:span text:style-name="T1">陳真</text:span><text:s/>  |  2017.03.14 12:29   |   <text:a xlink:type="simple" xlink:href="http://palinfo.habago.org/Entry?Command=Information_PrintForum&amp;iPage=179#FORUM35516"><text:span text:style-name="T2">#</text:span></text:a></text:p>
      <text:p text:style-name="P4">我很喜歡飛禽走獸，粗話說畜牲。人類其實不如畜牲，卻很喜歡以畜牲罵人。我常想發明一個人類史上最難聽的詞，用來形容這些無恥下流的綠色人渣，但是想來想去就是想不出來。人類語言的貧乏，往往說不出我們心裏的恨和鄙夷。<text:span text:style-name="T3"> <text:line-break/><text:line-break/></text:span>對於這些人渣，我其實一點都沒有痛恨感，畢竟沒有人會去痛恨一些很沒出息的窩囊廢，你僅僅只會對之感到鄙夷、感到一種污穢感而已。<text:span text:style-name="T3"> <text:line-break/><text:line-break/></text:span>至於過去那個舊國民黨，我倒是真的心裏有恨，不過往事種種，已成過去，我很願意原諒任何已經改過向善的人或組織。哪天美國如果放棄為惡，我同樣也會希望他們能有個繁榮的未來。<text:span text:style-name="T3"> <text:line-break/><text:line-break/></text:span>這些綠營人渣，我對他們太了解了。這些混蛋雖然卑鄙下流，但是個性窩囊猥瑣，很沒出息的，並不是一群真的有膽子厲行白色恐怖或威權統治的人。<text:span text:style-name="T3"> <text:line-break/><text:line-break/></text:span>我跟你說，長久以來，綠色人渣們每天忙著做這四件事：<text:span text:style-name="T3"> <text:line-break/><text:line-break/></text:span>一：撈錢，索賄，卡位，搶奪各種公家與私人資源，包娼包賭包工程無所不包。<text:span text:style-name="T3"> <text:line-break/><text:line-break/></text:span>二：政治鬥爭，消滅藍營，藉著虛構情節，羅織入罪，把藍營的幾個領導人，特別是馬英九，抓去坐牢或逐出政治圈外。<text:span text:style-name="T3"> <text:line-break/><text:line-break/></text:span>三：藉著各種威嚇與情治手段，蒐集證據，沒有證據就自己瞎掰，一來掃除一切異己；二來使人民因為畏於前途及身家財產安全之不保而噤聲，敢怒不敢言；三來，從中創造各種斂財索賄的管道、機會與藉口；四來，同時也可餵飽更多爪牙，使之願意為黨效命。<text:span text:style-name="T3"> <text:line-break/><text:line-break/></text:span>四：以打假之名，行言論控制之實，並且藉著進一步牢牢掌控媒體及教科書和無數行政措施<text:span text:style-name="T3">(</text:span>例如大興土木，大肆抬舉、歌頌日本人對於台灣人的偉大恩澤等等<text:span text:style-name="T3">)</text:span>，徹底洗腦下一代及下一代的下一代<text:span text:style-name="T3">.... <text:line-break/><text:line-break/></text:span>綠營的所謂執政藍圖就是這樣，大致上就這四個層面。為的是什麼呢？為的是一種永續經營的斂財分贓體系。順我者昌，逆我者亡。只要你乖乖聽話，你就有機會進入這個圈子來分贓。若你膽敢有異聲或有一絲不敬，這個體系就會在各個生活層面用盡一切所謂合法與非法的手段，讓你付出痛苦代價。<text:span text:style-name="T3"> <text:line-break/><text:line-break/></text:span>這些當然不是我自創，更不是什麼內幕消息，而只是一種普通常識。任何人只要稍微認識這個黨及其周邊那些文人與名嘴，就能明白我上述所說的這些，只是這一整個詐騙集團二、三十年每天的基本工作內容與工作目標而已。<text:span text:style-name="T3"> <text:line-break/><text:line-break/></text:span>很多人有兩種誤解，認為民進黨變質了。這話是有語病的。這就彷彿你心裏想著林覺民，想著秋瑾，想著興中會、同盟會，想著黃花崗七十二烈士，然後看著李登輝主政下的國民黨或蔣家政權，感嘆說：<text:span text:style-name="T3">"</text:span>國民黨變質了<text:span text:style-name="T3">"</text:span>。這樣一種聯想是錯的，黨名表面上一樣，但是人渣取代了烈士，奴才蠢才驅逐了人才。黨名雖一樣，本質已截然大不同。<text:span text:style-name="T3"> <text:line-break/><text:line-break/></text:span>第二個誤解是一句老掉牙的話：<text:span text:style-name="T3">"</text:span>權力使人腐化<text:span text:style-name="T3">"</text:span>。我這大半生也算是閱人無數了吧，其實我從未見過任何一個人曾經腐化。我倒是相信林肯所說的，<text:span text:style-name="T3">"</text:span>你想知道一個人的真面目，那就給他權力。<text:span text:style-name="T3">" </text:span>一個人倘若在權力面前或權力之中吃相難看，嘴臉猥瑣，並不是因為他被權力腐化了；他一點也沒有腐化，他只是顯露他真正的心思樣貌而已。<text:span text:style-name="T3"> <text:line-break/><text:line-break/></text:span>人渣黨檯面上這群人渣及其周邊同路人也一樣，他們從來沒有腐化過。不管怎麼改朝換代，他們始終都是做同樣卑鄙的事。請你告訴我，究竟有幾個不是所謂<text:span text:style-name="T3"><text:s/>"</text:span>黨國餘孽<text:span text:style-name="T3">"</text:span>？包括蔡啥小<text:span text:style-name="T3"><text:s/>"</text:span>總統<text:span text:style-name="T3">"</text:span>，包括她底下以<text:span text:style-name="T3"><text:s/>"</text:span>英派<text:span text:style-name="T3">" </text:span>自居或是極力向之靠攏的那一大群人，特別是這十幾年特別囂張跋扈的那些人，哪一個不是舊國民黨時期的幫凶、爪牙？<text:span text:style-name="T3"> <text:line-break/><text:line-break/></text:span>二十幾年前，當我退出民進黨時，因為深深深深深深有一種感觸與發現，於是創了一個詞叫<text:span text:style-name="T3"><text:s/>"</text:span>國、民一黨<text:span text:style-name="T3">"</text:span>，簡稱<text:span text:style-name="T3"><text:s/>"</text:span>國民黨<text:span text:style-name="T3">"</text:span>，打了引號的<text:span text:style-name="T3"><text:s/>"</text:span>國民黨<text:span text:style-name="T3">"</text:span>。這個<text:span text:style-name="T3"><text:s/>"</text:span>國民黨<text:span text:style-name="T3">" </text:span>是一種綜合體，它是結合舊國民黨和當時剛創立不久的民進黨，近親繁殖，交配而成。<text:span text:style-name="T3"> <text:line-break/><text:line-break/></text:span>這個黨，結合了既有兩黨之中最齷齪卑鄙貪婪無恥的一群同類，在權力與私人利益的主要驅動與催化因素下<text:span text:style-name="T3">(</text:span>就像一種生物特性<text:span text:style-name="T3">)</text:span>，經過十幾二十年的不斷交配繁殖，混合而成眼前這個人渣黨。於是，過去那個舊有的國民黨萎縮了，因為貪婪之徒全跑出去交配了；而舊有那個民進黨更是消失得無影無蹤，繁殖出時下這個垃圾人渣黨。黨名雖然還是一樣叫做民進黨，但實質內容及一切人事物早已完全不同。<text:span text:style-name="T3"> <text:line-break/><text:line-break/></text:span>舊民進黨跟舊國民黨唯一不同的是，舊國民是人渣跑出門去繁殖，搞得國民黨越來越萎縮；而舊民進黨卻是人才、義士紛紛出走或是被趕走，而蟑螂老鼠人渣卻大量跑進來，交配繁殖得非常快，非常起勁，一下就迅速壯大成為時下這個呼風喚雨、勢力龐大的人渣黨。<text:span text:style-name="T3"> <text:line-break/><text:line-break/></text:span>你有沒有想過？為什麼一個社會竟然不是朝著良善的方向發展，而是在付出那麼多痛苦代價之後卻反而往一種反淘汰的方向演化？越是貪婪猥瑣行事卑劣之徒，越能存活、壯大，越是低能蠢才，越是位高權重呼風喚雨。反之，正直良善與聰明才智一方卻越來越邊緣，越來越萎縮。你有沒有想過裏頭的原因有可能是什麼？<text:span text:style-name="T3"><text:line-break/><text:line-break/></text:span>我很早就離開政治圈，除了個人因素因為喜歡寧靜、想要脫離喧囂人群之外，一部份原因是因為我發現，政治不可能救政治，你不可能用一條骯髒的抹布把桌子擦乾淨，改善的力量往往必須來自外部。這道理很簡單，就好像倘若陽光、水份與營養不夠充足或不適當的話，植物很難存活，反倒雜草叢生。<text:span text:style-name="T3"> <text:line-break/><text:line-break/></text:span>一個社會也一樣，除了外在的國際陰謀勢力<text:span text:style-name="T3">(</text:span>即美國<text:span text:style-name="T3">)</text:span>之刻意反向操作因素之外，深層文化因素恐怕也是個原因。簡單說，什麼樣的人民，自然就會造就出什麼樣的政治。比方說，我不相信諸如像人渣黨這樣一種既低能又敗德的政治組合一旦出了這個小島還能存活。那是不可能的事，因為它恰恰就是像台灣社會這樣一種不良文化底下才有可能存活壯大的不良產物。<text:span text:style-name="T3"> <text:line-break/><text:line-break/></text:span>蘇古諾夫或胡適等人，經常鼓吹文化救國論。他們相信，一個國家或社會，政治之良莠，往往繫於其長久以來所培養的所謂文化底蘊，或說文化素質。用一句簡單的話來說，其實就是：<text:span text:style-name="T3">"</text:span>詩能救世界<text:span text:style-name="T3">"</text:span>。那些抽象思索，那些乍看無用之物，那些風花雪月，那些肉眼不可見的憐憫、義憤與情感，或許才是人類命運之所繫，人類長久良好生存的一個依靠。</text:p>
      <text:p text:style-name="P1"><text:span text:style-name="T1">周淮安</text:span><text:s/>  |  2017.03.14 10:44   |   <text:a xlink:type="simple" xlink:href="http://palinfo.habago.org/Entry?Command=Information_PrintForum&amp;iPage=179#FORUM35515"><text:span text:style-name="T2">#</text:span></text:a></text:p>
      <text:p text:style-name="P2"><text:span text:style-name="T3">https://goo.gl/mYiVmq <text:line-break/><text:line-break/></text:span>《不負責點評》<text:span text:style-name="T3"> <text:line-break/></text:span>保防法看起來是抓匪諜，其實不是，保防法是廠衛法。廠衛是幹嘛的？就是如影視作品明朝橋段，合法敲詐、恐嚇勒索、睡人妻女的。一旦本法通過，以下情節如有雷同，純屬巧合<text:span text:style-name="T3">— <text:line-break/><text:line-break/></text:span>台灣人晚上在家睡覺，突然外頭用力敲門；門被敲開，只見廠衛手持駕帖、臉色一沉：「帶走，有人檢舉你是匪諜！」男主人連忙翻箱倒櫃，獻上鑽石瑪瑙珠寶鈔票：「大人<text:span text:style-name="T3">~~</text:span>這是我所有家當，都孝敬您！」廠衛收下後：「嗯<text:span text:style-name="T3">……</text:span>雖然你已證明自己不是匪諜，但不排除裡頭窩藏匪諜，給我搜！」<text:span text:style-name="T3"> <text:line-break/><text:line-break/>https://goo.gl/wQQd5M <text:line-break/><text:line-break/></text:span>進到內室，看到睡眼惺忪、酥胸半露的輕熟女，與穿著睡袍、荳蔻年華的未成年少女。廠衛：「咳！衣衫不整，非奸即盜，要仔細審審<text:span text:style-name="T3">……</text:span>」<text:span text:style-name="T3"> <text:line-break/><text:line-break/></text:span>獨留戶長蹲在門外瑟縮牆角掩面哭泣。</text:p>
      <text:p text:style-name="P1"><text:span text:style-name="T1">陳真</text:span><text:s/>  |  2017.03.13 13:19   |   <text:a xlink:type="simple" xlink:href="http://palinfo.habago.org/Entry?Command=Information_PrintForum&amp;iPage=179#FORUM35514"><text:span text:style-name="T2">#</text:span></text:a></text:p>
      <text:p text:style-name="P4">巴勒網有兩三成的訪客是大陸同胞，他們看我們似乎永遠都只能在這樣一些極其低能卑鄙瑣碎的事情上反覆鬼打牆，不知道會不會產生優越感？這幾年，我似乎越來越能感受到對岸同胞對於台灣人在智能上的一種輕視。這也難怪，畢竟世界上要找出這麼低能好騙的人民還真不容易。<text:span text:style-name="T3"> <text:line-break/><text:line-break/></text:span>昨晚思考<text:span text:style-name="T3"><text:s/>AI(</text:span>人工智能<text:span text:style-name="T3">)</text:span>思考了一整個大半夜，雖然跟現實上的智愚扯不上任何關係，但多少給了我一種啟發，人類的所謂智能或思想運作之可模擬性，特別是在<text:span text:style-name="T3"><text:s/>"</text:span>理性決策<text:span text:style-name="T3">" </text:span>而非關主觀意識的層面上，或許只是一種程度問題，能夠擬真多少百分比的問題，而非性質上的差異。<text:span text:style-name="T3"> <text:line-break/><text:line-break/></text:span>你若給一台<text:span text:style-name="T3"><text:s/>AI </text:span>看兩部電影，一部是藝術片，一部是超級大爛片，看完之後，你問<text:span text:style-name="T3">AI</text:span>哪一部水平高？我想它應該答不出來，因為它從資料庫中找不到藉以做出決策的依據。但假若你問一台擁有大數據處理能力的<text:span text:style-name="T3">AI</text:span>，你問它，統或獨利弊為何？我想，它肯定可以為你分析出一個相當趨近理性的回答。<text:span text:style-name="T3"> <text:line-break/><text:line-break/></text:span>人生有些事你得問鬼神，有些事只能問自己，但有很多事，其實你問<text:span text:style-name="T3">AI</text:span>也許就知道答案了。為什麼？因為理性的產物或結果，基本上相去不遠，決策過程之模式化類型，恐怕亦相去不遠。所謂英雄所見略同，<text:span text:style-name="T3">AI</text:span>所見跟英雄應該也差不多才對。</text:p>
      <text:p text:style-name="P1"><text:span text:style-name="T1">李名揚</text:span><text:s/>  |  2017.03.13 09:33   |   <text:a xlink:type="simple" xlink:href="http://palinfo.habago.org/Entry?Command=Information_PrintForum&amp;iPage=179#FORUM35513"><text:span text:style-name="T2">#</text:span></text:a></text:p>
      <text:p text:style-name="P2">其實言論自由本意是沒有問題的，但是含意本身已經被嚴重扭曲了，用各種極其惡毒言詞造謠、虛假欺騙、攻擊、傷害異己，各種負面目的，只要打著「言論自由」的旗號，都可以自以為正確，這應該不是「言論自由」的本意，任何的「自由」以不傷害他人為主，會影響到他人的事情，原則上就不太能夠算是理所當然、自以為絕對正確的所謂「自由」。當然，具體狀況的不同，無法一概而論，舊國民黨時期在爭民主、自由；和現在以政治鬥爭、爭權奪利、一己之私為目的所謂言論自由、那是完全不一樣的事情。</text:p>
      <text:p text:style-name="P1"><text:span text:style-name="T1">陳真</text:span><text:s/>  |  2017.03.13 00:56   |   <text:a xlink:type="simple" xlink:href="http://palinfo.habago.org/Entry?Command=Information_PrintForum&amp;iPage=179#FORUM35512"><text:span text:style-name="T2">#</text:span></text:a></text:p>
      <text:p text:style-name="P4">很多人可能會誤會，以為我嚮往市面上那一套民主自由，以為我反對言論監控。我其實是不反對的，我只是反對操弄，反對藉以攻擊異己、謀取一己之私，反對講一套做一套，反對同一事物兩套標準，反對傷害眾人，藉以詐騙謀利。<text:span text:style-name="T3"> <text:line-break/><text:line-break/></text:span>倘若是為了一個更好的目標及社會基本上的穩定與安定，或是為了防堵像美國及其走狗那樣一種整天<text:span text:style-name="T3"><text:s/>"</text:span>打著民主旗號反民主<text:span text:style-name="T3">"</text:span>、藉以滲透顛覆搞動亂搞破壞搞分化的卑劣行徑，某種程度上管制言論自由我是不反對的。祖國如果傻傻地任人以所謂自由之名胡搞瞎搞，整個大陸如今老早一片動亂，民不聊生。<text:span text:style-name="T3"> <text:line-break/><text:line-break/></text:span>但是，島內的狀況卻非如此。不管是過去作威作福的國民黨，或是後來得勢囂張貪婪無度的垃圾黨，他們的作法完全一樣，每天高喊民主自由，但實際所作所為卻是反其道而行；虛構、誇大所謂外來威脅，方便自己便宜行事，上下其手，藉此謀取一己利益，維護一黨之私。</text:p>
      <text:p text:style-name="P1"><text:span text:style-name="T1">陳真</text:span><text:s/>  |  2017.03.12 16:43   |   <text:a xlink:type="simple" xlink:href="http://palinfo.habago.org/Entry?Command=Information_PrintForum&amp;iPage=179#FORUM35511"><text:span text:style-name="T2">#</text:span></text:a></text:p>
      <text:p text:style-name="P2">我相信，別說是什麼保防法啦，只要是綠營，只要顏色對了，就算是殺老母姦老爸的重大惡行，我敢保證，台灣那些綠色學者與什麼名嘴名醫、覺醒公民以及一大堆社運蟑螂及<text:span text:style-name="T3">x</text:span>它媽的什麼人權鬥士人權組織等等等，也絕對不會吭一聲，而且還會稱讚、表揚。<text:span text:style-name="T3"> <text:line-break/><text:line-break/></text:span>但是，假若這些事是國民黨幹的，哪怕只是千分之一萬分之一的規模，哪怕其實根本沒那回事，這些人渣肯定會為了公義為了民主自由為了人權，<text:span text:style-name="T3">"</text:span>挺身而出<text:span text:style-name="T3">"</text:span>，為什麼會這樣呢？是腦子泡了水嗎？當然不是，這些混蛋腦子可精明了。那麼，何以致之？原因很簡單。他們是綠營豢養的一群看門狗，很會咬人很會論述的。<text:span text:style-name="T3"> <text:line-break/><text:line-break/></text:span>這位所謂法務部長邱太三，二十多年前，那時我還綠油油而且人脈寬廣，有人帶他來見我，拜個碼頭，跟我吃了一頓飯。席中聽他倆專講些漂亮話，什麼公義人權民主自由台灣獨立的，讓我留下一個很惡劣的印象。帶他來見我的那個人也是個親綠學者，讀法律，在台大教書，長袖善舞爬得很高很快，後來因為擔任什麼碗糕委員，不但貪污被抓，而且污錢手段真是花樣百出；可是你知道嗎，他貪污了至少兩億，但沒多久，新聞風頭一過，案子居然大事化小，小事化無了；判緩刑，罰個一百萬意思意思，然後大家當做沒這回事，繼續反中愛台灣，繼續追求台灣人的獨立與尊嚴。<text:span text:style-name="T3"> <text:line-break/><text:line-break/></text:span>至於這些當什麼部長、院長的<text:span text:style-name="T3">(</text:span>例如林錫耀<text:span text:style-name="T3">)</text:span>，品性倒還不至於那麼壞，但他們事實上都只是一些人頭，一種橡皮圖章，毫無個人意志，純粹就是聽命行事，主子叫他幹啥，他就幹啥，所謂什麼人權啦公義啦民主自由啦，只是一種詐騙台詞，一種變現取貨的通關密碼，一種個人功名利祿的晉身階與敲門磚。<text:span text:style-name="T3"> <text:line-break/><text:line-break/></text:span>我常想，過去這些所謂<text:span text:style-name="T3"><text:s/>"</text:span>同志<text:span text:style-name="T3">" </text:span>們，哪天如果見到我，敢不敢正眼看我？心裏慚不慚愧？他們真的會不懂滿嘴的那些漂亮話的基本道理嗎？我若是他們，肯定羞得馬上自己掐<text:span text:style-name="T3">LP</text:span>自殺；倘若有一天，要我在如此無恥的作為和活命之間二選一，我寧可一死。<text:span text:style-name="T3"> <text:line-break/><text:line-break/></text:span>陳真<text:span text:style-name="T3">2017. 03. 12. <text:line-break/><text:line-break/>==================== <text:line-break/></text:span>法務部竟同意保防法<text:span text:style-name="T3"><text:s/></text:span>龍應台：我白日見到鬼<text:span text:style-name="T3"> <text:line-break/><text:line-break/></text:span>聯合新聞網作者記者何定照<text:span text:style-name="T3"> <text:line-break/><text:line-break/>2017</text:span>年<text:span text:style-name="T3">3</text:span>月<text:span text:style-name="T3">12</text:span>日<text:span text:style-name="T3"> <text:line-break/><text:line-break/></text:span>法務部調查局草擬「保防工作法」草案曝光，引發質疑「人二」復活。作家龍應台今在臉書指出，調查局竟然敢提出這個「保防法」，法務部竟也同意，讓她背脊發涼、覺得白日見到鬼。<text:span text:style-name="T3"> <text:line-break/><text:line-break/></text:span>龍應台該臉書貼文以「惡水」為名，她指出民主不是搭火車，上了車之後睡一覺，看到掛著「民主」站牌的那一站，下車就到了，這一輩子就在那裡住下，安身立命；而是在陰晴不定、烏雲密佈的天空下逆水行舟，戰戰兢兢仍是前進三哩、退二哩，碰到暗藏的漩渦就來個船頭逆轉，一不留神，已經江河直下倒行千里。<text:span text:style-name="T3"> <text:line-break/><text:line-break/></text:span>龍應台說，讓她背脊發涼、覺得白日見到鬼的是，調查局竟然敢提出這個「保防法」，而法務部竟也同意。</text:p>
      <text:p text:style-name="P1"><text:span text:style-name="T1">政信</text:span><text:s/>  |  2017.03.12 13:36   |   <text:a xlink:type="simple" xlink:href="http://palinfo.habago.org/Entry?Command=Information_PrintForum&amp;iPage=179#FORUM35510"><text:span text:style-name="T2">#</text:span></text:a></text:p>
      <text:p text:style-name="P4">我完全相信洪秀柱沒有刪除好友，因為記者報的是洪秀柱的臉書粉絲專頁，這種專頁通常不是本人經營，是底下一個小團隊來負責。<text:span text:style-name="T3"> <text:line-break/><text:line-break/></text:span>臉書的粉絲專頁跟個人臉書不同的地方是，個人的帳號可以加好友，讓你朋友可以看到你自己發的動態，而粉絲專頁呢則只能由使用者按追蹤，就像如果我想追蹤巴勒網窩就在瀏覽器這邊按加入我的最愛一樣，而粉絲團都是被動被追蹤的跟這個網站一樣，也沒有增加好友功能。<text:span text:style-name="T3"> <text:line-break/><text:line-break/></text:span>所以我真的很想問這個記者，粉絲團沒有好友功能怎麼刪除好友？</text:p>
      <text:p text:style-name="P1"><text:span text:style-name="T1">陳真</text:span><text:s/>  |  2017.03.12 03:50   |   <text:a xlink:type="simple" xlink:href="http://palinfo.habago.org/Entry?Command=Information_PrintForum&amp;iPage=179#FORUM35509"><text:span text:style-name="T2">#</text:span></text:a></text:p>
      <text:p text:style-name="P2"><text:span text:style-name="T3">FACT AND REALITY <text:line-break/><text:line-break/></text:span>洪秀柱已經否認這個事情，並無所謂什麼<text:span text:style-name="T3"><text:s/>"</text:span>秒刪臉友<text:span text:style-name="T3">" </text:span>的切割行為。我沒有臉書，不知道所謂<text:span text:style-name="T3"><text:s/>"</text:span>刪好友<text:span text:style-name="T3">" </text:span>指的是什麼意思，只知道底下<text:span text:style-name="T3"><text:s/>"</text:span>民視<text:span text:style-name="T3">" </text:span>這個報導的目的似乎就是企圖要呈現藍營的人趕緊切割以求自保的意思。我看也許真是這樣，我對藍營許多人的志氣節操其實沒啥信心，不過對於洪秀柱，基本上信心還是有的。<text:span text:style-name="T3"> <text:line-break/><text:line-break/></text:span>在台灣，媒體消息十之八九都是自己瞎掰、加油添醋，道聽途說，信口開河，往往講得跟真的一樣，栩栩如生，宛若親眼目睹，彷彿他自己就是兇手似的，甚至無中生有或惡意栽贓<text:span text:style-name="T3"><text:s/>(</text:span>自由人渣報的專長<text:span text:style-name="T3">)</text:span>。你很難在世界上其他國家或社會找到瞎掰率這麼高、可信度如此低的媒體現象；之所以如此，恐怕是跟台灣三天兩頭就在搞選舉有關。台灣的所謂<text:span text:style-name="T3"><text:s/>"</text:span>民主<text:span text:style-name="T3">" </text:span>選舉，主要勝選方法之一就是造謠抹黑，從陳菊到謝長廷到柯文哲<text:span text:style-name="T3">...</text:span>等等等，他們的當選，全都是使用這個方法，無往不利。<text:span text:style-name="T3"> <text:line-break/><text:line-break/></text:span>這樣一種<text:span text:style-name="T3"><text:s/>"</text:span>幾乎每天都在搞惡質選舉<text:span text:style-name="T3">" </text:span>的政治文化，造成了媒體的徹底腐敗，並且視腐敗為常態，把造謠抹黑當成一種<text:span text:style-name="T3"><text:s/>"</text:span>言論自由<text:span text:style-name="T3">"</text:span>。<text:span text:style-name="T3"> <text:line-break/><text:line-break/></text:span>西方媒體當然也會造謠，但他們通常是在一些關鍵事情上才會這麼幹，比方說，準備侵略他國時，所謂民主自由與人權的<text:span text:style-name="T3"><text:s/>"</text:span>人道關切<text:span text:style-name="T3">" </text:span>就會突然放大數百倍音量，藉以合理化一切血腥惡行。平常來說，西方媒體在<text:span text:style-name="T3"><text:s/>"</text:span>事實<text:span text:style-name="T3">" </text:span>層面的呈現上，基本上還是有著一定的可信度。當然，報導所謂事實<text:span text:style-name="T3"><text:s/>(FACT) </text:span>依然還是可以輕易地扭曲真實<text:span text:style-name="T3"><text:s/>(REALITY)</text:span>，比方說，我只要選擇性地呈現事實，然後再加以渲染、擴大，照樣可以歪曲真實狀況。不過這不是我現在要說的。<text:span text:style-name="T3"> <text:line-break/><text:line-break/></text:span>我要說的是，對於台灣人及台灣媒體而言，<text:span text:style-name="T3">"</text:span>事實<text:span text:style-name="T3">" </text:span>根本不重要，就更不用說什麼細膩微妙的<text:span text:style-name="T3"><text:s/>"</text:span>真實＂了。對於台灣人來說，<text:span text:style-name="T3">"</text:span>事實<text:span text:style-name="T3">" </text:span>與<text:span text:style-name="T3"><text:s/>"</text:span>真實＂不但統統都不重要，甚且是毫無意義、根本無須在意的一種東西；我想寫什麼或怎麼寫，完全是一種<text:span text:style-name="T3"><text:s/>"</text:span>自由<text:span text:style-name="T3">"</text:span>，沒有人會在乎什麼事實不事實的。也因此，事無大小，一概都能隨口瞎掰，我說人是你殺的就是你殺的，連你怎麼殺我都能告訴你，彷彿我比兇手還更加清楚案發現場，完全就是可以任意信口雌黃，進而視造謠抹黑為常態。<text:span text:style-name="T3"> <text:line-break/><text:line-break/></text:span>即便日後拆穿，證明一切全屬瞎掰，也根本不會有人在乎，而且絕不會有人因此受到懲罰或負起應有的法律或道德責任。不論是媒體或網路世界都一樣，可信度非常低。更恐怖而且不可思議的是，台灣人以這樣一種<text:span text:style-name="T3"><text:s/>"</text:span>全民瞎掰<text:span text:style-name="T3">" </text:span>的現象為榮，說這就是民主，說這就是言論自由；只要在這樣一種閱聽與書寫過程中，我爽到了，興奮了，聳動刺激了，或我打贏了，幹倒對方了，爽死了，那就算是達到所謂媒體與寫作的目的了。至於<text:span text:style-name="T3"><text:s/>"</text:span>事實<text:span text:style-name="T3">" </text:span>與否，<text:span text:style-name="T3">"</text:span>真實<text:span text:style-name="T3">" </text:span>究竟為何，請問你見過幾個對此真心在意的台灣人？鳳毛麟角，少之又少。<text:span text:style-name="T3"> <text:line-break/><text:line-break/></text:span>很多人一定會覺得自己是例外，但你不妨捫心自問，你真的是例外嗎？這樣一種極其低能猥瑣敗德的傷害人心與人性的集體病態現象，真的讓你感到極度痛苦嗎？甚至你會覺得活在這樣一種社會中不如死去嗎？比方說，你不妨用幾個關鍵字去搜尋一下最近涉嫌一位模特兒之死的那位女生的相關<text:span text:style-name="T3"><text:s/>"</text:span>新聞報導<text:span text:style-name="T3">" </text:span>及各種留言與所謂<text:span text:style-name="T3"><text:s/>"</text:span>爆料<text:span text:style-name="T3">"</text:span>，什麼<text:span text:style-name="T3"><text:s/>"</text:span>蛇蠍女人<text:span text:style-name="T3">"</text:span>，什麼<text:span text:style-name="T3"><text:s/>"</text:span>恐怖閨蜜<text:span text:style-name="T3">" </text:span>等等等，全屬唯心道德指控<text:span text:style-name="T3"><text:s/>(</text:span>落後敗德社會的一種特徵<text:span text:style-name="T3">)</text:span>，而且人人是偵探，任意建構命案過程，每家媒體盡一切聳動與瞎掰本領，努力編故事，講得彷彿他自己親身參與了整個血案似的，講得彷彿這個女生是惡魔轉世，全身每一根汗毛全是毒。<text:span text:style-name="T3"> <text:line-break/><text:line-break/></text:span>後來發現擺烏龍，血案現場的影中人根本不是那位女生。但是這又怎麼樣？瞎掰就瞎掰了，不然你能拿我怎麼樣？會有人在乎嗎？不會。會有人因此受到處分嗎？不會。會有人因此讓人鄙視其無品嗎？不會。會有人為自己的卑劣惡行感到自責與痛苦、甚至痛苦到很想切腹自殺的嗎？當然也不會。原本大家爭相爆料，講得很興奮，很爽，爽到都快高潮了，原本講得栩栩如生、天花亂墜的事，突然之間，全消失了，彷彿根本沒有這回事。<text:span text:style-name="T3"> <text:line-break/><text:line-break/></text:span>達賴曾提到佛教裏頭一種培養憐憫心的方法，我覺得這方法很有用，簡單說就是設身處地，想像一下倘若受難者是你或你的親人呢，你做何感想？比方說，假設那個飽受台灣社會集體妖魔化的女生就是你女兒或你妹妹或你媽媽、你太太或你本人呢？請問你感受如何？你是不是還會覺得<text:span text:style-name="T3"><text:s/>"</text:span>這沒什麼啊，言論自由嘛<text:span text:style-name="T3">"</text:span>？<text:span text:style-name="T3"> <text:line-break/><text:line-break/></text:span>我雖然長年以來很少看信，很少給朋友回信<text:span text:style-name="T3"><text:s/>(</text:span>因為我沒有什麼話想跟他們說<text:span text:style-name="T3">)</text:span>，倒是偶爾會去郵局寄掛號信或寄卡片給一些飽受台灣社會蹂躪的陌生人，對於這些<text:span text:style-name="T3"><text:s/>"</text:span>壞人<text:span text:style-name="T3">"</text:span>，與其說我是去安慰他們，倒不如說是安慰我自己痛苦的心。許多時候，若不這樣做，我恐怕會痛不欲生根本不想活。安慰對方，其實就等於安慰了我自己，因為他們的痛苦居然轉移到我身上來了。我想讓他們相信這一點：即便全世界都唾棄你，你至少還有我這個同伴；即便全世界都不在乎你的痛苦，至少還有我是在乎的。痛苦像個大海，你我同屬其中，難分彼此。<text:span text:style-name="T3"> <text:line-break/><text:line-break/></text:span>達賴說的這方法，說穿了，其實就是一種美感能力。簡單說，我雖然不是你，但我或能體會一二你心裏頭難以言喻的悲歡。我不是神，雖然看不見事物的一切細節，但我或許約略能想像人事物的種種微妙、可悲與無奈。<text:span text:style-name="T3"> <text:line-break/><text:line-break/></text:span>就算一個人鐵石心腸，那他還是應該在乎事實與真實，即便是對付一個惡人或敵人，你也只能給他應有的罪名與懲罰，而不是一旦對方落難，便任你施虐，任你蹂躪，任你栽贓。一個社會，盡一切可能追求一己之爽快與興奮，完全不在乎是非對錯，完全不在乎真假善惡，完全不在乎製造他人巨大的痛苦，活在這樣一種低能猥瑣的敗德社會裏頭，你真的一點都不會感到痛苦嗎？就只因為你自己不是受害者，所以你根本無所謂？一個陌生人的巨大痛苦，難道真的絲毫引不起你的一絲惆悵？干擾不了你的半點睡意與娛樂之心？如果真是這樣的話，事實上你根本不可能理解任何藝術，而且，就如王爾德<text:span text:style-name="T3"><text:s/>(Oscar Wilde) </text:span>所說，你其實也根本不需要任何藝術。<text:span text:style-name="T3"> <text:line-break/><text:line-break/></text:span>我常為這樣一個現象感到驚訝：為什麼偉大的藝術家幾乎毫無例外全是好人？為什麼維根斯坦那麼在乎自己究竟是不是一個好人？為什麼他相信<text:span text:style-name="T3"><text:s/>"</text:span>除非你是個好人，要不然你不可能是一個好的哲學家或邏輯學家<text:span text:style-name="T3">"</text:span>？為什麼我從來不曾見過一個人渣卻又同時是個偉大的思想家或藝術家？有可能嗎？當然不可能。在我看來，一個人從另一個陌生人身上能感受到的痛苦有多深，他的美學能力或思想能力就有多深，因為這其實是同一回事。<text:span text:style-name="T3"> <text:line-break/><text:line-break/>KMT VS. DPP <text:line-break/><text:line-break/></text:span>原本只是要寫洪秀柱究竟有沒有跟那位被栽贓是共諜的大陸學生進行切割自保，卻越寫越遠。<text:span text:style-name="T3"> <text:line-break/><text:line-break/></text:span>話說回頭，光只是<text:span text:style-name="T3"><text:s/>"</text:span>不刪好友<text:span text:style-name="T3">" </text:span>難道就夠了嗎？我常覺得，國民黨很難和人渣垃圾黨競爭，一個是溫溫吞吞，像植物人一樣，無知無覺，彷彿行將就木的一群老學究，另一個卻是連死的都能說成活的，連白的都能硬是染成烏七媽黑；而且，利益當前，個個戰鬥力十足，一點小事就能無限擴大、渲染，把你打得死去活來；再加上一大群親綠無良文人及社運蟑螂的幫腔造勢，一百個國民黨也不會是人渣黨的對手。<text:span text:style-name="T3"> <text:line-break/><text:line-break/></text:span>國民黨或整個藍營，長期以來的唯一作為不外就是說教，要不就是耍點不痛不癢的嘴皮，一點殺傷力也沒有，似乎就是存心等著看看會不會哪天又風水輪流轉，然後又可以輪到自己上台執政。這不叫被動，而是根本一動也不動。<text:span text:style-name="T3"> <text:line-break/><text:line-break/></text:span>從小每天經過國民黨的台南市黨部，來來回回恐怕不下五千次，卻從來不曾進去過一次。十年前回到台南定居，三天兩頭更是經常就停車在國民黨部的門口附近，常有一股衝動，很想要進去看看這個<text:span text:style-name="T3"><text:s/>"</text:span>政治養老院<text:span text:style-name="T3">" </text:span>裏頭究竟長什麼樣，是不是有一堆老人在裏邊泡茶，下棋，吟唐詩宋詞，讀論語，背孔孟思想？但是，想歸想，我始終還是沒有進去拜訪過。我能想像，我一進門，裏面的人肯定就會很緊張地迎上來，攔住去路，問我找誰？來幹嘛？有何貴幹啊？<text:span text:style-name="T3"> <text:line-break/><text:line-break/></text:span>國民黨台南市黨部的<text:span text:style-name="T3"><text:s/>"</text:span>陰暗<text:span text:style-name="T3">"</text:span>程度，陰暗到你從外面根本看不見裏面，感覺就好像人家說的<text:span text:style-name="T3"><text:s/>"</text:span>做黑的<text:span text:style-name="T3">"</text:span>，誰敢進去呢？在台灣，凡是從大門口看不見裏面模樣的理髮店，肯定就是<text:span text:style-name="T3"><text:s/>"</text:span>做黑的<text:span text:style-name="T3">"</text:span>，千萬不要進去，如果你真的想理髮的話。<text:span text:style-name="T3"> <text:line-break/><text:line-break/></text:span>反觀人渣垃圾黨的黨部就完全不一樣了，往往窗明几淨，任誰都能走進去喝茶看報紙聊天罵國民黨，非常親民，非常容易接近，來者皆是客，絕不會有人問你<text:span text:style-name="T3"><text:s/>"</text:span>先生您找誰？<text:span text:style-name="T3">"</text:span>、<text:span text:style-name="T3">"</text:span>有何貴幹啊？<text:span text:style-name="T3">"</text:span>。當然，我講的是<text:span text:style-name="T3">30</text:span>年前的民進黨，現在它改名叫人渣垃圾黨，黨部經營作風如何，我就不是很清楚了。我已經至少<text:span text:style-name="T3">25</text:span>年不曾再踏入綠油油的垃圾黨一步。<text:span text:style-name="T3"> <text:line-break/><text:line-break/></text:span>那些憂心台灣全面崩壞甚至充當美國人炮灰的人，也許不該再寄望哪個黨來領導，我看你還是趕緊去領導他們才對。藍營這些人，如此衰弱，你若真心想要取而代之，豈不輕而易舉？有什麼難呢？根本就是一群毫無半點抵抗力的漸凍人。特別是年輕一代，不要再想著等漸凍人來提拔你了，他們連自拔都有困難還提拔你？不是他們領導你，而是你應該來領導他們才對。該做什麼就去做，而根本不應該等著這樣一群<text:span text:style-name="T3"><text:s/>"</text:span>恐龍<text:span text:style-name="T3">" </text:span>來領導。<text:span text:style-name="T3"> <text:line-break/><text:line-break/></text:span>國民黨很欠缺的一點是：它的幾個頭，例如馬英九、郝龍斌，也許都很現代化，具有現代進步觀，但這個黨的普遍成員屬性卻像一群留著辮子的清朝遺老那樣，很溫吞，很八股，光講幾句話就能讓人想睡覺，沒有半點活力，更不用說什麼戰鬥力了。而且，心裏頭除了懷念蔣公，似乎根本沒有什麼中心思想，與社會脫節得很厲害。<text:span text:style-name="T3"> <text:line-break/><text:line-break/></text:span>至於垃圾黨呢，那可不得了了，除了金錢和權力之外，當然也沒有中心思想，但它非常知道要利用各種議題與現代進步思維來變現，變成現金，變成權力。<text:span text:style-name="T3"> <text:line-break/><text:line-break/></text:span>一藍一綠，一個就像活化石，像滿清遺老，一個卻是不折不扣什麼都能騙、靈活透頂的人渣垃圾黨與詐騙集團，什麼謊話漂亮話都敢說、只要有利可圖，什麼齷齪事都敢做。短期輸贏也許不好說，但長期以來的趨勢卻是高下立判，勝負已分。<text:span text:style-name="T3"> <text:line-break/><text:line-break/></text:span>統<text:span text:style-name="T3"><text:s/>VS. </text:span>獨<text:span text:style-name="T3"> <text:line-break/><text:line-break/></text:span>在台灣這樣一種滿腦子想著選票的假民主社會裏，很多人心裏頭肯定會有這樣一種迷思：我們應該順著民意走，否則黨就會滅亡。特別是許多藍營的人，更有此一思維，於是逐漸地越來越綠，我幾乎都快看不出來比方說吳敦義和王金平等人，和綠營究竟有什麼差別了。其他人其實也一樣，即便是最深藍的洪秀柱也一樣，比方說講一些什麼<text:span text:style-name="T3"><text:s/>"</text:span>我們的統一是要去統大陸，而不是讓大陸來統我們<text:span text:style-name="T3">"</text:span>，這不是鬼話嗎？乾脆說統一地球好了。他們之所以講這樣一些連他們自己也不會相信的鳥話，無非就是為了討好所謂民意，因為台灣目前的主流民意是認為<text:span text:style-name="T3"><text:s/>"</text:span>被大陸統一<text:span text:style-name="T3">" </text:span>是一件非常不好的事。因此，誰敢說我們就是要和大陸統一，根本沒有所謂誰統誰的問題，那他就會失去幾乎所有表面民意的支持。<text:span text:style-name="T3"> <text:line-break/><text:line-break/></text:span>而我要說的是，政治如果永遠都要這樣搞，那其實意味著大家都在騙，只是騙得多、騙得少的差別而已。台獨若是鬼話，反攻大陸豈不更是鬼話？台灣要統一大陸，讓共產黨當老二？有可能嗎？一來沒必要，二來做不到，三來根本不具正當性。國民黨連這麼小的一個島都能被一小撮人渣給打得落花流水，還能管理大陸河山？別笑死人了。<text:span text:style-name="T3"> <text:line-break/><text:line-break/></text:span>即便像洪秀柱那樣的深藍者都不敢說<text:span text:style-name="T3"><text:s/>"</text:span>我們就是要統一<text:span text:style-name="T3">"</text:span>，因為他們相信，一旦這樣說，將會失去選票。但我是這麼想的：<text:span text:style-name="T3"> <text:line-break/><text:line-break/></text:span>第一，選票不一定會失去，而且恐怕會大大增加，終而成為新一波的主流。<text:span text:style-name="T3"> <text:line-break/><text:line-break/></text:span>我在<text:span text:style-name="T3">1989</text:span>年因為主張台獨被國民黨亂判叛亂之前一兩年，大約是<text:span text:style-name="T3">1987</text:span>或<text:span text:style-name="T3">1988</text:span>年吧，曾寫了篇文章提到，我相信台獨遲早會是絕大多數台灣人的想法或主要選項。<text:span text:style-name="T3"> <text:line-break/><text:line-break/></text:span>我那文章在那年代自然只是惹來訕笑，人們覺得我發神經，因為，<text:span text:style-name="T3">1987-1988</text:span>年那時候，島內主張台獨者幾根手指頭就能數完。那麼，我的信心究竟從哪來呢？當然就是來自於一種對於長期趨勢的判斷。短期的事情其實比較難預測，但長期趨勢卻具有一種穩定性，就好像我在<text:span text:style-name="T3">20</text:span>年前就能預見將來我們得和許多機器人當同事。只要你深入了解一些關鍵問題，那麼，進行這樣一些預測並不難。<text:span text:style-name="T3"> <text:line-break/><text:line-break/></text:span>當台獨勢力到達了這樣一個頂峰，我<text:span text:style-name="T3">30</text:span>年前的預言可說是具體實現了。但我能預測，這其實就是台獨的歷史最高點了，接下來就是長空，長期走跌，取而代之的就是兩岸統一。<text:span text:style-name="T3"> <text:line-break/><text:line-break/></text:span>我的各種判斷其實很簡單，那就是人同此心，想像一下絕大多數人的心理和外在客觀環境變化，你就能抓住一種長期趨勢。到時候，說不定你想統一，大陸都還不一定有時間和意願鳥你。<text:span text:style-name="T3"> <text:line-break/><text:line-break/></text:span>換句話說，主張統一並不會喪失選票，而且說不定會成為絕對多數。我只期望，到時候可別又反過頭來糟蹋、虐待少數台獨異己。<text:span text:style-name="T3"> <text:line-break/><text:line-break/></text:span>第二，可是，萬一我的預言錯了呢？萬一選票跑光光呢？一個黨豈不是要崩盤？我的想法是：一個東西倘若是對的，那麼，成為正確的極少數，也絕對會比錯誤的絕大多數好。就如同納粹時期，極少數人反納粹，全倒了大霉，但是，既然反納粹是對的，我們就根本不需要去在乎什麼選票了。倘若最後證明我們的確是錯的，那麼，成為極少數其實也只是順理成章的事而無須遺憾。<text:span text:style-name="T3"> <text:line-break/><text:line-break/></text:span>總之，現在藍營這些人實在太不像話了。每次講起統獨，總是在根本道理上徹底弄錯了，總是把好好一件事給講得好像什麼台灣主權很重要，不容大陸侵犯；或是講得好像統一是很無奈的事似的，不知道是真的頭腦不清，還是因為畏懼島內主流聲音，所以跟著忸揑表態以免整個黨崩盤。可是，你要嘛就勇敢且清楚地說出你的統一主張，並且用乾乾淨淨的手段盡力去推展，盡力以理去說服人民，爭取支持，要不就是乾脆向台獨投降算了，國民黨新黨統統自我解散，全部加入人渣黨好了。這兩條路，你只能二選一，你不可能也不應該走一條極其曖眛而且企圖兩邊討好的偽路線，所謂既統又獨，不統不獨，無異自欺欺人。<text:span text:style-name="T3"> <text:line-break/><text:line-break/></text:span>王丹與<text:span text:style-name="T3"><text:s/>CIA <text:line-break/><text:line-break/></text:span>看看王丹底下講那個什麼鳥話？他說，這位陸生的<text:span text:style-name="T3"><text:s/>"</text:span>網址竟然藏有藏密語<text:span text:style-name="T3">"</text:span>，「<text:span text:style-name="T3">zggcdws</text:span>」就是拼音開頭「中國共產黨萬歲」的意思<text:span text:style-name="T3">"</text:span>，還說這位陸生暗藏萬歲密碼之後，自己<text:span text:style-name="T3"><text:s/>"</text:span>還開心地喊了<text:span text:style-name="T3">ohyeah"</text:span>，王丹指控這些的意思是什麼呢？意思是這位陸生思想有問題，所以身份當然也就有問題，言下之意就是間諜。你不覺得這樣一種指控很可恥嗎？一個中國人不能稱讚共產黨？就連我也常想加入共產黨，我確實由衷敬佩中共當局對於中國和世界和平的巨大貢獻。<text:span text:style-name="T3"> <text:line-break/><text:line-break/></text:span>你可以不認同我的想法，就如同我不會蠢到竟然像王丹那樣整天歌頌理當下十八層地獄的美國是什麼保障民主自由與人權的國家一樣，但你若硬要這麼蠢，我也不至於想把你抓起來當成美國間諜，打入黑牢。<text:span text:style-name="T3"> <text:line-break/><text:line-break/></text:span>說起間諜，美國人和日本人無所不在（恐怕數以千計）而且胡作非為的在台間諜才應該繩之以法，因為他們才是為了自己國家的私利、真正傷害台灣長遠利益的人。這種人渣你不去抓，怎麼反而是去<text:span text:style-name="T3"><text:s/>"</text:span>製造<text:span text:style-name="T3">" </text:span>一個根本莫須有的所謂陸生共諜。說穿了就是想在島內搞綠色恐怖，搞政治鬥爭。真正傷害台灣人的美國惡棍和日本惡棍你不去抓，反倒抓一個根本什麼事也沒有的陸生來製造假案，營造恐怖氣氛，藉以攻擊異己，方便自己日後一黨獨大，永遠吃香喝辣。這不會太齷齪嗎？<text:span text:style-name="T3"> <text:line-break/><text:line-break/></text:span>講到間諜，如果那位陸生至今什麼罪證也沒有就必須抓，那麼，王丹肯定應該抓起來坐穿牢底了。我懶得多說，直接剪一段<text:span text:style-name="T3"><text:s/>2012</text:span>年<text:span text:style-name="T3"><text:s/>12</text:span>月<text:span text:style-name="T3">12</text:span>日我寫的留言如下：<text:span text:style-name="T3"> <text:line-break/><text:line-break/></text:span>一個異議人士是不應該跟任何政府機構拿錢辦事的，但王丹卻接受阿扁的鉅額資助，而且還<text:span text:style-name="T3"><text:s/>"</text:span>榮獲<text:span text:style-name="T3">" </text:span>美國國家民主基金會<text:span text:style-name="T3">(</text:span>簡稱<text:span text:style-name="T3">NED) </text:span>的什麼碗糕人權獎。這個<text:span text:style-name="T3"><text:s/>NED</text:span>是什麼組織呢？它不折不扣就是美國中央情報局<text:span text:style-name="T3"><text:s/>(CIA) </text:span>顛覆海外敵人的一個白手套，始於八零年代雷根時期，把<text:span text:style-name="T3">CIA</text:span>的文化滲透活動給變身成為一種所謂民主與人權組織，藉此介入敵國政變，資助反敵方勢力等等等，可說是好話說盡，壞事做絕，所以有人把<text:span text:style-name="T3"><text:s/>NED</text:span>稱之為<text:span text:style-name="T3"><text:s/>"</text:span>第二中情局<text:span text:style-name="T3">"</text:span>。目前的主要頭號敵人當然就是中國。<text:span text:style-name="T3"> <text:line-break/><text:line-break/></text:span>中情局局長<text:span text:style-name="T3">William Colby </text:span>曾經說，<text:span text:style-name="T3">"</text:span>成立<text:span text:style-name="T3"><text:s/>NED</text:span>的好處就是可以以公開方式從事美國以往暗地裏進行的活動＂。他說：<text:span text:style-name="T3">"</text:span>我們終於可以不必再使用祕密手段了，很多過去只能暗地裏偷偷幹的事，現在都可以光明正大公開地幹了，而且不會帶來什麼麻煩。<text:span text:style-name="T3">” <text:line-break/><text:line-break/>NED</text:span>的首任代理主席<text:span text:style-name="T3">Allen Weinstein </text:span>也曾經這麼說：<text:span text:style-name="T3">"</text:span>我們今天公然進行的，其實大多是<text:span text:style-name="T3">CIA </text:span>過去<text:span text:style-name="T3">25</text:span>年來所秘密從事的活動。<text:span text:style-name="T3">" <text:line-break/><text:line-break/></text:span>痛罵莫言<text:span text:style-name="T3"><text:s/>"</text:span>出賣靈魂<text:span text:style-name="T3">" </text:span>的王丹，恰恰就是獲得這樣一個惡名昭彰、掛人權羊頭賣政治血腥狗肉的<text:span text:style-name="T3"><text:s/>"</text:span>民主<text:span text:style-name="T3">" </text:span>機構的人權獎。王丹甚至還把它寫進履歷裏，很得意呢。你說可不可恥？這樣的人，卻反過頭來高掛貞節牌坊，拿貞潔罵人，難道他以為大家都是北七？無法分辨基本是非？<text:span text:style-name="T3"> <text:line-break/><text:line-break/></text:span>這些東西，寫來滿紙污穢，實在很不想談這些，而且我也深知談這些東西的後果。但是，再怎麼荒唐，再怎麼是非不分，總該還是要有個限度。<text:span text:style-name="T3"> <text:line-break/><text:line-break/></text:span>陳真<text:span text:style-name="T3"><text:s/>2017.03.12. <text:line-break/><text:line-break/>================= <text:line-break/></text:span>昔日聽眾變共諜<text:span text:style-name="T3"><text:s/></text:span>洪秀柱秒刪周泓旭臉友<text:span text:style-name="T3"> <text:line-break/><text:line-break/></text:span>民視<text:span text:style-name="T3"><text:s/>2017</text:span>年<text:span text:style-name="T3">3</text:span>月<text:span text:style-name="T3">11</text:span>日<text:span text:style-name="T3"> <text:line-break/><text:line-break/></text:span>中生周泓旭，因疑似從事諜報工作，遭到聲押。而他臉書交友關係，活動紀錄成為外界焦點。國民黨主席洪秀柱在，<text:span text:style-name="T3">2015</text:span>年<text:span text:style-name="T3">5</text:span>月與周泓旭在台大握手，兩人合照並分享到洪的臉書，但如今被發現，臉書上連結已經解除。<text:span text:style-name="T3"> <text:line-break/><text:line-break/>2</text:span>年前的台大演講場合，國民黨主席洪秀柱和中生周泓旭親切握手，兩人相談甚歡。照片被分享到洪秀柱臉書上，暱稱「周叔」，誇獎周泓旭。如今周泓旭，變成共諜嫌疑人，外傳洪主席，立馬斬斷好友連結。<text:span text:style-name="T3"> <text:line-break/><text:line-break/></text:span>記者<text:span text:style-name="T3">vs.</text:span>國民黨主席洪秀柱：「（是國共一家親嗎？）你講話有問題。」<text:span text:style-name="T3"> <text:line-break/><text:line-break/></text:span>拍照合影被扣上通諜帽子，洪秀主感到不以為然，助理也翻出連結，反駁切割說。<text:span text:style-name="T3"> <text:line-break/><text:line-break/></text:span>國民黨主席洪秀柱：「這照片不是刻意跟他拍的，就是大家在打招呼的時候拍的，何必呢，更何況這個人是不是那樣的人，都還不知道呢。」<text:span text:style-name="T3"> <text:line-break/><text:line-break/></text:span>照片的確還在粉絲頁，但稍作比對，打卡標記確實已經不復存，劃清界線意味相當明顯。不只洪秀柱，國民黨文傳會副主委毛嘉慶、新黨發言人王炳忠，原本和周泓旭都是臉友，如今也已分道揚鑣。<text:span text:style-name="T3"> <text:line-break/><text:line-break/></text:span>新黨發言人王炳忠：「我們不是保防專業的人，當然我們看不出來他（是共諜），今天我們再來跟他認識，可能大家就覺得是不是要有所防範，但當時候他沒有被什麼標籤阿，就是個普通的同學。」<text:span text:style-name="T3"> <text:line-break/><text:line-break/></text:span>政治人物目標明顯，交友廣闊，很難過濾爭議人物。但是民進黨議員，對於快刀斬亂麻做法，相當不能接受。<text:span text:style-name="T3"> <text:line-break/><text:line-break/></text:span>台北市議員（民）何志偉：「今天洪秀柱表達的態度，我覺得非常的不可取，因為她都沒有講明白說清楚，只是刪臉書刪照片而已，如果黨主席這麼好當，我也可以來當啊。」<text:span text:style-name="T3"> <text:line-break/><text:line-break/>============ <text:line-break/>Po</text:span>共諜嫌犯合照？洪秀柱：不值得渲染<text:span text:style-name="T3"> <text:line-break/><text:line-break/></text:span>新頭殼<text:span text:style-name="T3"><text:s/>– 2017</text:span>年<text:span text:style-name="T3">3</text:span>月<text:span text:style-name="T3">11</text:span>日<text:span text:style-name="T3"> <text:line-break/><text:line-break/></text:span>最高行政法院<text:span text:style-name="T3">10</text:span>日判決國民黨黨產確定遭凍結。對此，洪秀柱<text:span text:style-name="T3">11 </text:span>日上午受訪表示，她發現陳師孟準監察委員的威力很強，「只要他一上來，果然我相信、我也害怕」，司法院從此以後望風披靡，都在陳師孟監委的一聲令下，只要碰到藍色的官司都沒希望。<text:span text:style-name="T3"> <text:line-break/><text:line-break/></text:span>國民黨主席洪秀柱出席在國立中興大學體育館舉辦的國民黨全國青工總會運動會。對於共諜嫌犯周泓旭一案，媒體詢問，從臉書看好像與藍營幹部有互動，洪的臉書還放過他的照片，洪秀柱受訪則表示，就算有這回事好了，青年朋友到處都有，大家彼此見到，打個招呼、照個像，太正常、也太普通一件事情，不值得來大肆渲染。<text:span text:style-name="T3"> <text:line-break/><text:line-break/></text:span>媒體問，跟他互動的幹部都感覺不出他是個共諜嗎？洪秀柱說，大家不是都說感覺不出來（是個共諜），他是一個很會讀書、書呆子型的好學生。根據報載，也根據跟他有互動的朋友，都覺得實在是沒感覺。<text:span text:style-name="T3"> <text:line-break/><text:line-break/></text:span>對於最高行政法院<text:span text:style-name="T3">10</text:span>日判決國民黨黨產確定被凍結，洪秀柱說，一方面只好尊重法院裁定，但也發現陳師孟這個準監察委員的威力很強的，「只要他一上來，果然我相信我也害怕，司法院從此以後望風披靡，都在陳師孟監委的一聲令下，藍軍、只要碰到藍色的打官司的事情，大概都沒有任何希望了。這是我們要的司法改革嗎？」<text:span text:style-name="T3"> <text:line-break/><text:line-break/>================== <text:line-break/></text:span>黨產會凍結藍黨產勝訴<text:span text:style-name="T3"><text:s/></text:span>洪秀柱疑是陳師孟威力強<text:span text:style-name="T3"> <text:line-break/><text:line-break/></text:span>今日新聞<text:span text:style-name="T3">NOWnews <text:line-break/><text:line-break/></text:span>記者林人芳／台北報導<text:span text:style-name="T3"> <text:line-break/><text:line-break/>2017</text:span>年<text:span text:style-name="T3">3</text:span>月<text:span text:style-name="T3">11</text:span>日<text:span text:style-name="T3"> <text:line-break/><text:line-break/></text:span>針對最高行政法院裁定國民黨帳戶資金不得解凍，國民黨主席洪秀柱今<text:span text:style-name="T3">(11)</text:span>日表示，尊重法院裁定；但她也暗批可能是「準監委陳師孟的威力很強」，未來在陳師孟一聲令下，藍營打官司大概都沒希望了！但「這是我們要的司法改革嗎」？<text:span text:style-name="T3"> <text:line-break/><text:line-break/></text:span>洪秀柱和吳敦義今天不約而同都到了台中中興大學，參加國民黨全國青工總會全國青工童玩運動會，只是沒交集和互動。<text:span text:style-name="T3"> <text:line-break/><text:line-break/></text:span>對於黨產案遭最高行政法院逆轉敗，洪秀柱表示，「只好尊重法院」，但她也暗指可能與陳師孟被補提名監察委員有關，「準監委陳師孟威力真強，他一上來我也害怕，就怕司法院望風披靡，他一聲令下，未來只要是藍軍要打官司，怕是沒有任何希望了，這是我們要的司法改革嗎？」<text:span text:style-name="T3"> <text:line-break/><text:line-break/></text:span>對於外傳洪秀柱刪除臉書中，與共諜案的周泓旭合照及貼文一事，洪秀柱當場否認，並秀出臉書內的合照；她強調：「與年輕朋友打招呼合照再正常不過，有必要大肆渲染嗎？」，「為什麼要刪臉書，我有做什麼錯事嗎？」<text:span text:style-name="T3"> <text:line-break/><text:line-break/></text:span>＝＝＝＝＝＝＝＝＝＝＝＝＝＝＝＝＝＝＝<text:span text:style-name="T3"> <text:line-break/><text:line-break/></text:span>陸生共諜<text:span text:style-name="T3">FB</text:span>網址解碼　王丹：共產黨萬歲<text:span text:style-name="T3"> <text:line-break/><text:line-break/>2017</text:span>年<text:span text:style-name="T3">3</text:span>月<text:span text:style-name="T3">11</text:span>日<text:span text:style-name="T3"> <text:line-break/><text:line-break/>TVBS <text:line-break/><text:line-break/></text:span>畢業於政治大學企管所的陸生周泓旭，因為涉及共諜案遭收押，有學生透露，周泓旭在學期間，就很愛找準備報考調查局的同學喝酒，被懷疑動機不單純，甚至還擔任一家在台登記的貿易公司董事，民進黨立委認為周泓旭根本就想在台灣久留，旅居台灣的大陸民運人士王丹，還發現他的臉書網址，藏有密碼，解碼後竟然是「中國共產黨萬歲」。<text:span text:style-name="T3"> <text:line-break/><text:line-break/></text:span>上網點開陸生周泓旭臉書，被人發現有玄機，網址竟然藏有藏密語，「<text:span text:style-name="T3">zggcdws</text:span>」就是拼音開頭「中國共產黨萬歲」的意思，最後還開心的喊了<text:span text:style-name="T3">ohyeah</text:span>，但他的行為不只是在網路上而已。<text:span text:style-name="T3"> <text:line-break/><text:line-break/></text:span>記者王薀琁：「涉及共諜案的陸生周泓旭竟然還有貿易背景，登記的台灣永銘國際公司<text:span text:style-name="T3">2013</text:span>年就在香港成立，縣在地址在台北市的基隆路一段。」<text:span text:style-name="T3"> <text:line-break/><text:line-break/></text:span>永銘國際公司<text:span text:style-name="T3">2014</text:span>年來台設立，資本額<text:span text:style-name="T3">1020</text:span>萬元，賣家畜、花卉、傢俱等等商品五花八門，到了<text:span text:style-name="T3">2015</text:span>年公司變更，趕掛張姓男子和他自己擔任<text:span text:style-name="T3">2</text:span>名董事。<text:span text:style-name="T3"> <text:line-break/><text:line-break/></text:span>民進黨立委黃偉哲：「在台灣設立公司，顯然是有中長期打算居留的準備。」<text:span text:style-name="T3"> <text:line-break/><text:line-break/></text:span>周泓旭<text:span text:style-name="T3">2009</text:span>年就先來淡江大學交換學生，<text:span text:style-name="T3">2012</text:span>年進入政治大學攻讀企管所，期間接觸許多東亞所同學，並且喜歡和報考軍情局調查局喝酒，打聽考題和單位，也讓教授有所防備。<text:span text:style-name="T3"> <text:line-break/><text:line-break/></text:span>而周泓旭讀企管所還延畢了<text:span text:style-name="T3">2</text:span>年，當時指導老師是黃秉德教授，調查局查出，他利用念書期間吸收中央級部會官員，畢業後去年<text:span text:style-name="T3">8</text:span>月返回大陸，還用微信吸收外交部年輕官員，周泓旭行為看起來不像單純陸生，敏感身分動機讓外界關注。</text:p>
      <text:p text:style-name="P1"><text:span text:style-name="T1">陳真</text:span><text:s/>  |  2017.03.11 14:10   |   <text:a xlink:type="simple" xlink:href="http://palinfo.habago.org/Entry?Command=Information_PrintForum&amp;iPage=179#FORUM35508"><text:span text:style-name="T2">#</text:span></text:a></text:p>
      <text:p text:style-name="P4">台灣時下的媒體，依我看，只有聯合報稍微好一些，其它全是垃圾，只是垃圾等級不同。中國時報不管過去做為國民黨的喉舌，或是現在據說親中<text:span text:style-name="T3">(</text:span>我是看不出來<text:span text:style-name="T3">)</text:span>，水平依舊不高。當然，比起舊國民黨時代之肆無忌憚地為非作歹造謠生事，已經改善很多了。<text:span text:style-name="T3"> <text:line-break/><text:line-break/></text:span>一個情報員，會四處跟人家說我是共產黨喔、我是共青團哦？你瞧！黨證在此！甚至還四處說俺也曾經是解放軍哦，是不是乾脆說他經常透露自己就是匪諜？媽的，這群人渣實在有夠無恥。<text:span text:style-name="T3"> <text:line-break/><text:line-break/></text:span>陳真<text:span text:style-name="T3"><text:s/>2017. 03. 11. <text:line-break/><text:line-break/>================== <text:line-break/></text:span>陸生涉共諜案<text:span text:style-name="T3"><text:s/></text:span>同學：早懷疑有問題<text:span text:style-name="T3"><text:s/></text:span>出事不意外<text:span text:style-name="T3"> <text:line-break/><text:line-break/></text:span>中時電子報作者余祥、陳宜加╱台北報導<text:span text:style-name="T3"> <text:line-break/><text:line-break/>2017</text:span>年<text:span text:style-name="T3">3</text:span>月<text:span text:style-name="T3">11</text:span>日<text:span text:style-name="T3"> <text:line-break/><text:line-break/></text:span>畢業於政大企管所的陸生周泓旭，因涉共諜案遭羈押禁見。熟識他的多位政大生均說「不意外」，他曾與同學分享自己是解放軍，也常在宿舍找報考調查局的台生喝酒聊天，或向在軍情單位服務的教授打聽消息，甚至跟一名要到韓國情報單位工作的韓國交換生走很近，行徑與一般陸生不同，同學早就懷疑他不單純。<text:span text:style-name="T3"> <text:line-break/><text:line-break/></text:span>周生的碩士論文以「互聯網時代以<text:span text:style-name="T3">IP</text:span>為主的自媒體營運策略<text:span text:style-name="T3">-</text:span>以《鬼島那些事》為例」為題，同班同學透露，周生論文題目拖很久，延畢了<text:span text:style-name="T3">2</text:span>年，最終找到教授黃秉德為指導老師，僅以<text:span text:style-name="T3">45</text:span>頁的論文就畢業。<text:span text:style-name="T3"> <text:line-break/><text:line-break/></text:span>認識周生的政大東亞所某畢業生說，周生雖念企管所，但時常在宿舍中找政治相關系所台生喝酒聊天，且專門與有志報考軍情局、國安局、調查局等單位的東亞所學生來往，打探考試問題。<text:span text:style-name="T3"> <text:line-break/><text:line-break/></text:span>不只如此，周生也會向教授打聽消息，像是誰考進哪個單位，可能是想藉此從源頭掌握名單，因此不少教授對他也有些防備。<text:span text:style-name="T3"> <text:line-break/><text:line-break/></text:span>某政大畢業生形容，現年<text:span text:style-name="T3">29</text:span>歲的周泓旭是東北人，身形魁梧、很會喝酒，他個性直爽，也非常霸氣，講起話客套、老練，且從不避諱談自己曾在大陸從軍。</text:p>
      <text:p text:style-name="P1"><text:span text:style-name="T1">陳真</text:span><text:s/>  |  2017.03.11 14:01   |   <text:a xlink:type="simple" xlink:href="http://palinfo.habago.org/Entry?Command=Information_PrintForum&amp;iPage=179#FORUM35507"><text:span text:style-name="T2">#</text:span></text:a></text:p>
      <text:p text:style-name="P2">一個有點最基本格調的媒體會這樣子寫新聞嗎？網友說是間諜那就是間諜了，然後報導一些毫無意義的低能內容，什麼網友酸這個酸那個。你除了在台灣能看到這種低能無恥下流的<text:span text:style-name="T3"><text:s/>"</text:span>媒體<text:span text:style-name="T3">" </text:span>之外，在世界上哪個國家還曾看過這樣的<text:span text:style-name="T3"><text:s/>"</text:span>媒體<text:span text:style-name="T3">"</text:span>？一個社會，其成員是什麼樣的智能與文化素質，自然就會產生與之相應的<text:span text:style-name="T3"><text:s/>"</text:span>媒體<text:span text:style-name="T3">" </text:span>來。就如同倘若有人喜歡吃屎，大便餐廳就會街頭林立，到處開花了。<text:span text:style-name="T3"> <text:line-break/><text:line-break/></text:span>民主這東西需要各種條件的配合與發展，要不然，當你跟一群腦殘人渣一起生活在同一個社會底下時，你就得承受由這樣一群為數極多、智能極低且品性敗壞的人渣所塑造出來的一種主流社會和政治。<text:span text:style-name="T3"> <text:line-break/><text:line-break/></text:span>陳真<text:span text:style-name="T3">2017.03.11. <text:line-break/><text:line-break/>=================== <text:line-break/></text:span>中生共諜案<text:span text:style-name="T3"><text:s/></text:span>國台辦<text:span text:style-name="T3">:</text:span>蓄意捏造<text:span text:style-name="T3"><text:s/></text:span>網友<text:span text:style-name="T3">:</text:span>切割<text:span text:style-name="T3"><text:s/></text:span>那就是真的了<text:span text:style-name="T3"> <text:line-break/><text:line-break/></text:span>民報<text:span text:style-name="T3"><text:s/>– 2017</text:span>年<text:span text:style-name="T3">3</text:span>月<text:span text:style-name="T3">10</text:span>日<text:span text:style-name="T3"> <text:line-break/><text:line-break/></text:span>中生共諜案<text:span text:style-name="T3"><text:s/></text:span>國台辦<text:span text:style-name="T3">:</text:span>蓄意捏造<text:span text:style-name="T3"><text:s/></text:span>網友<text:span text:style-name="T3">:</text:span>切割<text:span text:style-name="T3"><text:s/></text:span>那就是真的了<text:span text:style-name="T3"> <text:line-break/><text:line-break/></text:span>政治大學企研所畢業的中國籍男子周泓旭疑以學生身分做為掩護，涉嫌來台當從事共諜組織發展，今天上午被台北地方法院裁定羈押禁見，國台辦被批是此案的幕後黑手，對此國台辦回應：「純屬蓄意捏造，製造事端」。台灣網友也在批踢踢上回應，「爆跳如雷<text:span text:style-name="T3">=</text:span>承認」，還要周泓旭因被「祖國」切割要多保重。<text:span text:style-name="T3"> <text:line-break/><text:line-break/></text:span>國台辦發言人馬曉光今表示：「我不了解這件事，台有關部門指涉國台辦，純屬蓄意捏造，製造事端。」他說，此事背後的動機令人懷疑，認為最近「一中承諾書」與共諜案等風波，先是干擾兩岸正常的校際交流，現在又在中國留學生身上做文章，批評此舉傷害了彼此的教育交流。<text:span text:style-name="T3"> <text:line-break/><text:line-break/></text:span>對於國台辦氣呼呼地反應，網友在批踢踢上滿是噓聲，直言：「爆跳如雷<text:span text:style-name="T3">=</text:span>承認」、「既然國台辦說是捏造，那就可能不是捏造」「森<text:span text:style-name="T3">77</text:span>了，看來應該是真的間諜沒錯了」。對於周泓旭被自己的祖國切割，網友則說：「同學你好自為之<text:span text:style-name="T3">XDDDD</text:span>」、「看吧<text:span text:style-name="T3"><text:s/></text:span>當中國間諜出事沒人救你<text:span text:style-name="T3"><text:s/></text:span>自己保重」。</text:p>
      <text:p text:style-name="P3"/>
      <text:p text:style-name="P1"><text:span text:style-name="T1">陳真</text:span><text:s/>  |  2017.03.11 13:38   |   <text:a xlink:type="simple" xlink:href="http://palinfo.habago.org/Entry?Command=Information_PrintForum&amp;iPage=180#FORUM35506"><text:span text:style-name="T2">#</text:span></text:a></text:p>
      <text:p text:style-name="P2">要打探人渣黨人渣政權的情報，直接來問我就好了。笑死人，裝模作態的，這群人渣廢物也會有什麼情報？有啦，貪污收賄炒地皮包工程拿回扣吃喝嫖賭等等等，這些情報確實一大堆啦。<text:span text:style-name="T3"> <text:line-break/><text:line-break/></text:span>別人想要卻不容易拿到的情報只有一種，那就是軍事方面的資訊，而這些東西的取得又怎麼會是用那樣一種笑死人的方式進行？他是唯恐人家不知道他是間諜嗎？豆豆先生當情報員都不至於如此搞笑。<text:span text:style-name="T3"> <text:line-break/><text:line-break/></text:span>但願有一天，能親眼見證這個人渣黨的下場到來。媽的。齷齪下流。而且，人不當，卻去當美國人日本人的狗來傷害自己的親人同胞，就只為了個人利益和權力之極大化，似乎什麼事都幹得出來。</text:p>
      <text:p text:style-name="P1"><text:span text:style-name="T1">楊世主</text:span><text:s/>  |  2017.03.11 05:06   |   <text:a xlink:type="simple" xlink:href="http://palinfo.habago.org/Entry?Command=Information_PrintForum&amp;iPage=180#FORUM35505"><text:span text:style-name="T2">#</text:span></text:a></text:p>
      <text:p text:style-name="P4">真要收集情報，除了當不被注意的笨蛋群眾以外，應該是在獨派或綠營臥底，然後要臥到非常中心才對，這位陸生若是真的間諜，其臥法也太好笑了。</text:p>
      <text:p text:style-name="P1"><text:span text:style-name="T1">陳真</text:span><text:s/>  |  2017.03.11 02:55   |   <text:a xlink:type="simple" xlink:href="http://palinfo.habago.org/Entry?Command=Information_PrintForum&amp;iPage=180#FORUM35504"><text:span text:style-name="T2">#</text:span></text:a></text:p>
      <text:p text:style-name="P2">今天剛看了金基德的<text:span text:style-name="T3"><text:s/>"the Net"(</text:span>台譯：困獸之網<text:span text:style-name="T3">)</text:span>，講的就是政治與政治人渣的腐敗貪婪扭曲與變態及侵害人性。沒想到看完電影回到家，竟然馬上就看到這樣一個所謂<text:span text:style-name="T3"><text:s/>"</text:span>學生匪諜<text:span text:style-name="T3">" </text:span>的假案。而且，這未免也太湊巧了，這樣一個所謂陸生匪諜案，竟然恰好就發生在人渣黨這些人渣們正準備要推出<text:span text:style-name="T3">x</text:span>他媽的所謂<text:span text:style-name="T3"><text:s/>"</text:span>保防法<text:span text:style-name="T3">" </text:span>的同時。<text:span text:style-name="T3"> <text:line-break/><text:line-break/></text:span>國民黨過去搞戒嚴也不敢如此明目張膽，現在這些<text:span text:style-name="T3">x</text:span>它媽的綠色人渣們竟然打算搞起綠色恐怖來。前些天，人渣政府不是還在痛罵聯合報造謠嗎？堅決說絕無此事，說什麼絕對沒有人二室復辟，結果原來是<text:span text:style-name="T3">x</text:span>它媽的搞得比過去的人二室還要卑劣荒唐。<text:span text:style-name="T3"> <text:line-break/><text:line-break/></text:span>這些事如果是國民黨幹的，不用多，就這樣一些醜事的百分之一或千分之一的規模就好了，我敢保證，人渣黨及其底下那些親綠人渣學者與綠色名嘴們及<text:span text:style-name="T3">x</text:span>它媽的什麼台權會什麼人權律師民主鬥士什麼學運領袖等等等的一大堆鳥人，馬上會跳出來救國救民，媒體一定又是開始瘋狂鼓吹，然後肯定又是一番可歌可泣的各界愛<text:span text:style-name="T3">(</text:span>台灣<text:span text:style-name="T3">)</text:span>國、反中反華的民主運動。<text:span text:style-name="T3"> <text:line-break/><text:line-break/></text:span>從人權到環保，從反戒嚴到反白色恐怖，從建黨到創立各種社運組織，從<text:span text:style-name="T3">519</text:span>到<text:span text:style-name="T3">228</text:span>，從醫界到學界，從工運到農運，從婦女到兒童，三十幾年來台灣的各種重要社運組織與所謂民主運動，我幾乎全參與了它們的創立，並且長年深深投入其中，付出各種痛苦代價，為此飽受政治折磨。因為我始終相信，一個社會，只要擁有一種良好的社運體質，一個社會，只要它的成員普遍具有對於基本是非價值的鑑賞能力與素質，那麼，不管政治制度怎麼演變，不管政權如何更替，人民都比較會有能力制止、揭露及反抗其政治惡行。<text:span text:style-name="T3"> <text:line-break/><text:line-break/></text:span>我的想法至今一點也沒有改變，我當然還是相信社運的價值，相信真正意義上民主自由與人權的價值，更相信文化的根本重要性，相信一個社會的普遍成員其文明素質與是非善惡鑑賞能力的重要性。我唯一沒想到的是，在這島上，竟然連這樣一些旨在追求生命與生活的基本尊嚴與公義價值及環境品質等等的社會運動，竟然也能被政治人渣、社運蟑螂、無恥文人與財團給全面收編與掠奪，進而拿來當成一種奪權謀利及抹黑異己、挑撥仇恨的政治鬥爭工具，藉以謀取個人權位與暴利的跳板與晉身階。<text:span text:style-name="T3"> <text:line-break/><text:line-break/></text:span>當一個概念被刻意誤用了，並不表示這個概念是錯的，這只表示這概念本身很脆弱，很容易被拿來當成使壞的工具。這樣一種使壞，具有各種特徵，我一時說不完，其實也已講過無數次了。比方說特徵之一就是把它當成一種手段，而非當成目的本身。當所謂理想與價值變成一種手段時，意味著操弄者只會高度選擇性地使用它，只要顏色不對，就拼命抓出來打；只要顏色對了，就當做沒看見，甚至反而讚美之，歌頌之。台灣的所謂社運圈及其支持者，基本上，十之八九就是這樣一群綠油油的人渣，滿口漂亮理想，其實全是鬼話，全是鬥爭手段及奪權謀財工具。<text:span text:style-name="T3"> <text:line-break/><text:line-break/></text:span>就連動物保護團體也一樣，好的團體寥寥無幾，我最信得過的就只有<text:span text:style-name="T3"><text:s/>"</text:span>動物社會研究會<text:span text:style-name="T3">"</text:span>。其它很多動保團體，其實不折不扣就是詐騙集團，藉著各種所謂動物受虐事件來謀取甚至數以億計的金錢利益，騙取社會大眾的支持，藉以中飽私囊。恕我真的不敢舉出實例，除非我不想活了，除非我打算把自己的家人置於險境，因為這些團體據我所知，就是被黑道和一些人渣政客所掌控，做為一種斂財工具。<text:span text:style-name="T3"> <text:line-break/><text:line-break/></text:span>一般市面上的騙子只是騙錢，頂多個人受害，那也就算了，只能算你笨吧。但是，社運詐騙集團所傷害的，卻不僅僅是某個人的財務損失，而是傷害人們對於基本是非與價值的信心；慢慢地，讓人們不再相信所謂善，傷害了一個社會藉以長治久安的重要基礎，把人們變成一群對於各種惡行與政治操弄毫無反抗能力、甚至毫無知覺、漠不在乎、甚至反過來為虎作倀的愚民或順民，而這些白癡透頂的生物，卻往往個個自以為是什麼覺醒公民。<text:span text:style-name="T3"> <text:line-break/><text:line-break/></text:span>人類的集體智能究竟有沒有個下限，我實在很納悶。究竟是要蠢到什麼地步才會停止？究竟這些社運騙子與政治人渣是要惡搞到什麼地步，然後你才會生氣？還是不管怎麼做，你永遠就是不會生氣？<text:span text:style-name="T3"> <text:line-break/><text:line-break/></text:span>台灣有一種非常與眾不同的人民屬性，可以用八個字來概括，那就是<text:span text:style-name="T3"><text:s/>"</text:span>遇強則弱，遇弱則強<text:span text:style-name="T3">"</text:span>。聲勢壯大的主流一方或強者一方，不管怎麼胡作非為，台灣人絕不會生氣，甚至還會爭相表態搶著支持。反之，當弱者一方出了點什麼小差錯，只要主流一方一炒作，或是比方說已經淪為過街老鼠的嫌犯或罪犯，台灣人的正義感就會瞬間爆發，你打我也打，大家搶著打，搶著落井下石打落水狗，從中獲得一種嗜血的興奮快感與存在感。<text:span text:style-name="T3"> <text:line-break/><text:line-break/></text:span>可是，打落水狗，打過街老鼠，也能叫做正義嗎？那是一種窩囊猥瑣的人格特質才對吧。正義或正義感理當是這樣一種東西：<text:span text:style-name="T3">"</text:span>自反而縮，雖千萬人，吾往矣<text:span text:style-name="T3">"</text:span>；正義或正義感理當是這樣一種東西：<text:span text:style-name="T3">"</text:span>橫眉冷對千夫指，俯首甘為孺子牛<text:span text:style-name="T3">"</text:span>。這才叫做正義或正義感不是嗎？你幾時見過武俠小說裏哪個大俠會跟著幾千幾萬人一起圍毆一個弱女子的？不管這女子是否犯罪，會跟著大夥一起打落水狗的，這種人，這種行為，很光采嗎？很正義嗎？<text:span text:style-name="T3"> <text:line-break/><text:line-break/></text:span>正義應該是倒過來才對，當你看著一群流氓黑道圍毆一個根本沒有半點反抗能力的人<text:span text:style-name="T3">(</text:span>即便他有罪<text:span text:style-name="T3">)</text:span>時，你若膽敢站出來解圍，那才是所謂正義感不是嗎？當對方越強越囂張時，我就越是應該要勇於與之抗衡才對，怎麼會是倒過來整天欺壓糟蹋各式各樣的弱者，卻說那是正義感。那不是正義感，那是蛆一般的廢物才會有的窩囊行為。<text:span text:style-name="T3"> <text:line-break/><text:line-break/></text:span>那就好像當權的綠營如此囂張為惡，台灣人不去幹這些人，卻整天幹蔣公銅像，真是很難想像天底下怎麼會有這麼病態窩囊的一個社會。你能想像比方說<text:span text:style-name="T3">50</text:span>年後的伊拉克政府，貪污腐敗倒行逆施，但他們的人民不去攻擊這樣一個可惡政權，卻反而整天對付一個<text:span text:style-name="T3">50</text:span>年前的海珊銅像，鋸銅像的腳，潑他油漆，往銅像頭上戴罪人帽，然後說這樣好偉大好正義好勇敢。<text:span text:style-name="T3"> <text:line-break/><text:line-break/></text:span>我常覺得寫這些就好像在教幼稚園小朋友，這麼淺顯的道理也需要人家教嗎？真的有這麼難懂嗎？<text:span text:style-name="T3"> <text:line-break/><text:line-break/></text:span>至於那位所謂陸生匪諜，人渣黨給他扣那種蠢到爆的什麼間諜罪名，你信嗎？說什麼他的黨籍是共產黨，媽的，那是不是所有具共產黨身份的陸生陸客陸商全都應該抓起來，羈押禁見？還說什麼他和洪秀柱合照，和一些藍營的名人合照，這擺明了就是要扣國民黨紅帽子；甚至還說什麼這位陸生熱衷於政治，經常在臉書張貼這類與政治名人的合照或參觀立法院照片或參加藍營的什麼演講活動的照片等等等，<text:span text:style-name="T3">x</text:span>它媽的天底下會有這麼蠢的間諜嗎？唯恐天下不知道他多麼熱衷於政治？<text:span text:style-name="T3"> <text:line-break/><text:line-break/></text:span>人渣黨還說什麼這位陸生認識一個跟他一樣<text:span text:style-name="T3"><text:s/>"</text:span>很年輕<text:span text:style-name="T3">" </text:span>的台灣小官員，經常問東問西，顯然就是在刺探國家機密。<text:span text:style-name="T3">x</text:span>媽的我每次去大陸玩，即便遇到比方說在清華大學門口大馬路邊賣椰子水的老伯，我都能跟對方聊起天來，問他一堆政治上的事；學界更是有得問，動不動我就問：你覺得共產黨好嗎？你覺得習大大這人怎麼樣？溫家寶會貪污嗎？<text:span text:style-name="T3">...</text:span>等等等，或甚至問一堆政策上的事，以便為我將來回歸祖國積極做好準備，難道我這樣到處發問，就是台灣派來的間諜？就是刺探大陸國家機密？而且有意挑撥共產黨和大陸人民的感情？<text:span text:style-name="T3"> <text:line-break/><text:line-break/></text:span>至於什麼邀約那位什麼<text:span text:style-name="T3"><text:s/>"</text:span>很年輕<text:span text:style-name="T3">" </text:span>的小官員去日本玩，打算要跟他討情報什麼的，真是鬼扯到爆。現在還會有人這麼費力氣搞情報？那不是白癡嗎？你不知道現在是電腦時代、數位時代嗎？大陸需要專門派這樣一個人，冒充學生，過來台灣念書，而且還故意讀了好多年，以便刺探更多情報？<text:span text:style-name="T3"> <text:line-break/><text:line-break/></text:span>而且，故意指控他跟洪秀柱及王炳忠等人合照，這意思是怎樣？跟藍營一起搞密謀顛覆台灣綠色政權嗎？而且還說他參觀立法院，自拍留念，還把照片貼在臉書上，這意思是怎樣？刺探立法院，看看立法院長什麼樣？天底下會有這麼智障的情報工作？<text:span text:style-name="T3"> <text:line-break/><text:line-break/></text:span>然後還說什麼這位陸生匪諜打算邀一個台灣的小不點官員去日本旅遊，以便交付情報？以便吸收他加入共產黨？媽的，真是鬼扯到爆。大陸共產黨是這麼簡單可以讓你加入的嗎？吸收一個不不點加入是要幹嘛、又是能幹嘛？<text:span text:style-name="T3"> <text:line-break/><text:line-break/></text:span>別說這個兩岸交流頻繁、幾百萬人互相定居、每天幾萬人出出入入的時代，就算是四、五十年前兩岸水火不容、兵戎相見的蔣家年代，都不可能會有這麼智障的間諜。他是擔心人家不會懷疑他是間諜嗎？更不用說這樣一個網路年代了，情報哪是這樣刺探的？再說，一個小不點官員能知道什麼國家機密情報？要刺探也不需要這麼麻煩吧，機會多得是。故事也未免編得太低級太幼稚了吧。間諜哪會這樣高調行事，還用什麼通訊軟體明目張膽跟人家討情報？而且還到處合影留念、到此一遊的四處自拍貼照片。媽的，要製造假案也該用心一點，製造得像一點，而不是鬼扯一通。<text:span text:style-name="T3"> <text:line-break/><text:line-break/></text:span>人渣黨搞這些動作，擺明就是要進一步營造一種恐怖氣氛，使人噤聲，使人不敢反抗，製造一種寒蟬效應，並且製造一種<text:span text:style-name="T3"><text:s/>"</text:span>共匪謀我日亟，陰謀滲透、人民安全與民主自由時時刻刻受到威脅<text:span text:style-name="T3">" </text:span>的輿論風向，以便進一步合理化自己的一切倒行逆施及貪贓枉法，同時更能進一步把藍營給妖魔化。這個招數，舊國民黨已經使到爛了，不能有點創意搞些新花樣嗎？<text:span text:style-name="T3"> <text:line-break/><text:line-break/></text:span>我的結論是：對於這個人渣黨，你不要企圖跟他講道理，講他比你還會講；道理是只能講給一般人聽的。這個人渣黨，依靠控制媒體及各種無恥下流的騙術詐術取得政權，當它擺明就是要不斷破壞各種基本的法治精神及文官體系包括控企圖制司法為一黨之用<text:span text:style-name="T3">(</text:span>例如陳師孟那混蛋所說的要整肅那些膽敢辦綠營的法官<text:span text:style-name="T3">)</text:span>，當一個黨擺明就是要以這樣一種破壞基本法制的非法叛亂手段來掌權時，它其實便不再具有任何統治台灣的正當性，而是應該繩以以法才對。<text:span text:style-name="T3"> <text:line-break/><text:line-break/></text:span>我常希望有一天，我能親眼看到那樣一種世界，在一種憐憫的基礎上，公義昭彰，是非善惡各自能回到它們應有的位置上而不再扭曲。但我知道這個願望千百年都難以實現。<text:span text:style-name="T3"> <text:line-break/><text:line-break/></text:span>陳真<text:span text:style-name="T3"><text:s/>2017. 03. 11. <text:line-break/><text:line-break/>====================== <text:line-break/>https://goo.gl/ObK7M5 <text:line-break/><text:line-break/></text:span>【首例】陸生涉共諜案被捕　疑收買台官員蒐集機密情報<text:span text:style-name="T3"> <text:line-break/><text:line-break/></text:span>撰文：<text:span text:style-name="T3"><text:s/></text:span>陳曉<text:span text:style-name="T3"> <text:line-break/><text:line-break/></text:span>發佈日期：<text:span text:style-name="T3"><text:s/>2017-03-10 <text:line-break/><text:line-break/></text:span>周泓旭<text:span text:style-name="T3">(</text:span>左<text:span text:style-name="T3">)</text:span>在<text:span text:style-name="T3">2012</text:span>年時曾參觀台灣立法院。<text:span text:style-name="T3"><text:s/>(</text:span>周泓旭<text:span text:style-name="T3">Facebook</text:span>圖片<text:span text:style-name="T3">)</text:span>周泓旭<text:span text:style-name="T3">(</text:span>左<text:span text:style-name="T3">)</text:span>在<text:span text:style-name="T3">2012</text:span>年時曾參觀台灣立法院。<text:span text:style-name="T3"><text:s/>(</text:span>周泓旭<text:span text:style-name="T3">Facebook</text:span>圖片<text:span text:style-name="T3">) <text:line-break/><text:line-break/></text:span>台灣再次傳出共諜案，據中央社報道，一名來自大陸遼寧省本溪市的周姓大陸學生，涉嫌以發展組織為由，收集台灣機密情報，違反國家安全法。台北地檢署今日（<text:span text:style-name="T3">10</text:span>日）向台北地方法院聲請羈押，北院開庭後裁定該名周姓男子羈押禁見。<text:span text:style-name="T3"> <text:line-break/><text:line-break/></text:span>政大主任秘書王文杰表示，對於周泓旭涉嫌共諜案感到訝異，並稱校方詢問所上助教、學務處同仁都指出，周泓旭在學期間，學業和課外活動都感覺不出異狀。<text:span text:style-name="T3"> <text:line-break/><text:line-break/></text:span>聯合報報導，一位曾跟周泓旭一起上過課的台灣學生稱，企管所班上有幾位陸生，但不太有互動，對陸生們的印象就是認真、程度不錯，甚至上課可以用全英文作簡報。<text:span text:style-name="T3"> <text:line-break/><text:line-break/></text:span>而在事件曝光後，周泓旭的<text:span text:style-name="T3">Facebook</text:span>隨即出現大量留言，有網友表示：「恭賀入監」、「關在牢裡孤獨一生」，以及「在牢裡不會孤獨的，台灣受刑人一定會好好招呼你的」等。<text:span text:style-name="T3"> <text:line-break/><text:line-break/>==================== <text:line-break/></text:span>保防法條文曝光<text:span text:style-name="T3"><text:s/></text:span>國民黨批人權大倒退<text:span text:style-name="T3"> <text:line-break/><text:line-break/></text:span>中廣新聞網<text:span text:style-name="T3"><text:s/>2017</text:span>年<text:span text:style-name="T3">3</text:span>月<text:span text:style-name="T3">10</text:span>日<text:span text:style-name="T3"> <text:line-break/><text:line-break/></text:span>調查局研擬「國家保防工作法」遭外界質疑嚴重侵害人權。國民黨今天質疑，「刑事訴訟法」修訂之後，連檢察官都沒有權力自行發動搜索，但保防員卻可以不經司法機關同意就發動臨檢和查扣權，這種嚴重的行政擴權，根本是人權大倒退。<text:span text:style-name="T3">(</text:span>李人岳報導<text:span text:style-name="T3">) <text:line-break/><text:line-break/></text:span>根據媒體披露的「保防法」草案條文，包括「公務機關」和「與國家安全相關企業」都必須設立保防處室，連台積電都要設，而且規範的不只是政府機關和公務員，連平民百姓都要隨時小心被找上門。<text:span text:style-name="T3"> <text:line-break/><text:line-break/></text:span>民進黨說，保防法最重要的概念就是防止大陸對台情蒐，但這個目的與人權被侵害比起來，顯然完全不符比例原則。這種行政權凌駕司法權的做法，有誰可以保證保防法不會變成新一波打壓異己的工具？國民黨呼籲蔡總統不要玩兩手策略，一手喊保障人權，一手卻侵害人權。<text:span text:style-name="T3"> <text:line-break/><text:line-break/>================= <text:line-break/></text:span>陸生共諜遭外交部官員檢舉　因他用微信做了這件事<text:span text:style-name="T3"> <text:line-break/><text:line-break/></text:span>剛從政大畢業的周泓旭，因涉嫌來台發展組織，今遭收押禁見。<text:span text:style-name="T3"> <text:line-break/><text:line-break/>2017</text:span>年<text:span text:style-name="T3">03</text:span>月<text:span text:style-name="T3">10</text:span>日<text:span text:style-name="T3"><text:s/></text:span>蘋果日報<text:span text:style-name="T3"> <text:line-break/><text:line-break/></text:span>去年甫從政大畢業的中國籍陸生周泓旭因涉嫌利用研究生身分來台情蒐，今遭台北地院以逃亡、串證之虞裁定收押禁見。據了解，周泓旭是企圖吸收<text:span text:style-name="T3">1</text:span>名外交部官員，還頻頻以通訊軟體「微信」刺探該名官員許多公事上的資訊，還企圖邀他到日本，該名官員察覺有異，向上通報後，全案才曝光。<text:span text:style-name="T3"> <text:line-break/><text:line-break/></text:span>據悉，這名周男企圖策動的外交部官員相當年輕，該官員之所以察覺有異，是因周男尚未來台前，就以通訊軟體「微信」詢問該官員許多公事上的資訊，來台後還想邀約他，聲稱可招待他到日本，不過，年輕機靈的官員感到事有蹊蹺，決定上網通報外交檢舉，因此，該官員成為檢舉人也是關鍵證人，已受到相當程度保護。<text:span text:style-name="T3"> <text:line-break/><text:line-break/></text:span>據了解，周泓旭是中國遼寧省本溪市人，他去年從政大畢業後，受詠銘國際公司聘僱，年初以經商名義來台，獨自租屋居住，但受聘作何業務？該公司是中國還是台灣的公司，檢方正在調查中。<text:span text:style-name="T3"> <text:line-break/><text:line-break/></text:span>據悉，檢調昨搜索周男租屋處，已查扣到他的電腦、手機、相關證件、文件等，並扣得他電腦、電話中的微信等通聯紀錄，目前正在一一比對，追查是否有其他共犯或被利用的官員。專案小組目前懷疑，周泓旭涉嫌來台發展組織，尚未刺探到任何具體的資訊。<text:span text:style-name="T3"> <text:line-break/><text:line-break/></text:span>據了解，周泓旭庭訊時態度從容、表情鎮定，全盤否認有任何情搜等行為，還辯稱只是與該官員純聊天，此外，他很熟悉台灣的司法態樣，希望交保並可以定期到「公安局」（派出所）報導取代羈押，但法官仍以逃亡、串證之虞裁定羈押禁見。<text:span text:style-name="T3">(</text:span>法庭中心／台北報導<text:span text:style-name="T3">) <text:line-break/>============ <text:line-break/></text:span>與周泓旭臉書互動？　洪秀柱、毛嘉慶都說不認識<text:span text:style-name="T3"> <text:line-break/><text:line-break/></text:span>蘋果日報<text:span text:style-name="T3"><text:s/>2017</text:span>年<text:span text:style-name="T3">03</text:span>月<text:span text:style-name="T3">10</text:span>日<text:span text:style-name="T3"> <text:line-break/><text:line-break/></text:span>中國籍男子周泓旭遭台北地檢署以違反《國家安全法》聲請羈押，因陸生身分引發關注。國民黨主席洪秀柱前年<text:span text:style-name="T3">5</text:span>月與周泓慶在台大握手，並被分享到洪秀柱的臉書，國民黨文傳會副主委毛嘉慶也遭指與周泓旭是臉友。不過洪辦表示，洪秀柱不認識周泓旭，毛也說，不認識周泓旭、並已刪除好友。<text:span text:style-name="T3"> <text:line-break/><text:line-break/></text:span>毛嘉慶回應表示，身為政治人物，臉書被加好友，按確認並無特殊意涵，除臉書朋友關係外，他與周並無實際互動，被記者朋友告知後，已刪好友；毛並痛批民進黨遂行綠色恐怖統治台灣、不宣布戒嚴就搞戒嚴，實非國人之福，治國無方卻大搞政治偵防且入人於罪的總統蔡英文之心，路人皆知。（王家俊／台北報導）<text:span text:style-name="T3"> <text:line-break/><text:line-break/>============== <text:line-break/></text:span>中生共諜案<text:span text:style-name="T3"><text:s/></text:span>政大：入學資料顯示「共青團」<text:span text:style-name="T3"> <text:line-break/><text:line-break/></text:span>風傳媒作者洪與成<text:span text:style-name="T3"> <text:line-break/><text:line-break/>2017</text:span>年<text:span text:style-name="T3">3</text:span>月<text:span text:style-name="T3">10</text:span>日<text:span text:style-name="T3"> <text:line-break/></text:span>政大企管研究所畢業的中生周泓旭，疑似為共諜遭檢調約談，並收押禁見。政大校方表示，周泓旭入學時的資料顯示為「共青團」，但政大不會受學生的政治立場或宗教信仰影響。<text:span text:style-name="T3"> <text:line-break/><text:line-break/></text:span>周泓旭<text:span text:style-name="T3">2012</text:span>年入學，去年<text:span text:style-name="T3">7</text:span>月畢業，是政大招收的第二屆中生，在學期間，不管是學業或課外活動都看不出異狀。<text:span text:style-name="T3"> <text:line-break/><text:line-break/>======================= <text:line-break/></text:span>台驚爆首例學生共諜案<text:span text:style-name="T3"><text:s/></text:span>，中生遭羈押禁見<text:span text:style-name="T3"> <text:line-break/><text:line-break/>2017</text:span>年<text:span text:style-name="T3">03</text:span>月<text:span text:style-name="T3">10</text:span>日<text:span text:style-name="T3"><text:s/></text:span>風傳媒<text:span text:style-name="T3"> <text:line-break/><text:line-break/></text:span>曾在政大就讀的中國籍周姓男子，涉嫌來台從事共諜組織發展，台北地院今（<text:span text:style-name="T3">10</text:span>）日已裁定羈押禁見。（取自周姓男子臉書）<text:span text:style-name="T3"> <text:line-break/><text:line-break/></text:span>據政大初步了解，該生確實原就讀企管所，於<text:span text:style-name="T3">2012</text:span>年入學，但已在去年畢業。<text:span text:style-name="T3"> <text:line-break/><text:line-break/></text:span>據檢調表示，來自中國遼寧省本溪市的周姓男子，曾就讀政大、淡江等校，已來台超過<text:span text:style-name="T3">5</text:span>年，其臉書甚至貼出與孫中山肖像、中華民國國旗的合照，並搭配「三民主義，統一中國！」等字，如今遭檢調懷疑，可能在台發展共諜組織。檢調指出，周生可能向國內多個公務機關、學校刺探公務機密，甚至透過管道，欲吸收<text:span text:style-name="T3">1</text:span>位中央部會級官員，目前仍在持續調查中。<text:span text:style-name="T3"> <text:line-break/><text:line-break/>======================= <text:line-break/><text:line-break/></text:span>中國學生政大就學涉入共諜案<text:span text:style-name="T3"><text:s/></text:span>收押禁見！<text:span text:style-name="T3"> <text:line-break/></text:span>民視<text:span text:style-name="T3"> <text:line-break/><text:line-break/>2017</text:span>年<text:span text:style-name="T3">3</text:span>月<text:span text:style-name="T3">10</text:span>日<text:span text:style-name="T3"> <text:line-break/><text:line-break/></text:span>台北地檢署破獲首件中國學生共諜案，在今天（<text:span text:style-name="T3">10</text:span>日）被法院裁定收押禁見，根據了解這名從中國浙江大學畢業的周泓旭，在<text:span text:style-name="T3">2012</text:span>年來政大就讀，花了比同學多<text:span text:style-name="T3">1</text:span>倍的時間才畢業，疑似就是在台灣蒐集情資。<text:span text:style-name="T3"> <text:line-break/><text:line-break/></text:span>依照規定，中國籍學生在台灣結業後，<text:span text:style-name="T3">1</text:span>個月內必須離境，而周泓旭在畢業回國後，<text:span text:style-name="T3">2017</text:span>年<text:span text:style-name="T3">2</text:span>月<text:span text:style-name="T3">19</text:span>日，以「投資經營管理」名義再度入台，是聘僱員工，檢調掌握周泓旭在台灣時，結識了一位外交部年輕官員，他畢業回去後，多次用微信詢問這名官員加入「組織」的意願，策動他到日本交付機密的外交資料，酬勞是免費到日本旅遊以及美元，這名官員越聊越不對勁，因此向上舉報，檢調獲報後，在<text:span text:style-name="T3">3</text:span>月<text:span text:style-name="T3">9</text:span>日晚間將人逮捕。<text:span text:style-name="T3"> <text:line-break/><text:line-break/></text:span>臉書上像一般年輕人一樣，放了很多自拍照，看起來頗有自信，不過看得出來熱衷政治，曾經參加過人民頭家論壇，還曾站在國父遺像前面拍照，寫著「三民主義、統一中國」，也跟國民黨主席洪秀柱握手拍照，拿到入台許可證時，還曾寫下「不知毛爺爺做何感想」，而且時常參加新黨青年軍王炳忠舉辦的論壇。</text:p>
      <text:p text:style-name="P1"><text:span text:style-name="T1">王修亮</text:span><text:s/>  |  2017.03.11 02:19   |   <text:a xlink:type="simple" xlink:href="http://palinfo.habago.org/Entry?Command=Information_PrintForum&amp;iPage=180#FORUM35503"><text:span text:style-name="T2">#</text:span></text:a></text:p>
      <text:p text:style-name="P4">台灣紀事<text:span text:style-name="T3"> <text:line-break/><text:line-break/>(</text:span>一<text:span text:style-name="T3">) <text:line-break/></text:span>冬午，濃雲掩日，不勝久站卻擅於久行的我，在站樁又沒有讀書會的日子，通常選擇下午三點自家中出發，從永和一路走向師大。<text:span text:style-name="T3"> <text:line-break/><text:line-break/></text:span>穿越中正橋從來都不是台北人明智的選擇，汽機車貼著身邊呼嘯而去，搶奪著我的短髮與衣衫。台灣的交通沒有行人存在的空間，南北都類似。然而我需要這樣的靜謐，是啊！在險象環生中的靜謐，不需要貼著別人手腳的捷運，也不需要面對呆滯面孔的公車，假日大眾交通工具上的人潮通常難以避免，但若只是這一段路，我能力足以步行到達的這一段路，我想保有孤獨的靜謐權。<text:span text:style-name="T3"> <text:line-break/><text:line-break/></text:span>二十四歲時的中正橋上，曾經有過的熱烈與清新，在停下腳步，遠望新店溪，想再看一眼的突生衝動中，破碎於汙濁疲憊的流水之上。<text:span text:style-name="T3"> <text:line-break/></text:span>逝者如斯夫，不捨晝夜！<text:span text:style-name="T3"> <text:line-break/><text:line-break/></text:span>寒氣從四面八方擠壓而來，穿襟而下。這個我，這個經過了近四十年的我，同樣的位置，同樣的人，增減的是甚麼？我為何茫然若此？<text:span text:style-name="T3"> <text:line-break/><text:line-break/></text:span>往昔雁鴨滿岸的溪邊只零星點綴著幾隻瑟縮的白鷺，人工整治的外堤在每一年的洪水過後反覆著荒蕪與重建，水泥覆蓋掉綠意，運動場與停車位壓制了野花蔓草，回憶無法喚醒曾經的美好景色，太多曾經貼近的手腳與面孔雜亂了腦海中的畫面，只剩下幾幅不可銷毀的孤獨與靜謐。<text:span text:style-name="T3"> <text:line-break/></text:span>我曾經怎樣活著？我曾經活著嗎？為何最懷念的反而是孤獨與靜謐？<text:span text:style-name="T3"> <text:line-break/><text:line-break/></text:span>轉過分岔路口，橋欄外伸展著枯枝與殘葉，老根朽爛，新芽未出。幾朵淡紫的牽牛花攀爬上橋欄，風搖晃著軟弱的藤身，抓不住光滑的欄柱，牽牛花竭力扯住了一旁壯大的咸豐草，穩住身軀，與咸豐草金黃雪白的蕊瓣糾結著。<text:span text:style-name="T3"> <text:line-break/><text:line-break/></text:span>夕顏巧笑，無憂無思。明日清晨就會墜落在泥濘上的生命，生於斯，長於斯，逝於斯，多麼幸福的生命，短暫到沒有戰亂的殘跡，沒有流離失所的記憶。<text:span text:style-name="T3"> <text:line-break/><text:line-break/></text:span>（二）<text:span text:style-name="T3"> <text:line-break/></text:span>生於斯長於斯的我，為何如此深刻的擁有父母的殘跡與記憶？有如雕琢於血肉骨骼中的深刻，彷彿身外之事可以透過父母一生傷痛的言語和表情，遺傳於我的基因之內。<text:span text:style-name="T3"> <text:line-break/></text:span>他們的歷史，他們的土地，成為我對故國與故鄉懷念的傷痛。這些傷痛透過我的雙眼，總在回憶中流出父母內心不絕的淚水，不論他們是否已經逝去。<text:span text:style-name="T3"> <text:line-break/><text:line-break/></text:span>因為他們愛我？因為我愛他們？<text:span text:style-name="T3"> <text:line-break/></text:span>人怎麼有辦法不愛自己的父母？怎麼有辦法不愛父母的故國與故鄉？<text:span text:style-name="T3"> <text:line-break/><text:line-break/></text:span>少年時沉重無比的國，到了這個年紀輕如煙霧，人所真正摯愛的終究只有家與家人，國不過是家的組合，是每一個家、每一種家的組合。遺忘了這個法則的國，終究只養殖得出種種自私的扭曲與惡行。<text:span text:style-name="T3"> <text:line-break/><text:line-break/></text:span>生於斯長於斯，即使眷戀著父母賜予我的歷史與文化，我也期待逝於斯，生命裡同時有著此地的元素，這裡也有我所愛的朋友與學生。<text:span text:style-name="T3"> <text:line-break/></text:span>然而遺忘了法則的國，強力無理的撕毀我與一切的連結。<text:span text:style-name="T3"> <text:line-break/><text:line-break/></text:span>我的父母，我的家，我所愛的人們，我所竭力擔負的責任。<text:span text:style-name="T3"> <text:line-break/></text:span>不被允許懷想、不被允許能哭泣的故國與故鄉，是孤獨靜謐的一部份嗎？<text:span text:style-name="T3"> <text:line-break/><text:line-break/></text:span>我終究不被允許逝於斯？<text:span text:style-name="T3"> <text:line-break/><text:line-break/></text:span>（三）<text:span text:style-name="T3"> <text:line-break/></text:span>走進師大路，人聲漸濃，懷想飛逝於陰暗的遠空。<text:span text:style-name="T3"> <text:line-break/></text:span>前面有幾個朋友在靜謐中站樁。<text:span text:style-name="T3"> <text:line-break/><text:line-break/></text:span>溪水漫漫染平灘，酷寒無端襲舊衫，<text:span text:style-name="T3"> <text:line-break/></text:span>落葉失心如鳥逝，殘根有志似龍磐，<text:span text:style-name="T3"> <text:line-break/></text:span>海隅求靜不能靜，天側望安何處安？<text:span text:style-name="T3"> <text:line-break/></text:span>總是人間事擾擾，故國飄渺覓艱難。<text:span text:style-name="T3"> <text:line-break/>2017/3/11</text:span>於明月書房</text:p>
      <text:p text:style-name="P1"><text:span text:style-name="T1">陳真</text:span><text:s/>  |  2017.03.10 09:15   |   <text:a xlink:type="simple" xlink:href="http://palinfo.habago.org/Entry?Command=Information_PrintForum&amp;iPage=180#FORUM35502"><text:span text:style-name="T2">#</text:span></text:a></text:p>
      <text:p text:style-name="P2">困獸之網<text:span text:style-name="T3"><text:s/>The Net <text:line-break/><text:line-break/><text:line-break/></text:span>朝鮮半島對於各強國間的軍事利益關係中，是一個激烈的戰場，對於我們來說，這條警戒線悲傷的切割了南北，但對其他強國來說卻是直接避免紛爭的緩衝線。朝鮮半島的戰爭同時也會是世界的戰爭，這會是人類的終點。透過《困獸之網》選擇以此作為故事背景，來表達我的不安與恐懼。而《困獸之網》也是最好的自白，就像不知道何時會爆炸的炸彈，這部電影值得我們思考。<text:span text:style-name="T3"> <text:line-break/><text:line-break/></text:span>電影在威尼斯影展首映結束後，看見許多觀眾留下眼淚，我問了一位愣著掉淚的義大利女性她為什麼哭。她說雖然不知道南北韓詳細的情況，但看到北韓漁夫徹雨在南韓遭受如此殘忍的對待感到十分哀傷。到底看完這部電影後會有什麼樣的情感？大概怎麼也哭不出來吧，如果你問我站在哪一邊，我哪邊都不是，只是單純站在人類的這一邊。<text:span text:style-name="T3"> <text:line-break/><text:line-break/></text:span>我做這部電影的理由是不透過外部的力量，而是靠自己的智慧找到活下去的出路，希望觀者不要再詢問到底是哪一邊這種愚蠢的問題，而是發自內心的去理解和體諒。<text:span text:style-name="T3"> <text:line-break/><text:line-break/>–</text:span>金基德</text:p>
      <text:p text:style-name="P1"><text:span text:style-name="T1">陳真</text:span><text:s/>  |  2017.03.09 03:26   |   <text:a xlink:type="simple" xlink:href="http://palinfo.habago.org/Entry?Command=Information_PrintForum&amp;iPage=180#FORUM35501"><text:span text:style-name="T2">#</text:span></text:a></text:p>
      <text:p text:style-name="P4">十多年前的某一天，在英國，正要走路去學校，看見大馬路上有個會動的小東西，仔細一看，是一隻可能翅膀有點受傷的小鳥。我想把牠撿起來，放回樹叢，但這隻小小鳥還稍微會飛會跳，一直閃躲著我。我怕牠被車子壓死，於是就站到馬路中央充當人肉盾牌，揮手請兩邊來車全部暫停。果然所有車子全停下來了，大家就這樣看著我和這隻小鳥當街捉迷藏，好不容易終於把牠給逮著了，當下有人搖下車窗，豎起大拇指歡呼。<text:span text:style-name="T3"><text:line-break/><text:line-break/></text:span>類似場景發生過幾次，基本上英國的車輛都會配合我的現場指揮，雖然我不知道這樣做是否違反交通規則。但在台灣，你想讓車輛停下來，這幾乎是不可能的任務。我隨便回想就能回想起好幾次的類似經驗，全是救狗。我當然會看交通狀況來決定該怎麼做，絕不會為了救一隻動物而製造交通上任何的危險。我只會在完全不影響其他人的安全狀況下攔路救動物。<text:span text:style-name="T3"> <text:line-break/><text:line-break/></text:span>記得有幾次，我根本也沒敢在台灣攔車子請大家暫停，而僅僅只是冒著生命危險，努力揮手，希望車輛通過我身邊時盡量注意我的安全。有一回，一隻不慎走上快車道、大約只有幾個月大的小狗，牠在快車道上驚慌哀嚎，被左右來車給嚇壞了。我小心翼翼走進快車道，揮手請兩邊來車注意，同時想辦法抓住這隻小小狗。<text:span text:style-name="T3"><text:line-break/><text:line-break/></text:span>當時大家一定都可以看到這隻根本不知道如何從快車道脫身的流浪小狗，但是，你知道台灣人的反應是怎樣嗎？很多駕駛人對我的救狗舉動很憤怒，故意加速，故意在我身邊製造幾乎要撞上我的各種危險動作，藉以表達他們的滿腔怒火，因為我很可能耽誤了他們大約三秒鐘的時間。那種憤恨，讓我感覺我彷彿就是他的殺父仇人似的。記得有一個大卡車司機，當他故意從我身邊幾公分處表演特技加速飆車時，還搖下窗戶對我罵了一連串髒話。<text:span text:style-name="T3"> <text:line-break/><text:line-break/></text:span>我知道一些北七一定會說，並不是<text:span text:style-name="T3"><text:s/>"</text:span>每一個<text:span text:style-name="T3">" </text:span>台灣人都這樣。我當然不是說<text:span text:style-name="T3"><text:s/>"</text:span>每一個<text:span text:style-name="T3">"</text:span>，以此來反駁我是很低能的。<text:span text:style-name="T3"> <text:line-break/><text:line-break/></text:span>同樣的事，如果發生在祖國大陸會怎樣呢？我看，我若在北京或上海這樣做，現在很可能屍骨已寒，絕不會在這寫東西了。<text:span text:style-name="T3"> <text:line-break/><text:line-break/></text:span>我當然也不是要以此來<text:span text:style-name="T3"><text:s/>"</text:span>證明<text:span text:style-name="T3">" </text:span>西方人的道德水平高於華人，所以請義和團人士別激動。道德水平這種東西沒法<text:span text:style-name="T3"><text:s/>"</text:span>證明<text:span text:style-name="T3">"</text:span>，同時當然也不會僅僅只是某一種事例便可說清說定。<text:span text:style-name="T3"> <text:line-break/><text:line-break/></text:span>每次都必須做上述這樣一些愛國聲明實在很無奈。但我的確是很想說：華人聰明是聰明，厲害是確實很厲害，<text:span text:style-name="T3">21</text:span>世紀遲早就是中國人的世紀。祖國崛起了，但我其實並沒有因此感到很興奮或很驕傲，反倒經常納悶這樣一種崛起究竟是人類文明的進展或倒退？<text:span text:style-name="T3"> <text:line-break/><text:line-break/></text:span>我自認是個很務實的人，務實到簡直就像具有計算癖的吸血鬼那樣了，滿腦子都是數字，世界就像一大串各種數字的展現與總和。務實沒有不好，特別是公眾事務，凡事理當在利害上做點計算。但我常感覺，大陸同胞好像有點務實過了頭，懷抱的全是千秋大夢，眼裏看到的全是大格局、大計畫，觀照著一種大歷史與大未來。說起理來，講起利害來，能言善道，精打細算，眼裏好像裝不下任何一點點小東西，做的全是大夢，更容不得半點迷糊與浪漫，全講的真刀實劍，勝王敗寇。說穿了，就是一個<text:span text:style-name="T3"><text:s/>"</text:span>大<text:span text:style-name="T3">" </text:span>字，小東西看不上眼，更不用說什麼虹彩夢幻天地鬼神那般飄渺無用之物了。<text:span text:style-name="T3"> <text:line-break/><text:line-break/></text:span>人是這樣一種東西，生理上一樣都是人，但物種有別；有時落差之大，彷彿來自不同的星球似的。你所看重的輝煌盛事，在我看來，很可能只是無甚意義的小事一樁。反之亦然，我的大夢，對你而言，相信也不過鼻屎那麼一點大的東西。<text:span text:style-name="T3"> <text:line-break/><text:line-break/></text:span>甘地說，<text:span text:style-name="T3">"</text:span>一個民族的素質，可以從他對待動物的態度來判斷。<text:span text:style-name="T3">" </text:span>這話說得很合我意，但我想，習慣於做大夢、講大話、搞大方向大計畫大藍圖、什麼都很大的大陸同胞們，應該會覺得這樣一種貓貓狗狗的心思很無聊很渺小很沒營養吧？<text:span text:style-name="T3"> <text:line-break/><text:line-break/></text:span>其實任誰都想著大的，只是各自所謂大小定義不一樣。我這一生沒幹過什麼大事，但若硬要說上幾樣大的，我覺得我可以說是一個救狗大英雄。可惜貓狗不會寫歷史，要不然，我很可能會在牠們的歷史中被寫上一頁。但願有那麼一天，人們能重新思索一番，浩瀚宇宙中，萬古長河下，何者為大？何者為小？一種東西，比方說憐憫，倘若人人都渴望，倘若所有生命都需要它，那它怎麼會小呢？<text:span text:style-name="T3"> <text:line-break/><text:line-break/></text:span>陳真<text:span text:style-name="T3">2017. 03. 09. <text:line-break/><text:line-break/>================= <text:line-break/></text:span>我們需要一場以正義魔人為對象的轉型正義<text:span text:style-name="T3"> <text:line-break/><text:line-break/>2017-03-07 <text:line-break/><text:line-break/></text:span>聯合報<text:span text:style-name="T3"><text:s/></text:span>記者黃國樑╱即時報導<text:span text:style-name="T3"> <text:line-break/><text:line-break/></text:span>從一個涉嫌叫唆、籌畫殺害好友而被收押的恐怖女子，因一個關鍵證據的翻盤，立刻恢復為無辜受冤的清白女孩，被法院釋放，小模梁思惠幾天來恐怕歷經了最為悲欣交集的一場人生插曲，也體驗了如今社會最為荒謬可笑的公民霸凌。<text:span text:style-name="T3"> <text:line-break/><text:line-break/></text:span>案發之後，她的臉書被蜂擁而至的好事者灌爆，以超級淒厲的言語對她痛責；但一夕之間，這些留下不堪入目留言記錄的正義之士，竟似中東難民落荒而逃，恐怕逃難的情景比「屍速列車」的喪屍都要令人驚愕。<text:span text:style-name="T3"> <text:line-break/><text:line-break/></text:span>既然蔡英文總統對社會矚目案件的受害者，總有一份悲憫，例如對小燈泡的母親就特別鍾愛，她應該慎重考慮，聘請這位梁姓小模，參加司法改革國是會議，並為她另開設一個新的組別「鄉民的正義」。<text:span text:style-name="T3"> <text:line-break/><text:line-break/></text:span>最近正義魔人已經不斷竄紅，躍升為社會的主角，「鄉民正義」小組完全可請梁姓小模發表看法：正義魔人的正義，究竟是正義的實踐，還是正義的踐踏？<text:span text:style-name="T3"> <text:line-break/><text:line-break/></text:span>其實鍵盤上的魔人，何止於殺人案呢？許多人到處逛臉書、撕貼文，看到不爽的意見，馬上就火力全開的開罵，彷彿看到血海深仇的仇家，一開罵就亮傢伙，刀子直進直出，鮮血直冒。<text:span text:style-name="T3"> <text:line-break/><text:line-break/></text:span>一個多禮拜前剛剛才落幕了一齣「台中吊嘎記」，臉書上的一個爆料社團公布了一張照片，媒體就看圖說故事：「媽媽騎車穿羽絨　竟讓女童穿『吊嘎啊』凍到發抖。」正義魔人當然傾巢而出，將這媽媽罵得禽獸不如。<text:span text:style-name="T3"> <text:line-break/><text:line-break/></text:span>然而真實的劇情卻是：女兒愛穿無袖白色裙子，堅持不穿外套，媽媽只好尊重孩子的「自主權」，這是她與女兒之間的互動方式，無涉冷血，更非無情。<text:span text:style-name="T3"> <text:line-break/><text:line-break/></text:span>鄉民的正義，永遠對錯焦距，無非是塑造出一個虛擬的情境，卻將一個真實之人格殺勿論。<text:span text:style-name="T3"> <text:line-break/><text:line-break/></text:span>網路出現後，人類回到赤裸的叢林，霍布斯想像的那個原始的社會，人與人之間是無盡的戰爭狀態，竟在網路上重現。<text:span text:style-name="T3"> <text:line-break/><text:line-break/></text:span>但霍布斯的《利維坦》在網路上已經失勢，那一頭新的巨獸不再是國家，而是這一群正義魔人，以及懂得調動這群正義魔人的智術師，智術師一不小心，也仍將被這一隻鱷魚吞噬。<text:span text:style-name="T3"> <text:line-break/><text:line-break/></text:span>正義魔人是新型國家的壓迫者，每天都在屠殺它的人民，幾乎是屍橫遍野；我們未來勢必要進展開一場新世紀的以正義魔人為對象的轉型正義。</text:p>
      <text:p text:style-name="P1">Ethan   |  2017.03.07 16:59   |   <text:a xlink:type="simple" xlink:href="http://palinfo.habago.org/Entry?Command=Information_PrintForum&amp;iPage=180#FORUM35500"><text:span text:style-name="T2">#</text:span></text:a></text:p>
      <text:p text:style-name="P2">人可以憑藉良善與智慧找出互利共生的方法共同繁榮。<text:span text:style-name="T3"><text:s/></text:span>人也可以透過陰謀詭計從挑撥對立中損人而獲得利益。<text:span text:style-name="T3"> <text:line-break/><text:line-break/></text:span>當良善與智慧任何ㄧ個支柱還存在。<text:span text:style-name="T3"><text:s/></text:span>無知無良的人還不會充斥整個社會而世代遺傳下去。<text:span text:style-name="T3"> <text:line-break/><text:line-break/></text:span>如果無恥無知的人最後反而都能趨利避害。<text:span text:style-name="T3"><text:s/></text:span>這個社會這樣繼續反淘汰下去，不是不報的惡果恐怕是不會挑人，而必須共同承擔的。<text:span text:style-name="T3"> <text:line-break/></text:span></text:p>
      <text:p text:style-name="P1"><text:span text:style-name="T1">陳真</text:span><text:s/>  |  2017.03.07 12:02   |   <text:a xlink:type="simple" xlink:href="http://palinfo.habago.org/Entry?Command=Information_PrintForum&amp;iPage=180#FORUM35499"><text:span text:style-name="T2">#</text:span></text:a></text:p>
      <text:p text:style-name="P4">對，阿遠說得對，我也是強烈建議閱讀那些文章。文中有文，其實讀完需要花上一點時間，還好我學過速讀，一分鐘能讀一兩萬字。這些文章得仔細讀，會有點收穫的。<text:span text:style-name="T3"> <text:line-break/><text:line-break/></text:span>我不知道該站在哪個立場想事情，單純站在台灣的立場，不用等<text:span text:style-name="T3">20</text:span>年，現在就應該跪求統一了。但若站在大陸的立場，除非台灣有夠慘，否則統而不一，怕只會製造雙方更大的痛苦。有點眼光的人也許事情應該看大不看小，但是，做為一個正常人，二十年來每天看島內這些貪婪無恥到爆的綠色人渣胡作非為，實在很痛苦，我怕我個人是撐不了<text:span text:style-name="T3">20</text:span>年看到台灣<text:span text:style-name="T3"><text:s/>"</text:span>自然<text:span text:style-name="T3">" </text:span>回歸祖國的遠景了。</text:p>
      <text:p text:style-name="P1"><text:span text:style-name="T1">陳真</text:span><text:s/>  |  2017.03.07 11:32   |   <text:a xlink:type="simple" xlink:href="http://palinfo.habago.org/Entry?Command=Information_PrintForum&amp;iPage=180#FORUM35498"><text:span text:style-name="T2">#</text:span></text:a></text:p>
      <text:p text:style-name="P2">行為看得見，可若我要你看的不是行為，而是行為以外那看不見的東西呢，我如何可能把它指出來讓你<text:span text:style-name="T3"><text:s/>"</text:span>看見<text:span text:style-name="T3">"</text:span>？美醜善惡全屬這一類，肉眼看不見。<text:span text:style-name="T3"> <text:line-break/><text:line-break/></text:span>電影上，有兩部重要的<text:span text:style-name="T3"><text:s/>"</text:span>浮士德<text:span text:style-name="T3">"</text:span>，除了蘇古諾夫導的那一部，還有一部是捷克的<text:span text:style-name="T3">Jan Švankmajer</text:span>。<text:span text:style-name="T3">Švankmajer </text:span>導的<text:span text:style-name="T3"><text:s/>"</text:span>浮士德<text:span text:style-name="T3">"</text:span>由木偶演出，我看過一遍後，片中那種極度邪惡的感覺就此在腦海揮之不去了。比方說，有個木偶裏裏外外跑來跑去，一路喊著什麼<text:span text:style-name="T3"><text:s/>"</text:span>媲魯卡<text:span text:style-name="T3">"</text:span>、<text:span text:style-name="T3">"</text:span>譬魯ㄎㄟ<text:span text:style-name="T3">ˇ"</text:span>，實在是邪惡到爆。但我根本說不出來邪惡之所在，只能請你<text:span text:style-name="T3"><text:s/>"</text:span>看<text:span text:style-name="T3">"</text:span>，但它其實是用眼睛看不見的。在我看來邪惡到爆的東西，大多數人看來說不定會覺得很可愛。<text:span text:style-name="T3"> <text:line-break/><text:line-break/></text:span>台灣人，台灣綠油油的政客，還有台灣這整個社會，也一直給我這樣一種邪惡到爆的感覺。可怕是，天下烏鴉並沒有一般黑，老實說，即使在大陸等任何一個華人社會，我也從來不曾體會過或見識過如此邪惡的一群人和這樣一種社會。<text:span text:style-name="T3"> <text:line-break/><text:line-break/></text:span>同樣地，你若要我說台灣人或台灣社會邪惡在哪，我根本說不出來，因為那就好像等於問說<text:span text:style-name="T3"><text:s/>"</text:span>豬八戒哪裏醜？<text:span text:style-name="T3">" </text:span>或<text:span text:style-name="T3"><text:s/>"</text:span>大便哪裏臭？<text:span text:style-name="T3">"</text:span>一樣。<text:span text:style-name="T3"> <text:line-break/><text:line-break/></text:span>這樣一種邪惡，經常讓我感到非常震驚，原來人性可以邪惡到這樣一種<text:span text:style-name="T3"><text:s/>"</text:span>媲魯卡<text:span text:style-name="T3">"</text:span>、<text:span text:style-name="T3">"</text:span>譬魯ㄎㄟ<text:span text:style-name="T3">ˇ"</text:span>的地步。還好，我還是有知音的，我相信至少學姊知道我在說什麼，知道<text:span text:style-name="T3">"</text:span>媲魯卡<text:span text:style-name="T3">"</text:span>、<text:span text:style-name="T3">"</text:span>譬魯ㄎㄟ<text:span text:style-name="T3">ˇ" </text:span>或是木偶兩腿之間挖個洞是一種什麼樣邪惡到爆的感覺。各位若是感到好奇，不妨找這部電影來看，看看你我是否<text:span text:style-name="T3"><text:s/>"</text:span>看<text:span text:style-name="T3">" </text:span>到同樣的東西。<text:span text:style-name="T3"> <text:line-break/><text:line-break/></text:span>社會上每天發生無數的社會案件，這些行為<text:span text:style-name="T3"><text:s/>"</text:span>本身<text:span text:style-name="T3">" </text:span>其實是無所謂善惡的，因為善惡美醜原本就不是存在行為裏頭，就更不用說<text:span text:style-name="T3"><text:s/>"</text:span>個別人事物<text:span text:style-name="T3">" </text:span>之無窮細節讓你根本無從評價了，除非你以為自己是上帝。這也就是為什麼<text:span text:style-name="T3"><text:s/>"</text:span>自以為是<text:span text:style-name="T3">" </text:span>往往如此醜陋邪惡的原因，因為你把自己當成上帝，竟然對個別人事物訓起話來了。<text:span text:style-name="T3"> <text:line-break/><text:line-break/></text:span>有句老掉牙的話常說，<text:span text:style-name="T3">"</text:span>法律是道德的最低防線<text:span text:style-name="T3">"</text:span>，但在我看來，法律和善惡美醜根本就是兩回事。我所謂善惡美醜當然也不是在講一種一般的是非對錯，例如你不可殺人，不可強姦，不可偷東西，不可酒駕，不可這樣那樣，我不是在講那樣一種表面上的是非，而是在說一種真正會讓人震驚或感動的美醜善惡，而這樣一種肉眼不可見的東西，<text:span text:style-name="T3">"</text:span>透過<text:span text:style-name="T3">" </text:span>某種行為讓我們<text:span text:style-name="T3"><text:s/>"</text:span>看見<text:span text:style-name="T3">" </text:span>了，但它畢竟不是存在行為裏頭。<text:span text:style-name="T3"> <text:line-break/><text:line-break/></text:span>就好像一首曲子，你聽了很感動，想找出那個讓你感動的東西，但你絕對找不到，因為它並非藏在某個音符裏頭。音符本身是沒有善惡美醜可言的，但是，透過它，卻讓我們<text:span text:style-name="T3"><text:s/>"</text:span>聽見<text:span text:style-name="T3">" </text:span>了那個聽不見的聲音，<text:span text:style-name="T3">"</text:span>看見<text:span text:style-name="T3">" </text:span>了那個肉眼根本看不見的感覺。感覺雖然看不見，摸不著，但它確實存在。<text:span text:style-name="T3"> <text:line-break/><text:line-break/></text:span>除了尋找資料，我其實幾乎不上網。電腦之於我，不過就只是一台打字機，一個可以寫字的黑板。除了巴勒網，我更絕對不會去看台灣人出沒、專門玩口舌的網站，因為太邪門太邪惡了，我怕看了之後會讓我對人性越發感到絕望。台灣人寫的或播報的新聞也一樣，往往很可怕，那種邪惡和醜陋，我真的說不上來。網路的匿名特性，更是讓這樣一種邪惡醜陋徹底展現。<text:span text:style-name="T3"> <text:line-break/><text:line-break/></text:span>有些時候，看到台灣的社會新聞底下的一些讀者留言，往往讓我感到心情非常惡劣與沉重，人性怎麼會邪惡到這種地步，很絕望、很不想再見到人、很想逃亡到另一個世界的一種很強烈的挫折感。在這樣一個社會裏，在這樣一種世界中，我什麼都不要了，算我怕了，早點讓我逃走吧。逃到哪去呢？但願能逃到一個彩色的、稍微有點感情和憐憫的世界。<text:span text:style-name="T3"> <text:line-break/><text:line-break/></text:span>從來沒有什麼傷天害理的社會案件之邪惡程度能讓我感到驚訝，倒是台灣人從中展現的那種興奮快感之邪門陰暗猥瑣與冷血，不斷讓我感到絕望。人性實在是有夠醜陋的，台灣人非常具體地展現了這一點。醜陋邪惡之處從不在於任何違法行為本身，也不在於任何負面情緒與卑鄙目的，而是在於心機之深，在於心機之表面光鮮亮麗，在於<text:span text:style-name="T3"><text:s/>"</text:span>不在乎<text:span text:style-name="T3">"</text:span>，在於<text:span text:style-name="T3"><text:s/>"</text:span>無所謂<text:span text:style-name="T3">"</text:span>，在於<text:span text:style-name="T3"><text:s/>"</text:span>好好玩<text:span text:style-name="T3">"</text:span>、<text:span text:style-name="T3">"</text:span>好爽<text:span text:style-name="T3">"</text:span>、<text:span text:style-name="T3">"</text:span>好有趣<text:span text:style-name="T3">"</text:span>、<text:span text:style-name="T3">"</text:span>好興奮<text:span text:style-name="T3">"</text:span>、<text:span text:style-name="T3">"</text:span>好刺激<text:span text:style-name="T3">"...</text:span>等等等。<text:span text:style-name="T3"><text:line-break/><text:line-break/></text:span>在這島上，當一個歹徒犯案，其實人們是非常非常非常開心的；犯罪行為上越是殘忍，越是變態，越是聳動，越是難以想像，人們就越興奮越爽，興奮到好像完全控制不住自己的快感衝動非得到處射精不可那樣一種感覺。表面上，好像群情激憤，其實他是覺得很爽很抒壓的。而且，彷彿自己一下子突然有了存在感，渺小的小我暫時大大膨漲了，可以任意仲裁，任意推想，任意議論，任意懲罰，任意指指點點，甚至任意揪出更多議論與懲罰對象，真是好興奮，太爽了！！<text:span text:style-name="T3"> <text:line-break/><text:line-break/></text:span>至於仲裁、推想、議論、懲罰以及批評指教得對不對，合不合真實狀況，他根本不在乎，根本不會放在心上；合也好，不合也罷，套句台灣人的習慣用語：<text:span text:style-name="T3">"</text:span>啊無你係昧按怎？<text:span text:style-name="T3">" (</text:span>要不然你是能拿我怎樣？<text:span text:style-name="T3">) <text:line-break/><text:line-break/></text:span>各位不妨想一想，假設你要論及婚嫁找對象，而對象是一個會在比方說網路上寫這樣那樣一些好爽好正義好興奮好刺激的留言，亦即台灣人似乎引以為榮或至少引以為樂趣的所謂<text:span text:style-name="T3"><text:s/>"</text:span>鄉民<text:span text:style-name="T3">"</text:span>，你真的會覺得這樣一種對象好棒好了不起嗎？<text:span text:style-name="T3"> <text:line-break/><text:line-break/></text:span>島外來的人，往往會對台灣新聞之播報音調與內容之極度猥瑣、低能八卦與全然空洞感到很驚訝。但你可別全怪媒體，因為，所謂媒體，只是反映了它的閱聽大眾的真實狀況。什麼樣的一群人，自然就會發展出什麼樣的一種媒體屬性。<text:span text:style-name="T3"> <text:line-break/><text:line-break/></text:span>講半天，我還是說不出那個我始終很想說但卻永遠都說不上來的善惡美醜。人心的距離也許就在此，在我<text:span text:style-name="T3"><text:s/>"</text:span>看<text:span text:style-name="T3">" </text:span>來猥瑣邪惡不堪的東西，若在你<text:span text:style-name="T3"><text:s/>"</text:span>看<text:span text:style-name="T3">" </text:span>來卻如此有趣如此正常或如此偉大或如此容易接近，那意味著我們基本上是截然不同的物種。<text:span text:style-name="T3"> <text:line-break/><text:line-break/></text:span>我不是沒有顏色，我也有我的<text:span text:style-name="T3"><text:s/>"</text:span>顏色<text:span text:style-name="T3">" </text:span>屬性，只是它並非肉眼可見就是。在某個很重要的意義上，巴勒網其實就是個婚姻交友介紹所，不是要介紹對象給你認識，而是要介紹一種看待對象的<text:span text:style-name="T3"><text:s/>"</text:span>眼光<text:span text:style-name="T3">"</text:span>；不是用肉眼看，而是用一隻<text:span text:style-name="T3"><text:s/>"</text:span>看不見的眼睛<text:span text:style-name="T3">" </text:span>看，看看能看不看得見那個根本看不見的世界。<text:span text:style-name="T3"> <text:line-break/><text:line-break/></text:span>陳真<text:span text:style-name="T3"><text:s/>2017. 03. 07. <text:line-break/>======================= <text:line-break/></text:span>史上最大逃難潮！　<text:span text:style-name="T3">2</text:span>萬網友撤離梁思惠臉書<text:span text:style-name="T3"> <text:line-break/><text:line-break/>2017</text:span>年<text:span text:style-name="T3">03</text:span>月<text:span text:style-name="T3">07</text:span>日<text:span text:style-name="T3"> <text:line-break/><text:line-break/></text:span>陳姓小模命案，昨獲撤銷羈押的梁思惠，差點成為億萬富婆！<text:span text:style-name="T3"> <text:line-break/><text:line-break/></text:span>《蘋果》報導，梁思惠上周遭收押，其臉書短短<text:span text:style-name="T3">3</text:span>天內湧進<text:span text:style-name="T3">3</text:span>萬則留言，內容相當不堪；豈料案情逆轉，網友像逃難似地「撤離」梁女臉書。<text:span text:style-name="T3"> <text:line-break/><text:line-break/></text:span>梁女獲釋消息曝光後不到<text:span text:style-name="T3">30</text:span>分鐘，謾罵留言頓時少了<text:span text:style-name="T3">3</text:span>分之<text:span text:style-name="T3">2</text:span>，逾<text:span text:style-name="T3">2</text:span>萬人手刀狂刪，甚至有網友求救：<text:span text:style-name="T3"> <text:line-break/></text:span>「找不到自己貼的那則怎麼辦？」<text:span text:style-name="T3"> <text:line-break/><text:line-break/></text:span>律師表示，梁思惠臉書充滿網友情緒性辱罵字眼，包括「去死吧、賤人」等，梁女有權提告並求償。<text:span text:style-name="T3"> <text:line-break/></text:span>有網友分析，若以刪文的數量計算，一則留言求償<text:span text:style-name="T3">3</text:span>萬元，梁思惠可獲賠至少<text:span text:style-name="T3">6</text:span>億元。（王嘉慶／綜合報導）</text:p>
      <text:p text:style-name="P1"><text:span text:style-name="T1">鄭豐遠</text:span><text:s/>  |  2017.03.07 10:27   |   <text:a xlink:type="simple" xlink:href="http://palinfo.habago.org/Entry?Command=Information_PrintForum&amp;iPage=180#FORUM35497"><text:span text:style-name="T2">#</text:span></text:a></text:p>
      <text:p text:style-name="P4">常凱申的這兩篇文章，我花了一個多小時看完了。真的很少看過這麼聰明、文筆這麼好的人，連我都看得懂。建議所有黃皮膚黑頭髮黑眼睛的華人都應該仔細看看，仔細想想，不管你是不是同意他的觀點<text:span text:style-name="T3"><text:s/>(</text:span>如果你真的知道你在同意或不同意什麼的話<text:span text:style-name="T3">)</text:span>。<text:span text:style-name="T3"> <text:line-break/><text:line-break/></text:span>天地之大，超乎想像，經常讓人十分茫然。作為一個人，或做為一個華人，站在世界現在這個浪頭上，實在應該好好去思考，自己的生命到底應該怎麼活，應該何去何從。</text:p>
      <text:p text:style-name="P1">kevin   |  2017.03.07 08:33   |   <text:a xlink:type="simple" xlink:href="http://palinfo.habago.org/Entry?Command=Information_PrintForum&amp;iPage=180#FORUM35496"><text:span text:style-name="T2">#</text:span></text:a></text:p>
      <text:p text:style-name="P2">而且<text:span text:style-name="T3">2030</text:span>年左右<text:span text:style-name="T3">,</text:span>台灣肯定是天然獨主導<text:span text:style-name="T3">,</text:span>這時候台灣肯定會拼命作死<text:span text:style-name="T3">,</text:span>剛好可以給予中共動手的理由<text:span text:style-name="T3">,</text:span>在師出有名的情況下動手<text:span text:style-name="T3">,</text:span>更有大義名分下更能把台灣拿回來</text:p>
      <text:p text:style-name="P3"/>
      <text:p text:style-name="P1">kevin   |  2017.03.07 08:30   |   <text:a xlink:type="simple" xlink:href="http://palinfo.habago.org/Entry?Command=Information_PrintForum&amp;iPage=181#FORUM35495"><text:span text:style-name="T2">#</text:span></text:a></text:p>
      <text:p text:style-name="P2">我是這樣認為啦<text:span text:style-name="T3">,</text:span>現在中共不收拾台灣<text:span text:style-name="T3">,</text:span>是因為當前是他國力上升的重要階段<text:span text:style-name="T3">,</text:span>要完成經濟改革<text:span text:style-name="T3">.</text:span>肅貪<text:span text:style-name="T3">.</text:span>一帶一路<text:span text:style-name="T3">.</text:span>南海主權鞏固<text:span text:style-name="T3">,</text:span>不是他沒能力打<text:span text:style-name="T3">,</text:span>解放軍如果只要對付台灣的話<text:span text:style-name="T3">,</text:span>根本就是輕鬆歡樂無比<text:span text:style-name="T3">,</text:span>但是前述原因與美軍駐防亞太讓老共認為當前動手還是有所風險<text:span text:style-name="T3">,</text:span>且會打亂國力上升計畫<text:span text:style-name="T3">. <text:line-break/><text:line-break/></text:span>個人認為<text:span text:style-name="T3">,</text:span>共軍最有可能<text:span text:style-name="T3">2030</text:span>年左右動手<text:span text:style-name="T3">,</text:span>因為共軍戰力此時已經可以與美軍對抗<text:span text:style-name="T3">,</text:span>且大陸國力已經按計畫上升完畢<text:span text:style-name="T3">,</text:span>根本不怕美軍介入<text:span text:style-name="T3">,</text:span>且只需要七到十天<text:span text:style-name="T3">,</text:span>就可以輕鬆解決台灣<text:span text:style-name="T3">.</text:span></text:p>
      <text:p text:style-name="P1"><text:span text:style-name="T1">陳真</text:span><text:s/>  |  2017.03.07 03:01   |   <text:a xlink:type="simple" xlink:href="http://palinfo.habago.org/Entry?Command=Information_PrintForum&amp;iPage=181#FORUM35494"><text:span text:style-name="T2">#</text:span></text:a></text:p>
      <text:p text:style-name="P4">謝謝兩位提供這兩篇文章，寫得超好，跟我想的差不多。不過，我只是憑一種空想，而這位作者<text:span text:style-name="T3"><text:s/>"</text:span>蔣介石<text:span text:style-name="T3">" </text:span>卻寫出個具體來。<text:span text:style-name="T3"> <text:line-break/><text:line-break/></text:span>電影<text:span text:style-name="T3"><text:s/>"</text:span>教父<text:span text:style-name="T3">" </text:span>裏，老教父教導小教父說，別光顧著自己想要幹啥，而是應該想像你的敵人可能會怎麼想。老實說，我若是大陸領導人，跟我下棋的對手眼前只有一個，那就是美國；甚至連美國我似乎也不應該把他當對手了，而是應該當成一種助力或夥伴。說到底，我的對手恐怕就只有我自己，而我要解決的問題無非就是如何在世界的舞台上千秋萬世。<text:span text:style-name="T3"> <text:line-break/><text:line-break/></text:span>至於台灣，怎麼會是個問題呢？在某個重要的意義上，它根本無足輕重。它再怎麼搗亂，也不是什麼要緊的事。海如果夠大，會在乎有人對它撒一泡尿嗎？大海是大海自己的對手，它沒有其它敵人了。<text:span text:style-name="T3"> <text:line-break/><text:line-break/></text:span>其實何止國家，人何嘗不也如此。一個人倘若不夠大，對手與敵人便到處都是；可若他像海那麼大，他其實就沒有敵人了。一個人有多大，他所面對與擁有的世界就會有多大。在一個偌大的世界裏，很多東西便相對顯得渺小了。比方說我站在五樓，成天看著二樓、三樓老覺得礙眼，可若我站在山頂呢，站在外太空呢，管你幾百幾千樓也不過就只是個小不點，一粒灰塵。<text:span text:style-name="T3"> <text:line-break/><text:line-break/></text:span>這是從<text:span text:style-name="T3"><text:s/>"</text:span>眼光<text:span text:style-name="T3">" </text:span>那樣一種角度來想事情，也許有點形而上。若要講得具體些，講些實用盤算方面的事，恐怕更是如此。一個巨人，哪怕是折斷一條胳膊，仍然還是個巨人，更不用說長顆青春痘那樣一種小事了，那能算什麼呢。即便是讓台灣給獨立了，其實我<text:span text:style-name="T3">(</text:span>做為一個大陸領導人<text:span text:style-name="T3">)</text:span>都不覺得這是什麼值得哭天喊地的事。<text:span text:style-name="T3"> <text:line-break/><text:line-break/></text:span>再說，台灣事實上老早就已經是大陸的囊中物、籠中鳥，難道還能飛哪去？所謂統一，其實也只是給個名份，如此而已。統一，對於台灣也許是一種關乎生存的重大根本利益，但是，統一對於大陸來說，我還真想不出個什麼了不得的實質好處來。我可以講得更白話一點，台灣之於大陸之重要性，其實就跟南海上的人造島，意義是一樣的。<text:span text:style-name="T3"> <text:line-break/><text:line-break/></text:span>對於一隻籠中鳥，你就隨他去胡飛亂撞又何妨？只要不飛走就行，根本沒必要看成什麼大不了的事，我何必在這時候非去收服他不可？等他鬧得累了，病了，受傷了，要死不活了，我才來伸出援手，搞不好還能博得美名與感激，反倒日後更能長久，何必現在去弄得一身腥，反而吃力不討好。而島內這些綠色人渣，表面上說是可惡，實際上我還得感謝、表揚他們呢。因為他們才是幫忙把台灣搞得元氣大傷、要死不活的大功臣。<text:span text:style-name="T3"><text:line-break/><text:line-break/></text:span>我的籠中鳥陰謀論多少還是說得通的，因為，如果我<text:span text:style-name="T3">(</text:span>做為一個大陸領導人<text:span text:style-name="T3">)</text:span>不是多多少少懷著上述這樣一些心眼與盤算，我怎麼可能長期容忍這樣一堆人渣鳥事繼續坐大並且胡搞瞎搞，甚至還包庇他們兩岸通吃。<text:span text:style-name="T3"> <text:line-break/><text:line-break/></text:span>我<text:span text:style-name="T3">(</text:span>做為一個大陸領導人<text:span text:style-name="T3">)</text:span>若真要收拾這些人渣，根本不費吹灰之力，但我卻根本不作為，為什麼？甚至私下還容許大陸官員跟綠色人渣們哥倆好一對寶，任其吃香喝辣，為什麼？<text:span text:style-name="T3"> <text:line-break/><text:line-break/></text:span>共產黨或習近平心裏頭究竟怎麼想的，自然無從驗證，但是，各位不妨想一想電影中老教父的智慧，想一想倘若你是大陸領導人，若非絕對必要，幹嘛急著跟台灣統一？更不用說什麼武統那般血腥了。<text:span text:style-name="T3"> <text:line-break/><text:line-break/></text:span>現在兩岸分治，頂多只是言語騷擾，一堆蠢材罵一罵支那賤畜自尋開心便也就罷了，要是真的統一，要是真的血流成河，美國及島內這些漢奸走狗往後不知道會在台灣煽動出多少麻煩事來。眼前硬是強求統一，好處說不上幾項，壞處卻一大堆。既然如此，我倒不如默許或甚至暗助你爛得更快一些；盡量胡搞瞎搞沒關係，正合我意。<text:span text:style-name="T3"> <text:line-break/><text:line-break/></text:span>當然，以上所言是站在大陸的立場來想事情。若是站在身為一個台灣人的立場，我當然不會希望眼睜睜看著台灣被這些漢奸走狗綠色人渣給繼續惡搞下去，因為實在是太痛苦了；人們及下一代活在這樣一個人渣橫行的島上，太沒有希望了。<text:span text:style-name="T3"> <text:line-break/><text:line-break/></text:span>我向來不喜歡分析、預測，因為它其實也只是一種極其簡化的理解方式。我略知政治一二，因此我知道政治的複雜，它往往比所有的分析和預測都還更加錯綜複雜而且瞬息萬變。我擔心的不光是可預測的部份，我更擔心那不可測的成份。<text:span text:style-name="T3"> <text:line-break/><text:line-break/></text:span>近幾年來，就連<text:span text:style-name="T3"><text:s/>Noam Chomsky </text:span>那樣一個異常冷靜、極度依賴具體事實與分析來理解世界的一個<text:span text:style-name="T3"><text:s/>"</text:span>保守實證論者<text:span text:style-name="T3">"</text:span>，一個<text:span text:style-name="T3"><text:s/>"</text:span>反陰謀論者<text:span text:style-name="T3">"</text:span>，似乎都十分憂慮世界已經<text:span text:style-name="T3"><text:s/>"</text:span>偷偷地<text:span text:style-name="T3">" </text:span>走到一種很可能隨時會擦槍走火的核戰末日。他的憂慮，事實上也是我的憂慮。特別是當美國釋放與製造出所謂<text:span text:style-name="T3"><text:s/>"</text:span>恐怖份子<text:span text:style-name="T3">" </text:span>這樣一個怪物之後，特別是在中美勢力重新洗盤之際，我覺得，在我們有生之年，很可能得目睹或親身經歷一種前所未見的大規模毀滅攻擊，包括足以讓全球七十億人口平均每個人死一百次的無數生化武器和數以萬計的核彈。<text:span text:style-name="T3"> <text:line-break/><text:line-break/></text:span>我相信，阻止這個悲劇的到來，才是我們真正需要關心的，而不是在任何以國家或民族為單位的政治目標上爭長競短。</text:p>
      <text:p text:style-name="P1"><text:span text:style-name="T1">唐玉</text:span><text:s/>  |  2017.03.06 22:06   |   <text:a xlink:type="simple" xlink:href="http://palinfo.habago.org/Entry?Command=Information_PrintForum&amp;iPage=181#FORUM35493"><text:span text:style-name="T2">#</text:span></text:a></text:p>
      <text:p text:style-name="P2">李萌提到的这两篇文章都来自于大陆论坛知乎<text:span text:style-name="T3">(</text:span>类似于<text:span text:style-name="T3">Quora)</text:span>的用户<text:span text:style-name="T3">“</text:span>常凯申<text:span text:style-name="T3">”</text:span>，刚出来时引起很大反响，但很快就被删除了，这里是他的博客<text:span text:style-name="T3">(http://blog.sina.com.cn/world2049)</text:span>，有所有文章的备份，供参考。</text:p>
      <text:p text:style-name="P1"><text:span text:style-name="T1">李萌</text:span><text:s/>  |  2017.03.06 21:52   |   <text:a xlink:type="simple" xlink:href="http://palinfo.habago.org/Entry?Command=Information_PrintForum&amp;iPage=181#FORUM35492"><text:span text:style-name="T2">#</text:span></text:a></text:p>
      <text:p text:style-name="P4">回应一下陈医师前面谈到的<text:span text:style-name="T3">‘</text:span>阴谋论<text:span text:style-name="T3">’</text:span>和<text:span text:style-name="T3">‘</text:span>盘算<text:span text:style-name="T3">’</text:span>。常凱申谈论这个<text:span text:style-name="T3">‘</text:span>阳谋<text:span text:style-name="T3">’</text:span>的两篇文章在网上曾广泛流传，供参考。<text:span text:style-name="T3"> <text:line-break/></text:span>很多时候，作为一个被时代洪流裹挟的升斗小民，无法选择，无力改变，也无法阻止，恐怕只能随波逐流，一起沉沦或放逐。<text:span text:style-name="T3"> <text:line-break/><text:line-break/>20</text:span>年內，最好別去真的統一臺灣<text:span text:style-name="T3"><text:s/>——</text:span>寫在<text:span text:style-name="T3">2016</text:span>年臺灣領導人選舉投票前夜<text:span text:style-name="T3"> <text:line-break/><text:line-break/>https://goo.gl/M7H5Ex <text:line-break/><text:line-break/></text:span>「<text:span text:style-name="T3">20</text:span>年內，最好別去真的統一臺灣」續篇：未來<text:span text:style-name="T3">20</text:span>年，這樣處理台灣最優雅！<text:span text:style-name="T3"> <text:line-break/><text:line-break/>https://goo.gl/TxPpj4</text:span></text:p>
      <text:p text:style-name="P1"><text:span text:style-name="T1">陳真</text:span><text:s/>  |  2017.03.06 08:54   |   <text:a xlink:type="simple" xlink:href="http://palinfo.habago.org/Entry?Command=Information_PrintForum&amp;iPage=181#FORUM35491"><text:span text:style-name="T2">#</text:span></text:a></text:p>
      <text:p text:style-name="P2">看！厲害吧！這些親綠學者！不但不是出來反對人渣黨的惡搞，反而是幫忙打壓，而且永遠都是打著冠冕堂皇之名。<text:span text:style-name="T3"> <text:line-break/><text:line-break/></text:span>一個行之多年、合情合理合法而且理當如此的事情，要求別利用課堂搞政治<text:span text:style-name="T3"><text:s/>“</text:span>活動<text:span text:style-name="T3">”</text:span>，而且又僅僅是大學裡頭的某個系所或單位所發給個人的一紙形式上的官樣文書，居然也能硬是歪曲成對於大學的思想箝制與出賣言論自由！<text:span text:style-name="T3"> <text:line-break/><text:line-break/></text:span>簡單說就是這樣啦：在邪惡的中國人的毒素入侵下，大學的靈魂要喪失了！民主自由岌岌可危了！當然要<text:span text:style-name="T3"><text:s/>“</text:span>勇敢<text:span text:style-name="T3">” "</text:span>憤怒<text:span text:style-name="T3"><text:s/></text:span>地跳出來捍衛學術與思想自由！<text:span text:style-name="T3"> <text:line-break/><text:line-break/></text:span>真的他媽的有夠厲害，連這樣也能操弄成可歌可泣的拯救大學靈魂、捍衛思想自由之偉大行動。一來，成功抹黑對岸敵人及島內同路人及政黨。二來，製造白色恐怖的寒蟬效應，讓人們心生畏懼，深怕一個不小心就會觸犯綠色政治禁忌而影響前途。三來更可表忠貞，為自己博得美名，什麼理想家啦！社運家啦！保護了大學靈魂！捍衛了思想自由<text:span text:style-name="T3">...</text:span>等等等。<text:span text:style-name="T3"> <text:line-break/><text:line-break/></text:span>台灣政治操弄戲碼向來就是這麼幹的。而且，視當下政治炒作需求而定，若黨有需要，綠油油的主流媒體一定會大肆幫腔，鼓吹，歌頌讚賞。然後，保證又會有一堆蠢到爆的忠黨愛國學生又要感動、激昂慷慨地奮起救國，抵抗支那賤畜不文明、不民主、不自由、沒人權的思想毒素汙染。<text:span text:style-name="T3"> <text:line-break/><text:line-break/></text:span>島外的人，肯定沒法體會長年生活在台灣這樣一種社會裡頭、特別是在心靈上的極度痛苦與無奈。文革不過也只搞了<text:span text:style-name="T3">10</text:span>年，但是台灣搞這些政治操弄戲碼，嚴格說來是從李登輝當家，開始鬥爭外省人統派（即所謂<text:span text:style-name="T3"><text:s/>"</text:span>非主流<text:span text:style-name="T3">"</text:span>）算起，至今都已經搞了差不多四分之一個世紀。台灣就像一個壞掉的時鐘那樣，方方面面，自此就停滯在<text:span text:style-name="T3">25</text:span>年前。特別是最近這十多年，更是特別荒唐而且完全肆無忌憚。<text:span text:style-name="T3"> <text:line-break/><text:line-break/></text:span>人渣黨自從去年上台以來，也許是所有權力一面倒全掌握在手裡，政治操弄更是到達一種高峰，每天無時無刻就是瘋狂搞這些。這種低級齷齪的文革戲與精神虐待，不知道要折磨這個島折磨到幾時才罷休？<text:span text:style-name="T3"> <text:line-break/><text:line-break/></text:span>陳真<text:span text:style-name="T3"><text:s/>2017. 03. 06. <text:line-break/>=============================================== <text:line-break/><text:line-break/></text:span>反簽署一中承諾<text:span text:style-name="T3"><text:s/></text:span>台大范雲發起網絡串聯<text:span text:style-name="T3"> <text:line-break/><text:line-break/></text:span>中央社發稿時間：<text:span text:style-name="T3">2017/03/05 <text:line-break/><text:line-break/><text:line-break/></text:span>多所大學傳出簽署承諾書給陸生，台大副教授范雲<text:span text:style-name="T3">5</text:span>日發起網絡串聯行動，號召高教界簽名拍照並上傳臉書，表達學術自由「<text:span text:style-name="T3">NOT for Sale</text:span>」的訴求。（主辦單位提供）<text:span text:style-name="T3"> <text:line-break/><text:line-break/></text:span>（中央社記者許秩維台北<text:span text:style-name="T3">5</text:span>日電）多所大學傳出簽署承諾書給陸生，台大副教授范雲今天發起網絡串聯行動，號召高教界簽名拍照並上傳臉書，表達學術自由「<text:span text:style-name="T3">NOT for Sale</text:span>」的訴求。<text:span text:style-name="T3"> <text:line-break/><text:line-break/></text:span>近日多所大學傳出簽署承諾書給陸生，引發社會關注，教育部也全面清查各大學簽署承諾書的情形。台大社會系副教授范雲今天在臉書發文，對於近日爆出台灣多所大學簽署「一中承諾書」，她身為台灣高教一份子，感到羞恥且心痛。<text:span text:style-name="T3"> <text:line-break/><text:line-break/></text:span>「大學不能在金錢和權勢面前矮了身子」，范雲表示，高教領導出賣學術自由，教育現場第一線的教師有義務站出來說話，因此號召大家加入這個網絡串聯行動，讓全世界看到台灣高教工作者的想法。</text:p>
      <text:p text:style-name="P1"><text:span text:style-name="T1">陳真</text:span><text:s/>  |  2017.03.06 02:08   |   <text:a xlink:type="simple" xlink:href="http://palinfo.habago.org/Entry?Command=Information_PrintForum&amp;iPage=181#FORUM35490"><text:span text:style-name="T2">#</text:span></text:a></text:p>
      <text:p text:style-name="P4">你看，這些綠營的官員，很會巴結拍馬屁。黨對什麼事有意見了，就趕緊迎合、表態、表忠貞，要開罰，要處分，要禁止。這樣一種人，居然在當什麼教育部長。<text:span text:style-name="T3"> <text:line-break/><text:line-break/></text:span>陳真<text:span text:style-name="T3">2017. 03. 04. <text:line-break/>============ <text:line-break/></text:span>打臉教育部<text:span text:style-name="T3"><text:s/></text:span>許文彬：「承諾書」根本不涉<text:span text:style-name="T3">33</text:span>條之三<text:span text:style-name="T3"> <text:line-break/><text:line-break/>2017-03-05 <text:line-break/><text:line-break/></text:span>聯合報<text:span text:style-name="T3"><text:s/></text:span>記者黃國樑╱即時報導<text:span text:style-name="T3"> <text:line-break/><text:line-break/></text:span>多位大學校長站出來嗆教育部，已執業律師多年的中華人權協會名譽理事長許文彬也聲援大學校長，他提出三點提醒教育部長潘文忠，所謂的承諾書跟「台灣地區與大陸地區人民關係條例」第<text:span text:style-name="T3">33</text:span>條之三，毫不相干。<text:span text:style-name="T3"><text:line-break/><text:line-break/></text:span>許文彬首先正名說，並沒有什麼「兩岸人民關係條例」，它的全名是「台灣地區與大陸地區人民關係條例」，現在的政府都刻意隱諱不說，哪有什麼「兩岸人民關係條例」？<text:span text:style-name="T3"> <text:line-break/><text:line-break/></text:span>他說，條例的第<text:span text:style-name="T3">33</text:span>條之三規定，「臺灣地區各級學校與大陸地區學校締結聯盟或為書面約定之合作行為，應先向教育部申報」，並規定「締結聯盟或書面約定之合作內容，不得違反法令規定或涉有政治性內容」。<text:span text:style-name="T3"> <text:line-break/><text:line-break/></text:span>但第一，他說，法律主體就不對了。所謂「承諾書」不是台灣的大學與大陸的大學雙方簽定的合約，它是學校下的一個處、室或中心出具給單一陸生的文件，讓陸生可以拿著這份文件去向他們的單位申請來台就讀或就學。與<text:span text:style-name="T3">33</text:span>條之三規定的「台灣地區各級學校與大陸地區學校」之間的要件，並不符合。　<text:span text:style-name="T3"> <text:line-break/><text:line-break/></text:span>第二，它不是兩造的「書面約定」。許文彬說，所謂雙方的書面約定是雙方都要簽字的，但所謂「承諾書」只是我方學校所屬一個單位出具給一個學生的文件，只有一方署名，它只是一種「單方行為」。<text:span text:style-name="T3"> <text:line-break/><text:line-break/></text:span>第三，它更不「涉及政治性內容」。第<text:span text:style-name="T3">33</text:span>條之三的立法意旨就是要規範兩岸團體之間進行的交流合作，不要涉及政治，而這紙文件正好就是表明它「不涉及政治活動」。</text:p>
      <text:p text:style-name="P1"><text:span text:style-name="T1">陳真</text:span><text:s/>  |  2017.03.06 01:52   |   <text:a xlink:type="simple" xlink:href="http://palinfo.habago.org/Entry?Command=Information_PrintForum&amp;iPage=181#FORUM35489"><text:span text:style-name="T2">#</text:span></text:a></text:p>
      <text:p text:style-name="P2">這個人渣黨每天就是搞這些東西。每天，無日無之，無所不用其極。你真的覺得花你的血汗錢養這樣一個人渣政府是你所樂意的嗎？你真的覺得這樣一個人渣黨執政得很棒嗎？<text:span text:style-name="T3"> <text:line-break/><text:line-break/></text:span>這回居然連大學應該怎麼做，人渣黨也要管，這不就是典型的所謂反民主及侵害大學自主的惡行嗎？那些熱愛民主自由的親綠學者們，還有掛人權羊頭賣政治狗肉的齷齪人權團體，以及一大堆熱愛民主自由的各路綠色人馬，怎麼不跳出來發動捍衛民主自由的抗爭？<text:span text:style-name="T3"> <text:line-break/><text:line-break/></text:span>底下其中幾個我是認識的，現在居然綠成這樣，真是很可恥。<text:span text:style-name="T3"> <text:line-break/><text:line-break/>https://goo.gl/fh9jG5 <text:line-break/><text:line-break/></text:span>其中這位何欣純，不是曾經來英國留過一年的學嗎？英國不是所謂老牌子民主國家嗎？在英國，會有老師敢在大學課堂上像台灣老師那樣，不時公然鼓吹一己政治立場甚至強迫學生聆聽與接受的嗎？在西方世界，大學可以允許你在課堂上或利用學術活動來從事政治活動或政治宣傳的嗎？政治與學術要做區隔，這才是一種進步的作法不是嗎？只有像台灣這樣一種落後野蠻的政治發高燒社會，校園裏才會到處都是學術兼政治、上課兼洗腦。<text:span text:style-name="T3"> <text:line-break/><text:line-break/></text:span>而且，世新大學及其它幾所大學這份承諾聲或聲明聲，指的明明是<text:span text:style-name="T3"><text:s/>"</text:span>不涉及<text:span text:style-name="T3">"</text:span>、<text:span text:style-name="T3">"</text:span>不從事<text:span text:style-name="T3">" </text:span>政治<text:span text:style-name="T3"><text:s/>"</text:span>活動<text:span text:style-name="T3">"</text:span>，指的是<text:span text:style-name="T3"><text:s/>"</text:span>活動<text:span text:style-name="T3">"</text:span>，但人渣黨及<text:span text:style-name="T3"><text:s/>"</text:span>揭發<text:span text:style-name="T3">" </text:span>此事的自由人渣報卻偏偏硬要故意誤導成<text:span text:style-name="T3"><text:s/>"</text:span>箝制思想自由<text:span text:style-name="T3">"</text:span>，故意扭曲成<text:span text:style-name="T3"><text:s/>"</text:span>不允許討論國際關係及台灣定位問題<text:span text:style-name="T3">"</text:span>，意思當然又是要告訴大家說：<text:span text:style-name="T3"> <text:line-break/><text:line-break/>"</text:span>你看，不民主、不自由的中國人與中國邪惡政權，夥同島內共匪同路人，企圖傷害我們的民主，箝制我們的思想自由<text:span text:style-name="T3">"</text:span>。<text:span text:style-name="T3"> <text:line-break/><text:line-break/></text:span>這樣一來，既可以抹黑大陸，二來更可以在島內各行各界製造恐怖氣氛，進一步恫嚇、消滅與壓制一切稍微對中國表示友善或與之有所接觸的人。<text:span text:style-name="T3"> <text:line-break/><text:line-break/></text:span>這個人渣黨，如果真心要搞以台獨為唯一政治教條的白色恐怖，我其實也很歡迎，但是，有種就要搞真的，不要總是玩假的。首先，第一步就該先廢除目前的中華民國憲法，因為我們的憲法完全就是一個追求兩岸統一的<text:span text:style-name="T3"><text:s/>"</text:span>一中<text:span text:style-name="T3">" </text:span>憲法。接著就是要改國號，因為中華民國就是屬於中國。<text:span text:style-name="T3"> <text:line-break/><text:line-break/></text:span>人渣黨當然不敢這麼做，因為他只是想撈油水，想永遠享受權力與榮華富貴，他哪會真的想跟對岸來真的。<text:span text:style-name="T3"><text:line-break/><text:line-break/></text:span>但我不明白，對岸還讓學生過來台灣做什麼呢？根本不應該再有任何交流。陸客也不要再來了。你來了，只是提供人渣黨、人渣報、人渣名嘴與人渣學者們每天做文章、搞抹黑的政治題材而已。<text:span text:style-name="T3"> <text:line-break/><text:line-break/></text:span>人渣黨既然喜歡玩這一套，何不再回到兩岸對峙、誓不兩立、完全斷絕來往的年代，誰敢跟共匪來往就抓起來。應該這樣做才是名符其實的愛台灣，否則，每天搞這些低能齷齪自欺欺人的小把戲，實在煩都煩死了。<text:span text:style-name="T3"><text:line-break/><text:line-break/></text:span>我其實有個陰謀論，我懷疑祖國有這樣一種盤算，那就是他其實是很樂意<text:span text:style-name="T3">(</text:span>至少是不在乎<text:span text:style-name="T3">)</text:span>看到台灣就這樣被一群人渣給繼續胡搞瞎搞下去，搞到民生凋蔽，搞到變成世界荒島，搞到民不聊生，搞到人才或有錢人及各種外來投資全部跑光光，然後，然後再看著辦囉，反正不急。<text:span text:style-name="T3"> <text:line-break/><text:line-break/></text:span>事實上，我若是大陸領導，台灣只要不獨立，只要不給美軍當軍事基地，那就什麼事也沒有了。至於統一與否，對於大陸實質利害而言，相對來講，其實根本不是一件很重要的事。<text:span text:style-name="T3"> <text:line-break/><text:line-break/></text:span>陳真<text:span text:style-name="T3">2017. 03. 06. <text:line-break/><text:line-break/>========================= <text:line-break/></text:span>世新大學簽一中承諾書<text:span text:style-name="T3"><text:s/></text:span>民進黨團：違法<text:span text:style-name="T3"> <text:line-break/><text:line-break/>2017-03-02</text:span>［記者李仁龍台北報導］<text:span text:style-name="T3"> <text:line-break/><text:line-break/></text:span>台灣時報<text:span text:style-name="T3"> <text:line-break/><text:line-break/></text:span>針對媒體報導，世新為邀中國學生到台灣竟簽一中承諾書，民進黨立法院黨團今<text:span text:style-name="T3">(2)</text:span>日召開記者會幹事長葉宜津表示，大學應該是一個言論自由的地方，世新大學卻箝制言論自由，禁止學生談論國際關係、台灣定位的問題，有違法之嫌。<text:span text:style-name="T3"> <text:line-break/><text:line-break/></text:span>媒體報導，世新大學終身教育學院去年邀請十一位陸生今年二到六月來台上課，承諾書保證「課程內容不涉及任何政治敏感活動」，且不從事任何有關「一中一台」、「兩個中國」、「台灣獨立」等方面活動。<text:span text:style-name="T3"> <text:line-break/><text:line-break/></text:span>民進黨團上午舉行「挾中生，校園搞一中」記者會，幹事長葉宜津表示，大學言論自由，承諾書卻箝制言論自由，禁止討論國際關係與台灣地位問題，請世新不要違法。<text:span text:style-name="T3"> <text:line-break/><text:line-break/></text:span>民進黨立委許智傑表示，世新自失立場、自毀校格，兩岸關係何其複雜，世新這樣的行為不恰當，希望各校不要再有類似行為，教育部也應依相關法令，取消承諾書。<text:span text:style-name="T3"> <text:line-break/><text:line-break/></text:span>民進黨立委何欣純、蘇巧慧指出，兩岸人民關係條例規定，學校締約前一個月須申請，並報教育部核准，世新有沒有做到，世新已違法。<text:span text:style-name="T3"> <text:line-break/><text:line-break/>===================== <text:line-break/></text:span>為招陸生世新簽一中承諾書<text:span text:style-name="T3"><text:s/></text:span>教部：違法<text:span text:style-name="T3"><text:s/></text:span>將究責<text:span text:style-name="T3"> <text:line-break/><text:line-break/></text:span>中國時報<text:span text:style-name="T3"> <text:line-break/><text:line-break/>2017</text:span>年<text:span text:style-name="T3">03</text:span>月<text:span text:style-name="T3">02</text:span>日<text:span text:style-name="T3"> <text:line-break/><text:line-break/></text:span>林志成、劉宗龍<text:span text:style-name="T3"> <text:line-break/><text:line-break/><text:line-break/></text:span>教育部長潘文忠今天表示，依《兩岸人民關係條例》，國內大學要跟對岸簽署承諾書，必須事先報教育部核定，且不得涉及政治內容，世新未依規定進行，已經違反規定，教育部將究責。<text:span text:style-name="T3"> <text:line-break/><text:line-break/></text:span>潘文忠說，據他瞭解，目前有江蘇師範大學、浙江理工大學及浙江傳媒大學等<text:span text:style-name="T3">3</text:span>所大陸學校，在跟我方大學交流時，要求簽署「一中承諾書」。<text:span text:style-name="T3"> <text:line-break/><text:line-break/></text:span>潘文忠表示，世新大學簽這份承諾書前，並未呈報教育部，而且內容涉及政治，已限縮我國大學講學及學術自由，非常不當，教育部將依相關規定追究世新大學的責任。<text:span text:style-name="T3"> <text:line-break/><text:line-break/><text:line-break/>============= <text:line-break/><text:line-break/></text:span>承諾書被無限上綱　他批：有人全身運動細胞都活躍起來<text:span text:style-name="T3"> <text:line-break/><text:line-break/>ET TODAY <text:line-break/></text:span>政治中心／綜合報導<text:span text:style-name="T3"> <text:line-break/><text:line-break/><text:line-break/></text:span>繼世新大學遭爆簽署「一中承諾書」，教育部開始清查同樣有簽署承諾書的大專院校，引來各大學不斷喊冤，認為那只是承諾「學術不涉政治」的說明書，但仍惹來不少立委批判。世新大學教授游梓翔則批，議題被無限上綱到學術自由，「有些人全身的運動細胞都活躍起來了」。<text:span text:style-name="T3"> <text:line-break/><text:line-break/></text:span>除了世新大學以外，教育部<text:span text:style-name="T3">3</text:span>日點名<text:span text:style-name="T3">6</text:span>校針對陸生來台簽署「承諾書」，包括，聖約翰科技大學、清華大學、中華大學、中原大學、朝陽科技大學以及靜宜大學，各校都強調，一切依法辦理，但承諾書只是提供給師生的活動說明，並非一中承諾書。<text:span text:style-name="T3"> <text:line-break/><text:line-break/></text:span>另外，連指標名校台大也同樣被點名，台大則表示，過去雖有提供「承諾書」，但內部因早發現不妥，去年<text:span text:style-name="T3">8</text:span>月就不再給予「承諾書」，而改給「聲明書」，避免涉及敏感的政治立場表態。<text:span text:style-name="T3"> <text:line-break/><text:line-break/></text:span>游梓翔說，承諾書新聞吵得那麼熱，自然少不了消費這則新聞的人，但回到世新簽的這份承諾書上，內容是「此次赴台僅學術交流與研習學習活動，課程內容不涉及任何政治敏感活動，不從事任何有關<text:span text:style-name="T3">”</text:span>一中一台<text:span text:style-name="T3">“</text:span>、<text:span text:style-name="T3">”</text:span>兩個中國<text:span text:style-name="T3">“</text:span>、<text:span text:style-name="T3">”</text:span>台灣獨立<text:span text:style-name="T3">“</text:span>等方面活動」，不涉及與不從事的都是「活動」，這既不是什麼「一中承諾書」，也不是什麼「思想承諾書」。<text:span text:style-name="T3"> <text:line-break/><text:line-break/></text:span>游梓翔認為，世新承諾不會利用研修讓大陸學生參加政治活動，這是「課程不涉政治活動」的聲明，大陸許多家長看到台灣有些泛政治的人在課堂組織反中相關活動，擔心政治活動進入課堂干擾孩子學習，這聲明只是要讓這些家長們安心而已。<text:span text:style-name="T3"> <text:line-break/><text:line-break/></text:span>要求課程「不涉及政治活動」是侵害學術自由嗎？游梓翔貼出美國常春藤名校布朗大學的規範為例，「管理人員、教師和職員可以在個人時間參加黨派活動，但不可以在正常工作和大學職責內這麼做」，承諾陸方不會利用上課從事台獨或反中活動是應該的，就算不承諾，本來就不該這麼做，「真的需要無限上綱、泛政治到這種程度？」</text:p>
      <text:p text:style-name="P1"><text:span text:style-name="T1">陳真</text:span><text:s/>  |  2017.03.05 20:07   |   <text:a xlink:type="simple" xlink:href="http://palinfo.habago.org/Entry?Command=Information_PrintForum&amp;iPage=181#FORUM35488"><text:span text:style-name="T2">#</text:span></text:a></text:p>
      <text:p text:style-name="P4">阿遠提到我多年之前對於民主的評價。也許應該這麼說，當有人談到所謂民主時，你得先問問他：<text:span text:style-name="T3">"What do you mean by </text:span>民主？<text:span text:style-name="T3">" </text:span>你說的<text:span text:style-name="T3"><text:s/>"</text:span>民主<text:span text:style-name="T3">" </text:span>究竟是啥意思、指的是什麼呢？有了較為明確的概念指涉之後，我們或許才有可能知道應該怎麼評價它。<text:span text:style-name="T3"> <text:line-break/><text:line-break/></text:span>記得<text:span text:style-name="T3">2003</text:span>年美國入侵伊拉克時，有一天，我在英國接到一通越洋長途電話，是即將擔任蘋果日報的社長打來的，他說，香港有一份報紙叫做蘋果日報，準備在台灣發行，希望我可以幫他們寫稿。我說我只能不定期地寫，心裏有話，想寫才寫，而且報社不能修改我的稿子內容。社長說沒問題。我問他，那你們希望我寫些什麼樣的題材呢？社長說寫什麼都行。<text:span text:style-name="T3"> <text:line-break/><text:line-break/></text:span>我那時候心裏其實有個強烈念頭就是想寫一系列<text:span text:style-name="T3"><text:s/>"</text:span>反民主<text:span text:style-name="T3">"</text:span>、<text:span text:style-name="T3">"</text:span>反自由<text:span text:style-name="T3">" </text:span>的專欄文章。為什麼呢？因為實在是<text:span text:style-name="T3">x</text:span>它媽的凍未條。那時候，美國總統布希以及西方主流媒體，每天就是在拼命炒作所謂<text:span text:style-name="T3"><text:s/>"</text:span>民主對抗獨裁<text:span text:style-name="T3">"</text:span>、<text:span text:style-name="T3">"</text:span>自由解放奴役<text:span text:style-name="T3">" </text:span>的無腦政治宣傳。那時候是阿扁當總統，更是荒腔走板。全世界第一個下達最後通牒、命令海珊在幾小時內立即下台逃亡的就是阿扁主政下的台灣政府；狗居然衝得比美國主人還快、還凶猛，真是不可思議。海珊聽到阿扁的<text:span text:style-name="T3"><text:s/>"</text:span>最後通牒<text:span text:style-name="T3">"</text:span>，不知道有沒有嚇得屁滾尿流。<text:span text:style-name="T3"> <text:line-break/><text:line-break/></text:span>那時候，全世界發高燒，動不動就是民主、自由與人權，聽了實在想吐，這麼蠢的鳥話居然也有人信。不過，我後來倒是沒有寫那一系列原本想寫的反民主<text:span text:style-name="T3">"</text:span>、<text:span text:style-name="T3">"</text:span>反自由<text:span text:style-name="T3">" </text:span>、乃至<text:span text:style-name="T3"><text:s/>"</text:span>反人權<text:span text:style-name="T3">" </text:span>的文章，因為覺得實在是太低能了，你怎麼可能有模有樣地去跟一群存心拿民主自由與人權來當成胡說八道藉口的歹徒和騙子進行討論。這些人渣，長年以來就只是存心要以一種很低能的方式胡扯些毫無認知意義的蠢話。比方說，所謂民主，幾乎就等於<text:span text:style-name="T3"><text:s/>"</text:span>投票<text:span text:style-name="T3">"</text:span>、<text:span text:style-name="T3">"</text:span>選舉<text:span text:style-name="T3">" </text:span>或什麼<text:span text:style-name="T3"><text:s/>"</text:span>公投<text:span text:style-name="T3">"</text:span>，說這就是<text:span text:style-name="T3"><text:s/>"</text:span>神聖的人民當家作主<text:span text:style-name="T3">"</text:span>。更直接地說，就是以美國為民主典範。而且，黑白二分：民主自由世界<text:span text:style-name="T3"><text:s/>vs.</text:span>極權共產鐵幕。<text:span text:style-name="T3"> <text:line-break/><text:line-break/></text:span>長年以來，台灣當然也一樣，總是宣傳這一套低能到爆的民主洗腦教材。可是，相關知識，他們難道會不懂嗎？社會科學有這麼低能幼稚嗎？連我這個很不喜歡社會科學的門外漢都略知一二，這些人渣會不懂嗎？他們不是不懂，而是存心胡扯。你看市面上不是一大堆所謂<text:span text:style-name="T3"><text:s/>"</text:span>親綠學者<text:span text:style-name="T3">" </text:span>嗎，大多是念社會科學，你相信這些操弄媒體的政治高手會蠢到這種地步嗎？但卻蠢話講不停，鳥話連篇，實在有夠無恥。所謂民主，在他們眼裏，其實就只是一種鬥爭、抹黑異己的低能廉價工具。<text:span text:style-name="T3"> <text:line-break/><text:line-break/></text:span>所謂<text:span text:style-name="T3"><text:s/>"</text:span>討論<text:span text:style-name="T3">" </text:span>或<text:span text:style-name="T3"><text:s/>"</text:span>反駁<text:span text:style-name="T3">" </text:span>是這樣一種東西，你得先提出一種具有相當認知意義的說法，然後別人才有可能針對你的說法提出反駁。你很難去反駁低能到爆的一堆毫無意義的蠢話，因為根本無從反駁。我們其實不是在討論什麼<text:span text:style-name="T3"><text:s/>"</text:span>民主<text:span text:style-name="T3">"</text:span>，而只是在對付命名為<text:span text:style-name="T3"><text:s/>"</text:span>民主<text:span text:style-name="T3">" </text:span>的這樣一種低能的洗腦教材。<text:span text:style-name="T3"> <text:line-break/><text:line-break/></text:span>洗腦教材通常是這樣：越是簡化，越是低能，越是聳動，越是無腦，越容易滲透一般大眾人心。不信你看看綠色垃圾黨長年以來怎麼抹黑國民黨就知道這套教材是如何編寫與宣傳，效果十分神奇，甚至都已經<text:span text:style-name="T3">21</text:span>世紀準備要移民火星了，這套低能無腦到難以想像的民主教材，依然強烈發揮作用。你看，什麼大腸花<text:span text:style-name="T3"><text:s/>"</text:span>學運<text:span text:style-name="T3">"</text:span>，反中，反華，憑藉的道德指控是什麼？就是這一套北七教材。<text:span text:style-name="T3"> <text:line-break/><text:line-break/></text:span>你心裏也許會納悶：<text:span text:style-name="T3">"</text:span>天啊！這麼蠢的民主鳥話，連覆述兩句都會讓人臉紅，因為實在是蠢到爆了，怎麼可能會有人相信？<text:span text:style-name="T3">" </text:span>可悲的是，偏偏就是幾乎所有人都會信：<text:span text:style-name="T3">"</text:span>我們好民主好幸福哦，他們<text:span text:style-name="T3"><text:s/>(</text:span>中國人<text:span text:style-name="T3">) </text:span>好可憐好落後哦，我們可以投票耶，他們連選票長什麼樣都沒見過吧，好可憐好悲慘哦<text:span text:style-name="T3">"</text:span>。<text:span text:style-name="T3"> <text:line-break/><text:line-break/></text:span>不信，你去各大、中、小學校園裏或任何一家醫院，隨便找個學生、老師或醫生、護士來問一下，保證十個有九個半都是這樣想的：<text:span text:style-name="T3">"</text:span>我們好民主，美國好民主，好幸福。大陸好獨裁，好黑箱，好落後。我們是尊貴、進步的幸福人兒，那種不民主不自由的落後悲慘生活我們過不慣，我們要捍衛珍貴的民主果實。<text:span text:style-name="T3">" <text:line-break/><text:line-break/></text:span>就以美國來說吧，你說它是個民主國家，那究竟指的是什麼呢？人民的普遍利益與意志，有可能具體展現在這套徹底被財團和軍火商掌控的政治體系中嗎？事實上，美國很顯然才是個極權主義國家，權力完全集中在極少數人手上。這些人，才是真正意義上的主人，而百分之九十九點九九九九九的人民，只是主人依照特定機制進行管理的一群毫無意志的綿羊。<text:span text:style-name="T3"> <text:line-break/><text:line-break/></text:span>你會說，在這個意義上，難道中國或英國、法國、印度、巴基斯坦與日本等等等就不是極權國家？當然也是。差別也許只是在於各自體現了什麼樣的一種國家目標與族群利益。所謂人民，只是一種想像，國家的發展目標究竟具體照顧到哪些人的利益，基本上還是國家說了算。在搶奪國家機器的過程中，比的是拳頭，比的是力量，搶來搶去其實都是同一批人，為特定的國家目標服務，或是更卑鄙的，像美國那樣，為特定的財團利益效勞，所謂民主的普遍共通性與一致性，往往只是一種神話，宛若天邊彩虹，僅供觀賞，難以落實。<text:span text:style-name="T3"><text:line-break/><text:line-break/></text:span>也許可以這麼說，在我們反民主或支持民主之前，你可能得先問問它究竟真的存在嗎？我們總不可能去反對一個根本不存在或甚至在現代國家形式下根本不可能存在的東西。倘若它存在，你還得進一步問問它究竟是以一種什麼樣的方式存在？<text:span text:style-name="T3">"democracy as X"</text:span>？重點在於這個<text:span text:style-name="T3"><text:s/>"X"</text:span>。<text:span text:style-name="T3"> <text:line-break/><text:line-break/></text:span>比方說，人渣黨及其同夥，從<text:span text:style-name="T3">20</text:span>年前開始有計畫地推行所謂<text:span text:style-name="T3"><text:s/>"</text:span>愛台灣<text:span text:style-name="T3">"</text:span>，藉以畫分敵我，不但洗腦，而且妖魔化異己，藉以選票最大化。凡是敵人都是<text:span text:style-name="T3"><text:s/>"</text:span>不愛台灣<text:span text:style-name="T3">"</text:span>，凡是<text:span text:style-name="T3"><text:s/>"</text:span>不愛台灣<text:span text:style-name="T3">"</text:span>，就是敵人。當你說你不愛台灣時，那是極端刺耳的挑釁背叛言論，彷彿就好像有人說他不愛父母那般嚴重，立即會招來可怕的報復與懲罰。可是，難道你聽不出來，所謂愛台灣，意思是愛台灣<text:span text:style-name="T3"><text:s/>"as a </text:span>國家<text:span text:style-name="T3">"</text:span>，指的就是台獨。<text:span text:style-name="T3"> <text:line-break/><text:line-break/></text:span>大家聽懂我的意思吧？<text:span text:style-name="T3">"</text:span>台灣<text:span text:style-name="T3">" </text:span>不是一個意義清楚的概念，你得先說清楚<text:span text:style-name="T3"><text:s/>"</text:span>台灣<text:span text:style-name="T3"><text:s/>as X"? </text:span>倘若愛台灣指的是愛台灣<text:span text:style-name="T3"><text:s/>(</text:span>做為一個國家<text:span text:style-name="T3">)</text:span>，我為什麼要愛或非愛不可呢？民主也一樣，民主滿天飛，但它究竟是<text:span text:style-name="T3"><text:s/>"</text:span>民主<text:span text:style-name="T3"><text:s/>(</text:span>做為一個<text:span text:style-name="T3"><text:s/>"</text:span>什麼<text:span text:style-name="T3">")" </text:span>卻始終故意打迷糊仗，或甚至故意簡化成有害的、旨在傷害敵人之既有穩定體制的所謂<text:span text:style-name="T3"><text:s/>"</text:span>民主等於選舉<text:span text:style-name="T3">"</text:span>、<text:span text:style-name="T3">"</text:span>民主等於言論不設限<text:span text:style-name="T3">" </text:span>等等等。<text:span text:style-name="T3"> <text:line-break/><text:line-break/></text:span>說到底，與其說我反民主，不如說我懷疑甚囂塵上的那樣一種什麼<text:span text:style-name="T3"><text:s/>"</text:span>人民當家作主<text:span text:style-name="T3">" </text:span>的民主論調存在的可能性；它甚至缺乏認知意義，幾乎已經變成一種曖眛模糊的政治鬥爭標籤。也許這多少也反映出所謂民主做為一種概念，本質上的缺陷與飄忽不定。在這樣一種飄忽不定的本質下，不如我也來給大家洗個腦，與其說我反民主，不如說我其實是嚮往民主的。<text:span text:style-name="T3"> <text:line-break/><text:line-break/></text:span>我的所謂民主，不以國家疆域為界限，不以特定政治立場為目標，更不講究什麼<text:span text:style-name="T3"><text:s/>"</text:span>有沒有投票<text:span text:style-name="T3">" </text:span>那類無甚意義的綿羊管理技巧，而是指的一種以個人為思考與行動單位，關乎個人對於公眾生活的自主經驗與想像，想像一個更具有普世價值或普世意義的未來世界，在這個邁向未來的過程中，我該怎麼活，我該怎麼死，我該為這樣一個願望做些什麼，支持些什麼，反對些什麼，我自己得想清楚，並且為它採取行動。<text:span text:style-name="T3"> <text:line-break/><text:line-break/></text:span>聽起來，民主倒像是一種個人經驗告白與行動了，但它是變動的<text:span text:style-name="T3"><text:s/>(dynamic)</text:span>，<text:span text:style-name="T3">intersubjective</text:span>的，對應於不同現實的，而不是一種特定且固定的行政機制，更不是綿羊放牧場儀式化的民主遊戲。<text:span text:style-name="T3"> <text:line-break/><text:line-break/></text:span>這話要怎麼說呢？倘若你看到一團鬼影，曖眛模糊飄忽不可測，於是我把影子給捉來，一團黑黑的，看不懂，不知道是什麼怪物。沒關係，我可以研究一下它的<text:span text:style-name="T3">DNA</text:span>，分析一下它的生化結構，或許我可以說，它的飄忽本質似乎有著這樣那樣的一種特性，只要掌握了這樣一個特性，我們就能更加具體地把這團鬼影給描述得更清楚了。至於這說不清的鬼東西是不是一個好東西，我估計應該是的，因為基本上我還是相信共通性，相信你跟我之間有著某種重要的共同利害關係與價值，因此，只要這些價值與利害是共通的，那麼，你我遲早會走到同一條道路上，朝向一個也許比較好的未來。<text:span text:style-name="T3"> <text:line-break/><text:line-break/></text:span>我的這些鬼話，只是一人信仰，不外銷，不輸出，不招信徒，絕不會像美國人那樣整天用飛彈<text:span text:style-name="T3"><text:s/>"</text:span>輸出<text:span text:style-name="T3">" </text:span>什麼民主，非要逼人就範不可。我的民主鬼話只是自己說給自己聽，如果你聽了覺得有點意思，也許那只是因為你自己其實也是這麼想的，我只是幫你把你心裏難以名狀的鬼點子給說出來而已。</text:p>
      <text:p text:style-name="P1"><text:span text:style-name="T1">楊宏</text:span><text:s/>  |  2017.03.05 17:47   |   <text:a xlink:type="simple" xlink:href="http://palinfo.habago.org/Entry?Command=Information_PrintForum&amp;iPage=181#FORUM35487"><text:span text:style-name="T2">#</text:span></text:a></text:p>
      <text:p text:style-name="P2">我很喜歡楊振寧，我能感受到他的溫度他的情感，理解他的戀眷他的計較他在人生每個路口的選擇。至於那段惹俗世非議的老翁配佳人，我的感覺是很溫馨，人間少有美妙的愛情故事。祝福他們。<text:span text:style-name="T3"> <text:line-break/><text:line-break/><text:line-break/></text:span>轉自<text:span text:style-name="T3"><text:s/>2017-02-22 </text:span>中外学术情报<text:span text:style-name="T3"><text:s/>http://mp.weixin.qq.com/s/aqmCFoCWtWbEDfEPv720bw <text:line-break/><text:line-break/><text:line-break/></text:span>科学与文学的对话<text:span text:style-name="T3"> <text:line-break/><text:line-break/></text:span>范曾：杨先生，今天非常高兴，您和莫言兄来到北大，我记得我看过一些很普及的读物，就是科学的。霍金的《宇宙简史》，《时间简史》，《果壳中的宇宙》，我大概能看懂十分之二。凡是公式的部分全看不懂，可是看了这个呢，我觉得他是一个充满幻想的人，您认识他，而且您对他的评价很高，可是他为什么得不到诺贝尔奖。<text:span text:style-name="T3"> <text:line-break/><text:line-break/><text:line-break/></text:span>杨振宁：我不会回答这个问题。讲起这个诺贝尔奖，我要问莫言一个问题。你跟我走了不同的道路，我们的出身也是完全不一样的，你是个农民的儿子，我是个大学教授的儿子。你走了文学的路，我走了科学的路。我们两个人走上了斯德哥尔摩获奖的这个台上。可是我走上奖台的时候，我深深的感受到，我的感受跟一个美国的诺贝尔学奖获得者的感受是不一样的。我要问莫言，你去年在斯德哥尔摩获奖的时候你是不是也有一个感受，你这个得奖跟一个英国人在那得奖或者一个法国人在那得奖是不一样的。<text:span text:style-name="T3"> <text:line-break/><text:line-break/><text:line-break/></text:span>莫言：我觉得跟任何人都不一样，这个诺贝尔文学奖是第一次颁给中国籍的作家，尤其是关于文学奖在中国的几十年来一直是个热点的问题，我是深受其扰，在没得奖之前，每年到了九月份十月份，就会接到很多很多的电话，一会说你今年怎么样，一会又说你认为谁能得谁不得，后来就干脆这段时间不接电话，不回答。所以这个时候，我就感觉这个得奖者已经变成一个被众人所研究的科学对象了。他已经不是个人了。所以领奖的时候，我感觉到我不是一个领奖者，不是一个被观察者，而变成了一个观察者。我站在这个舞台上，我在看国王、看王后，看国王后面那两个漂亮的女儿。当然我也看台下，看我的太太和我的女儿。所以也有人问我，你在领奖的时候，从国王手里面接到这个奖牌的时候，有什么想法没有？没有想到，都是在观察。<text:span text:style-name="T3"> <text:line-break/><text:line-break/><text:line-break/></text:span>范曾：我想问杨教授，你曾经说过，科学家从来都不能发明，他只是在不断发现。我想问莫言兄，您是在发明创造，还是有另一种途径？<text:span text:style-name="T3"> <text:line-break/><text:line-break/><text:line-break/></text:span>莫言：我想文学创作和科学发现有很多共同的地方，也有一些不同。文学家关注的是人，科学家关注的是物；文学家探讨的是人类的情感，科学家关注的可能是物质的原理。所以同样一个事物在文学家和科学家的眼睛里可能就不一样。我记得鲁迅曾经说过，我们一般人看到的鲜花就是美丽的花朵，但是在植物学家眼里就变成了植物的生殖器官。<text:span text:style-name="T3"> <text:line-break/><text:line-break/><text:line-break/></text:span>但在创造的过程当中它们也有很多共同的地方。严格地说作家的创作也不是无中生有，作家在作品里塑造的所有人物也都是现实当中的人物经过想象、加工后的综合，但他确实又不能跟生活中的任何一个人物对上号，他是属于作家的一种文学创造。所以我觉得这是文学比物理学、化学稍微自由一点的地方。<text:span text:style-name="T3"> <text:line-break/><text:line-break/><text:line-break/></text:span>范曾：我觉得自由得多，尤其莫言兄你的笔就像一支魔笔，神奇幻化，而且给人一种更加真实的感觉。这是我的感受。那谈到风格，文学家的风格是没话说的，科学家的风格怎么体现？科学家和文学家的风格有什么区别？<text:span text:style-name="T3"> <text:line-break/><text:line-break/><text:line-break/></text:span>杨振宁：我想是有区别的。这和前几分钟你问的问题也有密切关系，就是发明跟发现的关系。不管在科学、文学、艺术里，发现跟发明的界限都不是完全清楚。可是我想底下这句话是有道理的，科学里发现的成分比文学里少一点。我可以把这句话从另外一个方向再讨论一下，我知道莫言喜欢写幻想文学，有没有幻想科学呢？我想没有，科学是猜想的学问，不是幻想的学问，幻想的科学我觉得是没有出路的，因为科学所要了解的是一些已经有的现象。没有人类的时候就已经有电、有磁了，科学家要想了解宇宙结构，这就需要想象、需要猜，这跟文学的幻想是很不一样的。我不晓得莫言同不同意我的说法。<text:span text:style-name="T3"> <text:line-break/><text:line-break/><text:line-break/></text:span>莫言：我当然同意。文学家确实需要幻想，我们也知道文学当中还有个重要的门类叫科幻文学，拥有大量读者。其实很多作家并不具备物理学、天文学的知识，但他依然可以在他的小说里进行描写。我记得很早之前我看过蒲松龄的小说《雷操》，写了一个书生从天上摘下星星的故事，这种描写在文学中还有很多。其实文学作品的想象建立在生活经验的基础上，科幻作家的则建立在一定的科学知识之上。文学幻想和科学家猜想的区别更大，它是建立在一定的生活经历之上，再去想象、类推的。<text:span text:style-name="T3"> <text:line-break/><text:line-break/><text:line-break/></text:span>范曾：有发现，而非发明。谈到风格，科学家的风格体现在什么地方？<text:span text:style-name="T3"> <text:line-break/><text:line-break/><text:line-break/></text:span>杨振宁：科学家肯定是有风格的，尤其是大科学家，会有非常清楚的风格。因为在科学家成长过程中，需要提炼、渐渐发展出思路。等到变成大科学家，别人看来，风格就会很清楚。我曾经对于这个问题做过一个讨论。<text:span text:style-name="T3">20</text:span>世纪是物理学最辉煌的世纪，有三个大发明，其中一个叫做量子力学，对于基础物理学是一个了不起的革命，参与的人有三五个，其中有两位非常年轻的学者，一位是德国人海森堡，一个是英国人狄拉克，<text:span text:style-name="T3">20</text:span>世纪初出生的，他们都有巨大的贡献，奠定了量子力学基础。你看他们俩的文章，会惊叹于他们的创新，可是风格是完全不一样的。我曾经说狄拉克的文章是<text:span text:style-name="T3">“</text:span>秋水文章不染尘<text:span text:style-name="T3">”</text:span>，清楚得不得了，走了一段后，跟着他的味道一路走下去没有任何问题。海森堡的贡献十分重要，但是文章非常之乱，每一篇文章都有正确的东西，也有错误的东西，很多时候分不清楚。所以我跟学生说你看见了狄拉克的文章之后，就会觉得没有什么可再做了，所有正确的东西都被他说光了。但是你看了海森堡的东西就要注意，有对有错，对的也很模糊，所以要仔细将对的错的分开，就会有很重大的贡献。这就是两种风格，整个物理学前沿的发展就是这两种不同的风格互相影响而发展来的。我不知道文学的发展是不是也有类似的现象？<text:span text:style-name="T3"> <text:line-break/><text:line-break/><text:line-break/></text:span>莫言：作家肯定都有作家的风格，通过语言来体现。要区别鲁迅和沈从文，哪怕把他们名字盖掉，一读文章也能作出准确的判断。整体来说，文学经过了这么长时间的发展和变化，有了各种流派。但是各种各样的流派和风格对作家而言有时候也是一种无可奈何。比如说，一段时间内现实主义的写法，巴尔扎克等大作家已经把这种风格发挥到了一种登峰造极的地步，后来者很难超越。作家只有对前人的作品有所超越或者不同，才能在文坛上站住脚跟。这就逼着作家去想另外的出路，千方百计避开这些已经非常辉煌的写作风格，寻找自己的风格，我想各种流派的产生大部分都基于此。作家个人刚开始肯定会模仿各种各样流派的写法，在广泛的阅读和借鉴的过程当中慢慢强化或者突出个性，形成自己鲜明的风格，才有可能在文坛上占据一席之地。<text:span text:style-name="T3"> <text:line-break/><text:line-break/><text:line-break/></text:span>杨振宁：<text:span text:style-name="T3">9</text:span>年前，范曾先生画了一幅大画送给南开大学数学研究所。画的是我和陈省身先生之间的对话，把我和他的表情都表现得非常好，我尤其欣赏的是范曾题的诗，其中有一句<text:span text:style-name="T3">“</text:span>真情妙悟著文章<text:span text:style-name="T3">”</text:span>。我认为这七个字将科学研究所必需的过程说得非常清楚。先要有真情，就是浓厚的兴趣，然后是妙悟，有了它才能有结果：著文章。三部曲道尽了科学研究必经的过程。我想问莫言先生，这七个字描述文学的形成过程是不是也恰当？<text:span text:style-name="T3"> <text:line-break/><text:line-break/><text:line-break/></text:span>莫言：更加恰当了，因为是<text:span text:style-name="T3">“</text:span>著文章<text:span text:style-name="T3">”</text:span>嘛。<text:span text:style-name="T3"> <text:line-break/><text:line-break/><text:line-break/></text:span>范曾：我过去问过陈省身先生，我说您是伟大数学家，您的学问我一点儿也不懂，为什么别人说你好，好在什么地方？他对我这个<text:span text:style-name="T3">“</text:span>数学无知<text:span text:style-name="T3">”</text:span>无可奈何，却回答得很有意味。他说，我做得简练，很漂亮。我想解答一个数学问题，用很繁琐的方法得到结论肯定不如用简洁的方法得到同样结论。可是谈到小说的话，光简洁也是不行的，要丰富，要绚烂。有不太了解莫言的人说莫言的小说太长，我不觉得长，最长的《丰乳肥臀》也有种不尽之意在。光是简洁漂亮可能不是小说家的使命。莫言您觉得要达到<text:span text:style-name="T3">“</text:span>真情妙悟著文章<text:span text:style-name="T3">”</text:span>应该是怎样的？<text:span text:style-name="T3"> <text:line-break/><text:line-break/><text:line-break/></text:span>莫言：刚才谈到作家的风格，有一类很简洁、干净利索，比如海明威，有的人非常繁复，像福克纳。我们中国作家也可以举出很多的例子。作家的风格应该是很多样的，朦胧、简洁、繁茂都是美，这可能比科学要自由。<text:span text:style-name="T3"> <text:line-break/><text:line-break/><text:line-break/></text:span>杨振宁：如果问一个数学家或者物理学家，说你所做的重要的工作，里面的妙悟能不能讲出来？通常都能讲出来。在对于一个问题思考了很久，突然灵机一动，思想就会非常开朗。但是如果问一个文学家，最重要的工作是不是中间有一个顿悟的时光？我想没有。<text:span text:style-name="T3"> <text:line-break/><text:line-break/><text:line-break/></text:span>莫言：也有。灵感突然到来，创作中的问题也就解决了。有时候也靠做梦。我记得看过门捷列夫发明元素周期表就在做梦时排列出来的，作家也会在梦中构思出很好的情节。《生死疲劳》其实早就想写，但一直也写不下去，就是因为长篇小说的结构没有想好。有一年我去参观一个庙宇，在墙壁上看到一幅壁画，关于佛教的六道轮回。我突然感到顿悟，就用六道轮回做了长篇结构。所以写得特别顺利。<text:span text:style-name="T3"> <text:line-break/><text:line-break/><text:line-break/></text:span>范曾：两位先生讲的对我启发太大了。妙悟在科学和文学中都有，但是表现是不一样的。要到实验中去证明，文学家妙悟后直接写出文章。文学要比科学自由得多。<text:span text:style-name="T3"> <text:line-break/><text:line-break/><text:line-break/></text:span>范曾：谈到年龄，科学家成功的年龄和文学家成功的年龄是很不一样的。莫言这样的小说家，必须要有丰富的生活经历，并且博览群书，十七八岁或者二十几岁就想出一个惊世骇俗的东西，这基本不可能。可科学家是不是取得杰出成就的时间会提前一些？<text:span text:style-name="T3"> <text:line-break/><text:line-break/><text:line-break/></text:span>杨振宁：一般讲起来，尤其是数学和理论物理，这是很清楚的，二三十岁的人势不可挡。爱因斯坦二十六岁的时候一年中写了六篇文章，其中三篇绝对是世界级的。所以有些科学的领域特别适合年轻人走进去。为什么？有一个说法是年轻人知识面不够广，要解决具体问题的时候只专注在这个上面，只对着一点勇往直前。到年纪大了以后，学的东西多，面就广了，有一个很大的坏处，就是顾虑也多了。在数学和理论物理里，十分明显。我想在文学里，年龄很大的能做出非常大的工作，比如杜甫就是晚年成大家的。文学中创意的来源跟科学中的不一样。<text:span text:style-name="T3"> <text:line-break/><text:line-break/><text:line-break/></text:span>范曾：我想请二位诺贝尔奖得主用最简短的语言谈谈你们的中国梦。<text:span text:style-name="T3"> <text:line-break/><text:line-break/><text:line-break/></text:span>杨振宁：我觉得这不能用一两句话讲。中国民族一百多年被欺负得非常悲惨，在座年轻人也许对此不太了解，我父亲和我这一辈子，<text:span text:style-name="T3">“</text:span>被欺负<text:span text:style-name="T3">”</text:span>是灵魂深处的感受。原因大家也知道，是中国没有发展近代科学。对于获得诺贝尔奖，变成了全民族的期待，这是很自然的。我想是最近这几十年中国的发展给了整个中华民族一个新的前途，也就产生了中国梦。我认为中国梦是会实现的。我在国内有十多年了，我知道有数不清有能力、有决心的年轻人。当然也存在问题，这是不可避免的，中国要在几十年内追上西方几百年发展的成果，问题不可避免。但是我们在种种方面都证明，我们可以将很多问题都克服，所以我对于中国梦的实现是充满了乐观的态度。<text:span text:style-name="T3"> <text:line-break/><text:line-break/><text:line-break/></text:span>莫言：最近我在网上看见一条消息，美国的一家公司在征集第一批移民火星的志愿者，中国人报名很多。我想这也表达了中国人的梦想：到天上去。<text:span text:style-name="T3"> <text:line-break/><text:line-break/><text:line-break/></text:span>范曾：要言不烦。因为我们的航天事业正在迅猛发展。</text:p>
      <text:p text:style-name="P1"><text:span text:style-name="T1">陳真</text:span><text:s/>  |  2017.03.05 01:34   |   <text:a xlink:type="simple" xlink:href="http://palinfo.habago.org/Entry?Command=Information_PrintForum&amp;iPage=181#FORUM35486"><text:span text:style-name="T2">#</text:span></text:a></text:p>
      <text:p text:style-name="P4">川普很直接，每天寫<text:span text:style-name="T3">twitter(</text:span>推特<text:span text:style-name="T3">)</text:span>，而且總是講得很白。這應該是他剛剛才貼的吧？基本上，川普應該是美國有史以來相對來講最誠實坦白的一個總統。<text:span text:style-name="T3"> <text:line-break/><text:line-break/>https://twitter.com/realdonaldtrump <text:line-break/><text:line-break/></text:span>一個這麼大的國家，政治突然變得如此<text:span text:style-name="T3"><text:s/>"</text:span>戲劇化<text:span text:style-name="T3">"</text:span>，甚至兒戲，恐怕也不是什麼好事。不管哪一方，似乎一個不高興，隨時就會出什麼亂子。不過，川普的誠實，也讓人清楚看見美國向來的形象包裝有多麼的不真實。<text:span text:style-name="T3"><text:line-break/><text:line-break/></text:span>看不懂英文的，這裏有翻譯和一些圖片：<text:span text:style-name="T3"> <text:line-break/><text:line-break/>https://goo.gl/VsNkZH <text:line-break/><text:line-break/></text:span>大約一共有四則推特，用我的話來翻譯是這樣：<text:span text:style-name="T3"> <text:line-break/><text:line-break/>"</text:span>恐怖！我剛剛才發現，歐巴馬竟然在我勝選前針對我的川普大樓進行竊聽。沒竊聽到什麼東西。這就是麥卡錫主義。一個現任總統在選舉前針對總統候選人進行竊聽，這是合法的嗎？再一次秀下限！我敢說，一個好律師肯定可以把這事弄成一個大案子。怎麼會有像歐巴馬這麼低級的，竟然在神聖的大選前竊聽我。這是尼克森水門案件的翻版。這混蛋是不是有病啊？<text:span text:style-name="T3">" </text:span></text:p>
      <text:p text:style-name="P1"><text:span text:style-name="T1">鄭豐遠</text:span><text:s/>  |  2017.03.04 18:15   |   <text:a xlink:type="simple" xlink:href="http://palinfo.habago.org/Entry?Command=Information_PrintForum&amp;iPage=181#FORUM35485"><text:span text:style-name="T2">#</text:span></text:a></text:p>
      <text:p text:style-name="P2">過去做生意做了將近九年，結識了不少人，從人際關係中我學到了很多，所謂以人為師，每當我感到辛苦痛苦、身心俱疲時，我就會想到別人，特別是那些與我親近的人。好的就不必說了，要學不容易，怕學不來，壞的卻更有學習價值，所謂反面教材，以那些壞的為借鑒，我不知不覺中避免掉了很多毀滅性的後果。<text:span text:style-name="T3"> <text:line-break/><text:line-break/></text:span>出國前幾年，每天忙著在大街小巷穿梭，忙到累到快爆斃，出國前甚至得隻身反覆整理成噸的各種家當物品，經常覺得心臟是不是要爆掉了，真的是很忙，忙到差點失去寶貴的視力，忙到得了至今無法好轉的胃病，忙到經常汗流浹背髒臭不堪，全身說不完一堆大小毛病，當我對這一切感到心力焦交瘁時，常會萌生一個問號，問自己為什麼沒辦法像別人一樣輕鬆地過活，明明更瘦小更孱弱，卻非得走一條比常人更勞累更挫折的路，當我累了坐了下來休息，看著周遭識與不識的人，整天忙著上<text:span text:style-name="T3"><text:s/>BBS</text:span>打電動看漫畫看連續劇看綜藝節目四處吃喝遊玩講八卦聊是非，整天從事這些無腦無助於身心與生活發展的活動，於是我對自己說<text:span text:style-name="T3">: </text:span>嗯，我是對的，還好我沒有整天像他們那樣，我得堅持自己的路，否則後果不堪設想。<text:span text:style-name="T3"> <text:line-break/><text:line-break/></text:span>我於是這樣活下來了，也於是終於存了一些錢，來到了國外生活，終於有了四十年來真真真正正屬於自己的大半年時光，可以不用工作，好好地思考和學習一些嚮往的知識。一個人活了四十年，難得能這樣休養生息，過去那些汗水、那些無人能懂的各種辛酸或屈辱也算有了些代價。而我感覺那些我身邊終日泡在各種無腦無益無用的事物中，不知努力向上的反面教材們，終將<text:span text:style-name="T3">(</text:span>或許該說已經<text:span text:style-name="T3">)</text:span>為此付出完全不同的另一種沈重代價。也許我應該要感謝他們為我做出最糟的示範，讓我藉以警剔並砥礪自己，撐過各種艱難時光。<text:span text:style-name="T3"> <text:line-break/><text:line-break/></text:span>人生很難說，誰能好好走完這一遭還說不準，我並不是要抬舉自己貶低別人。我只是要說，努力很重要，努力的同時也要以他人為鏡，從中學習，特別是反面教材。<text:span text:style-name="T3"> <text:line-break/><text:line-break/></text:span>人是如此，國家當然也一樣。如果你有稍微關注這一兩年關於中國政治與西式<text:span text:style-name="T3">”</text:span>民主<text:span text:style-name="T3">”</text:span>政治的一些討論，你會發現，人們開始對中國一黨政治下的國家發展模式和成果，從過去的全然批評，到慢慢給予肯定但抱持懷疑，最近甚至迅速轉變，成為某些人眼中的一種奇蹟和希望了。大概十年前吧，我在巴勒網看到董事長寫了一段話，忘了詳細內容，內容大概是說大家都說民主民主，但所謂民主這東西只是一種人為的技術性做法，根本不該和比如人權那樣的概念放在一起談論而看作一種普世價值，更稱不上是一種信仰。我當時不懂事，看到這樣的一句話是很驚訝的，因為謂自由民主人權這些字眼都是從小到大被擺在一起的。但你看董事長還是比較懂事，這些話在十年後的今天，在一些腦頭比較清楚的人耳裡聽起來不但一點也不奇怪，在一些認同中國的發展和進步的人眼中，甚至成為一種主流思維了。<text:span text:style-name="T3"> <text:line-break/><text:line-break/></text:span>中國的發展和進步，任誰都看得出來，可是除了它自己，又有誰懂得其中之艱辛和痛苦<text:span text:style-name="T3">? </text:span>中國就像一個體弱多病的甲級貧戶，靠著自己的努力和堅持，奮鬥了數十年，終於撐了過來，成為一個不卑不亢、頂天立地的人，而在這種過程它不曾傷害別人，卻弄得自己渾身病痛、遍體鱗傷，比如汙染和城鄉問題。這些成果和代價是否值得中國人說自己這條中國式的道路是對的，也許歷史會給它一個公道。<text:span text:style-name="T3"> <text:line-break/><text:line-break/></text:span>大家不要誤會，我的親中言論是有深意的，我說這些幹什麼呢<text:span text:style-name="T3">? </text:span>我是要說大家不要罵台灣了，台灣人真的是好棒棒，我們應該為自己感到光榮的。為什麼<text:span text:style-name="T3">? </text:span>因為我們在這過程中為對岸的祖國同胞做了最差的示範，我們就是最好的一個反面教材。在以美國為首的這一波所謂西方民主化的壓力下，祖國仍然堅持走自己的一黨專政道路而沒有傻呼呼的屈服，我相信一定是看了我們親愛的台灣同胞幾十年來的民主<text:span text:style-name="T3">”</text:span>成果<text:span text:style-name="T3">”</text:span>，於是更堅定了偉大的社會主義道路。換句話說大家不要再罵民進黨和挺綠的廣大民眾了，真的，若不是我們這樣亂哄哄的鬧了幾十年，若不是咱整天努力幹這些無腦無益無用的事把兩千三百萬民眾拖下水，讓整個島水深火熱，連水果都買不起了，我們能讓對岸十三億中國同胞吸取這慘痛教訓嗎<text:span text:style-name="T3">? </text:span>你說說看我們台灣和台灣人有多偉大，多麼令人敬佩<text:span text:style-name="T3">? <text:line-break/><text:line-break/></text:span>真的，不要再罵台灣了，就讓我們繼續沉淪，犧牲自己，成就中國吧。這樣如蠟燭般的情操，這樣非凡良苦的用心，全世界還有誰可以屁美<text:span text:style-name="T3">? </text:span>寧為美國日本狗，不為中國人，還有什麼精神比這更高尚、更進步、更民主<text:span text:style-name="T3">? <text:line-break/><text:line-break/></text:span>你相不相信，以上並非搞笑，而是我懷著一種十分沉痛和憂傷的心情，對身為一個華人所發出的悲鳴<text:span text:style-name="T3">? </text:span>人在國外，看著來自不同文化的各色人種，看著許多來自中國和台灣的同胞，我想了很多。對於兩岸，我似乎可以看到一個可悲的未來，如電影<text:span text:style-name="T3">”</text:span>地下社會<text:span text:style-name="T3">”</text:span>所說的那樣，世上最悲慘之事，莫過於<text:span text:style-name="T3">…</text:span>莫過於什麼，你不妨去看一看這部電影，也許你就會明白。</text:p>
      <text:p text:style-name="P3"/>
      <text:p text:style-name="P1"><text:span text:style-name="T1">陳真</text:span><text:s/>  |  2017.03.04 16:13   |   <text:a xlink:type="simple" xlink:href="http://palinfo.habago.org/Entry?Command=Information_PrintForum&amp;iPage=182#FORUM35484"><text:span text:style-name="T2">#</text:span></text:a></text:p>
      <text:p text:style-name="P2">一個國家，居然會窮到連法院傳票都沒有錢寄掛號。如果真的這麼窮，卻反而要花比過去多出好幾倍的幾兆幾千億去跟美國人買武器，因為美國人希望我們轉守為攻殺共匪，你覺得這不會太荒唐嗎？連寄掛號信的錢都沒有，卻願意花幾兆幾千億幫忙美國人打自己的同胞？這就是你所希望的嗎？<text:span text:style-name="T3"> <text:line-break/><text:line-break/></text:span>陳真<text:span text:style-name="T3">2017. 03. 04. <text:line-break/><text:line-break/>====================== <text:line-break/></text:span>法務部沒錢寄掛號<text:span text:style-name="T3"><text:s/></text:span>傳票老是遲到<text:span text:style-name="T3"> <text:line-break/><text:line-break/></text:span>聯合新聞網作者記者徐偉真<text:span text:style-name="T3"> <text:line-break/><text:line-break/>2017</text:span>年<text:span text:style-name="T3">3</text:span>月<text:span text:style-name="T3">4</text:span>日<text:span text:style-name="T3"> <text:line-break/><text:line-break/></text:span>受限於政府預算，法院的開庭通知、傳票等司法文書都是以平信寄送，民眾延遲收到開庭通知的情況時有所聞，立委要求法務部改善。不過，法務部表示，預算有限，短期無法達到。<text:span text:style-name="T3"> <text:line-break/><text:line-break/></text:span>若法院文書無法及時送達，當事人或訴訟代理人就無法申請再議或無法結案，影響訴訟權的行使。國民黨立委昨天召開記者會，指延遲送達情況嚴重。<text:span text:style-name="T3"> <text:line-break/><text:line-break/></text:span>國民黨立委張麗善說，民眾陳情指出，法院傳票、起訴書都是用平信寄發，當事人可能延遲收到，影響了訴訟權，執政黨大談司法改革，希望不要只唱高調，要從基層做起。<text:span text:style-name="T3"> <text:line-break/><text:line-break/></text:span>國民黨立委蔣萬安也說，不少民眾向他抱怨沒有準時收到訴訟相關信件，他認為用平信寄發有許多問題，例如民眾可能以為是詐騙而不予理會，遇到連假期間郵局郵務繁忙時還可能寄丟，也可能浪費司法資源，庭期都訂了，結果有一方未到，檢察官可能就要再擇期開偵查庭。<text:span text:style-name="T3"> <text:line-break/><text:line-break/></text:span>對此法務部專門委員黃淑媛證實，受限於預算，無法所有信件都以掛號寄出。<text:span text:style-name="T3"> <text:line-break/><text:line-break/></text:span>銓盛法律事務所律師張宜斌說，除了當事人，他也常常延遲收到開庭通知等信件，也常有民眾拿著晚收到的傳票問他該怎麼辦，他只能請民眾去電說明；雖然有些檢察官能了解這種狀況，不會第一次不到就命拘提，但這種情況不該在法治國家發生。<text:span text:style-name="T3"> <text:line-break/><text:line-break/></text:span>另外，他還遇過告訴代理人和當事人都沒收到結案通知，若寄丟了、或是被其他人拆閱了，那該怎麼辦？</text:p>
      <text:p text:style-name="P1"><text:span text:style-name="T1">陳真</text:span><text:s/>  |  2017.03.04 15:43   |   <text:a xlink:type="simple" xlink:href="http://palinfo.habago.org/Entry?Command=Information_PrintForum&amp;iPage=182#FORUM35483"><text:span text:style-name="T2">#</text:span></text:a></text:p>
      <text:p text:style-name="P4">有在買菜的人一定知道，過去幾個月來，水果就跟烏魚子一樣，根本買不起了，貴到離譜，有些水果甚至漲了八倍、十倍。有一天，我在一般傳統菜市場買了一條香蕉，一條哦，不是一串，竟然要三十多塊，一斤一百多。我趕緊連一條也不買了。老闆娘不屑地嘴裏念念有詞說：<text:span text:style-name="T3">"</text:span>買不起就不要問<text:span text:style-name="T3">(</text:span>價錢<text:span text:style-name="T3">)"</text:span>。<text:span text:style-name="T3"> <text:line-break/><text:line-break/></text:span>要不，騎車過幾條街來另一家大賣場買吧，看會不會便宜些。先買個哈密瓜。啥咪！一顆<text:span text:style-name="T3">380</text:span>元？這麼小一顆，<text:span text:style-name="T3">38</text:span>我都嫌貴，趕緊又說我不買了，老闆娘給了個白眼說：<text:span text:style-name="T3">"</text:span>不買就不要拿<text:span text:style-name="T3">"</text:span>。我心裏想，要不就買串葡萄吧？但我不敢問價錢，怕又挨罵，先看另一名顧客買葡萄的狀況如何。啥咪？一斤<text:span text:style-name="T3">180</text:span>？難道買葡萄也只能算粒的？只能買個幾粒？<text:span text:style-name="T3"> <text:line-break/><text:line-break/></text:span>忙了半天，結果我只買了幾顆蕃茄和兩粒小蘋果回家，一共<text:span text:style-name="T3">183</text:span>元。幾個月來，冰箱常是空的，因為實在貴得離譜。我是不是應該考慮去山裏找彌猴打劫？搶牠們的水果和香蕉來吃？如果連我們這樣的高所得都買不起，都得考慮上山找猴子打劫，我很懷疑，家庭收入僅有我們的五分之一或甚至十分之一的一般人，究竟是要怎麼養家活口？<text:span text:style-name="T3"> <text:line-break/><text:line-break/></text:span>最近，無政府狀態的台南成為台灣之光，被一家好像是專門研究交通狀況的國際機構，根據十多年的衛星影像資料數據等等，評選為全球交通最恐怖的第九名。賴啥小所謂<text:span text:style-name="T3"><text:s/>"</text:span>市長<text:span text:style-name="T3">" </text:span>及其<text:span text:style-name="T3">(</text:span>事實上根本不存在的所謂<text:span text:style-name="T3">) "</text:span>執政<text:span text:style-name="T3">" </text:span>團隊，痛罵抹黑。老實說，我也覺得是抹黑，怎麼可能全世界第九名？應該是全世界冠軍才對，我沒法想像世界上還會有更離譜的市政以及更恐怖的交通了。台南人口稀少，居然能夠一舉進入世界恐怖交通的排行榜，這樣的成就，一般人辦得到嗎？這不是台灣之光，什麼是台灣之光？<text:span text:style-name="T3"> <text:line-break/><text:line-break/></text:span>忍耐了很多年，看了好幾年的醫生治療氣喘之後，最近終於決定斥資買了幾台空氣潔淨機，要不然我很可能會中毒身亡。用了幾天的潔淨機，我感覺這些機器會比我先陣亡，因為空氣實在太髒了。下回我是不是該買防毒面具才能多活個幾年？<text:span text:style-name="T3"> <text:line-break/><text:line-break/></text:span>我要說的是，政治自然有它的各種內政外交政策，但骨子裏依然是人民的生活為首要，就連川普也知道這個事情的重要性。就我所知道的每個國家，擔任政治人物或官員都很不簡單，必須處理很多紮紮實實的問題，就跟記者一樣，你得分工，各自去深入了解各項複雜議題。每個國家似乎都是如此，唯有台灣例外。<text:span text:style-name="T3"> <text:line-break/><text:line-break/></text:span>在這島上，每年幾百億養一堆政客及其政治樁腳、養一大堆所謂民意代表，請問你知道他們每天都在幹什麼嗎？你真的懂台灣的政壇實況嗎？你真的了解你所忠心耿耿擁護的那些政客或民代的生活糜爛狀況嗎？你知道他們的實質財產是以什麼樣的幾何速度神祕地增長嗎？你曾經看過他們像我們一般人那樣辛苦工作、甚至經常得忙到三更半夜才能睡覺嗎？你曾經看過他們專注於改善人們的生活之各項基本民生施政嗎？<text:span text:style-name="T3"> <text:line-break/><text:line-break/></text:span>你知不知道，他們接受隨便一筆所謂政治獻金的實質賄賂，往往都是你幾輩子恐怕也賺不到的巨額金錢？你知不知道，隨便一筆買賣或所謂工程委託，隨便一項所謂都市開發或土地變更，他們從中神祕撈取的不義之財，你光是數一數看有幾個零恐怕都要數很久。<text:span text:style-name="T3"> <text:line-break/><text:line-break/></text:span>那麼，這些政治人渣每天忙些什麼呢？寫臉書，或是開記者會，每天就負責講些鳥話，反中，反華，挑撥族群仇恨，抹黑大陸人，鍵子不能踢，扯鈴不能扯，這個有毒素，那裏有中資滲透，這裏有陰謀，那裏有叛徒，光是講這些鳥話，選票就滾滾而來。<text:span text:style-name="T3"> <text:line-break/><text:line-break/></text:span>要不就是忙著無法無天罔顧基本法紀地推行各種政治鬥爭政策，說是偉大的民主與公義；或是忙著充當美國人的狗，偷偷地不知道在搞些什麼祕密軍事勾當，並且打算幾十兆幾千億地跟美國人買一堆武器說是要轉守為攻，一層一層地殺共匪。<text:span text:style-name="T3"> <text:line-break/><text:line-break/></text:span>我這話當然不是要講給這些人渣聽，而是真的對一般台灣人感到非常非常納悶和不解，這真的就是你所真心得意的所謂偉大的民主政治？就只因為每四年讓你投一次票，所以它很偉大？而這真的就是你所渴望的生活和政治？而這樣一些理當下十八層地獄的人渣，真的就是你所仰慕的政治明星和偶像？甚至把他們當神看待？<text:span text:style-name="T3"> <text:line-break/><text:line-break/></text:span>騙子或歹徒無所不在，這不足為奇。比較希奇的是，怎麼會有人能夠被騙到這種地步都還不知道覺悟。更不可思議的是：政治人物當然也有好的，可是，好壞你難道真的不會分辨嗎？居然把好的、罕見的良善政治人物例如馬英九給打成過街老鼠，人人唾棄，卻反而把無數根本不在乎你的死活、每天忙著傷害你的人渣給捧成明星、英雄，捧成理想家，捧成神。<text:span text:style-name="T3"> <text:line-break/><text:line-break/></text:span>我很不喜歡談論島內政治，因為意義不大。這其實根本不是什麼政治問題或藍綠問題或統獨問題，而比較像是智商問題或美學與道德感的問題，也就是說，一種基本理解能力與善惡美醜的基本判斷力。你真的連最基本的是非善惡都看不出來？媒體怎麼給你洗腦，你就怎麼信？難道你都沒有一點點最基本的大腦和心靈？這是我始終最感納悶的一點。我已經為此納悶了五十年。<text:span text:style-name="T3"> <text:line-break/><text:line-break/></text:span>過去舊國民黨壞到爆，但周遭每個台灣人卻都說它好棒，好民主，好偉大。過去美國人讚美蔣介石是世界民主自由的燈塔，然後你就信了，相信蔣公是舉世推崇的世界偉人，相信國民黨好偉大好民主，民主到連美國人都羨慕和佩服。<text:span text:style-name="T3"> <text:line-break/><text:line-break/></text:span>台灣人的認知水平和道德判斷力就是這樣。半個多世紀來，從來沒有一絲改變。我知道背後操盤手絕對不是哪個黨，而是美國。美國人控制了台灣人的思維，控制了台灣社會從上到下每個層面，控制了台灣社會輿論之塑造，企圖把台灣永遠打造成一條為他賣命、為他捐輸金錢與各項資源，為他傷害祖國而不知死期將至的走狗。<text:span text:style-name="T3"> <text:line-break/><text:line-break/></text:span>陳真<text:span text:style-name="T3"><text:s/>2017.03.04. <text:line-break/>============================= <text:line-break/></text:span>台聯<text:span text:style-name="T3">:228</text:span>是中國殖民者對台大屠殺<text:span text:style-name="T3"><text:s/></text:span>籲廢慈湖陵寢<text:span text:style-name="T3"> <text:line-break/><text:line-break/></text:span>民報作者政治中心<text:span text:style-name="T3">/</text:span>綜合報導<text:span text:style-name="T3"> <text:line-break/><text:line-break/>2017</text:span>年<text:span text:style-name="T3">3</text:span>月<text:span text:style-name="T3">4</text:span>日<text:span text:style-name="T3"> <text:line-break/><text:line-break/></text:span>台聯<text:span text:style-name="T3">:228</text:span>是中國殖民者對台大屠殺<text:span text:style-name="T3"><text:s/></text:span>籲廢慈湖陵寢<text:span text:style-name="T3"> <text:line-break/><text:line-break/></text:span>台灣團結聯盟今天<text:span text:style-name="T3">(4</text:span>日<text:span text:style-name="T3">)</text:span>召開記者會，呼籲政府將<text:span text:style-name="T3">228</text:span>事件重新詮釋為二個國家的衝突，也就是「中國殖民者對台灣人的壓迫與屠殺」，呼籲民進黨仿照德國，立法禁止威權符碼再現，並廢除慈湖陵寢，撤除經費及守衛人力。<text:span text:style-name="T3"> <text:line-break/><text:line-break/></text:span>周倪安建議政府應仿效德國「反納粹法」立法。他說，德國禁止各種納粹口號儀式，沒人會說是政治鬥爭，但作惡多端的蔣介石，卻還是遍及這塊土地，呼籲民進黨及時代力量黨團合力推動相關立法。<text:span text:style-name="T3"> <text:line-break/><text:line-break/></text:span>台聯執行副秘書長兼社運部主任張兆林也說，<text:span text:style-name="T3">228</text:span>事件並非意外或單一事件，而是「中國迫害台灣」大屠殺的開始，因此，要台灣人原諒與寬恕的前提，必須是還原完整真實的歷史，並追究元凶與國民黨的責任，落實轉型正義，他呼籲國民黨正式道歉，主張廢除慈湖陵寢，撤除經費及人力。<text:span text:style-name="T3"> <text:line-break/></text:span>他說，直至今年的<text:span text:style-name="T3">228</text:span>，仍可見中國勢力以軍艦、國際打壓、第五縱隊、統一促進黨與愛國同心會等手段，以暴力恫嚇人民，呼籲國安、司法單位硬起來嚴格偵辦。<text:span text:style-name="T3"> <text:line-break/><text:line-break/></text:span>台聯文宣資訊部主任陳嘉霖也呼籲政府對<text:span text:style-name="T3">228</text:span>歷史重新詮釋，此非單純族群、省籍衝突，而是來自中國殖民者大屠殺的兩國衝突，蔣的惡行與希特勒相似，希特勒已成過去，但企圖殖民台灣的中國勢力仍盤據台灣，須以公權力禁止反人權符碼再現，避免殖民勢力反撲。<text:span text:style-name="T3"> <text:line-break/><text:line-break/></text:span>陳嘉霖指出，台聯的立法建議，為去殖民化、去中國化，<text:span text:style-name="T3">228</text:span>歷史悲劇就是來自中國的壓迫與統治，相關歷史、地名、教科書都應正名及促進本土意識。</text:p>
      <text:p text:style-name="P1"><text:span text:style-name="T1">隆誌</text:span><text:s/>  |  2017.03.04 12:56   |   <text:a xlink:type="simple" xlink:href="http://palinfo.habago.org/Entry?Command=Information_PrintForum&amp;iPage=182#FORUM35482"><text:span text:style-name="T2">#</text:span></text:a></text:p>
      <text:p text:style-name="P2"><text:span text:style-name="T3"><text:line-break/></text:span>其實那個黨現在從上到下，看起來真的要什麼台獨，我實在看不出來。<text:span text:style-name="T3"> <text:line-break/><text:line-break/></text:span>該黨的政客，就我的感覺是：「台上一套，台下另一套。」<text:span text:style-name="T3"> <text:line-break/><text:line-break/></text:span>而去大陸出差時，在台商圈子裡交際，更見過不少在台灣高談闊論台獨，在對岸卑躬屈膝的該黨死忠支持者。<text:span text:style-name="T3"> <text:line-break/><text:line-break/></text:span>在大陸，拼命巴結，還炫耀說和某某中央或地方官員首長關係不錯之類。<text:span text:style-name="T3"> <text:line-break/><text:line-break/></text:span>一回到台灣，天天說怎麼可以和對岸往來，拼命罵大陸的市場和職場環境，看見陸客就說一群<text:span text:style-name="T3">426</text:span>。<text:span text:style-name="T3"> <text:line-break/><text:line-break/></text:span>有時候，我真的覺得這類人真的是我在大陸認識的那群人嗎？！<text:span text:style-name="T3"> <text:line-break/><text:line-break/></text:span>聽他們在台灣罵大陸，冷冷回一句：「大陸這麼爛，怎麼不全部撤回台灣。」<text:span text:style-name="T3"> <text:line-break/><text:line-break/></text:span>過去幾年，藉口推給馬英九，千錯萬錯都是他的錯。現在問他們同樣的話，個個卻是啞口無言。<text:span text:style-name="T3"> <text:line-break/><text:line-break/></text:span>當一個國家，偽君子成主流時，這個國家的未來有什麼好期待。<text:span text:style-name="T3"> </text:span></text:p>
      <text:p text:style-name="P1"><text:span text:style-name="T1">陳真</text:span><text:s/>  |  2017.03.04 01:11   |   <text:a xlink:type="simple" xlink:href="http://palinfo.habago.org/Entry?Command=Information_PrintForum&amp;iPage=182#FORUM35481"><text:span text:style-name="T2">#</text:span></text:a></text:p>
      <text:p text:style-name="P4">你看，這些綠色人渣，每天就是講這些鳥話，<text:span text:style-name="T3">"</text:span>保留統一的可能性<text:span text:style-name="T3">"</text:span>，在這鬼島上，居然等同於<text:span text:style-name="T3"><text:s/>"</text:span>背叛全體國人<text:span text:style-name="T3">"</text:span>。<text:span text:style-name="T3"> <text:line-break/><text:line-break/></text:span>吾友柏楊先生常說，<text:span text:style-name="T3">"</text:span>現實往往比小說還戲劇化。<text:span text:style-name="T3">" </text:span>確實如此，許多時候，我常懷疑自己是不是在做夢，要不然，怎麼可能會有這麼多這麼無恥的人，這麼無恥的事，盛行於整個社會之中？實在太戲劇化了。<text:span text:style-name="T3"> <text:line-break/><text:line-break/></text:span>你看，這個人渣黨檯面上這些整天反中反華、整天表忠貞，忠於人渣黨、熱愛台灣國、而且不許別人不愛人渣黨國的人渣們，在過去政治高壓的危險年代，可以說根本就是完全不存在的一群順民，屁都不敢放一個。現在台獨氣燄囂張起來了，這些人渣們竟然個個成為非常<text:span text:style-name="T3"><text:s/>"</text:span>勇猛<text:span text:style-name="T3">" </text:span>的台獨勇士，氣燄囂張地每天檢查別人的思想言行有沒有中國毒素，有沒有背叛綠色黨國。<text:span text:style-name="T3"> <text:line-break/><text:line-break/></text:span>哪天如果兩岸統一，<text:span text:style-name="T3">x</text:span>它媽的這些人渣是不是又要開始喊祖國萬歲、然後氣燄囂張地每天檢查別人的思想言行有沒有台灣毒素，有沒有背叛紅色祖國。<text:span text:style-name="T3"> <text:line-break/><text:line-break/></text:span>這些人渣，不管權力多大，上至所謂總統，下至這些黨棍及御用學者與御用文人，其實全是一些根本不值得多加議論的沒出息小人物，但其所作所為卻在在彰顯了人性難以想像的卑劣。許多時候，我真的常懷疑自己是不是在做夢。不光是政壇如此，學界、醫界、文化界都一樣。經常在報上一個不小心就會看到一些我所認識或深切聽說過的所謂名醫、名學者，居然個個綠到發黑。可是，天啊，這些混蛋在過去舊國民黨時代不是個個都很忠黨愛國嗎？忠於國民黨，熱愛大陸祖國。怎麼現在竟然綠成這副張牙舞爪的德性，彷彿有關中國的一切全是病毒，全是細菌，必須徹底消滅鏟除才行，連踢毽子、玩扯鈴都有中國毒素，真是很不可思議。這樣一些人，真是大大開了我的眼界，讓我對人性彷彿有了很深的理解。<text:span text:style-name="T3"> <text:line-break/><text:line-break/></text:span>祖國上下顯然也是有這種毛病，往往看到誰喊統一就捧誰，但你難道沒有想過什麼才是人事物的根本價值？難道會是表面上的統獨表態？一個人渣不該因為喊統一就成為英雄；同理，一個好人也不該光是因為他主張台獨而把他描述成為一個人渣。倒過來說也一樣。在這島上，各行各界無數人渣，動不動就是反中反華反個不停，難道你真的會因為他跟你有著同樣的台獨立場而尊敬他？<text:span text:style-name="T3"> <text:line-break/><text:line-break/></text:span>政治操作上當然得根據一定的政策與立場去執行，但是，對於一個社會長遠發展的文化基礎來說，善惡美醜的鑑賞能力，事實上才真正具有它最根本的重要性。生命之所以還值得活，難道只是因為有錢賺、有飯吃？難道不是因為美因為善？難道不是因為那些存在於生命與生命之間的情感與良善？<text:span text:style-name="T3"> <text:line-break/><text:line-break/></text:span>陳真<text:span text:style-name="T3"><text:s/>2017. 03. 04. <text:line-break/><text:line-break/>============= <text:line-break/></text:span>馬英九：應保留統一可能性<text:span text:style-name="T3"><text:s/></text:span>立委斥：狐狸尾巴跑出來<text:span text:style-name="T3"> <text:line-break/><text:line-break/><text:line-break/></text:span>人渣自由時報<text:span text:style-name="T3"> <text:line-break/><text:line-break/>2017-03-03 </text:span>記者施曉光、曾韋禎／綜合報導<text:span text:style-name="T3"> <text:line-break/><text:line-break/></text:span>馬英九前總統一日於美國紐約出席「亞洲協會」及「外交關係協會」合辦的座談會上，與昔日哈佛大學老師孔傑榮對談時指出，台灣沒有必要宣布獨立，而且也不會成功，繼續維持現狀，並保留統一的可能性，對台灣就是最好的方式。立委則批判，「反統」是台灣最主流的民意，遠遠超過任一政黨的支持度，馬如今卸任了，狐狸尾巴就跑出來。<text:span text:style-name="T3"> <text:line-break/><text:line-break/></text:span>莊瑞雄：反統是台灣最主流民意<text:span text:style-name="T3"> <text:line-break/><text:line-break/></text:span>馬英九提及六年前接受美國有線電視新聞網（ＣＮＮ）專訪時，記者問他為何不宣布台灣獨立，他當時回應，「你有聽過哪一個國家宣布兩次獨立的嗎？」中華民國從一九一二年就是獨立國家，怎麼第二次宣布獨立？<text:span text:style-name="T3"> <text:line-break/><text:line-break/></text:span>馬認為，台灣人民只有兩個選擇，一個是維持現狀，另一個是與中國大陸統一，但要實現統一，還有很長的路要走，只要不「分裂」，台灣維持自己的自治，並保留統一的可能性，對台灣就是最好的方式。<text:span text:style-name="T3"> <text:line-break/><text:line-break/></text:span>馬英九還說，中國大陸沒有理由攻擊台灣，因為中國與台灣要共同面對很多問題，如果條件不適合統一，可以始終維持現狀。<text:span text:style-name="T3"> <text:line-break/><text:line-break/></text:span>民進黨立委管碧玲批評馬的言論非常不妥，甫以卸任國家元首的身分訪美，就說這種話，只會讓人家誤會台灣的立場不堅定。<text:span text:style-name="T3"> <text:line-break/><text:line-break/></text:span>民進黨立委莊瑞雄更大罵可惡，強調反統是台灣最主流的民意，遠遠超過任一政黨的支持度，馬英九這種一卸任，狐狸尾巴就跑出來，背叛全體國人的發言，比退將去抱習近平大腿還可惡。</text:p>
      <text:p text:style-name="P1"><text:span text:style-name="T1">陳真</text:span><text:s/>  |  2017.03.03 18:07   |   <text:a xlink:type="simple" xlink:href="http://palinfo.habago.org/Entry?Command=Information_PrintForum&amp;iPage=182#FORUM35480"><text:span text:style-name="T2">#</text:span></text:a></text:p>
      <text:p text:style-name="P2"><text:span text:style-name="T3">(</text:span>續上上留言<text:span text:style-name="T3">) <text:line-break/><text:line-break/>"</text:span>未來<text:span text:style-name="T3">" </text:span>並非全然不可測。吾友柏楊先生常引一段佛說因果：<text:span text:style-name="T3">"</text:span>欲知前世因，今生受者是。欲知來世果，今生作者是。<text:span text:style-name="T3">" </text:span>這話自然不能當成科學真理看待，但道理多少還是有一點。<text:span text:style-name="T3"> <text:line-break/><text:line-break/></text:span>不妨想像你自己就是<text:span text:style-name="T3">ChomsKy </text:span>所說的那個站在時空<text:span text:style-name="T3"><text:s/>"</text:span>外面<text:span text:style-name="T3">"</text:span>、站在未來<text:span text:style-name="T3">100</text:span>年處回頭看著人類的外星人，他肯定能清楚看見事物的發展，進而對人事物之所是所非，了然於胸，但在當下的我們卻往往渾然不覺，唯有當木已成舟，塵埃落定，方才感嘆始末。<text:span text:style-name="T3"> <text:line-break/><text:line-break/></text:span>而我要說的是，我們多少還是可以看見未來，或者說，從未來的眼光看現在。不管什麼樣的折磨、遭遇或痛苦，痛苦之餘，每當我們能站在未來看現在，站在外面看裏面，彷彿就能獲得一點勇氣和見識，因為我知道，再大的痛苦終究會結束，時間可以撫平許多傷痕，可以成就人們當下所無法成就之事。<text:span text:style-name="T3"> <text:line-break/><text:line-break/></text:span>講這樣也許太抽象，還是以下棋為例吧。我小時候很喜歡下棋，無師自通，從廟口處觀戰得來的一點心得，從小身上總隨時帶著棋盤，逢人就問<text:span text:style-name="T3"><text:s/>"</text:span>要不要來下個棋<text:span text:style-name="T3">?"</text:span>，問到大人小孩都怕，相當<text:span text:style-name="T3"><text:s/>"</text:span>孤獨<text:span text:style-name="T3">"</text:span>，因為找不到對手。可我還是忘不了棋盤怎麼辦？沒關係，我就自己跟自己下，同樣擺出楚河漢界，左手設陷阱，右手找出路。<text:span text:style-name="T3"> <text:line-break/><text:line-break/></text:span>鳥有翅膀而不飛，是很痛苦的事，魚有鰓鱗而不能游，尤為可悲。人也一樣，生不逢時，命運多舛，光有發達腦子卻無從發揮，每天只能忙著處理無數雜事瑣事，實在生不如死。題外話。我要說的是，也許你可以把下棋視為一種人類理性的基本形式，推理、演繹、猜測與想像，所謂思考，不過如此，無非就只是對於事物的狀態與發展之萬般可能，想個究竟。<text:span text:style-name="T3"> <text:line-break/><text:line-break/></text:span>你當然看不見所有的未來，因為你不是上帝，但你多少總可以對下一步或下兩步、下三步，找到一個比較好的走法吧。你可以希望維持現狀，但世事如棋，是一種動態，你幾時曾經見過時空停止流轉？你總得想想接下來應該怎麼走才對，並且隨著<text:span text:style-name="T3"><text:s/>"</text:span>現狀<text:span text:style-name="T3">" </text:span>的不斷改變，不斷找到一個<text:span text:style-name="T3"><text:s/>"</text:span>比較好<text:span text:style-name="T3">" </text:span>的下一步。<text:span text:style-name="T3"> <text:line-break/><text:line-break/></text:span>這聽起來簡直就是幼稚園大班的廢話，但廢話往往是真理。有些東西也許實在太簡單了，簡單到反而讓人很難去意識到它的存在與價值。<text:span text:style-name="T3"> <text:line-break/><text:line-break/></text:span>也許是因為家裏開電影院<text:span text:style-name="T3">(</text:span>我家電影院屬於香港鄒文懷先生的嘉禾院線<text:span text:style-name="T3">)</text:span>，從小看多了香港的武打片，在我剛上小學一、二年級的時候，決心要練鐵沙掌。有一天，騎著腳踏車，從安平海灘帶回一大箱子的海沙，放在陽台炎熱高溫下，每天對著一箱子熱騰騰的海沙左戳右戳。為了增加鍛鍊效果，我還添加了一點碎石子，增加痛感與硬度，希望有一天能練成鐵沙掌。當下我彷彿已經能看到一個憑著鐵沙掌行俠仗義的未來。<text:span text:style-name="T3"> <text:line-break/><text:line-break/></text:span>可是有一天，我大哥跟我說，<text:span text:style-name="T3">"</text:span>你把手練粗了，以後怎麼當醫生？醫生是要給人打針、開刀的，手要細嫩精巧。<text:span text:style-name="T3">" </text:span>我一聽，一語驚醒夢中人，說得也是啊，我要是把手給練粗了，以後怎麼行醫濟世？我大哥說，看你要不要考慮練別種武功，不要練鐵沙掌了，要不就是只能在懸壺濟世和行俠仗義之間二選一了。<text:span text:style-name="T3"> <text:line-break/><text:line-break/></text:span>不久之後，我家剛好放映了一部電影叫<text:span text:style-name="T3"><text:s/>"</text:span>潮州怒漢<text:span text:style-name="T3">"</text:span>，譚道良主演，大家應該連聽都沒聽過吧，我倒是看了好幾遍。譚道良是個在我看來不輸給李小龍的武林高手，腿下工夫特別厲害。記得片尾有一幕，譚道良施展壁虎功保護妻女，對我當年幼小心靈而言，相當震撼。於是我就決定放棄鐵沙掌，改練比較不傷玉手的壁虎功。台南小巷子多，不愁找不到練武場地。<text:span text:style-name="T3"> <text:line-break/><text:line-break/></text:span>小孩子一般是不太會想到未來的，但我無師自通自行<text:span text:style-name="T3"><text:s/>"</text:span>習武<text:span text:style-name="T3">" </text:span>的過程中，卻紮紮實實經歷了這樣一個心路歷程的轉折，開始會去想到未來種種。有點理性的大人聽了，一定會覺得你是不是武打電影看太多了。其實我還算理性的，在我那年代，有些小孩子甚至真的相信高山叢林裏有絕世高手隱居，一心要前往尋覓拜師。<text:span text:style-name="T3"> <text:line-break/><text:line-break/></text:span>鐵沙掌沒練成，壁虎功也半途而廢，我後來覺得還是乖乖走樓梯或搭電梯比較快。你想，倘若你以為自己是蜘蛛人，飛簷走壁，打算從八樓直接跳到一樓。你娘看了，你想她是會鼓勵你繼續鍛鍊，做個正港的台灣人，勇敢追求夢想呢？還是會罵你是不是頭殼壞去了？搞不好帶你來掛我的門診，順便檢查一下腦波，看有沒有哪裏不對勁。你娘為你好，所以會罵你，但是政客可不會替你著想；反倒你越蠢越瘋，他越開心，越有利可圖。<text:span text:style-name="T3"> <text:line-break/><text:line-break/></text:span>總之，<text:span text:style-name="T3">"</text:span>未來<text:span text:style-name="T3">" </text:span>並不是什麼抽象的獨立存在物，不信你從<text:span text:style-name="T3">30</text:span>樓往下跳，我肯定能預見你的未來。政治往往也一樣。當你如此一味胡搞瞎搞，難道預見你的未來下場會是一件很困難的事嗎？<text:span text:style-name="T3"> <text:line-break/><text:line-break/></text:span>應該是前年<text:span text:style-name="T3">(2015)</text:span>了吧？前年秋天，習近平訪問英國。他在英國國會演說中引用了一句我很喜歡的話，那句話是莎士比亞講的，如果我沒記錯，應該來自<text:span text:style-name="T3"><text:s/>"</text:span>暴風雨<text:span text:style-name="T3">"</text:span>：<text:span text:style-name="T3">What's past is prologue. (</text:span>凡屬過往，皆為序幕。<text:span text:style-name="T3">) </text:span>一切過去，都是向著未來的。我們過去的所有悲歡，只是生命繼續往前走向無限寬廣未來的序幕篇章。<text:span text:style-name="T3"> <text:line-break/><text:line-break/></text:span>莎士比亞這話意境高，我不想做<text:span text:style-name="T3"><text:s/>"</text:span>形下<text:span text:style-name="T3">" </text:span>解，諸位就自行體會吧。我想它是能有著很深的啟發的。<text:span text:style-name="T3"> <text:line-break/><text:line-break/>("</text:span>形下<text:span text:style-name="T3">" </text:span>解就比方說，依照民進垃圾黨的所謂轉型正義以及追查所謂加害人及其下一代跟下下下無數代的無恥幹法，難道習近平應該去訪問英國時，高舉復仇大旗，最好有一天解放軍能揮軍入侵，長驅直入，給鴉片戰爭和八國聯軍戰爭報個一箭之仇？<text:span text:style-name="T3">)</text:span></text:p>
      <text:p text:style-name="P1"><text:span text:style-name="T1">陳真</text:span><text:s/>  |  2017.03.03 14:06   |   <text:a xlink:type="simple" xlink:href="http://palinfo.habago.org/Entry?Command=Information_PrintForum&amp;iPage=182#FORUM35479"><text:span text:style-name="T2">#</text:span></text:a></text:p>
      <text:p text:style-name="P4">唐玉你好，<text:span text:style-name="T3"> <text:line-break/><text:line-break/></text:span>你講的我基本上都贊同啊。唯一稍微不太一樣的地方是，就我的認知與理解，馬英九<text:span text:style-name="T3"><text:s/>"</text:span>這個人<text:span text:style-name="T3">" </text:span>本身是可以接受統一、甚至是希望將來統一的。<text:span text:style-name="T3"> <text:line-break/><text:line-break/></text:span>重點是，這位馬先生，家教良好，個性溫吞，思想開明，奉公守法，幽默風趣，顧家愛小孩怕太太，人品優秀，學識一流，生活規律，熱愛運動，全身上下找不到一個缺點。這樣的人，放在各行各業都是一流人才，競選模範老公更是首選，但是，做為一個政治人物，終究還是少了一點開創性；承平時期尚可，非常時期便不足以擔重任。<text:span text:style-name="T3"> <text:line-break/><text:line-break/></text:span>這意思是說，他<text:span text:style-name="T3"><text:s/>"</text:span>這個人<text:span text:style-name="T3">" </text:span>心裏怎麼想的，跟他<text:span text:style-name="T3"><text:s/>"</text:span>做為一個台灣領導人<text:span text:style-name="T3">" </text:span>究竟能怎麼做，兩者之間是有落差的。就比方說我很反美，可是今天要是我當此岸或彼岸領導人，我都不可能貫徹始終我的反美精神；我多少還是得跟美國保持某種友好關係，而非全然敵對。任何人都一樣，角色不同，作法便不同。當然，這個所謂<text:span text:style-name="T3"><text:s/>"</text:span>不同<text:span text:style-name="T3">" </text:span>指的是一種程度上的落差，而不是整個態度上的徹底轉彎，只有像垃圾黨那樣一種詐騙集團才會隨著私利之所在而凡事都可任意轉彎。<text:span text:style-name="T3"> <text:line-break/><text:line-break/></text:span>台灣當美國的狗也不是一兩天的事，而是一大半個世紀了，而且越陷越深，想要一下子就擺脫其控制恐怕也沒那麼容易，或許，馬英九在他能力所及，已經做到最好的狀況了。我個人還是相信他並不是那麼親美，雖然整個國民黨基本上是親美的。假若哪一天，中美大戰，我相信馬英九還是會站在中國人這一邊。當然，這些有關個人的假設性問題或推測，對於理解政治，或許意義不大。<text:span text:style-name="T3"> <text:line-break/><text:line-break/></text:span>國民黨裏頭真統派並不多，簡直鳳毛麟角，洪秀柱是其一。她無疑是個好人，跟馬英九一樣，都是屬於那種可以出來競選<text:span text:style-name="T3"><text:s/>"</text:span>模範　<text:span text:style-name="T3">xx" </text:span>或<text:span text:style-name="T3"><text:s/>"</text:span>好人好事代表<text:span text:style-name="T3">" </text:span>那一類的人，但在我看來，柱柱姊沒法當一個黨的領導人，跟時代有點脫節，而且缺少各種領導能力和魅力。<text:span text:style-name="T3"> <text:line-break/><text:line-break/></text:span>那麼，吳敦義呢？我若是民進黨，我會渴望吳敦義或洪秀柱當選國民黨主席，因為太好打擊了。至於韓國瑜，很多觀念不錯，而且兩腳踏在土地上，很紮實，不像國民黨大老一般都是騰雲駕霧，高來高去，遠在雲端，但韓國瑜畢竟有點草莽，衝撞有餘，開創不足。不過，整體說來，也許短多長空，過渡時期或許國民黨就是需要這樣一種武將人才。<text:span text:style-name="T3"> <text:line-break/><text:line-break/></text:span>至於詹啟賢，我看就請回就座，一邊涼快去吧。他為人如何我不清楚，但從其各種公開言行看來，應該先回去念政治幼兒班，三十年後再來競選也不遲。<text:span text:style-name="T3"> <text:line-break/><text:line-break/></text:span>我倒是比較屬意一個最佳人選，那就是郝龍斌，文的武的都還行。思想上也比馬英九要更加<text:span text:style-name="T3"><text:s/>"</text:span>統＂一些，而且個性與作風上也驃悍些，不像馬英九那麼溫吞軟弱。郝的缺點是他的省籍以及他爸爸郝柏村，很容易又會成為綠營攻擊的把柄；在這島上，<text:span text:style-name="T3">"</text:span>外省人<text:span text:style-name="T3">" </text:span>基本上已經揹負了一種原罪，就像另一名新秀蔣萬安那樣，不管蔣萬安有多優秀，垃圾黨只要拼命打你的阿公蔣介石，你就有得受的了。你看洪秀柱的父親是白色恐怖的政治犯，民進黨照樣都能把他給抹黑造謠成特務臥底。（理由竟然是說：若非特務臥底，為何沒有被槍斃？）<text:span text:style-name="T3"><text:line-break/><text:line-break/></text:span>若按綠營的炒作標準，洪秀柱今天要是個綠的，光憑其先人如此<text:span text:style-name="T3"><text:s/>"</text:span>輝煌＂的一種政治受難歷史，肯定能炒作成感人肺腑的偉大台灣先賢先烈。偏偏洪是藍的，這下管你怎麼個政治受難法，管你怎麼個報效國家，照樣能摧毀你的人格，把你抹黑鬥臭得臭不可聞。<text:span text:style-name="T3"> <text:line-break/><text:line-break/></text:span>同胞們，如果你覺得自己比上述這些人還優秀，何不加入國民黨或新黨或勞動黨呢？想想德蕾莎那句話吧：<text:span text:style-name="T3">"</text:span>不要再等領導了，你自個兒幹吧！一個對一個。＂不妨給自己立個三十年或五十年的自我期許，踏出第一步，三、五十年後再來想成果也不遲。<text:span text:style-name="T3"> <text:line-break/><text:line-break/></text:span>我有個我很尊敬很喜歡的好朋友叫翁金珠，她曾經是綠營很有影響力的一個人，擔任過許多重要職位，林義雄還曾因為想要幫她競選民進黨黨主席失敗，憤而退黨。你知道翁老師（我都這麼喊她，她原本是個音樂老師）是怎麼<text:span text:style-name="T3"><text:s/>"</text:span>壯大<text:span text:style-name="T3">" </text:span>的嗎？她幾乎全年無休，<text:span text:style-name="T3">24</text:span>小時待命，服務民眾的各種需求，非常累，但她樂於助人也許不覺得苦，就像個傳教士那樣，一個對一個，幫助各式各樣的人，逐漸就累積成一種巨大的影響力。<text:span text:style-name="T3"> <text:line-break/><text:line-break/></text:span>我絕不是說我們應該懷著目的去幫助人（助人是絕不應該有一絲想獲得回報或想建立什麼影響力的卑鄙念頭的），而是說，如果你整天在雲端飛來飛去，教忠教孝，誰會鳥你呢？政治這種東西就是你得和人們一起生活，一起吃喝，為他們解憂排難才對吧。<text:span text:style-name="T3"> <text:line-break/><text:line-break/></text:span>我在黨外時，一天甚至可以和一兩百個人握手、碰面、談話；一有活動，我就負責連絡，搬桌椅、掃地倒垃圾，找麥克風，跑腿打雜忙進忙出，幾年下來，群眾全認得我了，大家說：這年輕人好乖，好勤快，又好會寫文章。在那樣一個恐怖年代，當我又被以叛亂罪移送法辦時，人們能不生氣嗎？以當時那樣一種悲壯的政治氛圍，你想，我若依大家的要求出來選個立委什麼的有什麼難？躺著都能當選，國民黨根本攔不住。<text:span text:style-name="T3"> <text:line-break/><text:line-break/></text:span>這意思是說，政治不是空口說白話，說大家都會說，兩張嘴皮掀動一下，誰不會？政治是需要進入人民的生活之中去為人排憂解難的，危險時刻更應該站在第一線身先士卒，大家不想做、沒有好處的雜事就應該自己主動去做，不要盤算一絲個人利益，不要只想出風頭，不要求速成。國民黨或新黨等等等，肯定也只有這樣從零開始，從頭再來，才有可能會有明天，不是每天只會耍嘴皮講風涼話。<text:span text:style-name="T3"> <text:line-break/><text:line-break/></text:span>也許你會說，你講得很對，但你自己怎麼不跳出來呢？常有些同學或朋友會這樣鼓吹我下海。但我得說，我志不在此，而且時不我予了。一個人總該有點自知之明，知道怎麼數算自己的日子，知道自己最適合做些什麼。再說，每個人各自生活處境不一樣，二十幾年來，我每天忙到天昏地暗，光是柴米油鹽的事就幾乎要把我給累死了，似乎永遠忙不完的各種生活瑣事與個人大小災難。<text:span text:style-name="T3"> <text:line-break/><text:line-break/></text:span>不管什麼樣的事，總有適合的人應該去做。倘若你有能力，又有時間，又無各種生活後顧之憂，又喜歡從政、當官等等等，何不貢獻一己之力？只要依照我說的那些方法，天底下絕對沒有打不倒的政黨。<text:span text:style-name="T3"> <text:line-break/><text:line-break/></text:span>假若十幾年後我還活著，而且不累不忙，而且沒有什麼書想寫，我是很樂意再投入群眾之中。在這之前，只能仰賴、鼓吹年輕一代的良善有能者，珍惜自己的時間和才能，多為公眾事務設想和努力，勿求一己之利，不求一時之快，只爭千秋。</text:p>
      <text:p text:style-name="P1"><text:span text:style-name="T1">楊宗和</text:span><text:s/>  |  2017.03.03 13:21   |   <text:a xlink:type="simple" xlink:href="http://palinfo.habago.org/Entry?Command=Information_PrintForum&amp;iPage=182#FORUM35478"><text:span text:style-name="T2">#</text:span></text:a></text:p>
      <text:p text:style-name="P2">現在這個局面要中華民國任何政治領導人說出「統一」都是不可能的。第一、拜媒體之賜，說出這兩個字在台灣就等於服下無解藥的政治砒霜。第二、雖然大陸一貫以「台灣地區領導人」稱之，但是至少對內對外總還能說自己是總統；一旦統一，頭銜馬上降為「省長」或是「特首」。第三、就算第二點不存在，就算真的一心只為社稷蒼生，如果迷信美式民主才是民主唯一正確的方式，自然會覺得大陸的政治制度是不民主的，因此為了百姓現在仍然不可談論統一。<text:span text:style-name="T3"> <text:line-break/><text:line-break/></text:span>新加坡尚能在中美之間謀求最大利益；不是聯合國承認的獨立國家的台灣，被世界上大多數國家接受為中國一部分的台灣，在中美之間能謀取到的最大利益絕對不會是台灣人民的最大利益。<text:span text:style-name="T3"> <text:line-break/><text:line-break/></text:span>我原本是學物理的，對政治沒有研究，但是我一直覺得<text:span text:style-name="T3"><text:s/>democracy </text:span>和中文的「民主」並不完全相同；或者該說<text:span text:style-name="T3"><text:s/>democracy </text:span>可以是民主也可以不是民主，因為<text:span text:style-name="T3"><text:s/>democracy </text:span>是制度，而民主是觀念。「民為貴，社稷次之，君為輕」就是觀念上的民主：以絕大多數人民的幸福為主要的施政目標。林信義當初那句「民主就是自作自受」只能算是<text:span text:style-name="T3"><text:s/>democracy</text:span>。當前美國人自己也承認國會早已長期被財團把持，中產階級一直萎縮，雖然人民還是可以繼續投票也算不上「主」。<text:span text:style-name="T3">Democracy </text:span>連孫中山翻譯的「民治」恐怕都還談不上，充其量就只是希臘文原意的「共治」吧？反正財團不是血統上的貴族，所以財團統治也算是共治。<text:span text:style-name="T3"> </text:span></text:p>
      <text:p text:style-name="P1"><text:span text:style-name="T1">唐玉</text:span><text:s/>  |  2017.03.03 11:51   |   <text:a xlink:type="simple" xlink:href="http://palinfo.habago.org/Entry?Command=Information_PrintForum&amp;iPage=182#FORUM35477"><text:span text:style-name="T2">#</text:span></text:a></text:p>
      <text:p text:style-name="P4">陈真先生，我个人认为你对马英九的这段话解读不太准确。<text:span text:style-name="T3"> <text:line-break/></text:span>马英九所谓的只有两个选项：维持现状或统一。他指出没有必要宣布独立（现在是事实上的独立）是借此批评民进党，更重要的是向美国表忠心：你看，我的主张最符合美国的利益，我不像陈水扁不是<text:span text:style-name="T3">trouble maker</text:span>。他的主张<text:span text:style-name="T3">“</text:span>不统、不独、不武<text:span text:style-name="T3">”</text:span>，不统在第一个，这是他真正的想法。<text:span text:style-name="T3"> <text:line-break/></text:span>不容否认，马英九对中华民国是有情怀的，但对于两岸统一他是事实的独台，与民进党只有表现上的不同，实质上是一回事。我曾经看过凤凰卫视对当过马英九时期国防部长的杨念祖的专访，对于两岸统一他还是耳熟能详的那一套，等大陆的生活水平超过台湾再说吧，等到大陆民主自由了再说吧。其中他还特别提到台湾要好好利用美国的<text:span text:style-name="T3">“</text:span>亚太再平衡<text:span text:style-name="T3">”</text:span>政策，凸显台湾的地位在中美之间谋求最大利益，从纯粹的政治上来说这一观点也无可厚非，但可以确定的是统一根本就不是他们的选项。<text:span text:style-name="T3"> <text:line-break/></text:span>曾经看到一个说法，国民党可以分成三个部分看待：中国国民党、台湾国民党、美国国民党，我深以为然，马英九就是美国国民党的代表，所以您说的那些国际局势的风起云涌世界即将面临大变根本就不在他的考虑之中，他只要符合美国的现有政策就行了。</text:p>
      <text:p text:style-name="P1"><text:span text:style-name="T1">陳真</text:span><text:s/>  |  2017.03.03 10:42   |   <text:a xlink:type="simple" xlink:href="http://palinfo.habago.org/Entry?Command=Information_PrintForum&amp;iPage=182#FORUM35476"><text:span text:style-name="T2">#</text:span></text:a></text:p>
      <text:p text:style-name="P2">馬英九說錯了，客觀上，台灣只有一個選項，那就是兩岸統一，而且要主動且儘快統一。你看國際局勢也知道，瞬息萬變，特別是亞洲地區。當現狀很明顯已不可能維持時，那麼，主動尋求統一，會比被動統一更有談判籌碼，可悲的是，這樣的談判優勢，至少二十幾年來已經一點一滴地流失。最慘的當然就是不但被動統一，而且是在戰火下的統一。<text:span text:style-name="T3"> <text:line-break/><text:line-break/></text:span>一個人主觀上可以持有很多幻想也好，妄想也罷，硬要說是理想當然也行，但是，重點並不是你怎麼想，而是有無可行性以及所必須付出的代價及正當性等等等所有這些考量。<text:span text:style-name="T3"> <text:line-break/><text:line-break/></text:span>馬英九最大的罪過就是在<text:span text:style-name="T3">2008</text:span>年當他擁有壓倒性的支持度時，卻不與對岸積極尋求政治談判，反而百般討好綠營，說要當一個什麼全民總統。當你想討好所有人時，你誰也討好不了，反而從馬打成狗打成鼠，變成過街老鼠，人人喊打。<text:span text:style-name="T3"> <text:line-break/><text:line-break/></text:span>馬英九主政下的國民黨，凡事依法行政，凡事退讓，凡事講文明講道理，溫溫吞吞，婆婆媽媽，這根本不可能是凡事來陰的、凡事耍詐、擅長抹黑造謠與民粹煽動、擅於操弄控制媒體，公器私用、凡事講私利搞鬥爭的那個垃圾黨。<text:span text:style-name="T3"> <text:line-break/><text:line-break/>Noam Chomsky</text:span>曾在一篇文章中提到，你想知道人類的未來命運與下場，最好的一個觀察立足點就是從<text:span text:style-name="T3"><text:s/>"</text:span>外面<text:span text:style-name="T3">" </text:span>來觀察。他說，<text:span text:style-name="T3">"</text:span>外面<text:span text:style-name="T3">" </text:span>有兩個可能觀點，一個是想像自己是外星人，一個是把自己當成一個未來<text:span text:style-name="T3">100</text:span>年後的歷史學家。<text:span text:style-name="T3">Chomsky</text:span>問說，你想，你將會看到什麼？他的答案是很悲觀的，但我可能比他還稍微更悲觀一些。他認為毀滅人類的核戰就在不遠處，隨時都可能發生，但他相信阻止這樣一種宿命是有可能的。<text:span text:style-name="T3"><text:line-break/><text:line-break/></text:span>我現在並不是要講全人類的事，而僅僅只是借用這樣一種<text:span text:style-name="T3"><text:s/>"</text:span>外面<text:span text:style-name="T3">" </text:span>的隱喻。很多事你也許當下看不清楚，可當你回頭看過去十幾年或幾十年時，你就會看見一些關鍵處，你一定會想：當初我如果不是這樣而是那樣就好了，生命就會完全不一樣了。即便是個人生命史也一樣，更何況眾人歷史。當然，我們任誰也看不見未來的事，但這就跟下棋一樣，我們看不到所有的未來，但有可能看到未來的一兩步或三、五步應該怎麼走比較好；我們也許看不見未來的天堂路，但卻很有可能看見地獄之路，你要知道預先避開，這其實並不需要什麼智慧，因為<text:span text:style-name="T3"><text:s/>"</text:span>未來<text:span text:style-name="T3">" </text:span>畢竟不是一個抽象的獨立存在物，未來和現在及過去全黏在一條時間與因果的鏈條上，其實我們是看得見未來的，只是能看多遠的差別而已。<text:span text:style-name="T3"> <text:line-break/><text:line-break/></text:span>比方說，你看一個小孩整天吸毒，打電動，吃喝嫖賭，你不用去廟裏抽籤問神，大概也能知道他的未來大約會是什麼樣。這意思是說，我也許不知道該怎麼做才是對的，但我往往還是可以知道怎麼做是錯的。政治就是學會趨吉避凶，追求眾人長遠福祉，盡量避免災厄，如此而已。其實這不是什麼智慧，大家理應都能得到類似的結論，問題是，人們的基本理性往往被媒體與政客所朦蔽，他們那些人的利益基本上跟眾人是不一樣的，他們往往是以眾人的利益為代價去追逐私利與權力，因此，他們很不希望人們看見真實的過去，真實的現在與未來。<text:span text:style-name="T3"> <text:line-break/><text:line-break/></text:span>陳真<text:span text:style-name="T3">2017. 03. 02. <text:line-break/><text:line-break/>==================== <text:line-break/></text:span>馬談台獨：不必宣布<text:span text:style-name="T3"><text:s/></text:span>也不會成功<text:span text:style-name="T3"> <text:line-break/><text:line-break/></text:span>中時電子報作者王正寧╱綜合報導<text:span text:style-name="T3"> <text:line-break/><text:line-break/>2017</text:span>年<text:span text:style-name="T3">3</text:span>月<text:span text:style-name="T3">3</text:span>日<text:span text:style-name="T3"> <text:line-break/><text:line-break/></text:span>中國時報【王正寧╱綜合報導】<text:span text:style-name="T3"> <text:line-break/><text:line-break/></text:span>前總統馬英九與哈佛大學時期的恩師孔傑榮（<text:span text:style-name="T3">Jerome Cohen</text:span>）在美東時間<text:span text:style-name="T3">1</text:span>日就美中台關係進行對話，談到兩岸關係時，他表示，「我認為沒有必要宣布台灣獨立，而且這也不會成功。」台灣人民只有兩個選擇，一是維持現狀，另一是與中國大陸統一；只要不分裂，就能維持自治，並保留統一的可能選項，這是台灣生存最好的方式。<text:span text:style-name="T3"> <text:line-break/><text:line-break/></text:span>在這場「亞洲協會」（<text:span text:style-name="T3">Asia Policy</text:span>）及「外交關係協會」（<text:span text:style-name="T3">CFR</text:span>）合辦的座談會上，孔傑榮先替自己學生抱屈，他認為馬英九的施政未獲應有公平評價，不管是兩岸關係進展、簽署多項協議或美台關係等外交作為都做得很好，「他應該獲諾貝爾和平獎，怎會頒給歐巴馬？」<text:span text:style-name="T3"> <text:line-break/><text:line-break/></text:span>談到台獨議題，馬英九說，<text:span text:style-name="T3">6</text:span>年前接受美國有線電視新聞網（<text:span text:style-name="T3">CNN</text:span>）專訪時，記者問他為什麼不宣布台灣獨立？「你聽說過一個國家宣布獨立兩次嗎？我們早在<text:span text:style-name="T3">1912</text:span>年就是主權獨立國家了，我要怎麼第二次宣布獨立？從哪裡獨立？」<text:span text:style-name="T3"> <text:line-break/><text:line-break/></text:span>談到台灣人對「獨立」的認知，馬英九說，「很多人認為，我們已經獨立了，我們選自己的總統，自己的政黨，管我們自己的事。」但他表示，<text:span text:style-name="T3"><text:s/></text:span>「獨立」一詞有兩個意思：「第一是「自治」（<text:span text:style-name="T3">autonomy</text:span>），有自己的政府，選擇自己的總統；另一種是「分裂」（<text:span text:style-name="T3">seperation</text:span>），與中國大陸分離，這是完全不同的。」<text:span text:style-name="T3"> <text:line-break/><text:line-break/></text:span>馬英九不諱言，兩岸要共同面對很多問題也確實有很大不同，這需要時間解決，至少需要管理，因此如果條件不適合統一，至少還可以維持現狀。他也認為，只要不分裂，保留統一的可能，對台灣最有利，因為中國大陸沒有理由因雙方無法解決或管理問題而攻擊台灣。</text:p>
      <text:p text:style-name="P1"><text:span text:style-name="T1">陳真</text:span><text:s/>  |  2017.03.02 17:19   |   <text:a xlink:type="simple" xlink:href="http://palinfo.habago.org/Entry?Command=Information_PrintForum&amp;iPage=182#FORUM35475"><text:span text:style-name="T2">#</text:span></text:a></text:p>
      <text:p text:style-name="P4">底下<text:span text:style-name="T3"><text:s/>"</text:span>陳明<text:span text:style-name="T3">" </text:span>這篇文字講得很對，但你應該知道非常重要的一點是：這些只能講給<text:span text:style-name="T3"><text:s/>"</text:span>人<text:span text:style-name="T3">" </text:span>聽，你只能跟<text:span text:style-name="T3"><text:s/>"</text:span>人<text:span text:style-name="T3">" </text:span>講話，跟<text:span text:style-name="T3"><text:s/>"</text:span>人渣<text:span text:style-name="T3">" </text:span>是沒法講的。<text:span text:style-name="T3"> <text:line-break/><text:line-break/></text:span>我這話目的並不是要在<text:span text:style-name="T3"><text:s/>"</text:span>修辭上<text:span text:style-name="T3">" </text:span>貶損這個垃圾黨，而完全是在<text:span text:style-name="T3"><text:s/>"</text:span>實質意義上<text:span text:style-name="T3">" </text:span>真的想要陳述一個很重要的想法，而這想法事實上決定了很多重要事情的作法與後果。如果你沒有認清這一點，如果你還以為人渣黨每天忙著做各種倒行逆施天理不容、齷齪下流之事只是因為出於某種無知或無能或某種走偏了的<text:span text:style-name="T3"><text:s/>"</text:span>理想<text:span text:style-name="T3">"</text:span>，彷彿只要把道理給說清楚了，他們自然就會改正錯誤，並且不再為惡。如果你這麼想，那你就大錯特錯了。<text:span text:style-name="T3"> <text:line-break/><text:line-break/></text:span>如果你沒有認清這一點，如果你以為人渣黨是一個會害怕或在乎你說出事實與真相或說出基本是非道理的一群人，那你真的是錯到離譜了。這不是一群人，而是一群為求私利不擇手段的人渣，除了私利與權力之外、完全不相信任何是非善惡與價值；在他們眼裏，任何只要可以轉化成私利與權力的東西，都可以成為一種斂財奪權的手段與工具。<text:span text:style-name="T3"> <text:line-break/><text:line-break/></text:span>這道理各位能懂嗎？比方說，你總不會想跟一群無惡不作、不擇手段的詐騙集團討論何謂誠實吧？你總不會想跟他討論公眾福祉的重要性吧？面對一群無所不用其極的詐騙集團，難道你會以為我們需要的是一種理性的討論與溝通，以便讓歹徒明白基本是非善惡？難道你會以為他們之所以行騙使壞玩陰耍狠只是因為他們不明白誠實的道理，不明白基本善惡、不懂得眾人福祉與財產及生命安全等等等的重要性？<text:span text:style-name="T3"> <text:line-break/><text:line-break/></text:span>各位也許看過我批評林義雄，批評馬英九，批評施明德<text:span text:style-name="T3">...</text:span>等等等，但各位一定從來不曾看過我以那樣一種議論方式批評當權的無數人渣之作為，我更不可能去議論探索他們的思路與想法。為什麼？因為我不是笨蛋。你怎麼可能會去議論探討比方說一群詐騙集團的什麼<text:span text:style-name="T3"><text:s/>"</text:span>執政理念<text:span text:style-name="T3">"</text:span>？他們又不是今天才剛出社會，難道你是今天才認識他們嗎？這些人渣為非作歹幾十年了，成精成妖了，難道你真的一點都看不出來他們一切所作所為的唯一目的是什麼？那就是私利與權力。為了這兩樣東西，不惜傷害所有人長治久安的生活基礎，不惜以眾人的生命安全與財產做為代價，不惜充當美日軍事力量的走狗漢奸，不惜出賣台灣的基本安全與繁榮，不惜讓台灣捲入烽火<text:span text:style-name="T3">... <text:line-break/><text:line-break/></text:span>難道你會以為，當一個社會搞爛了，這些人渣會跟你我一樣共沉淪？當然不會，而且恰恰相反，你我的傷害與沉淪落難，恰恰是這些人渣藉以謀財奪利的一種工具與代價。<text:span text:style-name="T3"> <text:line-break/><text:line-break/></text:span>自古以來，我常說一句話，<text:span text:style-name="T3">"</text:span>批評政客是可恥的<text:span text:style-name="T3">"</text:span>，不但可恥，而且可笑，這就如同我們不會議論、批評歹徒的什麼<text:span text:style-name="T3"><text:s/>"</text:span>理念<text:span text:style-name="T3">" </text:span>一樣，那不是腦袋進水嗎？他哪會有什麼理念？你要搞清楚這一點，這些是人渣，是歹徒，他不是在跟你講理念談理想的。他能從你身上撈到多少油水就會盡量撈，而且最好是一黨獨大撈個不停；誰擋財路，他就會傷害誰；當他能夠傷害你時，他是絕對不會對你有一絲客氣的。<text:span text:style-name="T3"> <text:line-break/><text:line-break/></text:span>任何社會大約只有兩種人，一種是笨蛋，一種是壞蛋。壞蛋往往得依靠笨蛋來壯大聲勢，大展鴻圖。壞蛋往往只是極少數，但這極少數人通常都很厲害，很會騙，很會運用各種美麗的辭藻與理想包裝，什麼自由啦，民主啦，人權啦，什麼公民意識、進步思想啦，咱的尊嚴啦，大敵當前啦<text:span text:style-name="T3">...</text:span>等等等，以遂行其邪惡與貪婪目的。<text:span text:style-name="T3"> <text:line-break/><text:line-break/></text:span>各位看過夜市裏的賣藥詐騙集團吧？當主持人看圍觀者越來越多，一說要開始賣藥時，圍觀群眾中馬上就會有好多人舉手說我要我要，你要他也要，好多人要。你一看，天啊，大搶購耶，再不買就買不到了，那我也要買。<text:span text:style-name="T3"> <text:line-break/><text:line-break/></text:span>要不就是這樣：老大負責宣傳藥效，老二、老三們或是一些穿著短裙的辣妹在一旁幫忙講解神奇療效，然後必然也會有各種<text:span text:style-name="T3"><text:s/>"</text:span>顧客<text:span text:style-name="T3">" </text:span>現身說法說這藥真的很讚耶，七天！七天！只需要七天就雄風再現，百病盡除了！<text:span text:style-name="T3"> <text:line-break/><text:line-break/></text:span>面對歹徒，你也許有各種對抗或消滅之的方法，但是，跟他們講道理是很荒唐的，講道理他們比你還更會講啦，笨蛋！裝模作樣地議論其<text:span text:style-name="T3"><text:s/>"</text:span>理念<text:span text:style-name="T3">" </text:span>更是荒唐，他們的理念就是斂財奪權啦，笨蛋！<text:span text:style-name="T3"> <text:line-break/><text:line-break/></text:span>唯有足夠的力量，才能把歹徒繩之以法。至於道理，當然還是要講，但道理是講給人聽，而不是講給人渣聽。<text:span text:style-name="T3"> <text:line-break/><text:line-break/></text:span>底下一些新聞連結，請看：<text:span text:style-name="T3"> <text:line-break/><text:line-break/>https://goo.gl/0gtoUW (</text:span>請看前半段，看到大約<text:span text:style-name="T3">29</text:span>分鐘處。<text:span text:style-name="T3">) <text:line-break/><text:line-break/></text:span>自從垃圾人渣黨全面掌權之後，有一些事讓我有點困惑，你若要我提供所謂確切證據，我當然無法提供，畢竟我又不是<text:span text:style-name="T3">007</text:span>。但是，憑著在這島上長達三、四十年的各種政治深入經驗，我敢說，這裏頭絕對有鬼，有重大圖謀，而不光只是壟斷一島之私利與權力而已。<text:span text:style-name="T3"> <text:line-break/><text:line-break/></text:span>以我對這個人渣黨三、四十年來的了解，時下的各種積極作為，其實並不太符合這些事實上野心並不大、在私利與權力上很容易滿足的窩囊猥瑣的政治騙子過去的基本作風，例如包括完全擺明就是要搞白色恐怖，以及各種軍事上的所謂<text:span text:style-name="T3"><text:s/>"</text:span>戰力提昇與布局<text:span text:style-name="T3">"</text:span>，以及所謂台美軍事交流等等等，甚至連<text:span text:style-name="T3">NATO</text:span>那些如鬼一般不祥、窮兵黷武的軍火商和戰爭販子，竟然都史無前例地公然跑到台灣來和人渣們召開祕密會議。<text:span text:style-name="T3"> <text:line-break/><text:line-break/></text:span>這些其實都不像是這群只是想在島內撈點油水的綠油油窩囊政客的作風，背後顯然有個真正的操盤手。毫無疑問，當然就是美國和日本。但我的困惑是：為什麼會如此積極？為何如此馬不停蹄地運作？為什麼？<text:span text:style-name="T3"> <text:line-break/><text:line-break/></text:span>我能理解，比方說美軍在南韓部署薩德的腳步近日加速進行，為什麼？因為怕夜長夢多，怕下一個南韓總統會是親中的文在寅，所以先下手為強。但是，台灣有什麼好急的？為何有那麼多完全擺明就是要硬著幹的奇怪作法？並且以一種發狂似的速度進行運作。太不尋常。<text:span text:style-name="T3"> <text:line-break/><text:line-break/></text:span>我相信這群人渣正在從事一些卑鄙的、危險的漢奸勾當，他們要出賣台灣的土地權利與基本安全，他們要讓台灣捲入烽火，成為攻擊中國的美日軍事基地。我估計是朝著這樣一個目標在積極布局。但是，台灣沒有任何可以壓制或揭露人渣黨之陰暗作為的力量，你看那些國民黨或新黨的大老新秀們，個個溫溫吞吞，風度翩翩，老的有威嚴，溫良恭儉讓，講起話來，堯舜魚湯文武周公，小的有嘴皮，清新花俏，酸這個，酸那個，這樣的黨能成事嗎？<text:span text:style-name="T3"> <text:line-break/><text:line-break/></text:span>我的偶像德蕾莎修女有句話挺有道理，她說：<text:span text:style-name="T3">"Do not wait for leaders; do it alone. Person to person" (</text:span>不用等待領導了，你自個兒幹吧。一個對一個。<text:span text:style-name="T3">) <text:line-break/><text:line-break/></text:span>那些有時間有能力的人，反正你閒著也是閒著，何不積極去幹一些有益眾人之事？我並不是說一切可以速成，我相信凡事都極其漫長，但是萬丈高樓平地起，你總得先踏出第一步吧。世界會不會因此而改變我不知道，但你總得先改變你自己。<text:span text:style-name="T3"> <text:line-break/><text:line-break/></text:span>陳真<text:span text:style-name="T3"><text:s/>2017. 03. 02 <text:line-break/>======================= <text:line-break/><text:line-break/></text:span>破例！<text:span text:style-name="T3"><text:s/></text:span>漢光兵推傳「美現役將官」進衡山指揮<text:span text:style-name="T3"> <text:line-break/><text:line-break/>2017/3/2 <text:line-break/><text:line-break/></text:span>民視<text:span text:style-name="T3"> <text:line-break/><text:line-break/><text:line-break/></text:span>以往國軍漢光演習電腦兵推，由美軍退役將領率團來台觀摩，但前美國總統歐巴馬，<text:span text:style-name="T3">2016</text:span>年<text:span text:style-name="T3">12</text:span>月簽署「<text:span text:style-name="T3">2017</text:span>年國防授權法案」，首度納入台美高級軍事交流章節，因此<text:span text:style-name="T3">2017</text:span>年國軍「漢光<text:span text:style-name="T3">33</text:span>號演習」電腦兵推，將打破慣例，可能由負責作戰的美軍現役將官率團，進入台灣最高軍事機密機構「衡山指揮所」觀摩。<text:span text:style-name="T3"> <text:line-break/><text:line-break/></text:span>模擬軍事作戰，國軍「漢光<text:span text:style-name="T3">33</text:span>號演習」，以電腦演練兵推，以往<text:span text:style-name="T3">13</text:span>年，美軍顧問團隊由退役將領率團來台觀摩，就在前美國總統歐巴馬卸任前夕，簽署「<text:span text:style-name="T3">2017</text:span>年國防授權法案」，首度納入台美高級軍事交流，因此今年可望打破慣例，由負責作戰的「現役將官」率團來台。<text:span text:style-name="T3"> <text:line-break/><text:line-break/></text:span>美軍「現役軍官」來台，軍方不證實，實行「漢光演習」電腦兵推，國軍<text:span text:style-name="T3">2003</text:span>年向美國採購「聯合戰區階層模擬系統」<text:span text:style-name="T3">JTLS</text:span>，包含美軍在內，共<text:span text:style-name="T3">13</text:span>個盟國使用，系統內兵推圖示符號，與美軍相同，也有連線功能，讓國軍與美軍在戰區內兵力部署都能清楚呈現，幾乎有準軍事同盟意味。<text:span text:style-name="T3"> <text:line-break/><text:line-break/></text:span>立委（民）羅致政：「美國國防授權法通過後，的確也授權美國行政部門，有這樣的法律基礎，來進行美台之間，國防高層官員的交流，單純就人員交流而言，應該是非常歡迎的樂見發展。」<text:span text:style-name="T3"> <text:line-break/><text:line-break/></text:span>綠委樂見其成，「漢光演習」電腦兵推，<text:span text:style-name="T3">3</text:span>月份登場，到時美軍「現役軍官」來台觀摩，將打破台美斷交以來的軍事交流門檻。（民視新聞譚伊倫、沈培智台北報導）<text:span text:style-name="T3"> <text:line-break/><text:line-break/>========================= <text:line-break/><text:line-break/></text:span>觀點投書：民進黨到底想要與誰和解？<text:span text:style-name="T3"> <text:line-break/><text:line-break/></text:span>風傳媒<text:span text:style-name="T3"> <text:line-break/><text:line-break/></text:span>作者陳明<text:span text:style-name="T3"> <text:line-break/><text:line-break/>(</text:span>節錄，全文見：<text:span text:style-name="T3">https://goo.gl/eDaqcm) <text:line-break/><text:line-break/>2017</text:span>年<text:span text:style-name="T3">3</text:span>月<text:span text:style-name="T3">2</text:span>日<text:span text:style-name="T3"> <text:line-break/><text:line-break/></text:span>自從民進黨第一次執政以來，就開始推動所謂的「轉型正義」。但是什麼是正義什麼不是正義，卻是民進黨說了算。<text:span text:style-name="T3"> <text:line-break/><text:line-break/></text:span>在沒有白紙黑字證據的情形下，民進黨可以武斷的說蔣介石是二二八事件的元兇。指責蔣介石實施威權統治和造成白色恐怖，卻對他收復台灣，保衛台灣和建設台灣的功績絕口不提。文化部可以專斷的一紙命令，就讓蔣介石相關的商品下架，另一紙命令，讓中正紀念堂休館一天，完全不在乎有沒有損及民眾和觀光客的權益。鄭麗君沒有經過全民的共識，就貿然的要轉型中正紀念堂，粗暴的戕害民意和傷害民眾的感情。<text:span text:style-name="T3"> <text:line-break/><text:line-break/></text:span>民進黨似乎不知，台灣不能和解不是因為每年紀念二二八，也不是因為追尋真相的行動，而是因為民進黨對於真相的主觀解讀和對於不同意見群眾的不尊重。民進黨掌握著話語權，根據自己片面的解讀和偏頗的史觀，一意孤行的推動自己認定的轉型正義，才是造成民眾間的仇恨衝突，國家永遠無法團結的主因。<text:span text:style-name="T3"> <text:line-break/><text:line-break/></text:span>在現在這個民主時代，大家都已經直呼孫文蔣介石之名時，又有多少人會對一個政治人物和一個紀念堂仍然有「威權崇拜」？我們到中正紀念堂，是去了解蔣介石生平和他對世界歷史的影響，是去了解中華民國的歷史，是去看各種展覽，去上各種課程，就像到任何其他的紀念館一樣。沒有人到中正紀念堂時想的是崇拜威權，只有民進黨看到的是威權崇拜。<text:span text:style-name="T3"> <text:line-break/><text:line-break/></text:span>「你心中是佛，看到的就是佛，你心中是牛糞，看到的就是牛糞」。當大多數國人已經超越歷史恩怨往前走時，只有一些民進黨人還揮舞著文化大革命的旗子，不斷的在過去的仇恨和清算的泥淖中打轉。<text:span text:style-name="T3"> <text:line-break/><text:line-break/></text:span>過去十數年來，民進黨到處設館建碑，有鄭南榕紀念館，成大南榕廣場，台南南榕大道，陳澄波紀念館，蔣渭水紀念公園，陳文成紀念廣場等等，到處都是，卻對記錄一個扭轉世界歷史，奠定台灣富裕基礎的重要人物的中正紀念堂視為眼中釘肉中刺，非欲除之而後快。許多民眾對蔣介石心存感恩，民調認為蔣介石對台灣的貢獻比自稱台灣之子的陳水扁都多。憑什麼民進黨可以只憑自己的意識形態和好惡偏見，就粗暴的決定哪個紀念館該設立哪個紀念館該去除？<text:span text:style-name="T3"> <text:line-break/><text:line-break/></text:span>身為文化部長，鄭麗君想的卻是政治，說這是為了打開中性的討論空間，讓社會凝聚轉型共識，進而邁向真正和解。然而民進黨什麼時候真心的尋求全民共識及和解過？<text:span text:style-name="T3"> <text:line-break/><text:line-break/></text:span>去年民進黨要求特赦阿扁，說這樣有助於社會和解，讓台灣能往前走；現在要除掉中正紀念堂，又說是要讓社會邁向真正的和解。民進黨所作所為只是在滿足深綠那一群人的要求，完全無視於廣大泛藍民眾的憤怒和抗議。請問，說是為了「社會和解」，民進黨到底是在與誰和解？</text:p>
      <text:p text:style-name="P1"><text:span text:style-name="T1">陳真</text:span><text:s/>  |  2017.03.02 10:28   |   <text:a xlink:type="simple" xlink:href="http://palinfo.habago.org/Entry?Command=Information_PrintForum&amp;iPage=182#FORUM35474"><text:span text:style-name="T2">#</text:span></text:a></text:p>
      <text:p text:style-name="P2">病人甲：<text:span text:style-name="T3">"</text:span>醫生！怎麼辦？我失智了。<text:span text:style-name="T3">" <text:line-break/><text:line-break/></text:span>醫生：<text:span text:style-name="T3">"</text:span>會自己這麼說的，應該都還沒有失智。<text:span text:style-name="T3">" <text:line-break/><text:line-break/></text:span>病人乙：<text:span text:style-name="T3">"</text:span>醫生！怎麼辦？我瘋了！我是不是有神經病？<text:span text:style-name="T3">" <text:line-break/><text:line-break/></text:span>醫生：<text:span text:style-name="T3">"</text:span>會覺得自己有神經病的，應該都很正常<text:span text:style-name="T3">"</text:span>。<text:span text:style-name="T3"> <text:line-break/><text:line-break/></text:span>這是我看診時經常會有的一些對話。這叫做什麼呢？叫做病識感。有病識感的，通常問題都不嚴重。洗腦也一樣，知道人家在洗腦的，讓人多洗一洗無所謂。<text:span text:style-name="T3"> <text:line-break/><text:line-break/></text:span>電影<text:span text:style-name="T3"><text:s/>"</text:span>地下社會<text:span text:style-name="T3">" </text:span>裏，馬寇帶著娜達莉來家裏，牆上全是她的畫像，各種飾品琳琅滿目。娜達莉問說，<text:span text:style-name="T3">"</text:span>這是我的房間嗎？<text:span text:style-name="T3">" <text:line-break/><text:line-break/></text:span>馬寇：<text:span text:style-name="T3">"</text:span>是的，整個房子都是妳的。<text:span text:style-name="T3">" <text:line-break/><text:line-break/></text:span>娜達莉：<text:span text:style-name="T3">"</text:span>全都是我的？<text:span text:style-name="T3">" <text:line-break/><text:line-break/>"</text:span>沒錯，全都是妳的。<text:span text:style-name="T3">" </text:span>馬寇點點頭。<text:span text:style-name="T3"> <text:line-break/><text:line-break/>"</text:span>騙人！<text:span text:style-name="T3">"</text:span>，娜達莉罵。<text:span text:style-name="T3"> <text:line-break/><text:line-break/>"</text:span>我這個人不會騙人的。<text:span text:style-name="T3">" </text:span>馬寇說道。<text:span text:style-name="T3"> <text:line-break/><text:line-break/></text:span>接著馬寇還當場唸了一首情詩，這下連星星月亮太陽包括天上的雲彩整個天空全都是娜達莉的了。<text:span text:style-name="T3"> <text:line-break/><text:line-break/></text:span>當下，盟軍空襲。娜達莉很害怕，想往地下室躲。馬寇拉住她，要她喝酒。轟炸聲隆隆。馬寇問道：<text:span text:style-name="T3"> <text:line-break/><text:line-break/>"</text:span>妳害怕嗎？<text:span text:style-name="T3">" <text:line-break/><text:line-break/></text:span>娜達力：<text:span text:style-name="T3">"</text:span>跟你在一起就不怕。<text:span text:style-name="T3">" </text:span>嘴裏說不怕，身體還是發抖。<text:span text:style-name="T3"> <text:line-break/><text:line-break/></text:span>馬寇擁著她跳舞。吟詩道：<text:span text:style-name="T3"> <text:line-break/><text:line-break/>"</text:span>親愛的，這是一場夢嗎？<text:span text:style-name="T3"> <text:line-break/></text:span>今夕何夕？<text:span text:style-name="T3"> <text:line-break/></text:span>究竟是我屬於妳<text:span text:style-name="T3"> <text:line-break/></text:span>或者<text:span text:style-name="T3"> <text:line-break/></text:span>妳才是我的夢？<text:span text:style-name="T3">" <text:line-break/><text:line-break/></text:span>娜達莉：<text:span text:style-name="T3">"</text:span>這詩是為誰寫的？<text:span text:style-name="T3">" <text:line-break/><text:line-break/>"</text:span>為妳。<text:span text:style-name="T3">" </text:span>馬寇說道。<text:span text:style-name="T3"> <text:line-break/><text:line-break/></text:span>娜達莉：<text:span text:style-name="T3">"</text:span>又在騙人了。<text:span text:style-name="T3">" <text:line-break/><text:line-break/></text:span>大騙子馬寇說：<text:span text:style-name="T3">"</text:span>我從來不騙人的<text:span text:style-name="T3">"</text:span>。<text:span text:style-name="T3"> <text:line-break/><text:line-break/></text:span>娜達莉：<text:span text:style-name="T3">"</text:span>你說謊！<text:span text:style-name="T3">" <text:line-break/><text:line-break/></text:span>馬寇：<text:span text:style-name="T3">"</text:span>我這個人從來不說謊的。<text:span text:style-name="T3">" <text:line-break/><text:line-break/></text:span>轟炸持續。兩人跳舞擁吻。娜達莉神情憂傷地說：<text:span text:style-name="T3">"</text:span>你的謊言好美啊。<text:span text:style-name="T3">" <text:line-break/><text:line-break/></text:span>相關影像請看<text:span text:style-name="T3"><text:s/>55</text:span>分<text:span text:style-name="T3">58</text:span>秒至<text:span text:style-name="T3">59</text:span>分<text:span text:style-name="T3">16</text:span>秒處<text:span text:style-name="T3"> <text:line-break/><text:line-break/>https://www.youtube.com/watch?v=zU1rWoc3mTY <text:line-break/><text:line-break/></text:span>每次看這段，總是很感動。騙人也騙得太離譜了吧？連星星月亮天上雲彩都能摘下來給妳？當然可以啊。當謊言成為一種夢，它就沒有好壞對錯，而只有美不美的問題了。只要是美麗的東西，我全買單，哪怕它錯得一塌糊塗。<text:span text:style-name="T3"> <text:line-break/><text:line-break/></text:span>政治當然也一樣。巴勒網專門就是在給各位洗腦的，難道大家看不出來？齊克果說，有些事情太過神聖美妙，難以言說，從正面是說不通的，你得從背後下手才行。什麼叫做<text:span text:style-name="T3"><text:s/>"</text:span>從背後下手<text:span text:style-name="T3">"</text:span>，不是背後暗算，就只是騙而已啦，齊克果說，你得想辦法<text:span text:style-name="T3"><text:s/>"</text:span>把人騙進真理裏頭來<text:span text:style-name="T3">"</text:span>。<text:span text:style-name="T3"> <text:line-break/><text:line-break/></text:span>一樣是騙，一樣是洗腦，善惡美醜差很多。綠油油的人渣黨的騙，就跟市面上的詐騙集團沒兩樣，說來真是滿紙污穢，他不是要把你騙進真理，而是要把大家的大把鈔票全騙進他的口袋。<text:span text:style-name="T3"> <text:line-break/><text:line-break/></text:span>我的道德水平向來很低的，騙財奪權倒也沒什麼。真正齷齪的不光是為了私利而行騙，更齷齪的是藉著挑起對於特定族群的仇恨來行騙。這就人神共憤，天理難容了。<text:span text:style-name="T3"> <text:line-break/><text:line-break/></text:span>至於春晚，我倒是每年必看。裏頭常有些政治宣導，往往講得很白話，騙術顯然不佳，頗有娛樂效果。<text:span text:style-name="T3"> </text:span></text:p>
      <text:p text:style-name="P6"/>
      <text:p text:style-name="P1">Ethan   |  2017.03.02 10:01   |   <text:a xlink:type="simple" xlink:href="http://palinfo.habago.org/Entry?Command=Information_PrintForum&amp;iPage=183#FORUM35473"><text:span text:style-name="T2">#</text:span></text:a></text:p>
      <text:p text:style-name="P5">http://www.ifuun.com/a20172281246659/ <text:line-break/><text:line-break/><text:span text:style-name="T1">白頭盔得了最佳紀錄片獎</text:span> <text:line-break/><text:line-break/><text:span text:style-name="T1">不得不佩服西方的宣傳藝術跟手法。</text:span><text:s/><text:span text:style-name="T1">這是真正的高手。</text:span></text:p>
      <text:p text:style-name="P1"><text:span text:style-name="T1">楊宏</text:span><text:s/>  |  2017.03.02 08:03   |   <text:a xlink:type="simple" xlink:href="http://palinfo.habago.org/Entry?Command=Information_PrintForum&amp;iPage=183#FORUM35472"><text:span text:style-name="T2">#</text:span></text:a></text:p>
      <text:p text:style-name="P4">我承認我被央視洗腦了，常常被它感動到眼眶泛紅。今早看了幾則，<text:span text:style-name="T3">1</text:span>、<text:span text:style-name="T3">6</text:span>歲以下殘疾孩童<text:span text:style-name="T3">(</text:span>包括自閉症<text:span text:style-name="T3">)</text:span>手術及康復治療完全免費。<text:span text:style-name="T3">2</text:span>、蘭州試點實施養狗記點制，如不繫狗鍊罰<text:span text:style-name="T3">3</text:span>點，罰滿<text:span text:style-name="T3">12</text:span>點取消養狗證<text:span text:style-name="T3">...</text:span>。<text:span text:style-name="T3">(</text:span>我住的社區每天都有人遛狗放任大小便，為此事搞得家人與鄰居爭吵不斷<text:span text:style-name="T3">)</text:span>。<text:span text:style-name="T3">3</text:span>、上海公共空間實施禁菸令。<text:span text:style-name="T3">4</text:span>、<text:span text:style-name="T3">54</text:span>個鄉鎮完成媒轉電，減少使用燃煤取暖。<text:span text:style-name="T3"> <text:line-break/><text:line-break/></text:span>一個以民為主的政府，頒布推動執行好的法令、政策，與時俱進，不是很正常的嗎<text:span text:style-name="T3">?</text:span>我為何要感動<text:span text:style-name="T3">?</text:span>想想這是因為兩岸反差巨大，這樣正常的事台灣好久都看不到一件。台灣電視滿滿的車禍報導，說它是半個交通台，一點都不為過。<text:span text:style-name="T3"> </text:span></text:p>
      <text:p text:style-name="P1"><text:span text:style-name="T1">湯嘉宏</text:span><text:s/>  |  2017.03.02 05:12   |   <text:a xlink:type="simple" xlink:href="http://palinfo.habago.org/Entry?Command=Information_PrintForum&amp;iPage=183#FORUM35471"><text:span text:style-name="T2">#</text:span></text:a></text:p>
      <text:p text:style-name="P5">http://kfa.kcg.gov.tw/n/news/news_detail.php?catid=1800 <text:line-break/><text:line-break/><text:span text:style-name="T1">高雄電影館將於</text:span>3<text:span text:style-name="T1">月</text:span>9<text:span text:style-name="T1">日開始每個星期四播放金基德的電影，歡迎有興趣的人一起來觀賞。</text:span> <text:line-break/><text:span text:style-name="T6">※</text:span><text:span text:style-name="T1">【需購票入場喔】</text:span></text:p>
      <text:p text:style-name="P1"><text:span text:style-name="T1">天峰</text:span><text:s/>  |  2017.03.02 01:18   |   <text:a xlink:type="simple" xlink:href="http://palinfo.habago.org/Entry?Command=Information_PrintForum&amp;iPage=183#FORUM35470"><text:span text:style-name="T2">#</text:span></text:a></text:p>
      <text:p text:style-name="P4">春晚很有趣。大家都吐槽，但大家都離不開。當然我這裡說的大家，其實在中國人口比例中只是佔一小部分。因為佔大多數的農村人口並不會在網絡和媒體吐槽春晚，他們可是春晚的鐵粉。<text:span text:style-name="T3"> <text:line-break/><text:line-break/></text:span>大家之所以吐槽，是因為春晚的節目都要經過嚴格審查，然後還要一輪輪篩選，確保政治正確、內容健康，既要反映熱點，又要形式活潑，既要熱熱鬧鬧又要照顧到全國各地方方面面，承載這麼多東西，當然是槽點滿滿。<text:span text:style-name="T3"> <text:line-break/><text:line-break/></text:span>但大家確實也離不開。春晚已經是一種過年的傳統，年夜飯上要是沒了春晚，那就少了一份喜慶。即使大家不看，也要開著電視，讓春晚成為家庭團聚的背景畫面。就像我是廣州人，記得從九十年代開始，廣州人就愛看香港翡翠台和鳳凰衛視，很少看大陸的電視節目，但年三十都還是習慣把頻道轉到中央台，畢竟過年，還是要有春晚的。而那些在國外工作留學的人，春晚更加成為一種和家人和祖國的連結。<text:span text:style-name="T3"> <text:line-break/><text:line-break/></text:span>說到洗腦，在大陸，從小課本就教育我們台灣是祖國的寶島，台灣有我們的同胞，那句<text:span text:style-name="T3">“</text:span>阿里山的姑娘美如水啊阿里山的少年壯如山<text:span text:style-name="T3">”</text:span>的歌更是每個人都會唱。在<text:span text:style-name="T3">2000</text:span>年以前網絡還不盛行時，媒體的宣傳裡，台灣也是一派發達的景象，讓人好生嚮往。而在台灣，卻是大陸人民食不果腹衣不蔽體，活在共產黨的暴政之下，啃樹皮賣兒子什麼都來了。即使網絡發達以後，像聯合報這類有常駐大陸採編人員的媒體，對大陸的報道也經常睜著眼睛說瞎話。<text:span text:style-name="T3"> <text:line-break/><text:line-break/></text:span>我想，洗腦本就是個很正常的行為，任何政府、團體和個人都幹過洗腦的事。只是，你的目的是什麼，你的方式是什麼，你的底線在哪裡。如果是為了一個共同的美好的願景，我看洗洗更健康，起碼大家能凝聚共識，少點紛爭，活在希望中總是好事，反正也沒壞。最可惡的是為了一己私利，用欺騙的方法，扭曲事實分裂族群，甚至罔顧生命的行為。<text:span text:style-name="T3"> <text:line-break/><text:line-break/></text:span>多年前，我聽了印尼的歸僑朋友說起，在<text:span text:style-name="T3">1965</text:span>年和<text:span text:style-name="T3">1998</text:span>年兩次印尼排華中，國民黨所扮演的角色，才讓我深深厭惡這個政黨，當時恨不得滅了這幫人渣。<text:span text:style-name="T3">1965</text:span>年那次也就算了，老蔣還在，只要對上共產黨，他幹出什麼事我都不意外。但是<text:span text:style-name="T3">1998</text:span>年的台灣，不是民主了嗎，不是中華正統嗎？怎麼還能罔顧成千上萬條人命？去欺騙那些善良的仍然對中華民國抱有好感的海外華人呢？又有多少人因為國民黨的欺騙，不顧中國使館人員勸說，沒有逃來大陸而被殘忍的屠殺？對於我來說，這就是洗腦洗到最邪惡的境地。長達幾十年在島內的黑白顛倒，歪曲事實，已經連自己的腦都被洗壞了。<text:span text:style-name="T3"> <text:line-break/><text:line-break/></text:span>台灣現在種種歷史觀的問題、身份認同問題，根源還是國民黨。只是現在多了個更沒節操的民進黨，又不知會將台灣社會引向何方。</text:p>
      <text:p text:style-name="P1"><text:span text:style-name="T1">陳真</text:span><text:s/>  |  2017.03.01 16:40   |   <text:a xlink:type="simple" xlink:href="http://palinfo.habago.org/Entry?Command=Information_PrintForum&amp;iPage=183#FORUM35469"><text:span text:style-name="T2">#</text:span></text:a></text:p>
      <text:p text:style-name="P2">誠哉斯言<text:span text:style-name="T3">. <text:line-break/><text:line-break/></text:span>陳真<text:span text:style-name="T3"> <text:line-break/>============= <text:line-break/></text:span>洪秀柱：民進黨炒作<text:span text:style-name="T3">228 </text:span>讓社會「集體自殘」<text:span text:style-name="T3"> <text:line-break/><text:line-break/>NewTalk <text:line-break/><text:line-break/>2017</text:span>年<text:span text:style-name="T3">3</text:span>月<text:span text:style-name="T3">1</text:span>日<text:span text:style-name="T3"> <text:line-break/><text:line-break/>228</text:span>事件今年適逢<text:span text:style-name="T3">70</text:span>週年，文化部日前宣布，未來每逢<text:span text:style-name="T3">228</text:span>當天，中正紀念堂將會閉館，並且逐步推動中正紀念堂轉型。對此，國民黨主席洪秀柱<text:span text:style-name="T3">1</text:span>日在中常會上表示相當不以為然，批評民進黨再次炒作<text:span text:style-name="T3">228</text:span>議題，「根本是讓台灣社會集體自殘」，並且不斷強調「去蔣化」的轉型正義，並不會彌平社會對立，反控訴民進黨「搞台獨」做政治鋪墊。<text:span text:style-name="T3"> <text:line-break/><text:line-break/></text:span>洪秀柱表示，國民黨執政時，為了<text:span text:style-name="T3">228</text:span>的和解，做出許多努力，她也相信，惟有瞭解歷史真相，記取教訓，忘懷仇恨，才能讓社會更和諧。但她認為，<text:span text:style-name="T3">228</text:span>事件的陰影已盤據台灣<text:span text:style-name="T3">70</text:span>年，民進黨再次執政後，卻不思如何弭平傷痕，繼續將<text:span text:style-name="T3">228</text:span>當成政治提款機，以「追求真相、社會和解」為名，卻以選舉利益為實的炒作，轉向以「轉型正義」為名，行政治整肅為實的政治追殺。<text:span text:style-name="T3"> <text:line-break/><text:line-break/></text:span>洪秀柱說，目前民進黨再炒作<text:span text:style-name="T3">228</text:span>事件，是為了推動《促進轉型正義條例》法案進行暖身，現在的焦點是「去蔣化」，並將蔣中正醜化為納粹希特勒的方式，在轉型正義之名下，徹底清除所有李登輝執政之前，中華民國在台灣的所有符號。<text:span text:style-name="T3"> <text:line-break/><text:line-break/></text:span>洪秀柱指控，「去蔣化」實際上就是「去中華民國」，民進黨政府要藉助這一過程，塑造中華民國這是一個「外來政權」，迫害屠殺台灣人民的證據，從而為「台獨」的純化工作，做好所有的政治鋪墊。但洪秀柱認為，民進黨所推動「台獨」必將為台灣帶來災難性的後果，呼籲民進黨別再炒作<text:span text:style-name="T3">228</text:span>事件，停止讓台灣社會集體自殘的行為。</text:p>
      <text:p text:style-name="P1"><text:span text:style-name="T1">陳真</text:span><text:s/>  |  2017.03.01 16:25   |   <text:a xlink:type="simple" xlink:href="http://palinfo.habago.org/Entry?Command=Information_PrintForum&amp;iPage=183#FORUM35468"><text:span text:style-name="T2">#</text:span></text:a></text:p>
      <text:p text:style-name="P4">最近路過高雄某個地方<text:span text:style-name="T3">,</text:span>發現吵吵鬧鬧不知道在幹什麼<text:span text:style-name="T3">,</text:span>遠遠聽到哭調仔唱個不停<text:span text:style-name="T3">,</text:span>我就走進去看個究竟<text:span text:style-name="T3">,</text:span>原來是綠油油的高雄市政府主辦的一個什麼<text:span text:style-name="T3"><text:s/>"</text:span>咱的電影咱的歌<text:span text:style-name="T3">--228</text:span>草地音樂會<text:span text:style-name="T3">",</text:span>屬於一個活動叫什麼文化藝術季之類的<text:span text:style-name="T3">. </text:span>名為文化<text:span text:style-name="T3">,</text:span>其實洗腦<text:span text:style-name="T3">;</text:span>名為藝術<text:span text:style-name="T3">,</text:span>卻全是政治<text:span text:style-name="T3">,</text:span>一男一女兩位主持人<text:span text:style-name="T3">,</text:span>一開口就是政治<text:span text:style-name="T3">,</text:span>每一句話全是政治宣傳<text:span text:style-name="T3">,</text:span>無非就是要反覆灌輸大家這樣一個意思<text:span text:style-name="T3">: <text:line-break/><text:line-break/>"</text:span>咱是台灣人<text:span text:style-name="T3"><text:s/>vs. </text:span>伊是中國人<text:span text:style-name="T3">. </text:span>咱跟伊是不同國<text:span text:style-name="T3">,</text:span>咱受伊的迫害打壓<text:span text:style-name="T3">,</text:span>咱終於站起來了<text:span text:style-name="T3">!</text:span>站起來幹啥呢<text:span text:style-name="T3">? </text:span>當然就是建立咱台灣人的新國家<text:span text:style-name="T3">! </text:span>講咱台灣人的話<text:span text:style-name="T3">! </text:span>做咱台灣人全世界最美的夢<text:span text:style-name="T3">! </text:span>咱不再受伊中國人的壓迫<text:span text:style-name="T3">. 228</text:span>萬歲<text:span text:style-name="T3">!</text:span>勇敢的台灣人萬歲<text:span text:style-name="T3">! </text:span>咱台灣人最棒最有文化最有世界觀最有世界文化的包容性最民主最自由<text:span text:style-name="T3">,</text:span>咱的台語最美<text:span text:style-name="T3">,</text:span>咱台灣人創作的藝術和電影與音樂等等等<text:span text:style-name="T3">,</text:span>真是了不起啊<text:span text:style-name="T3">!</text:span>咱是咱<text:span text:style-name="T3">,</text:span>伊是伊<text:span text:style-name="T3">,</text:span>不同國<text:span text:style-name="T3">.</text:span>咱好棒<text:span text:style-name="T3">,</text:span>伊好壞<text:span text:style-name="T3">,</text:span>台灣一定要獨立<text:span text:style-name="T3">! 228</text:span>萬歲<text:span text:style-name="T3">! </text:span>台獨萬歲<text:span text:style-name="T3">! </text:span>台灣人萬歲<text:span text:style-name="T3">!</text:span>民主自由萬歲<text:span text:style-name="T3">!" <text:line-break/><text:line-break/></text:span>反反覆覆透過各種包裝話語<text:span text:style-name="T3">,</text:span>無非就是要傳達這樣一些意思<text:span text:style-name="T3">. </text:span>據說到最後還來個萬人哭調仔大合唱<text:span text:style-name="T3">,</text:span>唱出咱台灣人的悲情<text:span text:style-name="T3">,</text:span>唱出咱台灣人<text:span text:style-name="T3">(</text:span>獨立建國<text:span text:style-name="T3">)</text:span>的希望<text:span text:style-name="T3">. <text:line-break/><text:line-break/></text:span>這哪是音樂會<text:span text:style-name="T3">,</text:span>這是政治集會吧<text:span text:style-name="T3">,</text:span>洗腦就是這麼洗的<text:span text:style-name="T3">.</text:span>要理解這些東西很簡單<text:span text:style-name="T3">,</text:span>只要掌握一個關鍵詞就是<text:span text:style-name="T3">:"</text:span>咱台灣人<text:span text:style-name="T3"><text:s/>vs.</text:span>伊中國人<text:span text:style-name="T3">",</text:span>凡事前面都冠上這樣一個具有<text:span text:style-name="T3"><text:s/>"vs." </text:span>意涵的<text:span text:style-name="T3"><text:s/>"</text:span>咱台灣人<text:span text:style-name="T3">" </text:span>做為一種排華反中的主詞就對了<text:span text:style-name="T3">. <text:line-break/><text:line-break/></text:span>我看大陸春晚<text:span text:style-name="T3">,</text:span>基本上也都是寓政治於藝術與娛樂之中<text:span text:style-name="T3">,</text:span>洗腦於無形<text:span text:style-name="T3">. </text:span>洗腦是一種政治常態<text:span text:style-name="T3">,</text:span>不足為奇<text:span text:style-name="T3">. </text:span>重點不是洗腦<text:span text:style-name="T3">,</text:span>重點是你知不知道這是一種洗腦<text:span text:style-name="T3">.</text:span>如果知道<text:span text:style-name="T3">,</text:span>那就無害<text:span text:style-name="T3">,</text:span>由它洗去吧<text:span text:style-name="T3">;</text:span>可若不知道<text:span text:style-name="T3">,</text:span>甚至還以為這些全是事實<text:span text:style-name="T3">,</text:span>全是真理<text:span text:style-name="T3">,</text:span>那恐怕就不是一件好事了<text:span text:style-name="T3">. </text:span>台灣之可怕不但在於洗得離譜<text:span text:style-name="T3">,</text:span>洗得荒腔走板<text:span text:style-name="T3">,</text:span>滿口謊言<text:span text:style-name="T3">,</text:span>更是在於絕大多數人把洗腦和謊言竟然當成真理與事實<text:span text:style-name="T3">,</text:span>連<text:span text:style-name="T3">228</text:span>都能說成台灣人的獨立運動了<text:span text:style-name="T3">,</text:span>實在有夠荒唐<text:span text:style-name="T3">.</text:span></text:p>
      <text:p text:style-name="P1"><text:span text:style-name="T1">陳真</text:span><text:s/>  |  2017.03.01 10:03   |   <text:a xlink:type="simple" xlink:href="http://palinfo.habago.org/Entry?Command=Information_PrintForum&amp;iPage=183#FORUM35467"><text:span text:style-name="T2">#</text:span></text:a></text:p>
      <text:p text:style-name="P2">過去的中、小學生上作文課寫作文，最後一句結論一定是：<text:span text:style-name="T3">"</text:span>早日反攻大陸，解救水深火熱的大陸同胞<text:span text:style-name="T3">"</text:span>，我能想像，特別是極度綠油油的這三、五年，一定很多人很痛苦，心裏難免想著：它媽的實在是受夠了，希望<text:span text:style-name="T3"><text:s/>"</text:span>大陸早日反攻，解救水深火熱的台胞<text:span text:style-name="T3">"</text:span>。<text:span text:style-name="T3"> <text:line-break/><text:line-break/></text:span>光是改中正、去中華，我覺得是不夠的，應該連中文字都禁止使用才是真正愛台灣！最好改成日文，瞬間可以提昇<text:span text:style-name="T3"><text:s/>"</text:span>台灣民族<text:span text:style-name="T3">" </text:span>的自信心，然後每個人再取個英文名字，那就更棒了。教育方面，明訂美語、日語為官方語言，凡是講中文寫中國字的，一律槍斃。<text:span text:style-name="T3"> <text:line-break/><text:line-break/></text:span>同理可證，拉蔣公砍國父也是不夠的，所有含有中國毒素的人物、文物與符號全部都應該消滅才對，包括媽祖、關公、嫦娥、孫悟空等等、一個都不能放過。而且，不准扯鈴、踢鍵子、聽京劇、穿旗袍，不許放煙火，當然也不准中秋、端午或大過年放假，因為這些都是含有中國毒素的。中華民國的鈔票這種有毒的東西當然也不該使用，建議直接捐給巴勒網。<text:span text:style-name="T3"> <text:line-break/><text:line-break/></text:span>在台灣，不管是記者、名嘴或是政治人物，肯定是全世界最輕鬆的工作，什麼事都不用做，每天就是上<text:span text:style-name="T3"><text:s/>youtube </text:span>或什麼<text:span text:style-name="T3"><text:s/>ptt </text:span>隨便就能找到各種<text:span text:style-name="T3"><text:s/>"</text:span>新聞<text:span text:style-name="T3">" </text:span>題材，根本不需要做什麼政策研究，也不需要調查議題，直接信口開河就行了，只要把握闡述一個原則：<text:span text:style-name="T3">"</text:span>一切壞事都是起因於萬惡的中國人<text:span text:style-name="T3">"</text:span>，包你吃香喝辣，一生榮華富貴。<text:span text:style-name="T3"> <text:line-break/><text:line-break/></text:span>當世界來到一種巨大變局，世人殫心竭慮應對猶不暇，世界上卻居然有這樣一個對於<text:span text:style-name="T3"><text:s/>"</text:span>民主自由<text:span text:style-name="T3">" </text:span>的自我滿意度非常高的封閉小島，完全與世隔絕，每天關起門來自摸，自爽，自我安慰，簡稱自慰；島民苦哈哈，政客名嘴卻個個笑哈哈。這一切，當然都是阿共仔的陰謀！<text:span text:style-name="T3"> <text:line-break/><text:line-break/></text:span>陳真<text:span text:style-name="T3"> <text:line-break/><text:line-break/>================== <text:line-break/></text:span>被要求改名<text:span text:style-name="T3"><text:s/></text:span>中正大學：難道要改成阿里山？<text:span text:style-name="T3"> <text:line-break/><text:line-break/>2017</text:span>年<text:span text:style-name="T3">3</text:span>月<text:span text:style-name="T3">1</text:span>日<text:span text:style-name="T3"> <text:line-break/><text:line-break/></text:span>中國時報【林志成╱台北報導】<text:span text:style-name="T3"> <text:line-break/><text:line-break/></text:span>昨天是<text:span text:style-name="T3">228</text:span>紀念日，但有學校蔣中正銅像被破壞，更有團體要求以「中正」為名的學校必須改名。教育部次長蔡清華表示，學校內要不要有蔣中正銅像，或是「中正」的校名要不要改，由各校自行決定，教育部不會強迫。<text:span text:style-name="T3"> <text:line-break/><text:line-break/></text:span>輔大校園內的蔣中正銅像昨天被學生破壞，而獨派團體「阿扁聯誼會」更要求政府全面拆除所有蔣中正銅像，並更改以其名字命名的街道、建築物或機構，包括中正大學、中正紀念堂等。<text:span text:style-name="T3"> <text:line-break/><text:line-break/></text:span>蔡清華說，以「中正」為名的學校，是不是要將名字改掉，學校可以透過校內民主程序去討論，教育部不會一定要他們怎麼做；至於校園內的蔣公銅像，也由學校自行決定去留。<text:span text:style-name="T3"> <text:line-break/><text:line-break/></text:span>對於被點名要求改校名，中正大學發表聲明表示，校方堅守政治中立、學術自由的立場，對於各方意見，予以尊重。未來無論更名與否，校方皆不忘<text:span text:style-name="T3">228</text:span>事件於歷史的重要性。<text:span text:style-name="T3"> <text:line-break/><text:line-break/></text:span>中正大學副校長柳金章表示，多年前學校曾討論要不要將「中正」的校名改掉，但後來不了了之，最近校內沒有人再提起這件事。他說，中正大學位於嘉義縣，當初成立時不一定跟蔣中正有直接關係，如果要改名，「難道要改為阿里山大學」？<text:span text:style-name="T3"> <text:line-break/><text:line-break/></text:span>柳金章指出，學校改名茲事體大，中正大學已成立<text:span text:style-name="T3">28</text:span>年，校友遍布各行各業，一旦改名，校友的認同將受衝擊，而且畢業證書、學校財產登記等，都要重新處理，這是一個大工程，「不是說改就能改」；除非校內或校友有人提案主張修改校名，才會啟動討論程序，否則現在「中正大學」的名字應該會持續下去。</text:p>
      <text:p text:style-name="P1"><text:span text:style-name="T1">陳真</text:span><text:s/>  |  2017.03.01 03:42   |   <text:a xlink:type="simple" xlink:href="http://palinfo.habago.org/Entry?Command=Information_PrintForum&amp;iPage=183#FORUM35466"><text:span text:style-name="T2">#</text:span></text:a></text:p>
      <text:p text:style-name="P4">由美國一手培植的伊拉克傀儡政府，在這個所謂已經<text:span text:style-name="T3"><text:s/>"</text:span>民主解放<text:span text:style-name="T3">" </text:span>的國度，比起海珊時代，人命更是薄如紙，暴力充斥，民不聊生，婦孺小孩更是難以存活。於是，越來越多伊拉克人懷念起所謂獨裁者海珊，畢竟在那個年代，雖然政治高壓，言論設限，但整體社會穩定，經濟發展迅速，公衛與醫療相對進步，基本安全與民生福利是有保障的，但在所謂<text:span text:style-name="T3"><text:s/>"</text:span>民主<text:span text:style-name="T3">" </text:span>新政府的統治下，你卻連出門買瓶醬油恐怕都不保證能安全歸來。<text:span text:style-name="T3"> <text:line-break/><text:line-break/></text:span>你能不能想像，比方說五十年後、西元<text:span text:style-name="T3">2053</text:span>年的伊拉克，海珊屍骨恐怕都已化成灰了，但是，這個親美的伊拉克<text:span text:style-name="T3"><text:s/>"</text:span>民主<text:span text:style-name="T3">" </text:span>政權，卻依然每年動員群眾四處拉倒海珊銅像，並且讚美這樣的一種蠢到爆的腦殘行為是<text:span text:style-name="T3"><text:s/>"</text:span>勇敢的<text:span text:style-name="T3">"</text:span>，<text:span text:style-name="T3">"</text:span>正義的<text:span text:style-name="T3">"</text:span>，然後每天動用國家機器與各種公家資源，痛斥海珊暴政，並且株連九族，凡是曾經跟海珊及當年執政的復興黨有關的人與事，包括所有相關人員的後代子子孫孫，全都是聲討、追究責任的對象，說這就是偉大的轉型正義，說這就是目前當權的偉大民主政府所必須完成的神聖使命。<text:span text:style-name="T3"> <text:line-break/><text:line-break/></text:span>然後，一聲令下，果然所有伊拉克學生全都響應了！熱血沸騰起來了！為了民主，我們必須打倒獨裁者海珊！必須<text:span text:style-name="T3"><text:s/>"</text:span>勇敢<text:span text:style-name="T3">" </text:span>地和各地海珊銅像拼個你死我活！<text:span text:style-name="T3"> <text:line-break/><text:line-break/></text:span>你能想像上述這樣一種荒唐的腦殘景像嗎？你從不去打擊眼前肆虐無度的邪惡，卻跑去和五十年前的銅像及萬般複雜、一言難盡的陳年往事以一種腦殘到爆的理解方式拼生死？然後自以為很勇敢。我看不如去推倒秦始皇銅像和萬惡的萬里長城，肯定是更勇敢了。<text:span text:style-name="T3"> <text:line-break/><text:line-break/></text:span>我常思考一個問題：到底人類做為一種<text:span text:style-name="T3"><text:s/>"</text:span>集體存在<text:span text:style-name="T3">" </text:span>時所展現的愚蠢，究竟有沒有個底線？蠢到爆之餘，是不是就到了人類認知能力的底線了？還是說蠢到爆了之後又會再爆，只有更蠢，沒有最蠢？<text:span text:style-name="T3"> <text:line-break/><text:line-break/></text:span>對於這樣一種腦殘現象，你還能說出什麼更淺白的話語來說明那些事實上根本不需要說明的道理？二十幾年來，面對這麼多<text:span text:style-name="T3"><text:s/>"</text:span>勇敢<text:span text:style-name="T3">" </text:span>的愛台勇士，蔣公銅像真是處處危機，處境堪憐；國父也不好過，不是被砍頭就是被火燒。<text:span text:style-name="T3"> <text:line-break/><text:line-break/></text:span>搞這些鬧劇幹啥呢？難道你以為這些人真的在乎什麼<text:span text:style-name="T3">228</text:span>，什麼公義、愛與和平？別說給我笑了，這一切都只是當權者在消費、利用<text:span text:style-name="T3">228</text:span>，藉以圖謀並鞏固一己之私與一黨利益，哪怕是以整個社會長治久安的福祉做為代價也無所謂。<text:span text:style-name="T3"> <text:line-break/><text:line-break/></text:span>我看，繼蔣公和國父之後，凡是流著有毒的中國人血液的銅像都得當心了，例如孔子，看要不要乾脆先行自我了斷算了，另外還有關公、媽祖等等這些中國人或中國神，最好也給我小心一點，轉型正義遲早也該轉到你們身上才行。<text:span text:style-name="T3"> <text:line-break/><text:line-break/></text:span>至於屠村、滅族、殘殺數十萬台灣人與原住民、並且至今在各方面依然惡劣糟踏台灣人的日本鬼子，在這鬼島上，綠旗飄揚下，卻反而到處大興土木，四處立碑著書拍電影，紀念、叩拜日本人的偉大恩澤，巴不得趕緊再度成為日本皇民。洗腦之徹底與荒唐，難以想像。不信你去調查訪問一下比方說<text:span text:style-name="T3">100</text:span>個年輕護士，問問看她們最崇拜哪一國？最不屑哪一國？統計一下，你就會發現我所言不虛。<text:span text:style-name="T3"> <text:line-break/><text:line-break/></text:span>你很難說腦殘者的不是，畢竟他不是故意如此，而只是腦殘，故而有以致之。但腦殘之外卻有一批人，腦子可精明了，<text:span text:style-name="T3">IQ</text:span>高到破表。比方說阿扁時期的環保署長蔡丁貴<text:span text:style-name="T3">(</text:span>希望我沒記錯這位大官的頭銜<text:span text:style-name="T3">)</text:span>，這些年來，經常很<text:span text:style-name="T3"><text:s/>"</text:span>勇敢<text:span text:style-name="T3">" </text:span>地四處號召群眾<text:span text:style-name="T3"><text:s/>"</text:span>抗暴<text:span text:style-name="T3">"</text:span>，對抗蔣介石！我是說，對抗蔣介石的銅像！可憐的蔣公，我見猶憐，只能任其蹂躪。<text:span text:style-name="T3"> <text:line-break/><text:line-break/></text:span>這麼<text:span text:style-name="T3"><text:s/>"</text:span>勇敢<text:span text:style-name="T3">" </text:span>的台獨勇士，島上非常非常多，數以萬計。奇怪的是，這些勇士們在過去應該勇敢的時候，卻從來不見他們說過一句蔣家的不是，連屁都不敢放一聲，更不用說什麼主張台獨了。如今當全民皆獨時，他們卻反倒搖身一變成為台獨勇士了；當蔣介石都已經死了半個多世紀，都早已經被打成過街老鼠了，他們卻突然變成勇敢的反蔣鬥士。這麼高的<text:span text:style-name="T3">IQ</text:span>，我還真服了他們。<text:span text:style-name="T3"> <text:line-break/><text:line-break/></text:span>其實呢，這位蔡前署長是個台裔美國人，入美國籍。依照綠營的罪名標準，這就是不忠於台灣國。當然啦，這類罪名專門只給非我族類者使用，不適用於綠營。這道理就跟飽受綠營污名化的公教人員<text:span text:style-name="T3">18</text:span>趴優惠存款一樣，這位蔡丁貴和蔡啥小總統一樣，都曾經大罵<text:span text:style-name="T3">18</text:span>趴不公不義，吸食納稅人的血汗錢，但我跟你說，他們兩位都是一邊罵一邊領<text:span text:style-name="T3">18</text:span>趴的巨額利息。<text:span text:style-name="T3"> <text:line-break/><text:line-break/></text:span>蔡前署長生氣地說，領<text:span text:style-name="T3">18</text:span>趴是他的權利，為什麼不能領？可是，難道別人領<text:span text:style-name="T3">18</text:span>趴就不是權利？後來他又進一步闡釋，他之所以領<text:span text:style-name="T3">18</text:span>趴，其實是用心良苦，是為了要珍惜納稅人這些血汗錢。他說，不領白不領，不領只是讓國民黨給浪費掉而已。他每個月領出鈔票來花，不是為了自己，而是為了壯大台灣的社會運動！這就如同蔡啥小總統說她領<text:span text:style-name="T3">18</text:span>趴其實是為了救濟窮人與弱勢者，若不讓她領，她以後就再也沒法幫助弱勢了。<text:span text:style-name="T3"> <text:line-break/><text:line-break/></text:span>這些鬼話都不是我瞎掰，事實上大家肯定都耳熟能詳，只是看你聽了會不會火冒三丈而已。阿扁不也說了嗎，阿扁不是貪污，不是海外洗錢，而是用心良苦事先在海外偷偷存放一筆台獨建國基金。<text:span text:style-name="T3"> <text:line-break/><text:line-break/></text:span>媽的，我要是有<text:span text:style-name="T3">18</text:span>趴可以領，我也要領，為了世界和平，為了宇宙的永續發展，我能不領嗎？<text:span text:style-name="T3"> <text:line-break/><text:line-break/></text:span>各種鬼話鳥話的存在不希奇，希奇的是，為什麼大多數的人<text:span text:style-name="T3">(</text:span>特別是年輕一代<text:span text:style-name="T3">)</text:span>會信？<text:span text:style-name="T3"> <text:line-break/><text:line-break/></text:span>對於英國的年輕一代，我經常感到由衷的敬佩與讚嘆，因為他們往往扮演著引領社會前進的一股公義力量與進步思維，而且行事思想獨立自主，敢做敢當。不信你看看工黨主席柯賓<text:span text:style-name="T3">(Jeremy Corbyn)</text:span>那樣一個非常非主流的人是如何上台，他既是飽受主流媒體妖魔化的<text:span text:style-name="T3"><text:s/>ISM (International Solidarity Movement</text:span>，巴勒斯坦團結運動<text:span text:style-name="T3">)</text:span>成員，又是英國最大的反戰組織<text:span text:style-name="T3"><text:s/>"Stop the War Coalition"</text:span>的主席，讚美卡斯楚是歷史巨人，歌頌其造福古巴民眾的世界一流醫療與教育體制，哀悼賓拉登的死是一場悲劇，主張廢除英國所有核武，大幅裁減英國軍備，並且極為親中，高度推崇習近平。這樣一個人參選工黨主席，竟吸引了英國數萬年輕學子的入黨潮。<text:span text:style-name="T3"> <text:line-break/><text:line-break/></text:span>在台灣卻相反，不管怎麼改朝換代，學生或年輕一代似乎永遠是主流政治勢力的鐵桿部隊，始終站在主流且邪惡的一方，充當一種政治動員工具。一樣是年輕人，為何會有這麼巨大的差別，我實在想不通其中的道理。年輕的生命不是應該樂於思索，充滿浪漫與熱情，對公義與純粹潔淨事物充滿嚮往嗎？怎麼反倒總是成為主流腐敗勢力的紅衛兵？<text:span text:style-name="T3"> <text:line-break/><text:line-break/></text:span>陳真<text:span text:style-name="T3">2017. 03. 01. <text:line-break/>=================== <text:line-break/><text:line-break/></text:span>探視拆銅像學生　蔡丁貴：行動是成功的<text:span text:style-name="T3"> <text:line-break/><text:line-break/></text:span>蘋果日報<text:span text:style-name="T3"> <text:line-break/><text:line-break/>2017</text:span>年<text:span text:style-name="T3">02</text:span>月<text:span text:style-name="T3">28</text:span>日<text:span text:style-name="T3"> <text:line-break/><text:line-break/></text:span>今天凌晨<text:span text:style-name="T3">0</text:span>時許，十餘名學生、民眾相聚輔仁大學，並持砂輪機意圖鋸下蔣介石銅像，而蔡丁貴也在凌晨<text:span text:style-name="T3">5</text:span>時許，抵達新莊分局探視遭警方留置的四名學生及民眾。蔡丁貴說：「這次的行動是成功、勇敢的」，給予這些學生高度肯定。<text:span text:style-name="T3"> <text:line-break/><text:line-break/></text:span>蔡丁貴表示，今天中午<text:span text:style-name="T3">12</text:span>時許，也會在中正紀念堂集合，也希望蔡英文政府能夠積極、勇敢，帶領台灣社會往前走，不要猶豫，誠實面對歷史真相，明確宣告<text:span text:style-name="T3">228</text:span>民族屠殺的元凶是誰，對於中正紀念堂今天休館一天，蔡丁貴指出，「人民期待的並非休館一天」，剩下的<text:span text:style-name="T3">364</text:span>天難道要繼續「膜拜」嗎？<text:span text:style-name="T3"> <text:line-break/><text:line-break/></text:span>遭警方帶回的學生羅宜父親指出，其實羅宜從進去念輔大，就知道裡面有蔣介石銅像，他也希望能夠轉型正義，希望學校能夠有具體的作法，而另外對於中正紀念堂休館一天，羅父因為中正紀念堂休館一天，只能給蔡英文政府<text:span text:style-name="T3">60</text:span>分，而羅宜表示，原本在去年<text:span text:style-name="T3">520</text:span>就要做這件事，但是今天是民進黨完全執政的第一個<text:span text:style-name="T3">228</text:span>，所以希望能夠在這個值得紀念的日子做「大事」。（邱中岳／新北報導）<text:span text:style-name="T3"> <text:line-break/><text:line-break/>=============== <text:line-break/></text:span>中正堂轉型總統事先知<text:span text:style-name="T3"><text:s/></text:span>府籲校方正面看待學生拆銅像<text:span text:style-name="T3"> <text:line-break/><text:line-break/></text:span>自冉人渣時報<text:span text:style-name="T3"> <text:line-break/><text:line-break/>2017-02-28 <text:line-break/><text:line-break/></text:span>〔記者李欣芳／台北報導〕<text:span text:style-name="T3">228</text:span>事件今天屆滿<text:span text:style-name="T3">70</text:span>週年，文化部日前宣布推動中正紀念堂轉型，停賣蔣介石紀念商品，總統府發言人黃重諺今天上午表示，有關文化部宣布中正紀念堂轉型，總統蔡英文事先知情，至於文化部宣布中正紀念堂今天閉館，這並不是臨時決定，而是本來就有的規劃。<text:span text:style-name="T3"> <text:line-break/><text:line-break/></text:span>對於今天凌晨，新北市輔仁大學<text:span text:style-name="T3">10</text:span>多名學生，帶著發電機及砂輪機等工具，試圖拆除蔣介石銅像，與警方爆發推擠衝突，最後遭警方帶回偵訊，黃重諺則呼籲校方正面看待學生這項舉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